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1071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2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4"/>
    <style:style style:name="ce24" style:family="table-cell" style:parent-style-name="Default" style:data-style-name="N4"/>
    <style:style style:name="ce13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0"/>
    <style:style style:name="ce9" style:family="table-cell" style:parent-style-name="Default"/>
    <style:style style:name="ce11" style:family="table-cell" style:parent-style-name="Default"/>
    <style:style style:name="ce23" style:family="table-cell" style:parent-style-name="Default"/>
    <style:style style:name="ce25" style:family="table-cell" style:parent-style-name="Default" style:data-style-name="N4"/>
    <style:style style:name="ce26" style:family="table-cell" style:parent-style-name="Default"/>
    <style:style style:name="ce27" style:family="table-cell" style:parent-style-name="Default"/>
    <style:style style:name="ce8" style:family="table-cell" style:parent-style-name="Default"/>
    <style:style style:name="ce31" style:family="table-cell" style:parent-style-name="Default" style:data-style-name="N4"/>
    <style:style style:name="ce34" style:family="table-cell" style:parent-style-name="Default" style:data-style-name="N4"/>
    <style:style style:name="ce33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 style:data-style-name="N4"/>
    <style:style style:name="ce38" style:family="table-cell" style:parent-style-name="Default" style:data-style-name="N4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cCo 0.9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'.E2:'EcCo 0.9'.AI2 'EcCo 0.9'.D3:'EcCo 0.9'.D3 'EcCo 0.9'.E3:'EcCo 0.9'.AI3 'EcCo 0.9'.D4:'EcCo 0.9'.D4 'EcCo 0.9'.E4:'EcCo 0.9'.AI4 'EcCo 0.9'.D5:'EcCo 0.9'.D5 'EcCo 0.9'.E5:'EcCo 0.9'.AI5 'EcCo 0.9'.D6:'EcCo 0.9'.D6 'EcCo 0.9'.E6:'EcCo 0.9'.AI6 'EcCo 0.9'.D7:'EcCo 0.9'.D7 'EcCo 0.9'.E7:'EcCo 0.9'.AI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9'.E27:'EcCo 0.9'.AI27 'EcCo 0.9'.D28:'EcCo 0.9'.D28 'EcCo 0.9'.E28:'EcCo 0.9'.AI28 'EcCo 0.9'.D29:'EcCo 0.9'.D29 'EcCo 0.9'.E29:'EcCo 0.9'.AI29 'EcCo 0.9'.D30:'EcCo 0.9'.D30 'EcCo 0.9'.E30:'EcCo 0.9'.AI30 'EcCo 0.9'.D31:'EcCo 0.9'.D31 'EcCo 0.9'.E31:'EcCo 0.9'.AI31 'EcCo 0.9'.D32:'EcCo 0.9'.D32 'EcCo 0.9'.E32:'EcCo 0.9'.AI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4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MIN([.$B$2]*(1+[.$B$3]*[.E$2])*(1+[.$B$4]*[.$D3])*(1+[.$B$5]*[.$B$9])*(1+[.$B$10]*[.$B$6]);[.$B$7])" office:value-type="float" office:value="0.3" calcext:value-type="float">
            <text:p>0.30</text:p>
          </table:table-cell>
          <table:table-cell table:style-name="ce5" table:formula="of:=MIN([.$B$2]*(1+[.$B$3]*[.F$2])*(1+[.$B$4]*[.$D3])*(1+[.$B$5]*[.$B$9])*(1+[.$B$10]*[.$B$6]);[.$B$7])" office:value-type="float" office:value="0.345" calcext:value-type="float">
            <text:p>0.35</text:p>
          </table:table-cell>
          <table:table-cell table:style-name="ce5" table:formula="of:=MIN([.$B$2]*(1+[.$B$3]*[.G$2])*(1+[.$B$4]*[.$D3])*(1+[.$B$5]*[.$B$9])*(1+[.$B$10]*[.$B$6]);[.$B$7])" office:value-type="float" office:value="0.39" calcext:value-type="float">
            <text:p>0.39</text:p>
          </table:table-cell>
          <table:table-cell table:style-name="ce5" table:formula="of:=MIN([.$B$2]*(1+[.$B$3]*[.H$2])*(1+[.$B$4]*[.$D3])*(1+[.$B$5]*[.$B$9])*(1+[.$B$10]*[.$B$6]);[.$B$7])" office:value-type="float" office:value="0.435" calcext:value-type="float">
            <text:p>0.44</text:p>
          </table:table-cell>
          <table:table-cell table:style-name="ce5" table:formula="of:=MIN([.$B$2]*(1+[.$B$3]*[.I$2])*(1+[.$B$4]*[.$D3])*(1+[.$B$5]*[.$B$9])*(1+[.$B$10]*[.$B$6]);[.$B$7])" office:value-type="float" office:value="0.48" calcext:value-type="float">
            <text:p>0.48</text:p>
          </table:table-cell>
          <table:table-cell table:style-name="ce5" table:formula="of:=MIN([.$B$2]*(1+[.$B$3]*[.J$2])*(1+[.$B$4]*[.$D3])*(1+[.$B$5]*[.$B$9])*(1+[.$B$10]*[.$B$6]);[.$B$7])" office:value-type="float" office:value="0.525" calcext:value-type="float">
            <text:p>0.53</text:p>
          </table:table-cell>
          <table:table-cell table:style-name="ce5" table:formula="of:=MIN([.$B$2]*(1+[.$B$3]*[.K$2])*(1+[.$B$4]*[.$D3])*(1+[.$B$5]*[.$B$9])*(1+[.$B$10]*[.$B$6]);[.$B$7])" office:value-type="float" office:value="0.57" calcext:value-type="float">
            <text:p>0.57</text:p>
          </table:table-cell>
          <table:table-cell table:style-name="ce5" table:formula="of:=MIN([.$B$2]*(1+[.$B$3]*[.L$2])*(1+[.$B$4]*[.$D3])*(1+[.$B$5]*[.$B$9])*(1+[.$B$10]*[.$B$6]);[.$B$7])" office:value-type="float" office:value="0.615" calcext:value-type="float">
            <text:p>0.61</text:p>
          </table:table-cell>
          <table:table-cell table:style-name="ce5" table:formula="of:=MIN([.$B$2]*(1+[.$B$3]*[.M$2])*(1+[.$B$4]*[.$D3])*(1+[.$B$5]*[.$B$9])*(1+[.$B$10]*[.$B$6]);[.$B$7])" office:value-type="float" office:value="0.66" calcext:value-type="float">
            <text:p>0.66</text:p>
          </table:table-cell>
          <table:table-cell table:style-name="ce5" table:formula="of:=MIN([.$B$2]*(1+[.$B$3]*[.N$2])*(1+[.$B$4]*[.$D3])*(1+[.$B$5]*[.$B$9])*(1+[.$B$10]*[.$B$6]);[.$B$7])" office:value-type="float" office:value="0.705" calcext:value-type="float">
            <text:p>0.70</text:p>
          </table:table-cell>
          <table:table-cell table:style-name="ce5" table:formula="of:=MIN([.$B$2]*(1+[.$B$3]*[.O$2])*(1+[.$B$4]*[.$D3])*(1+[.$B$5]*[.$B$9])*(1+[.$B$10]*[.$B$6]);[.$B$7])" office:value-type="float" office:value="0.75" calcext:value-type="float">
            <text:p>0.75</text:p>
          </table:table-cell>
          <table:table-cell table:style-name="ce5" table:formula="of:=MIN([.$B$2]*(1+[.$B$3]*[.P$2])*(1+[.$B$4]*[.$D3])*(1+[.$B$5]*[.$B$9])*(1+[.$B$10]*[.$B$6]);[.$B$7])" office:value-type="float" office:value="0.795" calcext:value-type="float">
            <text:p>0.79</text:p>
          </table:table-cell>
          <table:table-cell table:style-name="ce5" table:formula="of:=MIN([.$B$2]*(1+[.$B$3]*[.Q$2])*(1+[.$B$4]*[.$D3])*(1+[.$B$5]*[.$B$9])*(1+[.$B$10]*[.$B$6]);[.$B$7])" office:value-type="float" office:value="0.84" calcext:value-type="float">
            <text:p>0.84</text:p>
          </table:table-cell>
          <table:table-cell table:style-name="ce5" table:formula="of:=MIN([.$B$2]*(1+[.$B$3]*[.R$2])*(1+[.$B$4]*[.$D3])*(1+[.$B$5]*[.$B$9])*(1+[.$B$10]*[.$B$6]);[.$B$7])" office:value-type="float" office:value="0.885" calcext:value-type="float">
            <text:p>0.89</text:p>
          </table:table-cell>
          <table:table-cell table:style-name="ce5" table:formula="of:=MIN([.$B$2]*(1+[.$B$3]*[.S$2])*(1+[.$B$4]*[.$D3])*(1+[.$B$5]*[.$B$9])*(1+[.$B$10]*[.$B$6]);[.$B$7])" office:value-type="float" office:value="0.93" calcext:value-type="float">
            <text:p>0.93</text:p>
          </table:table-cell>
          <table:table-cell table:style-name="ce5" table:formula="of:=MIN([.$B$2]*(1+[.$B$3]*[.T$2])*(1+[.$B$4]*[.$D3])*(1+[.$B$5]*[.$B$9])*(1+[.$B$10]*[.$B$6]);[.$B$7])" office:value-type="float" office:value="0.975" calcext:value-type="float">
            <text:p>0.98</text:p>
          </table:table-cell>
          <table:table-cell table:style-name="ce5" table:formula="of:=MIN([.$B$2]*(1+[.$B$3]*[.U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V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W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X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Y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Z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A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B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C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D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E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F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G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H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3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" table:formula="of:=MIN([.$B$2]*(1+[.$B$3]*[.E$2])*(1+[.$B$4]*[.$D4])*(1+[.$B$5]*[.$B$9])*(1+[.$B$10]*[.$B$6]);[.$B$7])" office:value-type="float" office:value="0.27" calcext:value-type="float">
            <text:p>0.27</text:p>
          </table:table-cell>
          <table:table-cell table:style-name="ce5" table:formula="of:=MIN([.$B$2]*(1+[.$B$3]*[.F$2])*(1+[.$B$4]*[.$D4])*(1+[.$B$5]*[.$B$9])*(1+[.$B$10]*[.$B$6]);[.$B$7])" office:value-type="float" office:value="0.3105" calcext:value-type="float">
            <text:p>0.31</text:p>
          </table:table-cell>
          <table:table-cell table:style-name="ce5" table:formula="of:=MIN([.$B$2]*(1+[.$B$3]*[.G$2])*(1+[.$B$4]*[.$D4])*(1+[.$B$5]*[.$B$9])*(1+[.$B$10]*[.$B$6]);[.$B$7])" office:value-type="float" office:value="0.351" calcext:value-type="float">
            <text:p>0.35</text:p>
          </table:table-cell>
          <table:table-cell table:style-name="ce5" table:formula="of:=MIN([.$B$2]*(1+[.$B$3]*[.H$2])*(1+[.$B$4]*[.$D4])*(1+[.$B$5]*[.$B$9])*(1+[.$B$10]*[.$B$6]);[.$B$7])" office:value-type="float" office:value="0.3915" calcext:value-type="float">
            <text:p>0.39</text:p>
          </table:table-cell>
          <table:table-cell table:style-name="ce5" table:formula="of:=MIN([.$B$2]*(1+[.$B$3]*[.I$2])*(1+[.$B$4]*[.$D4])*(1+[.$B$5]*[.$B$9])*(1+[.$B$10]*[.$B$6]);[.$B$7])" office:value-type="float" office:value="0.432" calcext:value-type="float">
            <text:p>0.43</text:p>
          </table:table-cell>
          <table:table-cell table:style-name="ce5" table:formula="of:=MIN([.$B$2]*(1+[.$B$3]*[.J$2])*(1+[.$B$4]*[.$D4])*(1+[.$B$5]*[.$B$9])*(1+[.$B$10]*[.$B$6]);[.$B$7])" office:value-type="float" office:value="0.4725" calcext:value-type="float">
            <text:p>0.47</text:p>
          </table:table-cell>
          <table:table-cell table:style-name="ce5" table:formula="of:=MIN([.$B$2]*(1+[.$B$3]*[.K$2])*(1+[.$B$4]*[.$D4])*(1+[.$B$5]*[.$B$9])*(1+[.$B$10]*[.$B$6]);[.$B$7])" office:value-type="float" office:value="0.513" calcext:value-type="float">
            <text:p>0.51</text:p>
          </table:table-cell>
          <table:table-cell table:style-name="ce5" table:formula="of:=MIN([.$B$2]*(1+[.$B$3]*[.L$2])*(1+[.$B$4]*[.$D4])*(1+[.$B$5]*[.$B$9])*(1+[.$B$10]*[.$B$6]);[.$B$7])" office:value-type="float" office:value="0.5535" calcext:value-type="float">
            <text:p>0.55</text:p>
          </table:table-cell>
          <table:table-cell table:style-name="ce5" table:formula="of:=MIN([.$B$2]*(1+[.$B$3]*[.M$2])*(1+[.$B$4]*[.$D4])*(1+[.$B$5]*[.$B$9])*(1+[.$B$10]*[.$B$6]);[.$B$7])" office:value-type="float" office:value="0.594" calcext:value-type="float">
            <text:p>0.59</text:p>
          </table:table-cell>
          <table:table-cell table:style-name="ce5" table:formula="of:=MIN([.$B$2]*(1+[.$B$3]*[.N$2])*(1+[.$B$4]*[.$D4])*(1+[.$B$5]*[.$B$9])*(1+[.$B$10]*[.$B$6]);[.$B$7])" office:value-type="float" office:value="0.6345" calcext:value-type="float">
            <text:p>0.63</text:p>
          </table:table-cell>
          <table:table-cell table:style-name="ce5" table:formula="of:=MIN([.$B$2]*(1+[.$B$3]*[.O$2])*(1+[.$B$4]*[.$D4])*(1+[.$B$5]*[.$B$9])*(1+[.$B$10]*[.$B$6]);[.$B$7])" office:value-type="float" office:value="0.675" calcext:value-type="float">
            <text:p>0.68</text:p>
          </table:table-cell>
          <table:table-cell table:style-name="ce5" table:formula="of:=MIN([.$B$2]*(1+[.$B$3]*[.P$2])*(1+[.$B$4]*[.$D4])*(1+[.$B$5]*[.$B$9])*(1+[.$B$10]*[.$B$6]);[.$B$7])" office:value-type="float" office:value="0.7155" calcext:value-type="float">
            <text:p>0.72</text:p>
          </table:table-cell>
          <table:table-cell table:style-name="ce5" table:formula="of:=MIN([.$B$2]*(1+[.$B$3]*[.Q$2])*(1+[.$B$4]*[.$D4])*(1+[.$B$5]*[.$B$9])*(1+[.$B$10]*[.$B$6]);[.$B$7])" office:value-type="float" office:value="0.756" calcext:value-type="float">
            <text:p>0.76</text:p>
          </table:table-cell>
          <table:table-cell table:style-name="ce5" table:formula="of:=MIN([.$B$2]*(1+[.$B$3]*[.R$2])*(1+[.$B$4]*[.$D4])*(1+[.$B$5]*[.$B$9])*(1+[.$B$10]*[.$B$6]);[.$B$7])" office:value-type="float" office:value="0.7965" calcext:value-type="float">
            <text:p>0.80</text:p>
          </table:table-cell>
          <table:table-cell table:style-name="ce5" table:formula="of:=MIN([.$B$2]*(1+[.$B$3]*[.S$2])*(1+[.$B$4]*[.$D4])*(1+[.$B$5]*[.$B$9])*(1+[.$B$10]*[.$B$6]);[.$B$7])" office:value-type="float" office:value="0.837" calcext:value-type="float">
            <text:p>0.84</text:p>
          </table:table-cell>
          <table:table-cell table:style-name="ce5" table:formula="of:=MIN([.$B$2]*(1+[.$B$3]*[.T$2])*(1+[.$B$4]*[.$D4])*(1+[.$B$5]*[.$B$9])*(1+[.$B$10]*[.$B$6]);[.$B$7])" office:value-type="float" office:value="0.8775" calcext:value-type="float">
            <text:p>0.88</text:p>
          </table:table-cell>
          <table:table-cell table:style-name="ce5" table:formula="of:=MIN([.$B$2]*(1+[.$B$3]*[.U$2])*(1+[.$B$4]*[.$D4])*(1+[.$B$5]*[.$B$9])*(1+[.$B$10]*[.$B$6]);[.$B$7])" office:value-type="float" office:value="0.918" calcext:value-type="float">
            <text:p>0.92</text:p>
          </table:table-cell>
          <table:table-cell table:style-name="ce5" table:formula="of:=MIN([.$B$2]*(1+[.$B$3]*[.V$2])*(1+[.$B$4]*[.$D4])*(1+[.$B$5]*[.$B$9])*(1+[.$B$10]*[.$B$6]);[.$B$7])" office:value-type="float" office:value="0.9585" calcext:value-type="float">
            <text:p>0.96</text:p>
          </table:table-cell>
          <table:table-cell table:style-name="ce5" table:formula="of:=MIN([.$B$2]*(1+[.$B$3]*[.W$2])*(1+[.$B$4]*[.$D4])*(1+[.$B$5]*[.$B$9])*(1+[.$B$10]*[.$B$6]);[.$B$7])" office:value-type="float" office:value="0.999" calcext:value-type="float">
            <text:p>1.00</text:p>
          </table:table-cell>
          <table:table-cell table:style-name="ce5" table:formula="of:=MIN([.$B$2]*(1+[.$B$3]*[.X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Y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Z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A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B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C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D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E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F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G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H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4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" table:formula="of:=MIN([.$B$2]*(1+[.$B$3]*[.E$2])*(1+[.$B$4]*[.$D5])*(1+[.$B$5]*[.$B$9])*(1+[.$B$10]*[.$B$6]);[.$B$7])" office:value-type="float" office:value="0.252" calcext:value-type="float">
            <text:p>0.25</text:p>
          </table:table-cell>
          <table:table-cell table:style-name="ce5" table:formula="of:=MIN([.$B$2]*(1+[.$B$3]*[.F$2])*(1+[.$B$4]*[.$D5])*(1+[.$B$5]*[.$B$9])*(1+[.$B$10]*[.$B$6]);[.$B$7])" office:value-type="float" office:value="0.2898" calcext:value-type="float">
            <text:p>0.29</text:p>
          </table:table-cell>
          <table:table-cell table:style-name="ce5" table:formula="of:=MIN([.$B$2]*(1+[.$B$3]*[.G$2])*(1+[.$B$4]*[.$D5])*(1+[.$B$5]*[.$B$9])*(1+[.$B$10]*[.$B$6]);[.$B$7])" office:value-type="float" office:value="0.3276" calcext:value-type="float">
            <text:p>0.33</text:p>
          </table:table-cell>
          <table:table-cell table:style-name="ce5" table:formula="of:=MIN([.$B$2]*(1+[.$B$3]*[.H$2])*(1+[.$B$4]*[.$D5])*(1+[.$B$5]*[.$B$9])*(1+[.$B$10]*[.$B$6]);[.$B$7])" office:value-type="float" office:value="0.3654" calcext:value-type="float">
            <text:p>0.37</text:p>
          </table:table-cell>
          <table:table-cell table:style-name="ce5" table:formula="of:=MIN([.$B$2]*(1+[.$B$3]*[.I$2])*(1+[.$B$4]*[.$D5])*(1+[.$B$5]*[.$B$9])*(1+[.$B$10]*[.$B$6]);[.$B$7])" office:value-type="float" office:value="0.4032" calcext:value-type="float">
            <text:p>0.40</text:p>
          </table:table-cell>
          <table:table-cell table:style-name="ce5" table:formula="of:=MIN([.$B$2]*(1+[.$B$3]*[.J$2])*(1+[.$B$4]*[.$D5])*(1+[.$B$5]*[.$B$9])*(1+[.$B$10]*[.$B$6]);[.$B$7])" office:value-type="float" office:value="0.441" calcext:value-type="float">
            <text:p>0.44</text:p>
          </table:table-cell>
          <table:table-cell table:style-name="ce5" table:formula="of:=MIN([.$B$2]*(1+[.$B$3]*[.K$2])*(1+[.$B$4]*[.$D5])*(1+[.$B$5]*[.$B$9])*(1+[.$B$10]*[.$B$6]);[.$B$7])" office:value-type="float" office:value="0.4788" calcext:value-type="float">
            <text:p>0.48</text:p>
          </table:table-cell>
          <table:table-cell table:style-name="ce5" table:formula="of:=MIN([.$B$2]*(1+[.$B$3]*[.L$2])*(1+[.$B$4]*[.$D5])*(1+[.$B$5]*[.$B$9])*(1+[.$B$10]*[.$B$6]);[.$B$7])" office:value-type="float" office:value="0.5166" calcext:value-type="float">
            <text:p>0.52</text:p>
          </table:table-cell>
          <table:table-cell table:style-name="ce5" table:formula="of:=MIN([.$B$2]*(1+[.$B$3]*[.M$2])*(1+[.$B$4]*[.$D5])*(1+[.$B$5]*[.$B$9])*(1+[.$B$10]*[.$B$6]);[.$B$7])" office:value-type="float" office:value="0.5544" calcext:value-type="float">
            <text:p>0.55</text:p>
          </table:table-cell>
          <table:table-cell table:style-name="ce5" table:formula="of:=MIN([.$B$2]*(1+[.$B$3]*[.N$2])*(1+[.$B$4]*[.$D5])*(1+[.$B$5]*[.$B$9])*(1+[.$B$10]*[.$B$6]);[.$B$7])" office:value-type="float" office:value="0.5922" calcext:value-type="float">
            <text:p>0.59</text:p>
          </table:table-cell>
          <table:table-cell table:style-name="ce5" table:formula="of:=MIN([.$B$2]*(1+[.$B$3]*[.O$2])*(1+[.$B$4]*[.$D5])*(1+[.$B$5]*[.$B$9])*(1+[.$B$10]*[.$B$6]);[.$B$7])" office:value-type="float" office:value="0.63" calcext:value-type="float">
            <text:p>0.63</text:p>
          </table:table-cell>
          <table:table-cell table:style-name="ce5" table:formula="of:=MIN([.$B$2]*(1+[.$B$3]*[.P$2])*(1+[.$B$4]*[.$D5])*(1+[.$B$5]*[.$B$9])*(1+[.$B$10]*[.$B$6]);[.$B$7])" office:value-type="float" office:value="0.6678" calcext:value-type="float">
            <text:p>0.67</text:p>
          </table:table-cell>
          <table:table-cell table:style-name="ce5" table:formula="of:=MIN([.$B$2]*(1+[.$B$3]*[.Q$2])*(1+[.$B$4]*[.$D5])*(1+[.$B$5]*[.$B$9])*(1+[.$B$10]*[.$B$6]);[.$B$7])" office:value-type="float" office:value="0.7056" calcext:value-type="float">
            <text:p>0.71</text:p>
          </table:table-cell>
          <table:table-cell table:style-name="ce5" table:formula="of:=MIN([.$B$2]*(1+[.$B$3]*[.R$2])*(1+[.$B$4]*[.$D5])*(1+[.$B$5]*[.$B$9])*(1+[.$B$10]*[.$B$6]);[.$B$7])" office:value-type="float" office:value="0.7434" calcext:value-type="float">
            <text:p>0.74</text:p>
          </table:table-cell>
          <table:table-cell table:style-name="ce5" table:formula="of:=MIN([.$B$2]*(1+[.$B$3]*[.S$2])*(1+[.$B$4]*[.$D5])*(1+[.$B$5]*[.$B$9])*(1+[.$B$10]*[.$B$6]);[.$B$7])" office:value-type="float" office:value="0.7812" calcext:value-type="float">
            <text:p>0.78</text:p>
          </table:table-cell>
          <table:table-cell table:style-name="ce5" table:formula="of:=MIN([.$B$2]*(1+[.$B$3]*[.T$2])*(1+[.$B$4]*[.$D5])*(1+[.$B$5]*[.$B$9])*(1+[.$B$10]*[.$B$6]);[.$B$7])" office:value-type="float" office:value="0.819" calcext:value-type="float">
            <text:p>0.82</text:p>
          </table:table-cell>
          <table:table-cell table:style-name="ce5" table:formula="of:=MIN([.$B$2]*(1+[.$B$3]*[.U$2])*(1+[.$B$4]*[.$D5])*(1+[.$B$5]*[.$B$9])*(1+[.$B$10]*[.$B$6]);[.$B$7])" office:value-type="float" office:value="0.8568" calcext:value-type="float">
            <text:p>0.86</text:p>
          </table:table-cell>
          <table:table-cell table:style-name="ce5" table:formula="of:=MIN([.$B$2]*(1+[.$B$3]*[.V$2])*(1+[.$B$4]*[.$D5])*(1+[.$B$5]*[.$B$9])*(1+[.$B$10]*[.$B$6]);[.$B$7])" office:value-type="float" office:value="0.8946" calcext:value-type="float">
            <text:p>0.89</text:p>
          </table:table-cell>
          <table:table-cell table:style-name="ce5" table:formula="of:=MIN([.$B$2]*(1+[.$B$3]*[.W$2])*(1+[.$B$4]*[.$D5])*(1+[.$B$5]*[.$B$9])*(1+[.$B$10]*[.$B$6]);[.$B$7])" office:value-type="float" office:value="0.9324" calcext:value-type="float">
            <text:p>0.93</text:p>
          </table:table-cell>
          <table:table-cell table:style-name="ce5" table:formula="of:=MIN([.$B$2]*(1+[.$B$3]*[.X$2])*(1+[.$B$4]*[.$D5])*(1+[.$B$5]*[.$B$9])*(1+[.$B$10]*[.$B$6]);[.$B$7])" office:value-type="float" office:value="0.9702" calcext:value-type="float">
            <text:p>0.97</text:p>
          </table:table-cell>
          <table:table-cell table:style-name="ce5" table:formula="of:=MIN([.$B$2]*(1+[.$B$3]*[.Y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Z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A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B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C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D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E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F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G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H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5])*(1+[.$B$5]*[.$B$9])*(1+[.$B$10]*[.$B$6]);[.$B$7])" office:value-type="float" office:value="1" calcext:value-type="float">
            <text:p>1.00</text:p>
          </table:table-cell>
          <table:table-cell table:style-name="ce13"/>
          <table:table-cell table:style-name="ce6"/>
          <table:table-cell table:style-name="ce7"/>
          <table:table-cell table:number-columns-repeated="31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" table:formula="of:=MIN([.$B$2]*(1+[.$B$3]*[.E$2])*(1+[.$B$4]*[.$D6])*(1+[.$B$5]*[.$B$9])*(1+[.$B$10]*[.$B$6]);[.$B$7])" office:value-type="float" office:value="0.231" calcext:value-type="float">
            <text:p>0.23</text:p>
          </table:table-cell>
          <table:table-cell table:style-name="ce5" table:formula="of:=MIN([.$B$2]*(1+[.$B$3]*[.F$2])*(1+[.$B$4]*[.$D6])*(1+[.$B$5]*[.$B$9])*(1+[.$B$10]*[.$B$6]);[.$B$7])" office:value-type="float" office:value="0.26565" calcext:value-type="float">
            <text:p>0.27</text:p>
          </table:table-cell>
          <table:table-cell table:style-name="ce5" table:formula="of:=MIN([.$B$2]*(1+[.$B$3]*[.G$2])*(1+[.$B$4]*[.$D6])*(1+[.$B$5]*[.$B$9])*(1+[.$B$10]*[.$B$6]);[.$B$7])" office:value-type="float" office:value="0.3003" calcext:value-type="float">
            <text:p>0.30</text:p>
          </table:table-cell>
          <table:table-cell table:style-name="ce5" table:formula="of:=MIN([.$B$2]*(1+[.$B$3]*[.H$2])*(1+[.$B$4]*[.$D6])*(1+[.$B$5]*[.$B$9])*(1+[.$B$10]*[.$B$6]);[.$B$7])" office:value-type="float" office:value="0.33495" calcext:value-type="float">
            <text:p>0.33</text:p>
          </table:table-cell>
          <table:table-cell table:style-name="ce5" table:formula="of:=MIN([.$B$2]*(1+[.$B$3]*[.I$2])*(1+[.$B$4]*[.$D6])*(1+[.$B$5]*[.$B$9])*(1+[.$B$10]*[.$B$6]);[.$B$7])" office:value-type="float" office:value="0.3696" calcext:value-type="float">
            <text:p>0.37</text:p>
          </table:table-cell>
          <table:table-cell table:style-name="ce5" table:formula="of:=MIN([.$B$2]*(1+[.$B$3]*[.J$2])*(1+[.$B$4]*[.$D6])*(1+[.$B$5]*[.$B$9])*(1+[.$B$10]*[.$B$6]);[.$B$7])" office:value-type="float" office:value="0.40425" calcext:value-type="float">
            <text:p>0.40</text:p>
          </table:table-cell>
          <table:table-cell table:style-name="ce5" table:formula="of:=MIN([.$B$2]*(1+[.$B$3]*[.K$2])*(1+[.$B$4]*[.$D6])*(1+[.$B$5]*[.$B$9])*(1+[.$B$10]*[.$B$6]);[.$B$7])" office:value-type="float" office:value="0.4389" calcext:value-type="float">
            <text:p>0.44</text:p>
          </table:table-cell>
          <table:table-cell table:style-name="ce5" table:formula="of:=MIN([.$B$2]*(1+[.$B$3]*[.L$2])*(1+[.$B$4]*[.$D6])*(1+[.$B$5]*[.$B$9])*(1+[.$B$10]*[.$B$6]);[.$B$7])" office:value-type="float" office:value="0.47355" calcext:value-type="float">
            <text:p>0.47</text:p>
          </table:table-cell>
          <table:table-cell table:style-name="ce5" table:formula="of:=MIN([.$B$2]*(1+[.$B$3]*[.M$2])*(1+[.$B$4]*[.$D6])*(1+[.$B$5]*[.$B$9])*(1+[.$B$10]*[.$B$6]);[.$B$7])" office:value-type="float" office:value="0.5082" calcext:value-type="float">
            <text:p>0.51</text:p>
          </table:table-cell>
          <table:table-cell table:style-name="ce5" table:formula="of:=MIN([.$B$2]*(1+[.$B$3]*[.N$2])*(1+[.$B$4]*[.$D6])*(1+[.$B$5]*[.$B$9])*(1+[.$B$10]*[.$B$6]);[.$B$7])" office:value-type="float" office:value="0.54285" calcext:value-type="float">
            <text:p>0.54</text:p>
          </table:table-cell>
          <table:table-cell table:style-name="ce5" table:formula="of:=MIN([.$B$2]*(1+[.$B$3]*[.O$2])*(1+[.$B$4]*[.$D6])*(1+[.$B$5]*[.$B$9])*(1+[.$B$10]*[.$B$6]);[.$B$7])" office:value-type="float" office:value="0.5775" calcext:value-type="float">
            <text:p>0.58</text:p>
          </table:table-cell>
          <table:table-cell table:style-name="ce5" table:formula="of:=MIN([.$B$2]*(1+[.$B$3]*[.P$2])*(1+[.$B$4]*[.$D6])*(1+[.$B$5]*[.$B$9])*(1+[.$B$10]*[.$B$6]);[.$B$7])" office:value-type="float" office:value="0.61215" calcext:value-type="float">
            <text:p>0.61</text:p>
          </table:table-cell>
          <table:table-cell table:style-name="ce5" table:formula="of:=MIN([.$B$2]*(1+[.$B$3]*[.Q$2])*(1+[.$B$4]*[.$D6])*(1+[.$B$5]*[.$B$9])*(1+[.$B$10]*[.$B$6]);[.$B$7])" office:value-type="float" office:value="0.6468" calcext:value-type="float">
            <text:p>0.65</text:p>
          </table:table-cell>
          <table:table-cell table:style-name="ce5" table:formula="of:=MIN([.$B$2]*(1+[.$B$3]*[.R$2])*(1+[.$B$4]*[.$D6])*(1+[.$B$5]*[.$B$9])*(1+[.$B$10]*[.$B$6]);[.$B$7])" office:value-type="float" office:value="0.68145" calcext:value-type="float">
            <text:p>0.68</text:p>
          </table:table-cell>
          <table:table-cell table:style-name="ce5" table:formula="of:=MIN([.$B$2]*(1+[.$B$3]*[.S$2])*(1+[.$B$4]*[.$D6])*(1+[.$B$5]*[.$B$9])*(1+[.$B$10]*[.$B$6]);[.$B$7])" office:value-type="float" office:value="0.7161" calcext:value-type="float">
            <text:p>0.72</text:p>
          </table:table-cell>
          <table:table-cell table:style-name="ce5" table:formula="of:=MIN([.$B$2]*(1+[.$B$3]*[.T$2])*(1+[.$B$4]*[.$D6])*(1+[.$B$5]*[.$B$9])*(1+[.$B$10]*[.$B$6]);[.$B$7])" office:value-type="float" office:value="0.75075" calcext:value-type="float">
            <text:p>0.75</text:p>
          </table:table-cell>
          <table:table-cell table:style-name="ce5" table:formula="of:=MIN([.$B$2]*(1+[.$B$3]*[.U$2])*(1+[.$B$4]*[.$D6])*(1+[.$B$5]*[.$B$9])*(1+[.$B$10]*[.$B$6]);[.$B$7])" office:value-type="float" office:value="0.7854" calcext:value-type="float">
            <text:p>0.79</text:p>
          </table:table-cell>
          <table:table-cell table:style-name="ce5" table:formula="of:=MIN([.$B$2]*(1+[.$B$3]*[.V$2])*(1+[.$B$4]*[.$D6])*(1+[.$B$5]*[.$B$9])*(1+[.$B$10]*[.$B$6]);[.$B$7])" office:value-type="float" office:value="0.82005" calcext:value-type="float">
            <text:p>0.82</text:p>
          </table:table-cell>
          <table:table-cell table:style-name="ce5" table:formula="of:=MIN([.$B$2]*(1+[.$B$3]*[.W$2])*(1+[.$B$4]*[.$D6])*(1+[.$B$5]*[.$B$9])*(1+[.$B$10]*[.$B$6]);[.$B$7])" office:value-type="float" office:value="0.8547" calcext:value-type="float">
            <text:p>0.85</text:p>
          </table:table-cell>
          <table:table-cell table:style-name="ce5" table:formula="of:=MIN([.$B$2]*(1+[.$B$3]*[.X$2])*(1+[.$B$4]*[.$D6])*(1+[.$B$5]*[.$B$9])*(1+[.$B$10]*[.$B$6]);[.$B$7])" office:value-type="float" office:value="0.88935" calcext:value-type="float">
            <text:p>0.89</text:p>
          </table:table-cell>
          <table:table-cell table:style-name="ce5" table:formula="of:=MIN([.$B$2]*(1+[.$B$3]*[.Y$2])*(1+[.$B$4]*[.$D6])*(1+[.$B$5]*[.$B$9])*(1+[.$B$10]*[.$B$6]);[.$B$7])" office:value-type="float" office:value="0.924" calcext:value-type="float">
            <text:p>0.92</text:p>
          </table:table-cell>
          <table:table-cell table:style-name="ce5" table:formula="of:=MIN([.$B$2]*(1+[.$B$3]*[.Z$2])*(1+[.$B$4]*[.$D6])*(1+[.$B$5]*[.$B$9])*(1+[.$B$10]*[.$B$6]);[.$B$7])" office:value-type="float" office:value="0.95865" calcext:value-type="float">
            <text:p>0.96</text:p>
          </table:table-cell>
          <table:table-cell table:style-name="ce5" table:formula="of:=MIN([.$B$2]*(1+[.$B$3]*[.AA$2])*(1+[.$B$4]*[.$D6])*(1+[.$B$5]*[.$B$9])*(1+[.$B$10]*[.$B$6]);[.$B$7])" office:value-type="float" office:value="0.9933" calcext:value-type="float">
            <text:p>0.99</text:p>
          </table:table-cell>
          <table:table-cell table:style-name="ce5" table:formula="of:=MIN([.$B$2]*(1+[.$B$3]*[.AB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C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D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E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F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G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H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6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" table:formula="of:=MIN([.$B$2]*(1+[.$B$3]*[.E$2])*(1+[.$B$4]*[.$D7])*(1+[.$B$5]*[.$B$9])*(1+[.$B$10]*[.$B$6]);[.$B$7])" office:value-type="float" office:value="0.21" calcext:value-type="float">
            <text:p>0.21</text:p>
          </table:table-cell>
          <table:table-cell table:style-name="ce5" table:formula="of:=MIN([.$B$2]*(1+[.$B$3]*[.F$2])*(1+[.$B$4]*[.$D7])*(1+[.$B$5]*[.$B$9])*(1+[.$B$10]*[.$B$6]);[.$B$7])" office:value-type="float" office:value="0.2415" calcext:value-type="float">
            <text:p>0.24</text:p>
          </table:table-cell>
          <table:table-cell table:style-name="ce5" table:formula="of:=MIN([.$B$2]*(1+[.$B$3]*[.G$2])*(1+[.$B$4]*[.$D7])*(1+[.$B$5]*[.$B$9])*(1+[.$B$10]*[.$B$6]);[.$B$7])" office:value-type="float" office:value="0.273" calcext:value-type="float">
            <text:p>0.27</text:p>
          </table:table-cell>
          <table:table-cell table:style-name="ce5" table:formula="of:=MIN([.$B$2]*(1+[.$B$3]*[.H$2])*(1+[.$B$4]*[.$D7])*(1+[.$B$5]*[.$B$9])*(1+[.$B$10]*[.$B$6]);[.$B$7])" office:value-type="float" office:value="0.3045" calcext:value-type="float">
            <text:p>0.30</text:p>
          </table:table-cell>
          <table:table-cell table:style-name="ce5" table:formula="of:=MIN([.$B$2]*(1+[.$B$3]*[.I$2])*(1+[.$B$4]*[.$D7])*(1+[.$B$5]*[.$B$9])*(1+[.$B$10]*[.$B$6]);[.$B$7])" office:value-type="float" office:value="0.336" calcext:value-type="float">
            <text:p>0.34</text:p>
          </table:table-cell>
          <table:table-cell table:style-name="ce5" table:formula="of:=MIN([.$B$2]*(1+[.$B$3]*[.J$2])*(1+[.$B$4]*[.$D7])*(1+[.$B$5]*[.$B$9])*(1+[.$B$10]*[.$B$6]);[.$B$7])" office:value-type="float" office:value="0.3675" calcext:value-type="float">
            <text:p>0.37</text:p>
          </table:table-cell>
          <table:table-cell table:style-name="ce5" table:formula="of:=MIN([.$B$2]*(1+[.$B$3]*[.K$2])*(1+[.$B$4]*[.$D7])*(1+[.$B$5]*[.$B$9])*(1+[.$B$10]*[.$B$6]);[.$B$7])" office:value-type="float" office:value="0.399" calcext:value-type="float">
            <text:p>0.40</text:p>
          </table:table-cell>
          <table:table-cell table:style-name="ce5" table:formula="of:=MIN([.$B$2]*(1+[.$B$3]*[.L$2])*(1+[.$B$4]*[.$D7])*(1+[.$B$5]*[.$B$9])*(1+[.$B$10]*[.$B$6]);[.$B$7])" office:value-type="float" office:value="0.4305" calcext:value-type="float">
            <text:p>0.43</text:p>
          </table:table-cell>
          <table:table-cell table:style-name="ce5" table:formula="of:=MIN([.$B$2]*(1+[.$B$3]*[.M$2])*(1+[.$B$4]*[.$D7])*(1+[.$B$5]*[.$B$9])*(1+[.$B$10]*[.$B$6]);[.$B$7])" office:value-type="float" office:value="0.462" calcext:value-type="float">
            <text:p>0.46</text:p>
          </table:table-cell>
          <table:table-cell table:style-name="ce5" table:formula="of:=MIN([.$B$2]*(1+[.$B$3]*[.N$2])*(1+[.$B$4]*[.$D7])*(1+[.$B$5]*[.$B$9])*(1+[.$B$10]*[.$B$6]);[.$B$7])" office:value-type="float" office:value="0.4935" calcext:value-type="float">
            <text:p>0.49</text:p>
          </table:table-cell>
          <table:table-cell table:style-name="ce5" table:formula="of:=MIN([.$B$2]*(1+[.$B$3]*[.O$2])*(1+[.$B$4]*[.$D7])*(1+[.$B$5]*[.$B$9])*(1+[.$B$10]*[.$B$6]);[.$B$7])" office:value-type="float" office:value="0.525" calcext:value-type="float">
            <text:p>0.52</text:p>
          </table:table-cell>
          <table:table-cell table:style-name="ce5" table:formula="of:=MIN([.$B$2]*(1+[.$B$3]*[.P$2])*(1+[.$B$4]*[.$D7])*(1+[.$B$5]*[.$B$9])*(1+[.$B$10]*[.$B$6]);[.$B$7])" office:value-type="float" office:value="0.5565" calcext:value-type="float">
            <text:p>0.56</text:p>
          </table:table-cell>
          <table:table-cell table:style-name="ce5" table:formula="of:=MIN([.$B$2]*(1+[.$B$3]*[.Q$2])*(1+[.$B$4]*[.$D7])*(1+[.$B$5]*[.$B$9])*(1+[.$B$10]*[.$B$6]);[.$B$7])" office:value-type="float" office:value="0.588" calcext:value-type="float">
            <text:p>0.59</text:p>
          </table:table-cell>
          <table:table-cell table:style-name="ce5" table:formula="of:=MIN([.$B$2]*(1+[.$B$3]*[.R$2])*(1+[.$B$4]*[.$D7])*(1+[.$B$5]*[.$B$9])*(1+[.$B$10]*[.$B$6]);[.$B$7])" office:value-type="float" office:value="0.6195" calcext:value-type="float">
            <text:p>0.62</text:p>
          </table:table-cell>
          <table:table-cell table:style-name="ce5" table:formula="of:=MIN([.$B$2]*(1+[.$B$3]*[.S$2])*(1+[.$B$4]*[.$D7])*(1+[.$B$5]*[.$B$9])*(1+[.$B$10]*[.$B$6]);[.$B$7])" office:value-type="float" office:value="0.651" calcext:value-type="float">
            <text:p>0.65</text:p>
          </table:table-cell>
          <table:table-cell table:style-name="ce5" table:formula="of:=MIN([.$B$2]*(1+[.$B$3]*[.T$2])*(1+[.$B$4]*[.$D7])*(1+[.$B$5]*[.$B$9])*(1+[.$B$10]*[.$B$6]);[.$B$7])" office:value-type="float" office:value="0.6825" calcext:value-type="float">
            <text:p>0.68</text:p>
          </table:table-cell>
          <table:table-cell table:style-name="ce5" table:formula="of:=MIN([.$B$2]*(1+[.$B$3]*[.U$2])*(1+[.$B$4]*[.$D7])*(1+[.$B$5]*[.$B$9])*(1+[.$B$10]*[.$B$6]);[.$B$7])" office:value-type="float" office:value="0.714" calcext:value-type="float">
            <text:p>0.71</text:p>
          </table:table-cell>
          <table:table-cell table:style-name="ce5" table:formula="of:=MIN([.$B$2]*(1+[.$B$3]*[.V$2])*(1+[.$B$4]*[.$D7])*(1+[.$B$5]*[.$B$9])*(1+[.$B$10]*[.$B$6]);[.$B$7])" office:value-type="float" office:value="0.7455" calcext:value-type="float">
            <text:p>0.75</text:p>
          </table:table-cell>
          <table:table-cell table:style-name="ce5" table:formula="of:=MIN([.$B$2]*(1+[.$B$3]*[.W$2])*(1+[.$B$4]*[.$D7])*(1+[.$B$5]*[.$B$9])*(1+[.$B$10]*[.$B$6]);[.$B$7])" office:value-type="float" office:value="0.777" calcext:value-type="float">
            <text:p>0.78</text:p>
          </table:table-cell>
          <table:table-cell table:style-name="ce5" table:formula="of:=MIN([.$B$2]*(1+[.$B$3]*[.X$2])*(1+[.$B$4]*[.$D7])*(1+[.$B$5]*[.$B$9])*(1+[.$B$10]*[.$B$6]);[.$B$7])" office:value-type="float" office:value="0.8085" calcext:value-type="float">
            <text:p>0.81</text:p>
          </table:table-cell>
          <table:table-cell table:style-name="ce5" table:formula="of:=MIN([.$B$2]*(1+[.$B$3]*[.Y$2])*(1+[.$B$4]*[.$D7])*(1+[.$B$5]*[.$B$9])*(1+[.$B$10]*[.$B$6]);[.$B$7])" office:value-type="float" office:value="0.84" calcext:value-type="float">
            <text:p>0.84</text:p>
          </table:table-cell>
          <table:table-cell table:style-name="ce5" table:formula="of:=MIN([.$B$2]*(1+[.$B$3]*[.Z$2])*(1+[.$B$4]*[.$D7])*(1+[.$B$5]*[.$B$9])*(1+[.$B$10]*[.$B$6]);[.$B$7])" office:value-type="float" office:value="0.8715" calcext:value-type="float">
            <text:p>0.87</text:p>
          </table:table-cell>
          <table:table-cell table:style-name="ce5" table:formula="of:=MIN([.$B$2]*(1+[.$B$3]*[.AA$2])*(1+[.$B$4]*[.$D7])*(1+[.$B$5]*[.$B$9])*(1+[.$B$10]*[.$B$6]);[.$B$7])" office:value-type="float" office:value="0.903" calcext:value-type="float">
            <text:p>0.90</text:p>
          </table:table-cell>
          <table:table-cell table:style-name="ce5" table:formula="of:=MIN([.$B$2]*(1+[.$B$3]*[.AB$2])*(1+[.$B$4]*[.$D7])*(1+[.$B$5]*[.$B$9])*(1+[.$B$10]*[.$B$6]);[.$B$7])" office:value-type="float" office:value="0.9345" calcext:value-type="float">
            <text:p>0.93</text:p>
          </table:table-cell>
          <table:table-cell table:style-name="ce5" table:formula="of:=MIN([.$B$2]*(1+[.$B$3]*[.AC$2])*(1+[.$B$4]*[.$D7])*(1+[.$B$5]*[.$B$9])*(1+[.$B$10]*[.$B$6]);[.$B$7])" office:value-type="float" office:value="0.966" calcext:value-type="float">
            <text:p>0.97</text:p>
          </table:table-cell>
          <table:table-cell table:style-name="ce5" table:formula="of:=MIN([.$B$2]*(1+[.$B$3]*[.AD$2])*(1+[.$B$4]*[.$D7])*(1+[.$B$5]*[.$B$9])*(1+[.$B$10]*[.$B$6]);[.$B$7])" office:value-type="float" office:value="0.9975" calcext:value-type="float">
            <text:p>1.00</text:p>
          </table:table-cell>
          <table:table-cell table:style-name="ce5" table:formula="of:=MIN([.$B$2]*(1+[.$B$3]*[.AE$2])*(1+[.$B$4]*[.$D7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F$2])*(1+[.$B$4]*[.$D7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G$2])*(1+[.$B$4]*[.$D7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H$2])*(1+[.$B$4]*[.$D7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7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 table:number-rows-repeated="15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5" calcext:value-type="float">
            <text:p>2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4" table:formula="of:=MAX([.$B$27]*(1+ATAN([.$B$33]*[.E$27])*[.$B$28])*(1+[.$B$29]*[.$D28])*(1+[.$B$30]*[.$B$38])*(1+[.$B$31]*[.$B$39])*(1+[.$B$32]*[.$B$40])*(1+[.$B$34]*MAX([.$B$41]-[.$B$35];0));[.$B$36])" office:value-type="float" office:value="2.5" calcext:value-type="float">
            <text:p>2.50</text:p>
          </table:table-cell>
          <table:table-cell table:style-name="ce24" table:formula="of:=MAX([.$B$27]*(1+ATAN([.$B$33]*[.F$27])*[.$B$28])*(1+[.$B$29]*[.$D28])*(1+[.$B$30]*[.$B$38])*(1+[.$B$31]*[.$B$39])*(1+[.$B$32]*[.$B$40])*(1+[.$B$34]*MAX([.$B$41]-[.$B$35];0));[.$B$36])" office:value-type="float" office:value="2.3222468694338" calcext:value-type="float">
            <text:p>2.32</text:p>
          </table:table-cell>
          <table:table-cell table:style-name="ce24" table:formula="of:=MAX([.$B$27]*(1+ATAN([.$B$33]*[.G$27])*[.$B$28])*(1+[.$B$29]*[.$D28])*(1+[.$B$30]*[.$B$38])*(1+[.$B$31]*[.$B$39])*(1+[.$B$32]*[.$B$40])*(1+[.$B$34]*MAX([.$B$41]-[.$B$35];0));[.$B$36])" office:value-type="float" office:value="2.15024391948926" calcext:value-type="float">
            <text:p>2.15</text:p>
          </table:table-cell>
          <table:table-cell table:style-name="ce24" table:formula="of:=MAX([.$B$27]*(1+ATAN([.$B$33]*[.H$27])*[.$B$28])*(1+[.$B$29]*[.$D28])*(1+[.$B$30]*[.$B$38])*(1+[.$B$31]*[.$B$39])*(1+[.$B$32]*[.$B$40])*(1+[.$B$34]*MAX([.$B$41]-[.$B$35];0));[.$B$36])" office:value-type="float" office:value="1.9886978984582" calcext:value-type="float">
            <text:p>1.99</text:p>
          </table:table-cell>
          <table:table-cell table:style-name="ce24" table:formula="of:=MAX([.$B$27]*(1+ATAN([.$B$33]*[.I$27])*[.$B$28])*(1+[.$B$29]*[.$D28])*(1+[.$B$30]*[.$B$38])*(1+[.$B$31]*[.$B$39])*(1+[.$B$32]*[.$B$40])*(1+[.$B$34]*MAX([.$B$41]-[.$B$35];0));[.$B$36])" office:value-type="float" office:value="1.84066097351018" calcext:value-type="float">
            <text:p>1.84</text:p>
          </table:table-cell>
          <table:table-cell table:style-name="ce24" table:formula="of:=MAX([.$B$27]*(1+ATAN([.$B$33]*[.J$27])*[.$B$28])*(1+[.$B$29]*[.$D28])*(1+[.$B$30]*[.$B$38])*(1+[.$B$31]*[.$B$39])*(1+[.$B$32]*[.$B$40])*(1+[.$B$34]*MAX([.$B$41]-[.$B$35];0));[.$B$36])" office:value-type="float" office:value="1.70748407168712" calcext:value-type="float">
            <text:p>1.71</text:p>
          </table:table-cell>
          <table:table-cell table:style-name="ce24" table:formula="of:=MAX([.$B$27]*(1+ATAN([.$B$33]*[.K$27])*[.$B$28])*(1+[.$B$29]*[.$D28])*(1+[.$B$30]*[.$B$38])*(1+[.$B$31]*[.$B$39])*(1+[.$B$32]*[.$B$40])*(1+[.$B$34]*MAX([.$B$41]-[.$B$35];0));[.$B$36])" office:value-type="float" office:value="1.58916384597942" calcext:value-type="float">
            <text:p>1.59</text:p>
          </table:table-cell>
          <table:table-cell table:style-name="ce24" table:formula="of:=MAX([.$B$27]*(1+ATAN([.$B$33]*[.L$27])*[.$B$28])*(1+[.$B$29]*[.$D28])*(1+[.$B$30]*[.$B$38])*(1+[.$B$31]*[.$B$39])*(1+[.$B$32]*[.$B$40])*(1+[.$B$34]*MAX([.$B$41]-[.$B$35];0));[.$B$36])" office:value-type="float" office:value="1.48482021278881" calcext:value-type="float">
            <text:p>1.48</text:p>
          </table:table-cell>
          <table:table-cell table:style-name="ce24" table:formula="of:=MAX([.$B$27]*(1+ATAN([.$B$33]*[.M$27])*[.$B$28])*(1+[.$B$29]*[.$D28])*(1+[.$B$30]*[.$B$38])*(1+[.$B$31]*[.$B$39])*(1+[.$B$32]*[.$B$40])*(1+[.$B$34]*MAX([.$B$41]-[.$B$35];0));[.$B$36])" office:value-type="float" office:value="1.39312019539985" calcext:value-type="float">
            <text:p>1.39</text:p>
          </table:table-cell>
          <table:table-cell table:style-name="ce24" table:formula="of:=MAX([.$B$27]*(1+ATAN([.$B$33]*[.N$27])*[.$B$28])*(1+[.$B$29]*[.$D28])*(1+[.$B$30]*[.$B$38])*(1+[.$B$31]*[.$B$39])*(1+[.$B$32]*[.$B$40])*(1+[.$B$34]*MAX([.$B$41]-[.$B$35];0));[.$B$36])" office:value-type="float" office:value="1.31257819161973" calcext:value-type="float">
            <text:p>1.31</text:p>
          </table:table-cell>
          <table:table-cell table:style-name="ce24" table:formula="of:=MAX([.$B$27]*(1+ATAN([.$B$33]*[.O$27])*[.$B$28])*(1+[.$B$29]*[.$D28])*(1+[.$B$30]*[.$B$38])*(1+[.$B$31]*[.$B$39])*(1+[.$B$32]*[.$B$40])*(1+[.$B$34]*MAX([.$B$41]-[.$B$35];0));[.$B$36])" office:value-type="float" office:value="1.24173653673913" calcext:value-type="float">
            <text:p>1.24</text:p>
          </table:table-cell>
          <table:table-cell table:style-name="ce24" table:formula="of:=MAX([.$B$27]*(1+ATAN([.$B$33]*[.P$27])*[.$B$28])*(1+[.$B$29]*[.$D28])*(1+[.$B$30]*[.$B$38])*(1+[.$B$31]*[.$B$39])*(1+[.$B$32]*[.$B$40])*(1+[.$B$34]*MAX([.$B$41]-[.$B$35];0));[.$B$36])" office:value-type="float" office:value="1.1792577118335" calcext:value-type="float">
            <text:p>1.18</text:p>
          </table:table-cell>
          <table:table-cell table:style-name="ce24" table:formula="of:=MAX([.$B$27]*(1+ATAN([.$B$33]*[.Q$27])*[.$B$28])*(1+[.$B$29]*[.$D28])*(1+[.$B$30]*[.$B$38])*(1+[.$B$31]*[.$B$39])*(1+[.$B$32]*[.$B$40])*(1+[.$B$34]*MAX([.$B$41]-[.$B$35];0));[.$B$36])" office:value-type="float" office:value="1.12396068824412" calcext:value-type="float">
            <text:p>1.12</text:p>
          </table:table-cell>
          <table:table-cell table:style-name="ce24" table:formula="of:=MAX([.$B$27]*(1+ATAN([.$B$33]*[.R$27])*[.$B$28])*(1+[.$B$29]*[.$D28])*(1+[.$B$30]*[.$B$38])*(1+[.$B$31]*[.$B$39])*(1+[.$B$32]*[.$B$40])*(1+[.$B$34]*MAX([.$B$41]-[.$B$35];0));[.$B$36])" office:value-type="float" office:value="1.07482585471671" calcext:value-type="float">
            <text:p>1.07</text:p>
          </table:table-cell>
          <table:table-cell table:style-name="ce24" table:formula="of:=MAX([.$B$27]*(1+ATAN([.$B$33]*[.S$27])*[.$B$28])*(1+[.$B$29]*[.$D28])*(1+[.$B$30]*[.$B$38])*(1+[.$B$31]*[.$B$39])*(1+[.$B$32]*[.$B$40])*(1+[.$B$34]*MAX([.$B$41]-[.$B$35];0));[.$B$36])" office:value-type="float" office:value="1.03098429694088" calcext:value-type="float">
            <text:p>1.03</text:p>
          </table:table-cell>
          <table:table-cell table:style-name="ce24" table:formula="of:=MAX([.$B$27]*(1+ATAN([.$B$33]*[.T$27])*[.$B$28])*(1+[.$B$29]*[.$D28])*(1+[.$B$30]*[.$B$38])*(1+[.$B$31]*[.$B$39])*(1+[.$B$32]*[.$B$40])*(1+[.$B$34]*MAX([.$B$41]-[.$B$35];0));[.$B$36])" office:value-type="float" office:value="0.991700638337313" calcext:value-type="float">
            <text:p>0.99</text:p>
          </table:table-cell>
          <table:table-cell table:style-name="ce24" table:formula="of:=MAX([.$B$27]*(1+ATAN([.$B$33]*[.U$27])*[.$B$28])*(1+[.$B$29]*[.$D28])*(1+[.$B$30]*[.$B$38])*(1+[.$B$31]*[.$B$39])*(1+[.$B$32]*[.$B$40])*(1+[.$B$34]*MAX([.$B$41]-[.$B$35];0));[.$B$36])" office:value-type="float" office:value="0.956354391386228" calcext:value-type="float">
            <text:p>0.96</text:p>
          </table:table-cell>
          <table:table-cell table:style-name="ce24" table:formula="of:=MAX([.$B$27]*(1+ATAN([.$B$33]*[.V$27])*[.$B$28])*(1+[.$B$29]*[.$D28])*(1+[.$B$30]*[.$B$38])*(1+[.$B$31]*[.$B$39])*(1+[.$B$32]*[.$B$40])*(1+[.$B$34]*MAX([.$B$41]-[.$B$35];0));[.$B$36])" office:value-type="float" office:value="0.924422240151021" calcext:value-type="float">
            <text:p>0.92</text:p>
          </table:table-cell>
          <table:table-cell table:style-name="ce24" table:formula="of:=MAX([.$B$27]*(1+ATAN([.$B$33]*[.W$27])*[.$B$28])*(1+[.$B$29]*[.$D28])*(1+[.$B$30]*[.$B$38])*(1+[.$B$31]*[.$B$39])*(1+[.$B$32]*[.$B$40])*(1+[.$B$34]*MAX([.$B$41]-[.$B$35];0));[.$B$36])" office:value-type="float" office:value="0.89546226865466" calcext:value-type="float">
            <text:p>0.90</text:p>
          </table:table-cell>
          <table:table-cell table:style-name="ce24" table:formula="of:=MAX([.$B$27]*(1+ATAN([.$B$33]*[.X$27])*[.$B$28])*(1+[.$B$29]*[.$D28])*(1+[.$B$30]*[.$B$38])*(1+[.$B$31]*[.$B$39])*(1+[.$B$32]*[.$B$40])*(1+[.$B$34]*MAX([.$B$41]-[.$B$35];0));[.$B$36])" office:value-type="float" office:value="0.869100414604055" calcext:value-type="float">
            <text:p>0.87</text:p>
          </table:table-cell>
          <table:table-cell table:style-name="ce24" table:formula="of:=MAX([.$B$27]*(1+ATAN([.$B$33]*[.Y$27])*[.$B$28])*(1+[.$B$29]*[.$D28])*(1+[.$B$30]*[.$B$38])*(1+[.$B$31]*[.$B$39])*(1+[.$B$32]*[.$B$40])*(1+[.$B$34]*MAX([.$B$41]-[.$B$35];0));[.$B$36])" office:value-type="float" office:value="0.845019072157068" calcext:value-type="float">
            <text:p>0.85</text:p>
          </table:table-cell>
          <table:table-cell table:style-name="ce24" table:formula="of:=MAX([.$B$27]*(1+ATAN([.$B$33]*[.Z$27])*[.$B$28])*(1+[.$B$29]*[.$D28])*(1+[.$B$30]*[.$B$38])*(1+[.$B$31]*[.$B$39])*(1+[.$B$32]*[.$B$40])*(1+[.$B$34]*MAX([.$B$41]-[.$B$35];0));[.$B$36])" office:value-type="float" office:value="0.822947616593105" calcext:value-type="float">
            <text:p>0.82</text:p>
          </table:table-cell>
          <table:table-cell table:style-name="ce24" table:formula="of:=MAX([.$B$27]*(1+ATAN([.$B$33]*[.AA$27])*[.$B$28])*(1+[.$B$29]*[.$D28])*(1+[.$B$30]*[.$B$38])*(1+[.$B$31]*[.$B$39])*(1+[.$B$32]*[.$B$40])*(1+[.$B$34]*MAX([.$B$41]-[.$B$35];0));[.$B$36])" office:value-type="float" office:value="0.802654578417966" calcext:value-type="float">
            <text:p>0.80</text:p>
          </table:table-cell>
          <table:table-cell table:style-name="ce24" table:formula="of:=MAX([.$B$27]*(1+ATAN([.$B$33]*[.AB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C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D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E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F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G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H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I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number-columns-repeated="3"/>
          <table:table-cell table:style-name="ce29" table:formula="of:=[.E28]/[$Vanilla.E12]-1" office:value-type="percentage" office:value="0.25" calcext:value-type="percentage">
            <text:p>25%</text:p>
          </table:table-cell>
          <table:table-cell table:style-name="ce29" table:formula="of:=[.F28]/[$Vanilla.F12]-1" office:value-type="percentage" office:value="0.233693649386706" calcext:value-type="percentage">
            <text:p>23%</text:p>
          </table:table-cell>
          <table:table-cell table:style-name="ce29" table:formula="of:=[.G28]/[$Vanilla.G12]-1" office:value-type="percentage" office:value="0.209512204712709" calcext:value-type="percentage">
            <text:p>21%</text:p>
          </table:table-cell>
          <table:table-cell table:style-name="ce29" table:formula="of:=[.H28]/[$Vanilla.H12]-1" office:value-type="percentage" office:value="0.180789377209556" calcext:value-type="percentage">
            <text:p>18%</text:p>
          </table:table-cell>
          <table:table-cell table:style-name="ce29" table:formula="of:=[.I28]/[$Vanilla.I12]-1" office:value-type="percentage" office:value="0.150413108443862" calcext:value-type="percentage">
            <text:p>15%</text:p>
          </table:table-cell>
          <table:table-cell table:style-name="ce29" table:formula="of:=[.J28]/[$Vanilla.J12]-1" office:value-type="percentage" office:value="0.120536422044673" calcext:value-type="percentage">
            <text:p>12%</text:p>
          </table:table-cell>
          <table:table-cell table:style-name="ce29" table:formula="of:=[.K28]/[$Vanilla.K12]-1" office:value-type="percentage" office:value="0.0925501441108512" calcext:value-type="percentage">
            <text:p>9%</text:p>
          </table:table-cell>
          <table:table-cell table:style-name="ce29" table:formula="of:=[.L28]/[$Vanilla.L12]-1" office:value-type="percentage" office:value="0.0672145279419572" calcext:value-type="percentage">
            <text:p>7%</text:p>
          </table:table-cell>
          <table:table-cell table:style-name="ce29" table:formula="of:=[.M28]/[$Vanilla.M12]-1" office:value-type="percentage" office:value="0.0448401465498876" calcext:value-type="percentage">
            <text:p>4%</text:p>
          </table:table-cell>
          <table:table-cell table:style-name="ce29" table:formula="of:=[.N28]/[$Vanilla.N12]-1" office:value-type="percentage" office:value="0.0254517122029141" calcext:value-type="percentage">
            <text:p>3%</text:p>
          </table:table-cell>
          <table:table-cell table:style-name="ce29" table:formula="of:=[.O28]/[$Vanilla.O12]-1" office:value-type="percentage" office:value="0.00891093610054305" calcext:value-type="percentage">
            <text:p>1%</text:p>
          </table:table-cell>
          <table:table-cell table:style-name="ce29" table:formula="of:=[.P28]/[$Vanilla.P12]-1" office:value-type="percentage" office:value="-0.0050013056404844" calcext:value-type="percentage">
            <text:p>-1%</text:p>
          </table:table-cell>
          <table:table-cell table:style-name="ce29" table:formula="of:=[.Q28]/[$Vanilla.Q12]-1" office:value-type="percentage" office:value="-0.016534397786395" calcext:value-type="percentage">
            <text:p>-2%</text:p>
          </table:table-cell>
          <table:table-cell table:style-name="ce29" table:formula="of:=[.R28]/[$Vanilla.R12]-1" office:value-type="percentage" office:value="-0.0259390691629816" calcext:value-type="percentage">
            <text:p>-3%</text:p>
          </table:table-cell>
          <table:table-cell table:style-name="ce29" table:formula="of:=[.S28]/[$Vanilla.S12]-1" office:value-type="percentage" office:value="-0.0334522216179249" calcext:value-type="percentage">
            <text:p>-3%</text:p>
          </table:table-cell>
          <table:table-cell table:style-name="ce29" table:formula="of:=[.T28]/[$Vanilla.T12]-1" office:value-type="percentage" office:value="-0.039290006610728" calcext:value-type="percentage">
            <text:p>-4%</text:p>
          </table:table-cell>
          <table:table-cell table:style-name="ce29" table:formula="of:=[.U28]/[$Vanilla.U12]-1" office:value-type="percentage" office:value="-0.043645608613772" calcext:value-type="percentage">
            <text:p>-4%</text:p>
          </table:table-cell>
          <table:table-cell table:style-name="ce29" table:formula="of:=[.V28]/[$Vanilla.V12]-1" office:value-type="percentage" office:value="-0.0466895648442596" calcext:value-type="percentage">
            <text:p>-5%</text:p>
          </table:table-cell>
          <table:table-cell table:style-name="ce29" table:formula="of:=[.W28]/[$Vanilla.W12]-1" office:value-type="percentage" office:value="-0.0485713395544237" calcext:value-type="percentage">
            <text:p>-5%</text:p>
          </table:table-cell>
          <table:table-cell table:style-name="ce29" table:formula="of:=[.X28]/[$Vanilla.X12]-1" office:value-type="percentage" office:value="-0.0494214215268148" calcext:value-type="percentage">
            <text:p>-5%</text:p>
          </table:table-cell>
          <table:table-cell table:style-name="ce29" table:formula="of:=[.Y28]/[$Vanilla.Y12]-1" office:value-type="percentage" office:value="-0.0493535438232985" calcext:value-type="percentage">
            <text:p>-5%</text:p>
          </table:table-cell>
          <table:table-cell table:style-name="ce29" table:formula="of:=[.Z28]/[$Vanilla.Z12]-1" office:value-type="percentage" office:value="-0.0484668183142224" calcext:value-type="percentage">
            <text:p>-5%</text:p>
          </table:table-cell>
          <table:table-cell table:style-name="ce29" table:formula="of:=[.AA28]/[$Vanilla.AA12]-1" office:value-type="percentage" office:value="-0.0468476881286654" calcext:value-type="percentage">
            <text:p>-5%</text:p>
          </table:table-cell>
          <table:table-cell table:style-name="ce29" table:formula="of:=[.AB28]/[$Vanilla.AB12]-1" office:value-type="percentage" office:value="-0.0249999999999999" calcext:value-type="percentage">
            <text:p>-2%</text:p>
          </table:table-cell>
          <table:table-cell table:style-name="ce29" table:formula="of:=[.AC28]/[$Vanilla.AC12]-1" office:value-type="percentage" office:value="0" calcext:value-type="percentage">
            <text:p>0%</text:p>
          </table:table-cell>
          <table:table-cell table:style-name="ce29" table:formula="of:=[.AD28]/[$Vanilla.AD12]-1" office:value-type="percentage" office:value="0.0249999999999999" calcext:value-type="percentage">
            <text:p>2%</text:p>
          </table:table-cell>
          <table:table-cell table:style-name="ce29" table:formula="of:=[.AE28]/[$Vanilla.AE12]-1" office:value-type="percentage" office:value="0.05" calcext:value-type="percentage">
            <text:p>5%</text:p>
          </table:table-cell>
          <table:table-cell table:style-name="ce29" table:formula="of:=[.AF28]/[$Vanilla.AF12]-1" office:value-type="percentage" office:value="0.0750000000000002" calcext:value-type="percentage">
            <text:p>8%</text:p>
          </table:table-cell>
          <table:table-cell table:style-name="ce29" table:formula="of:=[.AG28]/[$Vanilla.AG12]-1" office:value-type="percentage" office:value="0.1" calcext:value-type="percentage">
            <text:p>10%</text:p>
          </table:table-cell>
          <table:table-cell table:style-name="ce29" table:formula="of:=[.AH28]/[$Vanilla.AH12]-1" office:value-type="percentage" office:value="0.125" calcext:value-type="percentage">
            <text:p>13%</text:p>
          </table:table-cell>
          <table:table-cell table:style-name="ce29" table:formula="of:=[.AI28]/[$Vanilla.AI12]-1" office:value-type="percentage" office:value="0.15" calcext:value-type="percentage">
            <text:p>15%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4" table:formula="of:=MAX([.$B$27]*(1+ATAN([.$B$33]*[.E$27])*[.$B$28])*(1+[.$B$29]*[.$D29])*(1+[.$B$30]*[.$B$38])*(1+[.$B$31]*[.$B$39])*(1+[.$B$32]*[.$B$40])*(1+[.$B$34]*MAX([.$B$41]-[.$B$35];0));[.$B$36])" office:value-type="float" office:value="3.125" calcext:value-type="float">
            <text:p>3.13</text:p>
          </table:table-cell>
          <table:table-cell table:style-name="ce24" table:formula="of:=MAX([.$B$27]*(1+ATAN([.$B$33]*[.F$27])*[.$B$28])*(1+[.$B$29]*[.$D29])*(1+[.$B$30]*[.$B$38])*(1+[.$B$31]*[.$B$39])*(1+[.$B$32]*[.$B$40])*(1+[.$B$34]*MAX([.$B$41]-[.$B$35];0));[.$B$36])" office:value-type="float" office:value="2.90280858679225" calcext:value-type="float">
            <text:p>2.90</text:p>
          </table:table-cell>
          <table:table-cell table:style-name="ce24" table:formula="of:=MAX([.$B$27]*(1+ATAN([.$B$33]*[.G$27])*[.$B$28])*(1+[.$B$29]*[.$D29])*(1+[.$B$30]*[.$B$38])*(1+[.$B$31]*[.$B$39])*(1+[.$B$32]*[.$B$40])*(1+[.$B$34]*MAX([.$B$41]-[.$B$35];0));[.$B$36])" office:value-type="float" office:value="2.68780489936157" calcext:value-type="float">
            <text:p>2.69</text:p>
          </table:table-cell>
          <table:table-cell table:style-name="ce24" table:formula="of:=MAX([.$B$27]*(1+ATAN([.$B$33]*[.H$27])*[.$B$28])*(1+[.$B$29]*[.$D29])*(1+[.$B$30]*[.$B$38])*(1+[.$B$31]*[.$B$39])*(1+[.$B$32]*[.$B$40])*(1+[.$B$34]*MAX([.$B$41]-[.$B$35];0));[.$B$36])" office:value-type="float" office:value="2.48587237307275" calcext:value-type="float">
            <text:p>2.49</text:p>
          </table:table-cell>
          <table:table-cell table:style-name="ce24" table:formula="of:=MAX([.$B$27]*(1+ATAN([.$B$33]*[.I$27])*[.$B$28])*(1+[.$B$29]*[.$D29])*(1+[.$B$30]*[.$B$38])*(1+[.$B$31]*[.$B$39])*(1+[.$B$32]*[.$B$40])*(1+[.$B$34]*MAX([.$B$41]-[.$B$35];0));[.$B$36])" office:value-type="float" office:value="2.30082621688773" calcext:value-type="float">
            <text:p>2.30</text:p>
          </table:table-cell>
          <table:table-cell table:style-name="ce24" table:formula="of:=MAX([.$B$27]*(1+ATAN([.$B$33]*[.J$27])*[.$B$28])*(1+[.$B$29]*[.$D29])*(1+[.$B$30]*[.$B$38])*(1+[.$B$31]*[.$B$39])*(1+[.$B$32]*[.$B$40])*(1+[.$B$34]*MAX([.$B$41]-[.$B$35];0));[.$B$36])" office:value-type="float" office:value="2.1343550896089" calcext:value-type="float">
            <text:p>2.13</text:p>
          </table:table-cell>
          <table:table-cell table:style-name="ce24" table:formula="of:=MAX([.$B$27]*(1+ATAN([.$B$33]*[.K$27])*[.$B$28])*(1+[.$B$29]*[.$D29])*(1+[.$B$30]*[.$B$38])*(1+[.$B$31]*[.$B$39])*(1+[.$B$32]*[.$B$40])*(1+[.$B$34]*MAX([.$B$41]-[.$B$35];0));[.$B$36])" office:value-type="float" office:value="1.98645480747427" calcext:value-type="float">
            <text:p>1.99</text:p>
          </table:table-cell>
          <table:table-cell table:style-name="ce24" table:formula="of:=MAX([.$B$27]*(1+ATAN([.$B$33]*[.L$27])*[.$B$28])*(1+[.$B$29]*[.$D29])*(1+[.$B$30]*[.$B$38])*(1+[.$B$31]*[.$B$39])*(1+[.$B$32]*[.$B$40])*(1+[.$B$34]*MAX([.$B$41]-[.$B$35];0));[.$B$36])" office:value-type="float" office:value="1.85602526598601" calcext:value-type="float">
            <text:p>1.86</text:p>
          </table:table-cell>
          <table:table-cell table:style-name="ce24" table:formula="of:=MAX([.$B$27]*(1+ATAN([.$B$33]*[.M$27])*[.$B$28])*(1+[.$B$29]*[.$D29])*(1+[.$B$30]*[.$B$38])*(1+[.$B$31]*[.$B$39])*(1+[.$B$32]*[.$B$40])*(1+[.$B$34]*MAX([.$B$41]-[.$B$35];0));[.$B$36])" office:value-type="float" office:value="1.74140024424982" calcext:value-type="float">
            <text:p>1.74</text:p>
          </table:table-cell>
          <table:table-cell table:style-name="ce24" table:formula="of:=MAX([.$B$27]*(1+ATAN([.$B$33]*[.N$27])*[.$B$28])*(1+[.$B$29]*[.$D29])*(1+[.$B$30]*[.$B$38])*(1+[.$B$31]*[.$B$39])*(1+[.$B$32]*[.$B$40])*(1+[.$B$34]*MAX([.$B$41]-[.$B$35];0));[.$B$36])" office:value-type="float" office:value="1.64072273952466" calcext:value-type="float">
            <text:p>1.64</text:p>
          </table:table-cell>
          <table:table-cell table:style-name="ce24" table:formula="of:=MAX([.$B$27]*(1+ATAN([.$B$33]*[.O$27])*[.$B$28])*(1+[.$B$29]*[.$D29])*(1+[.$B$30]*[.$B$38])*(1+[.$B$31]*[.$B$39])*(1+[.$B$32]*[.$B$40])*(1+[.$B$34]*MAX([.$B$41]-[.$B$35];0));[.$B$36])" office:value-type="float" office:value="1.55217067092391" calcext:value-type="float">
            <text:p>1.55</text:p>
          </table:table-cell>
          <table:table-cell table:style-name="ce24" table:formula="of:=MAX([.$B$27]*(1+ATAN([.$B$33]*[.P$27])*[.$B$28])*(1+[.$B$29]*[.$D29])*(1+[.$B$30]*[.$B$38])*(1+[.$B$31]*[.$B$39])*(1+[.$B$32]*[.$B$40])*(1+[.$B$34]*MAX([.$B$41]-[.$B$35];0));[.$B$36])" office:value-type="float" office:value="1.47407213979188" calcext:value-type="float">
            <text:p>1.47</text:p>
          </table:table-cell>
          <table:table-cell table:style-name="ce24" table:formula="of:=MAX([.$B$27]*(1+ATAN([.$B$33]*[.Q$27])*[.$B$28])*(1+[.$B$29]*[.$D29])*(1+[.$B$30]*[.$B$38])*(1+[.$B$31]*[.$B$39])*(1+[.$B$32]*[.$B$40])*(1+[.$B$34]*MAX([.$B$41]-[.$B$35];0));[.$B$36])" office:value-type="float" office:value="1.40495086030515" calcext:value-type="float">
            <text:p>1.40</text:p>
          </table:table-cell>
          <table:table-cell table:style-name="ce24" table:formula="of:=MAX([.$B$27]*(1+ATAN([.$B$33]*[.R$27])*[.$B$28])*(1+[.$B$29]*[.$D29])*(1+[.$B$30]*[.$B$38])*(1+[.$B$31]*[.$B$39])*(1+[.$B$32]*[.$B$40])*(1+[.$B$34]*MAX([.$B$41]-[.$B$35];0));[.$B$36])" office:value-type="float" office:value="1.34353231839589" calcext:value-type="float">
            <text:p>1.34</text:p>
          </table:table-cell>
          <table:table-cell table:style-name="ce24" table:formula="of:=MAX([.$B$27]*(1+ATAN([.$B$33]*[.S$27])*[.$B$28])*(1+[.$B$29]*[.$D29])*(1+[.$B$30]*[.$B$38])*(1+[.$B$31]*[.$B$39])*(1+[.$B$32]*[.$B$40])*(1+[.$B$34]*MAX([.$B$41]-[.$B$35];0));[.$B$36])" office:value-type="float" office:value="1.28873037117611" calcext:value-type="float">
            <text:p>1.29</text:p>
          </table:table-cell>
          <table:table-cell table:style-name="ce24" table:formula="of:=MAX([.$B$27]*(1+ATAN([.$B$33]*[.T$27])*[.$B$28])*(1+[.$B$29]*[.$D29])*(1+[.$B$30]*[.$B$38])*(1+[.$B$31]*[.$B$39])*(1+[.$B$32]*[.$B$40])*(1+[.$B$34]*MAX([.$B$41]-[.$B$35];0));[.$B$36])" office:value-type="float" office:value="1.23962579792164" calcext:value-type="float">
            <text:p>1.24</text:p>
          </table:table-cell>
          <table:table-cell table:style-name="ce24" table:formula="of:=MAX([.$B$27]*(1+ATAN([.$B$33]*[.U$27])*[.$B$28])*(1+[.$B$29]*[.$D29])*(1+[.$B$30]*[.$B$38])*(1+[.$B$31]*[.$B$39])*(1+[.$B$32]*[.$B$40])*(1+[.$B$34]*MAX([.$B$41]-[.$B$35];0));[.$B$36])" office:value-type="float" office:value="1.19544298923278" calcext:value-type="float">
            <text:p>1.20</text:p>
          </table:table-cell>
          <table:table-cell table:style-name="ce24" table:formula="of:=MAX([.$B$27]*(1+ATAN([.$B$33]*[.V$27])*[.$B$28])*(1+[.$B$29]*[.$D29])*(1+[.$B$30]*[.$B$38])*(1+[.$B$31]*[.$B$39])*(1+[.$B$32]*[.$B$40])*(1+[.$B$34]*MAX([.$B$41]-[.$B$35];0));[.$B$36])" office:value-type="float" office:value="1.15552780018878" calcext:value-type="float">
            <text:p>1.16</text:p>
          </table:table-cell>
          <table:table-cell table:style-name="ce24" table:formula="of:=MAX([.$B$27]*(1+ATAN([.$B$33]*[.W$27])*[.$B$28])*(1+[.$B$29]*[.$D29])*(1+[.$B$30]*[.$B$38])*(1+[.$B$31]*[.$B$39])*(1+[.$B$32]*[.$B$40])*(1+[.$B$34]*MAX([.$B$41]-[.$B$35];0));[.$B$36])" office:value-type="float" office:value="1.11932783581832" calcext:value-type="float">
            <text:p>1.12</text:p>
          </table:table-cell>
          <table:table-cell table:style-name="ce24" table:formula="of:=MAX([.$B$27]*(1+ATAN([.$B$33]*[.X$27])*[.$B$28])*(1+[.$B$29]*[.$D29])*(1+[.$B$30]*[.$B$38])*(1+[.$B$31]*[.$B$39])*(1+[.$B$32]*[.$B$40])*(1+[.$B$34]*MAX([.$B$41]-[.$B$35];0));[.$B$36])" office:value-type="float" office:value="1.08637551825507" calcext:value-type="float">
            <text:p>1.09</text:p>
          </table:table-cell>
          <table:table-cell table:style-name="ce24" table:formula="of:=MAX([.$B$27]*(1+ATAN([.$B$33]*[.Y$27])*[.$B$28])*(1+[.$B$29]*[.$D29])*(1+[.$B$30]*[.$B$38])*(1+[.$B$31]*[.$B$39])*(1+[.$B$32]*[.$B$40])*(1+[.$B$34]*MAX([.$B$41]-[.$B$35];0));[.$B$36])" office:value-type="float" office:value="1.05627384019634" calcext:value-type="float">
            <text:p>1.06</text:p>
          </table:table-cell>
          <table:table-cell table:style-name="ce24" table:formula="of:=MAX([.$B$27]*(1+ATAN([.$B$33]*[.Z$27])*[.$B$28])*(1+[.$B$29]*[.$D29])*(1+[.$B$30]*[.$B$38])*(1+[.$B$31]*[.$B$39])*(1+[.$B$32]*[.$B$40])*(1+[.$B$34]*MAX([.$B$41]-[.$B$35];0));[.$B$36])" office:value-type="float" office:value="1.02868452074138" calcext:value-type="float">
            <text:p>1.03</text:p>
          </table:table-cell>
          <table:table-cell table:style-name="ce24" table:formula="of:=MAX([.$B$27]*(1+ATAN([.$B$33]*[.AA$27])*[.$B$28])*(1+[.$B$29]*[.$D29])*(1+[.$B$30]*[.$B$38])*(1+[.$B$31]*[.$B$39])*(1+[.$B$32]*[.$B$40])*(1+[.$B$34]*MAX([.$B$41]-[.$B$35];0));[.$B$36])" office:value-type="float" office:value="1.00331822302246" calcext:value-type="float">
            <text:p>1.00</text:p>
          </table:table-cell>
          <table:table-cell table:style-name="ce24" table:formula="of:=MAX([.$B$27]*(1+ATAN([.$B$33]*[.AB$27])*[.$B$28])*(1+[.$B$29]*[.$D29])*(1+[.$B$30]*[.$B$38])*(1+[.$B$31]*[.$B$39])*(1+[.$B$32]*[.$B$40])*(1+[.$B$34]*MAX([.$B$41]-[.$B$35];0));[.$B$36])" office:value-type="float" office:value="0.979926499877692" calcext:value-type="float">
            <text:p>0.98</text:p>
          </table:table-cell>
          <table:table-cell table:style-name="ce24" table:formula="of:=MAX([.$B$27]*(1+ATAN([.$B$33]*[.AC$27])*[.$B$28])*(1+[.$B$29]*[.$D29])*(1+[.$B$30]*[.$B$38])*(1+[.$B$31]*[.$B$39])*(1+[.$B$32]*[.$B$40])*(1+[.$B$34]*MAX([.$B$41]-[.$B$35];0));[.$B$36])" office:value-type="float" office:value="0.958295167800622" calcext:value-type="float">
            <text:p>0.96</text:p>
          </table:table-cell>
          <table:table-cell table:style-name="ce24" table:formula="of:=MAX([.$B$27]*(1+ATAN([.$B$33]*[.AD$27])*[.$B$28])*(1+[.$B$29]*[.$D29])*(1+[.$B$30]*[.$B$38])*(1+[.$B$31]*[.$B$39])*(1+[.$B$32]*[.$B$40])*(1+[.$B$34]*MAX([.$B$41]-[.$B$35];0));[.$B$36])" office:value-type="float" office:value="0.938238851985017" calcext:value-type="float">
            <text:p>0.94</text:p>
          </table:table-cell>
          <table:table-cell table:style-name="ce24" table:formula="of:=MAX([.$B$27]*(1+ATAN([.$B$33]*[.AE$27])*[.$B$28])*(1+[.$B$29]*[.$D29])*(1+[.$B$30]*[.$B$38])*(1+[.$B$31]*[.$B$39])*(1+[.$B$32]*[.$B$40])*(1+[.$B$34]*MAX([.$B$41]-[.$B$35];0));[.$B$36])" office:value-type="float" office:value="0.919596487548859" calcext:value-type="float">
            <text:p>0.92</text:p>
          </table:table-cell>
          <table:table-cell table:style-name="ce24" table:formula="of:=MAX([.$B$27]*(1+ATAN([.$B$33]*[.AF$27])*[.$B$28])*(1+[.$B$29]*[.$D29])*(1+[.$B$30]*[.$B$38])*(1+[.$B$31]*[.$B$39])*(1+[.$B$32]*[.$B$40])*(1+[.$B$34]*MAX([.$B$41]-[.$B$35];0));[.$B$36])" office:value-type="float" office:value="0.902227600128376" calcext:value-type="float">
            <text:p>0.90</text:p>
          </table:table-cell>
          <table:table-cell table:style-name="ce24" table:formula="of:=MAX([.$B$27]*(1+ATAN([.$B$33]*[.AG$27])*[.$B$28])*(1+[.$B$29]*[.$D29])*(1+[.$B$30]*[.$B$38])*(1+[.$B$31]*[.$B$39])*(1+[.$B$32]*[.$B$40])*(1+[.$B$34]*MAX([.$B$41]-[.$B$35];0));[.$B$36])" office:value-type="float" office:value="0.886009221722537" calcext:value-type="float">
            <text:p>0.89</text:p>
          </table:table-cell>
          <table:table-cell table:style-name="ce24" table:formula="of:=MAX([.$B$27]*(1+ATAN([.$B$33]*[.AH$27])*[.$B$28])*(1+[.$B$29]*[.$D29])*(1+[.$B$30]*[.$B$38])*(1+[.$B$31]*[.$B$39])*(1+[.$B$32]*[.$B$40])*(1+[.$B$34]*MAX([.$B$41]-[.$B$35];0));[.$B$36])" office:value-type="float" office:value="0.870833324921619" calcext:value-type="float">
            <text:p>0.87</text:p>
          </table:table-cell>
          <table:table-cell table:style-name="ce24" table:formula="of:=MAX([.$B$27]*(1+ATAN([.$B$33]*[.AI$27])*[.$B$28])*(1+[.$B$29]*[.$D29])*(1+[.$B$30]*[.$B$38])*(1+[.$B$31]*[.$B$39])*(1+[.$B$32]*[.$B$40])*(1+[.$B$34]*MAX([.$B$41]-[.$B$35];0));[.$B$36])" office:value-type="float" office:value="0.856604680988987" calcext:value-type="float">
            <text:p>0.86</text:p>
          </table:table-cell>
          <table:table-cell table:number-columns-repeated="3"/>
          <table:table-cell table:style-name="ce29" table:formula="of:=[.E29]/[$Vanilla.E13]-1" office:value-type="percentage" office:value="0.19047619047619" calcext:value-type="percentage">
            <text:p>19%</text:p>
          </table:table-cell>
          <table:table-cell table:style-name="ce29" table:formula="of:=[.F29]/[$Vanilla.F13]-1" office:value-type="percentage" office:value="0.174946332749244" calcext:value-type="percentage">
            <text:p>17%</text:p>
          </table:table-cell>
          <table:table-cell table:style-name="ce29" table:formula="of:=[.G29]/[$Vanilla.G13]-1" office:value-type="percentage" office:value="0.151916385440673" calcext:value-type="percentage">
            <text:p>15%</text:p>
          </table:table-cell>
          <table:table-cell table:style-name="ce29" table:formula="of:=[.H29]/[$Vanilla.H13]-1" office:value-type="percentage" office:value="0.124561311628149" calcext:value-type="percentage">
            <text:p>12%</text:p>
          </table:table-cell>
          <table:table-cell table:style-name="ce29" table:formula="of:=[.I29]/[$Vanilla.I13]-1" office:value-type="percentage" office:value="0.0956315318512999" calcext:value-type="percentage">
            <text:p>10%</text:p>
          </table:table-cell>
          <table:table-cell table:style-name="ce29" table:formula="of:=[.J29]/[$Vanilla.J13]-1" office:value-type="percentage" office:value="0.06717754480445" calcext:value-type="percentage">
            <text:p>7%</text:p>
          </table:table-cell>
          <table:table-cell table:style-name="ce29" table:formula="of:=[.K29]/[$Vanilla.K13]-1" office:value-type="percentage" office:value="0.0405239467722367" calcext:value-type="percentage">
            <text:p>4%</text:p>
          </table:table-cell>
          <table:table-cell table:style-name="ce29" table:formula="of:=[.L29]/[$Vanilla.L13]-1" office:value-type="percentage" office:value="0.0163947885161484" calcext:value-type="percentage">
            <text:p>2%</text:p>
          </table:table-cell>
          <table:table-cell table:style-name="ce29" table:formula="of:=[.M29]/[$Vanilla.M13]-1" office:value-type="percentage" office:value="-0.00491414614296004" calcext:value-type="percentage">
            <text:p>0%</text:p>
          </table:table-cell>
          <table:table-cell table:style-name="ce29" table:formula="of:=[.N29]/[$Vanilla.N13]-1" office:value-type="percentage" office:value="-0.0233793217115119" calcext:value-type="percentage">
            <text:p>-2%</text:p>
          </table:table-cell>
          <table:table-cell table:style-name="ce29" table:formula="of:=[.O29]/[$Vanilla.O13]-1" office:value-type="percentage" office:value="-0.0391324418090081" calcext:value-type="percentage">
            <text:p>-4%</text:p>
          </table:table-cell>
          <table:table-cell table:style-name="ce29" table:formula="of:=[.P29]/[$Vanilla.P13]-1" office:value-type="percentage" office:value="-0.0523821958480772" calcext:value-type="percentage">
            <text:p>-5%</text:p>
          </table:table-cell>
          <table:table-cell table:style-name="ce29" table:formula="of:=[.Q29]/[$Vanilla.Q13]-1" office:value-type="percentage" office:value="-0.0633660931299001" calcext:value-type="percentage">
            <text:p>-6%</text:p>
          </table:table-cell>
          <table:table-cell table:style-name="ce29" table:formula="of:=[.R29]/[$Vanilla.R13]-1" office:value-type="percentage" office:value="-0.0723229230123617" calcext:value-type="percentage">
            <text:p>-7%</text:p>
          </table:table-cell>
          <table:table-cell table:style-name="ce29" table:formula="of:=[.S29]/[$Vanilla.S13]-1" office:value-type="percentage" office:value="-0.0794783063027785" calcext:value-type="percentage">
            <text:p>-8%</text:p>
          </table:table-cell>
          <table:table-cell table:style-name="ce29" table:formula="of:=[.T29]/[$Vanilla.T13]-1" office:value-type="percentage" office:value="-0.0850381015340275" calcext:value-type="percentage">
            <text:p>-9%</text:p>
          </table:table-cell>
          <table:table-cell table:style-name="ce29" table:formula="of:=[.U29]/[$Vanilla.U13]-1" office:value-type="percentage" office:value="-0.0891862939178819" calcext:value-type="percentage">
            <text:p>-9%</text:p>
          </table:table-cell>
          <table:table-cell table:style-name="ce29" table:formula="of:=[.V29]/[$Vanilla.V13]-1" office:value-type="percentage" office:value="-0.0920852998516728" calcext:value-type="percentage">
            <text:p>-9%</text:p>
          </table:table-cell>
          <table:table-cell table:style-name="ce29" table:formula="of:=[.W29]/[$Vanilla.W13]-1" office:value-type="percentage" office:value="-0.0938774662423124" calcext:value-type="percentage">
            <text:p>-9%</text:p>
          </table:table-cell>
          <table:table-cell table:style-name="ce29" table:formula="of:=[.X29]/[$Vanilla.X13]-1" office:value-type="percentage" office:value="-0.0946870681207749" calcext:value-type="percentage">
            <text:p>-9%</text:p>
          </table:table-cell>
          <table:table-cell table:style-name="ce29" table:formula="of:=[.Y29]/[$Vanilla.Y13]-1" office:value-type="percentage" office:value="-0.0946224226888515" calcext:value-type="percentage">
            <text:p>-9%</text:p>
          </table:table-cell>
          <table:table-cell table:style-name="ce29" table:formula="of:=[.Z29]/[$Vanilla.Z13]-1" office:value-type="percentage" office:value="-0.0937779222040224" calcext:value-type="percentage">
            <text:p>-9%</text:p>
          </table:table-cell>
          <table:table-cell table:style-name="ce29" table:formula="of:=[.AA29]/[$Vanilla.AA13]-1" office:value-type="percentage" office:value="-0.0922358934558696" calcext:value-type="percentage">
            <text:p>-9%</text:p>
          </table:table-cell>
          <table:table-cell table:style-name="ce29" table:formula="of:=[.AB29]/[$Vanilla.AB13]-1" office:value-type="percentage" office:value="-0.0900682501135717" calcext:value-type="percentage">
            <text:p>-9%</text:p>
          </table:table-cell>
          <table:table-cell table:style-name="ce29" table:formula="of:=[.AC29]/[$Vanilla.AC13]-1" office:value-type="percentage" office:value="-0.0873379354279791" calcext:value-type="percentage">
            <text:p>-9%</text:p>
          </table:table-cell>
          <table:table-cell table:style-name="ce29" table:formula="of:=[.AD29]/[$Vanilla.AD13]-1" office:value-type="percentage" office:value="-0.0841001683003406" calcext:value-type="percentage">
            <text:p>-8%</text:p>
          </table:table-cell>
          <table:table-cell table:style-name="ce29" table:formula="of:=[.AE29]/[$Vanilla.AE13]-1" office:value-type="percentage" office:value="-0.080403512451141" calcext:value-type="percentage">
            <text:p>-8%</text:p>
          </table:table-cell>
          <table:table-cell table:style-name="ce29" table:formula="of:=[.AF29]/[$Vanilla.AF13]-1" office:value-type="percentage" office:value="-0.0762907903447578" calcext:value-type="percentage">
            <text:p>-8%</text:p>
          </table:table-cell>
          <table:table-cell table:style-name="ce29" table:formula="of:=[.AG29]/[$Vanilla.AG13]-1" office:value-type="percentage" office:value="-0.0717998629573422" calcext:value-type="percentage">
            <text:p>-7%</text:p>
          </table:table-cell>
          <table:table-cell table:style-name="ce29" table:formula="of:=[.AH29]/[$Vanilla.AH13]-1" office:value-type="percentage" office:value="-0.0669642947268367" calcext:value-type="percentage">
            <text:p>-7%</text:p>
          </table:table-cell>
          <table:table-cell table:style-name="ce29" table:formula="of:=[.AI29]/[$Vanilla.AI13]-1" office:value-type="percentage" office:value="-0.0618139208215857" calcext:value-type="percentage">
            <text:p>-6%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4" table:formula="of:=MAX([.$B$27]*(1+ATAN([.$B$33]*[.E$27])*[.$B$28])*(1+[.$B$29]*[.$D30])*(1+[.$B$30]*[.$B$38])*(1+[.$B$31]*[.$B$39])*(1+[.$B$32]*[.$B$40])*(1+[.$B$34]*MAX([.$B$41]-[.$B$35];0));[.$B$36])" office:value-type="float" office:value="3.5" calcext:value-type="float">
            <text:p>3.50</text:p>
          </table:table-cell>
          <table:table-cell table:style-name="ce24" table:formula="of:=MAX([.$B$27]*(1+ATAN([.$B$33]*[.F$27])*[.$B$28])*(1+[.$B$29]*[.$D30])*(1+[.$B$30]*[.$B$38])*(1+[.$B$31]*[.$B$39])*(1+[.$B$32]*[.$B$40])*(1+[.$B$34]*MAX([.$B$41]-[.$B$35];0));[.$B$36])" office:value-type="float" office:value="3.25114561720732" calcext:value-type="float">
            <text:p>3.25</text:p>
          </table:table-cell>
          <table:table-cell table:style-name="ce24" table:formula="of:=MAX([.$B$27]*(1+ATAN([.$B$33]*[.G$27])*[.$B$28])*(1+[.$B$29]*[.$D30])*(1+[.$B$30]*[.$B$38])*(1+[.$B$31]*[.$B$39])*(1+[.$B$32]*[.$B$40])*(1+[.$B$34]*MAX([.$B$41]-[.$B$35];0));[.$B$36])" office:value-type="float" office:value="3.01034148728496" calcext:value-type="float">
            <text:p>3.01</text:p>
          </table:table-cell>
          <table:table-cell table:style-name="ce24" table:formula="of:=MAX([.$B$27]*(1+ATAN([.$B$33]*[.H$27])*[.$B$28])*(1+[.$B$29]*[.$D30])*(1+[.$B$30]*[.$B$38])*(1+[.$B$31]*[.$B$39])*(1+[.$B$32]*[.$B$40])*(1+[.$B$34]*MAX([.$B$41]-[.$B$35];0));[.$B$36])" office:value-type="float" office:value="2.78417705784148" calcext:value-type="float">
            <text:p>2.78</text:p>
          </table:table-cell>
          <table:table-cell table:style-name="ce24" table:formula="of:=MAX([.$B$27]*(1+ATAN([.$B$33]*[.I$27])*[.$B$28])*(1+[.$B$29]*[.$D30])*(1+[.$B$30]*[.$B$38])*(1+[.$B$31]*[.$B$39])*(1+[.$B$32]*[.$B$40])*(1+[.$B$34]*MAX([.$B$41]-[.$B$35];0));[.$B$36])" office:value-type="float" office:value="2.57692536291425" calcext:value-type="float">
            <text:p>2.58</text:p>
          </table:table-cell>
          <table:table-cell table:style-name="ce24" table:formula="of:=MAX([.$B$27]*(1+ATAN([.$B$33]*[.J$27])*[.$B$28])*(1+[.$B$29]*[.$D30])*(1+[.$B$30]*[.$B$38])*(1+[.$B$31]*[.$B$39])*(1+[.$B$32]*[.$B$40])*(1+[.$B$34]*MAX([.$B$41]-[.$B$35];0));[.$B$36])" office:value-type="float" office:value="2.39047770036197" calcext:value-type="float">
            <text:p>2.39</text:p>
          </table:table-cell>
          <table:table-cell table:style-name="ce24" table:formula="of:=MAX([.$B$27]*(1+ATAN([.$B$33]*[.K$27])*[.$B$28])*(1+[.$B$29]*[.$D30])*(1+[.$B$30]*[.$B$38])*(1+[.$B$31]*[.$B$39])*(1+[.$B$32]*[.$B$40])*(1+[.$B$34]*MAX([.$B$41]-[.$B$35];0));[.$B$36])" office:value-type="float" office:value="2.22482938437118" calcext:value-type="float">
            <text:p>2.22</text:p>
          </table:table-cell>
          <table:table-cell table:style-name="ce24" table:formula="of:=MAX([.$B$27]*(1+ATAN([.$B$33]*[.L$27])*[.$B$28])*(1+[.$B$29]*[.$D30])*(1+[.$B$30]*[.$B$38])*(1+[.$B$31]*[.$B$39])*(1+[.$B$32]*[.$B$40])*(1+[.$B$34]*MAX([.$B$41]-[.$B$35];0));[.$B$36])" office:value-type="float" office:value="2.07874829790434" calcext:value-type="float">
            <text:p>2.08</text:p>
          </table:table-cell>
          <table:table-cell table:style-name="ce24" table:formula="of:=MAX([.$B$27]*(1+ATAN([.$B$33]*[.M$27])*[.$B$28])*(1+[.$B$29]*[.$D30])*(1+[.$B$30]*[.$B$38])*(1+[.$B$31]*[.$B$39])*(1+[.$B$32]*[.$B$40])*(1+[.$B$34]*MAX([.$B$41]-[.$B$35];0));[.$B$36])" office:value-type="float" office:value="1.95036827355979" calcext:value-type="float">
            <text:p>1.95</text:p>
          </table:table-cell>
          <table:table-cell table:style-name="ce24" table:formula="of:=MAX([.$B$27]*(1+ATAN([.$B$33]*[.N$27])*[.$B$28])*(1+[.$B$29]*[.$D30])*(1+[.$B$30]*[.$B$38])*(1+[.$B$31]*[.$B$39])*(1+[.$B$32]*[.$B$40])*(1+[.$B$34]*MAX([.$B$41]-[.$B$35];0));[.$B$36])" office:value-type="float" office:value="1.83760946826762" calcext:value-type="float">
            <text:p>1.84</text:p>
          </table:table-cell>
          <table:table-cell table:style-name="ce24" table:formula="of:=MAX([.$B$27]*(1+ATAN([.$B$33]*[.O$27])*[.$B$28])*(1+[.$B$29]*[.$D30])*(1+[.$B$30]*[.$B$38])*(1+[.$B$31]*[.$B$39])*(1+[.$B$32]*[.$B$40])*(1+[.$B$34]*MAX([.$B$41]-[.$B$35];0));[.$B$36])" office:value-type="float" office:value="1.73843115143478" calcext:value-type="float">
            <text:p>1.74</text:p>
          </table:table-cell>
          <table:table-cell table:style-name="ce24" table:formula="of:=MAX([.$B$27]*(1+ATAN([.$B$33]*[.P$27])*[.$B$28])*(1+[.$B$29]*[.$D30])*(1+[.$B$30]*[.$B$38])*(1+[.$B$31]*[.$B$39])*(1+[.$B$32]*[.$B$40])*(1+[.$B$34]*MAX([.$B$41]-[.$B$35];0));[.$B$36])" office:value-type="float" office:value="1.65096079656691" calcext:value-type="float">
            <text:p>1.65</text:p>
          </table:table-cell>
          <table:table-cell table:style-name="ce24" table:formula="of:=MAX([.$B$27]*(1+ATAN([.$B$33]*[.Q$27])*[.$B$28])*(1+[.$B$29]*[.$D30])*(1+[.$B$30]*[.$B$38])*(1+[.$B$31]*[.$B$39])*(1+[.$B$32]*[.$B$40])*(1+[.$B$34]*MAX([.$B$41]-[.$B$35];0));[.$B$36])" office:value-type="float" office:value="1.57354496354177" calcext:value-type="float">
            <text:p>1.57</text:p>
          </table:table-cell>
          <table:table-cell table:style-name="ce24" table:formula="of:=MAX([.$B$27]*(1+ATAN([.$B$33]*[.R$27])*[.$B$28])*(1+[.$B$29]*[.$D30])*(1+[.$B$30]*[.$B$38])*(1+[.$B$31]*[.$B$39])*(1+[.$B$32]*[.$B$40])*(1+[.$B$34]*MAX([.$B$41]-[.$B$35];0));[.$B$36])" office:value-type="float" office:value="1.50475619660339" calcext:value-type="float">
            <text:p>1.50</text:p>
          </table:table-cell>
          <table:table-cell table:style-name="ce24" table:formula="of:=MAX([.$B$27]*(1+ATAN([.$B$33]*[.S$27])*[.$B$28])*(1+[.$B$29]*[.$D30])*(1+[.$B$30]*[.$B$38])*(1+[.$B$31]*[.$B$39])*(1+[.$B$32]*[.$B$40])*(1+[.$B$34]*MAX([.$B$41]-[.$B$35];0));[.$B$36])" office:value-type="float" office:value="1.44337801571724" calcext:value-type="float">
            <text:p>1.44</text:p>
          </table:table-cell>
          <table:table-cell table:style-name="ce24" table:formula="of:=MAX([.$B$27]*(1+ATAN([.$B$33]*[.T$27])*[.$B$28])*(1+[.$B$29]*[.$D30])*(1+[.$B$30]*[.$B$38])*(1+[.$B$31]*[.$B$39])*(1+[.$B$32]*[.$B$40])*(1+[.$B$34]*MAX([.$B$41]-[.$B$35];0));[.$B$36])" office:value-type="float" office:value="1.38838089367224" calcext:value-type="float">
            <text:p>1.39</text:p>
          </table:table-cell>
          <table:table-cell table:style-name="ce24" table:formula="of:=MAX([.$B$27]*(1+ATAN([.$B$33]*[.U$27])*[.$B$28])*(1+[.$B$29]*[.$D30])*(1+[.$B$30]*[.$B$38])*(1+[.$B$31]*[.$B$39])*(1+[.$B$32]*[.$B$40])*(1+[.$B$34]*MAX([.$B$41]-[.$B$35];0));[.$B$36])" office:value-type="float" office:value="1.33889614794072" calcext:value-type="float">
            <text:p>1.34</text:p>
          </table:table-cell>
          <table:table-cell table:style-name="ce24" table:formula="of:=MAX([.$B$27]*(1+ATAN([.$B$33]*[.V$27])*[.$B$28])*(1+[.$B$29]*[.$D30])*(1+[.$B$30]*[.$B$38])*(1+[.$B$31]*[.$B$39])*(1+[.$B$32]*[.$B$40])*(1+[.$B$34]*MAX([.$B$41]-[.$B$35];0));[.$B$36])" office:value-type="float" office:value="1.29419113621143" calcext:value-type="float">
            <text:p>1.29</text:p>
          </table:table-cell>
          <table:table-cell table:style-name="ce24" table:formula="of:=MAX([.$B$27]*(1+ATAN([.$B$33]*[.W$27])*[.$B$28])*(1+[.$B$29]*[.$D30])*(1+[.$B$30]*[.$B$38])*(1+[.$B$31]*[.$B$39])*(1+[.$B$32]*[.$B$40])*(1+[.$B$34]*MAX([.$B$41]-[.$B$35];0));[.$B$36])" office:value-type="float" office:value="1.25364717611652" calcext:value-type="float">
            <text:p>1.25</text:p>
          </table:table-cell>
          <table:table-cell table:style-name="ce24" table:formula="of:=MAX([.$B$27]*(1+ATAN([.$B$33]*[.X$27])*[.$B$28])*(1+[.$B$29]*[.$D30])*(1+[.$B$30]*[.$B$38])*(1+[.$B$31]*[.$B$39])*(1+[.$B$32]*[.$B$40])*(1+[.$B$34]*MAX([.$B$41]-[.$B$35];0));[.$B$36])" office:value-type="float" office:value="1.21674058044568" calcext:value-type="float">
            <text:p>1.22</text:p>
          </table:table-cell>
          <table:table-cell table:style-name="ce24" table:formula="of:=MAX([.$B$27]*(1+ATAN([.$B$33]*[.Y$27])*[.$B$28])*(1+[.$B$29]*[.$D30])*(1+[.$B$30]*[.$B$38])*(1+[.$B$31]*[.$B$39])*(1+[.$B$32]*[.$B$40])*(1+[.$B$34]*MAX([.$B$41]-[.$B$35];0));[.$B$36])" office:value-type="float" office:value="1.1830267010199" calcext:value-type="float">
            <text:p>1.18</text:p>
          </table:table-cell>
          <table:table-cell table:style-name="ce24" table:formula="of:=MAX([.$B$27]*(1+ATAN([.$B$33]*[.Z$27])*[.$B$28])*(1+[.$B$29]*[.$D30])*(1+[.$B$30]*[.$B$38])*(1+[.$B$31]*[.$B$39])*(1+[.$B$32]*[.$B$40])*(1+[.$B$34]*MAX([.$B$41]-[.$B$35];0));[.$B$36])" office:value-type="float" office:value="1.15212666323035" calcext:value-type="float">
            <text:p>1.15</text:p>
          </table:table-cell>
          <table:table-cell table:style-name="ce24" table:formula="of:=MAX([.$B$27]*(1+ATAN([.$B$33]*[.AA$27])*[.$B$28])*(1+[.$B$29]*[.$D30])*(1+[.$B$30]*[.$B$38])*(1+[.$B$31]*[.$B$39])*(1+[.$B$32]*[.$B$40])*(1+[.$B$34]*MAX([.$B$41]-[.$B$35];0));[.$B$36])" office:value-type="float" office:value="1.12371640978515" calcext:value-type="float">
            <text:p>1.12</text:p>
          </table:table-cell>
          <table:table-cell table:style-name="ce24" table:formula="of:=MAX([.$B$27]*(1+ATAN([.$B$33]*[.AB$27])*[.$B$28])*(1+[.$B$29]*[.$D30])*(1+[.$B$30]*[.$B$38])*(1+[.$B$31]*[.$B$39])*(1+[.$B$32]*[.$B$40])*(1+[.$B$34]*MAX([.$B$41]-[.$B$35];0));[.$B$36])" office:value-type="float" office:value="1.09751767986302" calcext:value-type="float">
            <text:p>1.10</text:p>
          </table:table-cell>
          <table:table-cell table:style-name="ce24" table:formula="of:=MAX([.$B$27]*(1+ATAN([.$B$33]*[.AC$27])*[.$B$28])*(1+[.$B$29]*[.$D30])*(1+[.$B$30]*[.$B$38])*(1+[.$B$31]*[.$B$39])*(1+[.$B$32]*[.$B$40])*(1+[.$B$34]*MAX([.$B$41]-[.$B$35];0));[.$B$36])" office:value-type="float" office:value="1.0732905879367" calcext:value-type="float">
            <text:p>1.07</text:p>
          </table:table-cell>
          <table:table-cell table:style-name="ce24" table:formula="of:=MAX([.$B$27]*(1+ATAN([.$B$33]*[.AD$27])*[.$B$28])*(1+[.$B$29]*[.$D30])*(1+[.$B$30]*[.$B$38])*(1+[.$B$31]*[.$B$39])*(1+[.$B$32]*[.$B$40])*(1+[.$B$34]*MAX([.$B$41]-[.$B$35];0));[.$B$36])" office:value-type="float" office:value="1.05082751422322" calcext:value-type="float">
            <text:p>1.05</text:p>
          </table:table-cell>
          <table:table-cell table:style-name="ce24" table:formula="of:=MAX([.$B$27]*(1+ATAN([.$B$33]*[.AE$27])*[.$B$28])*(1+[.$B$29]*[.$D30])*(1+[.$B$30]*[.$B$38])*(1+[.$B$31]*[.$B$39])*(1+[.$B$32]*[.$B$40])*(1+[.$B$34]*MAX([.$B$41]-[.$B$35];0));[.$B$36])" office:value-type="float" office:value="1.02994806605472" calcext:value-type="float">
            <text:p>1.03</text:p>
          </table:table-cell>
          <table:table-cell table:style-name="ce24" table:formula="of:=MAX([.$B$27]*(1+ATAN([.$B$33]*[.AF$27])*[.$B$28])*(1+[.$B$29]*[.$D30])*(1+[.$B$30]*[.$B$38])*(1+[.$B$31]*[.$B$39])*(1+[.$B$32]*[.$B$40])*(1+[.$B$34]*MAX([.$B$41]-[.$B$35];0));[.$B$36])" office:value-type="float" office:value="1.01049491214378" calcext:value-type="float">
            <text:p>1.01</text:p>
          </table:table-cell>
          <table:table-cell table:style-name="ce24" table:formula="of:=MAX([.$B$27]*(1+ATAN([.$B$33]*[.AG$27])*[.$B$28])*(1+[.$B$29]*[.$D30])*(1+[.$B$30]*[.$B$38])*(1+[.$B$31]*[.$B$39])*(1+[.$B$32]*[.$B$40])*(1+[.$B$34]*MAX([.$B$41]-[.$B$35];0));[.$B$36])" office:value-type="float" office:value="0.992330328329241" calcext:value-type="float">
            <text:p>0.99</text:p>
          </table:table-cell>
          <table:table-cell table:style-name="ce24" table:formula="of:=MAX([.$B$27]*(1+ATAN([.$B$33]*[.AH$27])*[.$B$28])*(1+[.$B$29]*[.$D30])*(1+[.$B$30]*[.$B$38])*(1+[.$B$31]*[.$B$39])*(1+[.$B$32]*[.$B$40])*(1+[.$B$34]*MAX([.$B$41]-[.$B$35];0));[.$B$36])" office:value-type="float" office:value="0.975333323912213" calcext:value-type="float">
            <text:p>0.98</text:p>
          </table:table-cell>
          <table:table-cell table:style-name="ce24" table:formula="of:=MAX([.$B$27]*(1+ATAN([.$B$33]*[.AI$27])*[.$B$28])*(1+[.$B$29]*[.$D30])*(1+[.$B$30]*[.$B$38])*(1+[.$B$31]*[.$B$39])*(1+[.$B$32]*[.$B$40])*(1+[.$B$34]*MAX([.$B$41]-[.$B$35];0));[.$B$36])" office:value-type="float" office:value="0.959397242707666" calcext:value-type="float">
            <text:p>0.96</text:p>
          </table:table-cell>
          <table:table-cell table:number-columns-repeated="3"/>
          <table:table-cell table:style-name="ce29" table:formula="of:=[.E30]/[$Vanilla.E14]-1" office:value-type="percentage" office:value="0.166666666666667" calcext:value-type="percentage">
            <text:p>17%</text:p>
          </table:table-cell>
          <table:table-cell table:style-name="ce29" table:formula="of:=[.F30]/[$Vanilla.F14]-1" office:value-type="percentage" office:value="0.151447406094259" calcext:value-type="percentage">
            <text:p>15%</text:p>
          </table:table-cell>
          <table:table-cell table:style-name="ce29" table:formula="of:=[.G30]/[$Vanilla.G14]-1" office:value-type="percentage" office:value="0.12887805773186" calcext:value-type="percentage">
            <text:p>13%</text:p>
          </table:table-cell>
          <table:table-cell table:style-name="ce29" table:formula="of:=[.H30]/[$Vanilla.H14]-1" office:value-type="percentage" office:value="0.102070085395586" calcext:value-type="percentage">
            <text:p>10%</text:p>
          </table:table-cell>
          <table:table-cell table:style-name="ce29" table:formula="of:=[.I30]/[$Vanilla.I14]-1" office:value-type="percentage" office:value="0.0737189012142709" calcext:value-type="percentage">
            <text:p>7%</text:p>
          </table:table-cell>
          <table:table-cell table:style-name="ce29" table:formula="of:=[.J30]/[$Vanilla.J14]-1" office:value-type="percentage" office:value="0.0458339939083619" calcext:value-type="percentage">
            <text:p>5%</text:p>
          </table:table-cell>
          <table:table-cell table:style-name="ce29" table:formula="of:=[.K30]/[$Vanilla.K14]-1" office:value-type="percentage" office:value="0.019713467836791" calcext:value-type="percentage">
            <text:p>2%</text:p>
          </table:table-cell>
          <table:table-cell table:style-name="ce29" table:formula="of:=[.L30]/[$Vanilla.L14]-1" office:value-type="percentage" office:value="-0.0039331072541704" calcext:value-type="percentage">
            <text:p>0%</text:p>
          </table:table-cell>
          <table:table-cell table:style-name="ce29" table:formula="of:=[.M30]/[$Vanilla.M14]-1" office:value-type="percentage" office:value="-0.024815863220105" calcext:value-type="percentage">
            <text:p>-2%</text:p>
          </table:table-cell>
          <table:table-cell table:style-name="ce29" table:formula="of:=[.N30]/[$Vanilla.N14]-1" office:value-type="percentage" office:value="-0.0429117352772812" calcext:value-type="percentage">
            <text:p>-4%</text:p>
          </table:table-cell>
          <table:table-cell table:style-name="ce29" table:formula="of:=[.O30]/[$Vanilla.O14]-1" office:value-type="percentage" office:value="-0.0583497929728275" calcext:value-type="percentage">
            <text:p>-6%</text:p>
          </table:table-cell>
          <table:table-cell table:style-name="ce29" table:formula="of:=[.P30]/[$Vanilla.P14]-1" office:value-type="percentage" office:value="-0.071334551931113" calcext:value-type="percentage">
            <text:p>-7%</text:p>
          </table:table-cell>
          <table:table-cell table:style-name="ce29" table:formula="of:=[.Q30]/[$Vanilla.Q14]-1" office:value-type="percentage" office:value="-0.0820987712673008" calcext:value-type="percentage">
            <text:p>-8%</text:p>
          </table:table-cell>
          <table:table-cell table:style-name="ce29" table:formula="of:=[.R30]/[$Vanilla.R14]-1" office:value-type="percentage" office:value="-0.0908764645521185" calcext:value-type="percentage">
            <text:p>-9%</text:p>
          </table:table-cell>
          <table:table-cell table:style-name="ce29" table:formula="of:=[.S30]/[$Vanilla.S14]-1" office:value-type="percentage" office:value="-0.097888740176725" calcext:value-type="percentage">
            <text:p>-10%</text:p>
          </table:table-cell>
          <table:table-cell table:style-name="ce29" table:formula="of:=[.T30]/[$Vanilla.T14]-1" office:value-type="percentage" office:value="-0.103337339503345" calcext:value-type="percentage">
            <text:p>-10%</text:p>
          </table:table-cell>
          <table:table-cell table:style-name="ce29" table:formula="of:=[.U30]/[$Vanilla.U14]-1" office:value-type="percentage" office:value="-0.10740256803952" calcext:value-type="percentage">
            <text:p>-11%</text:p>
          </table:table-cell>
          <table:table-cell table:style-name="ce29" table:formula="of:=[.V30]/[$Vanilla.V14]-1" office:value-type="percentage" office:value="-0.110243593854642" calcext:value-type="percentage">
            <text:p>-11%</text:p>
          </table:table-cell>
          <table:table-cell table:style-name="ce29" table:formula="of:=[.W30]/[$Vanilla.W14]-1" office:value-type="percentage" office:value="-0.111999916917465" calcext:value-type="percentage">
            <text:p>-11%</text:p>
          </table:table-cell>
          <table:table-cell table:style-name="ce29" table:formula="of:=[.X30]/[$Vanilla.X14]-1" office:value-type="percentage" office:value="-0.112793326758358" calcext:value-type="percentage">
            <text:p>-11%</text:p>
          </table:table-cell>
          <table:table-cell table:style-name="ce29" table:formula="of:=[.Y30]/[$Vanilla.Y14]-1" office:value-type="percentage" office:value="-0.112729974235075" calcext:value-type="percentage">
            <text:p>-11%</text:p>
          </table:table-cell>
          <table:table-cell table:style-name="ce29" table:formula="of:=[.Z30]/[$Vanilla.Z14]-1" office:value-type="percentage" office:value="-0.111902363759939" calcext:value-type="percentage">
            <text:p>-11%</text:p>
          </table:table-cell>
          <table:table-cell table:style-name="ce29" table:formula="of:=[.AA30]/[$Vanilla.AA14]-1" office:value-type="percentage" office:value="-0.110391175586756" calcext:value-type="percentage">
            <text:p>-11%</text:p>
          </table:table-cell>
          <table:table-cell table:style-name="ce29" table:formula="of:=[.AB30]/[$Vanilla.AB14]-1" office:value-type="percentage" office:value="-0.108266885111296" calcext:value-type="percentage">
            <text:p>-11%</text:p>
          </table:table-cell>
          <table:table-cell table:style-name="ce29" table:formula="of:=[.AC30]/[$Vanilla.AC14]-1" office:value-type="percentage" office:value="-0.105591176719417" calcext:value-type="percentage">
            <text:p>-11%</text:p>
          </table:table-cell>
          <table:table-cell table:style-name="ce29" table:formula="of:=[.AD30]/[$Vanilla.AD14]-1" office:value-type="percentage" office:value="-0.102418164934333" calcext:value-type="percentage">
            <text:p>-10%</text:p>
          </table:table-cell>
          <table:table-cell table:style-name="ce29" table:formula="of:=[.AE30]/[$Vanilla.AE14]-1" office:value-type="percentage" office:value="-0.09879544220212" calcext:value-type="percentage">
            <text:p>-10%</text:p>
          </table:table-cell>
          <table:table-cell table:style-name="ce29" table:formula="of:=[.AF30]/[$Vanilla.AF14]-1" office:value-type="percentage" office:value="-0.0947649745378637" calcext:value-type="percentage">
            <text:p>-9%</text:p>
          </table:table-cell>
          <table:table-cell table:style-name="ce29" table:formula="of:=[.AG30]/[$Vanilla.AG14]-1" office:value-type="percentage" office:value="-0.0903638656981958" calcext:value-type="percentage">
            <text:p>-9%</text:p>
          </table:table-cell>
          <table:table-cell table:style-name="ce29" table:formula="of:=[.AH30]/[$Vanilla.AH14]-1" office:value-type="percentage" office:value="-0.0856250088323004" calcext:value-type="percentage">
            <text:p>-9%</text:p>
          </table:table-cell>
          <table:table-cell table:style-name="ce29" table:formula="of:=[.AI30]/[$Vanilla.AI14]-1" office:value-type="percentage" office:value="-0.0805776424051534" calcext:value-type="percentage">
            <text:p>-8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4" table:formula="of:=MAX([.$B$27]*(1+ATAN([.$B$33]*[.E$27])*[.$B$28])*(1+[.$B$29]*[.$D31])*(1+[.$B$30]*[.$B$38])*(1+[.$B$31]*[.$B$39])*(1+[.$B$32]*[.$B$40])*(1+[.$B$34]*MAX([.$B$41]-[.$B$35];0));[.$B$36])" office:value-type="float" office:value="3.9375" calcext:value-type="float">
            <text:p>3.94</text:p>
          </table:table-cell>
          <table:table-cell table:style-name="ce24" table:formula="of:=MAX([.$B$27]*(1+ATAN([.$B$33]*[.F$27])*[.$B$28])*(1+[.$B$29]*[.$D31])*(1+[.$B$30]*[.$B$38])*(1+[.$B$31]*[.$B$39])*(1+[.$B$32]*[.$B$40])*(1+[.$B$34]*MAX([.$B$41]-[.$B$35];0));[.$B$36])" office:value-type="float" office:value="3.65753881935824" calcext:value-type="float">
            <text:p>3.66</text:p>
          </table:table-cell>
          <table:table-cell table:style-name="ce24" table:formula="of:=MAX([.$B$27]*(1+ATAN([.$B$33]*[.G$27])*[.$B$28])*(1+[.$B$29]*[.$D31])*(1+[.$B$30]*[.$B$38])*(1+[.$B$31]*[.$B$39])*(1+[.$B$32]*[.$B$40])*(1+[.$B$34]*MAX([.$B$41]-[.$B$35];0));[.$B$36])" office:value-type="float" office:value="3.38663417319558" calcext:value-type="float">
            <text:p>3.39</text:p>
          </table:table-cell>
          <table:table-cell table:style-name="ce24" table:formula="of:=MAX([.$B$27]*(1+ATAN([.$B$33]*[.H$27])*[.$B$28])*(1+[.$B$29]*[.$D31])*(1+[.$B$30]*[.$B$38])*(1+[.$B$31]*[.$B$39])*(1+[.$B$32]*[.$B$40])*(1+[.$B$34]*MAX([.$B$41]-[.$B$35];0));[.$B$36])" office:value-type="float" office:value="3.13219919007167" calcext:value-type="float">
            <text:p>3.13</text:p>
          </table:table-cell>
          <table:table-cell table:style-name="ce24" table:formula="of:=MAX([.$B$27]*(1+ATAN([.$B$33]*[.I$27])*[.$B$28])*(1+[.$B$29]*[.$D31])*(1+[.$B$30]*[.$B$38])*(1+[.$B$31]*[.$B$39])*(1+[.$B$32]*[.$B$40])*(1+[.$B$34]*MAX([.$B$41]-[.$B$35];0));[.$B$36])" office:value-type="float" office:value="2.89904103327853" calcext:value-type="float">
            <text:p>2.90</text:p>
          </table:table-cell>
          <table:table-cell table:style-name="ce24" table:formula="of:=MAX([.$B$27]*(1+ATAN([.$B$33]*[.J$27])*[.$B$28])*(1+[.$B$29]*[.$D31])*(1+[.$B$30]*[.$B$38])*(1+[.$B$31]*[.$B$39])*(1+[.$B$32]*[.$B$40])*(1+[.$B$34]*MAX([.$B$41]-[.$B$35];0));[.$B$36])" office:value-type="float" office:value="2.68928741290722" calcext:value-type="float">
            <text:p>2.69</text:p>
          </table:table-cell>
          <table:table-cell table:style-name="ce24" table:formula="of:=MAX([.$B$27]*(1+ATAN([.$B$33]*[.K$27])*[.$B$28])*(1+[.$B$29]*[.$D31])*(1+[.$B$30]*[.$B$38])*(1+[.$B$31]*[.$B$39])*(1+[.$B$32]*[.$B$40])*(1+[.$B$34]*MAX([.$B$41]-[.$B$35];0));[.$B$36])" office:value-type="float" office:value="2.50293305741758" calcext:value-type="float">
            <text:p>2.50</text:p>
          </table:table-cell>
          <table:table-cell table:style-name="ce24" table:formula="of:=MAX([.$B$27]*(1+ATAN([.$B$33]*[.L$27])*[.$B$28])*(1+[.$B$29]*[.$D31])*(1+[.$B$30]*[.$B$38])*(1+[.$B$31]*[.$B$39])*(1+[.$B$32]*[.$B$40])*(1+[.$B$34]*MAX([.$B$41]-[.$B$35];0));[.$B$36])" office:value-type="float" office:value="2.33859183514238" calcext:value-type="float">
            <text:p>2.34</text:p>
          </table:table-cell>
          <table:table-cell table:style-name="ce24" table:formula="of:=MAX([.$B$27]*(1+ATAN([.$B$33]*[.M$27])*[.$B$28])*(1+[.$B$29]*[.$D31])*(1+[.$B$30]*[.$B$38])*(1+[.$B$31]*[.$B$39])*(1+[.$B$32]*[.$B$40])*(1+[.$B$34]*MAX([.$B$41]-[.$B$35];0));[.$B$36])" office:value-type="float" office:value="2.19416430775477" calcext:value-type="float">
            <text:p>2.19</text:p>
          </table:table-cell>
          <table:table-cell table:style-name="ce24" table:formula="of:=MAX([.$B$27]*(1+ATAN([.$B$33]*[.N$27])*[.$B$28])*(1+[.$B$29]*[.$D31])*(1+[.$B$30]*[.$B$38])*(1+[.$B$31]*[.$B$39])*(1+[.$B$32]*[.$B$40])*(1+[.$B$34]*MAX([.$B$41]-[.$B$35];0));[.$B$36])" office:value-type="float" office:value="2.06731065180107" calcext:value-type="float">
            <text:p>2.07</text:p>
          </table:table-cell>
          <table:table-cell table:style-name="ce24" table:formula="of:=MAX([.$B$27]*(1+ATAN([.$B$33]*[.O$27])*[.$B$28])*(1+[.$B$29]*[.$D31])*(1+[.$B$30]*[.$B$38])*(1+[.$B$31]*[.$B$39])*(1+[.$B$32]*[.$B$40])*(1+[.$B$34]*MAX([.$B$41]-[.$B$35];0));[.$B$36])" office:value-type="float" office:value="1.95573504536413" calcext:value-type="float">
            <text:p>1.96</text:p>
          </table:table-cell>
          <table:table-cell table:style-name="ce24" table:formula="of:=MAX([.$B$27]*(1+ATAN([.$B$33]*[.P$27])*[.$B$28])*(1+[.$B$29]*[.$D31])*(1+[.$B$30]*[.$B$38])*(1+[.$B$31]*[.$B$39])*(1+[.$B$32]*[.$B$40])*(1+[.$B$34]*MAX([.$B$41]-[.$B$35];0));[.$B$36])" office:value-type="float" office:value="1.85733089613777" calcext:value-type="float">
            <text:p>1.86</text:p>
          </table:table-cell>
          <table:table-cell table:style-name="ce24" table:formula="of:=MAX([.$B$27]*(1+ATAN([.$B$33]*[.Q$27])*[.$B$28])*(1+[.$B$29]*[.$D31])*(1+[.$B$30]*[.$B$38])*(1+[.$B$31]*[.$B$39])*(1+[.$B$32]*[.$B$40])*(1+[.$B$34]*MAX([.$B$41]-[.$B$35];0));[.$B$36])" office:value-type="float" office:value="1.77023808398449" calcext:value-type="float">
            <text:p>1.77</text:p>
          </table:table-cell>
          <table:table-cell table:style-name="ce24" table:formula="of:=MAX([.$B$27]*(1+ATAN([.$B$33]*[.R$27])*[.$B$28])*(1+[.$B$29]*[.$D31])*(1+[.$B$30]*[.$B$38])*(1+[.$B$31]*[.$B$39])*(1+[.$B$32]*[.$B$40])*(1+[.$B$34]*MAX([.$B$41]-[.$B$35];0));[.$B$36])" office:value-type="float" office:value="1.69285072117882" calcext:value-type="float">
            <text:p>1.69</text:p>
          </table:table-cell>
          <table:table-cell table:style-name="ce24" table:formula="of:=MAX([.$B$27]*(1+ATAN([.$B$33]*[.S$27])*[.$B$28])*(1+[.$B$29]*[.$D31])*(1+[.$B$30]*[.$B$38])*(1+[.$B$31]*[.$B$39])*(1+[.$B$32]*[.$B$40])*(1+[.$B$34]*MAX([.$B$41]-[.$B$35];0));[.$B$36])" office:value-type="float" office:value="1.62380026768189" calcext:value-type="float">
            <text:p>1.62</text:p>
          </table:table-cell>
          <table:table-cell table:style-name="ce24" table:formula="of:=MAX([.$B$27]*(1+ATAN([.$B$33]*[.T$27])*[.$B$28])*(1+[.$B$29]*[.$D31])*(1+[.$B$30]*[.$B$38])*(1+[.$B$31]*[.$B$39])*(1+[.$B$32]*[.$B$40])*(1+[.$B$34]*MAX([.$B$41]-[.$B$35];0));[.$B$36])" office:value-type="float" office:value="1.56192850538127" calcext:value-type="float">
            <text:p>1.56</text:p>
          </table:table-cell>
          <table:table-cell table:style-name="ce24" table:formula="of:=MAX([.$B$27]*(1+ATAN([.$B$33]*[.U$27])*[.$B$28])*(1+[.$B$29]*[.$D31])*(1+[.$B$30]*[.$B$38])*(1+[.$B$31]*[.$B$39])*(1+[.$B$32]*[.$B$40])*(1+[.$B$34]*MAX([.$B$41]-[.$B$35];0));[.$B$36])" office:value-type="float" office:value="1.50625816643331" calcext:value-type="float">
            <text:p>1.51</text:p>
          </table:table-cell>
          <table:table-cell table:style-name="ce24" table:formula="of:=MAX([.$B$27]*(1+ATAN([.$B$33]*[.V$27])*[.$B$28])*(1+[.$B$29]*[.$D31])*(1+[.$B$30]*[.$B$38])*(1+[.$B$31]*[.$B$39])*(1+[.$B$32]*[.$B$40])*(1+[.$B$34]*MAX([.$B$41]-[.$B$35];0));[.$B$36])" office:value-type="float" office:value="1.45596502823786" calcext:value-type="float">
            <text:p>1.46</text:p>
          </table:table-cell>
          <table:table-cell table:style-name="ce24" table:formula="of:=MAX([.$B$27]*(1+ATAN([.$B$33]*[.W$27])*[.$B$28])*(1+[.$B$29]*[.$D31])*(1+[.$B$30]*[.$B$38])*(1+[.$B$31]*[.$B$39])*(1+[.$B$32]*[.$B$40])*(1+[.$B$34]*MAX([.$B$41]-[.$B$35];0));[.$B$36])" office:value-type="float" office:value="1.41035307313109" calcext:value-type="float">
            <text:p>1.41</text:p>
          </table:table-cell>
          <table:table-cell table:style-name="ce24" table:formula="of:=MAX([.$B$27]*(1+ATAN([.$B$33]*[.X$27])*[.$B$28])*(1+[.$B$29]*[.$D31])*(1+[.$B$30]*[.$B$38])*(1+[.$B$31]*[.$B$39])*(1+[.$B$32]*[.$B$40])*(1+[.$B$34]*MAX([.$B$41]-[.$B$35];0));[.$B$36])" office:value-type="float" office:value="1.36883315300139" calcext:value-type="float">
            <text:p>1.37</text:p>
          </table:table-cell>
          <table:table-cell table:style-name="ce24" table:formula="of:=MAX([.$B$27]*(1+ATAN([.$B$33]*[.Y$27])*[.$B$28])*(1+[.$B$29]*[.$D31])*(1+[.$B$30]*[.$B$38])*(1+[.$B$31]*[.$B$39])*(1+[.$B$32]*[.$B$40])*(1+[.$B$34]*MAX([.$B$41]-[.$B$35];0));[.$B$36])" office:value-type="float" office:value="1.33090503864738" calcext:value-type="float">
            <text:p>1.33</text:p>
          </table:table-cell>
          <table:table-cell table:style-name="ce24" table:formula="of:=MAX([.$B$27]*(1+ATAN([.$B$33]*[.Z$27])*[.$B$28])*(1+[.$B$29]*[.$D31])*(1+[.$B$30]*[.$B$38])*(1+[.$B$31]*[.$B$39])*(1+[.$B$32]*[.$B$40])*(1+[.$B$34]*MAX([.$B$41]-[.$B$35];0));[.$B$36])" office:value-type="float" office:value="1.29614249613414" calcext:value-type="float">
            <text:p>1.30</text:p>
          </table:table-cell>
          <table:table-cell table:style-name="ce24" table:formula="of:=MAX([.$B$27]*(1+ATAN([.$B$33]*[.AA$27])*[.$B$28])*(1+[.$B$29]*[.$D31])*(1+[.$B$30]*[.$B$38])*(1+[.$B$31]*[.$B$39])*(1+[.$B$32]*[.$B$40])*(1+[.$B$34]*MAX([.$B$41]-[.$B$35];0));[.$B$36])" office:value-type="float" office:value="1.2641809610083" calcext:value-type="float">
            <text:p>1.26</text:p>
          </table:table-cell>
          <table:table-cell table:style-name="ce24" table:formula="of:=MAX([.$B$27]*(1+ATAN([.$B$33]*[.AB$27])*[.$B$28])*(1+[.$B$29]*[.$D31])*(1+[.$B$30]*[.$B$38])*(1+[.$B$31]*[.$B$39])*(1+[.$B$32]*[.$B$40])*(1+[.$B$34]*MAX([.$B$41]-[.$B$35];0));[.$B$36])" office:value-type="float" office:value="1.23470738984589" calcext:value-type="float">
            <text:p>1.23</text:p>
          </table:table-cell>
          <table:table-cell table:style-name="ce24" table:formula="of:=MAX([.$B$27]*(1+ATAN([.$B$33]*[.AC$27])*[.$B$28])*(1+[.$B$29]*[.$D31])*(1+[.$B$30]*[.$B$38])*(1+[.$B$31]*[.$B$39])*(1+[.$B$32]*[.$B$40])*(1+[.$B$34]*MAX([.$B$41]-[.$B$35];0));[.$B$36])" office:value-type="float" office:value="1.20745191142878" calcext:value-type="float">
            <text:p>1.21</text:p>
          </table:table-cell>
          <table:table-cell table:style-name="ce24" table:formula="of:=MAX([.$B$27]*(1+ATAN([.$B$33]*[.AD$27])*[.$B$28])*(1+[.$B$29]*[.$D31])*(1+[.$B$30]*[.$B$38])*(1+[.$B$31]*[.$B$39])*(1+[.$B$32]*[.$B$40])*(1+[.$B$34]*MAX([.$B$41]-[.$B$35];0));[.$B$36])" office:value-type="float" office:value="1.18218095350112" calcext:value-type="float">
            <text:p>1.18</text:p>
          </table:table-cell>
          <table:table-cell table:style-name="ce24" table:formula="of:=MAX([.$B$27]*(1+ATAN([.$B$33]*[.AE$27])*[.$B$28])*(1+[.$B$29]*[.$D31])*(1+[.$B$30]*[.$B$38])*(1+[.$B$31]*[.$B$39])*(1+[.$B$32]*[.$B$40])*(1+[.$B$34]*MAX([.$B$41]-[.$B$35];0));[.$B$36])" office:value-type="float" office:value="1.15869157431156" calcext:value-type="float">
            <text:p>1.16</text:p>
          </table:table-cell>
          <table:table-cell table:style-name="ce24" table:formula="of:=MAX([.$B$27]*(1+ATAN([.$B$33]*[.AF$27])*[.$B$28])*(1+[.$B$29]*[.$D31])*(1+[.$B$30]*[.$B$38])*(1+[.$B$31]*[.$B$39])*(1+[.$B$32]*[.$B$40])*(1+[.$B$34]*MAX([.$B$41]-[.$B$35];0));[.$B$36])" office:value-type="float" office:value="1.13680677616175" calcext:value-type="float">
            <text:p>1.14</text:p>
          </table:table-cell>
          <table:table-cell table:style-name="ce24" table:formula="of:=MAX([.$B$27]*(1+ATAN([.$B$33]*[.AG$27])*[.$B$28])*(1+[.$B$29]*[.$D31])*(1+[.$B$30]*[.$B$38])*(1+[.$B$31]*[.$B$39])*(1+[.$B$32]*[.$B$40])*(1+[.$B$34]*MAX([.$B$41]-[.$B$35];0));[.$B$36])" office:value-type="float" office:value="1.1163716193704" calcext:value-type="float">
            <text:p>1.12</text:p>
          </table:table-cell>
          <table:table-cell table:style-name="ce24" table:formula="of:=MAX([.$B$27]*(1+ATAN([.$B$33]*[.AH$27])*[.$B$28])*(1+[.$B$29]*[.$D31])*(1+[.$B$30]*[.$B$38])*(1+[.$B$31]*[.$B$39])*(1+[.$B$32]*[.$B$40])*(1+[.$B$34]*MAX([.$B$41]-[.$B$35];0));[.$B$36])" office:value-type="float" office:value="1.09724998940124" calcext:value-type="float">
            <text:p>1.10</text:p>
          </table:table-cell>
          <table:table-cell table:style-name="ce24" table:formula="of:=MAX([.$B$27]*(1+ATAN([.$B$33]*[.AI$27])*[.$B$28])*(1+[.$B$29]*[.$D31])*(1+[.$B$30]*[.$B$38])*(1+[.$B$31]*[.$B$39])*(1+[.$B$32]*[.$B$40])*(1+[.$B$34]*MAX([.$B$41]-[.$B$35];0));[.$B$36])" office:value-type="float" office:value="1.07932189804612" calcext:value-type="float">
            <text:p>1.08</text:p>
          </table:table-cell>
          <table:table-cell table:number-columns-repeated="3"/>
          <table:table-cell table:style-name="ce29" table:formula="of:=[.E31]/[$Vanilla.E15]-1" office:value-type="percentage" office:value="0.145454545454546" calcext:value-type="percentage">
            <text:p>15%</text:p>
          </table:table-cell>
          <table:table-cell table:style-name="ce29" table:formula="of:=[.F31]/[$Vanilla.F15]-1" office:value-type="percentage" office:value="0.130511998710729" calcext:value-type="percentage">
            <text:p>13%</text:p>
          </table:table-cell>
          <table:table-cell table:style-name="ce29" table:formula="of:=[.G31]/[$Vanilla.G15]-1" office:value-type="percentage" office:value="0.108353002136735" calcext:value-type="percentage">
            <text:p>11%</text:p>
          </table:table-cell>
          <table:table-cell table:style-name="ce29" table:formula="of:=[.H31]/[$Vanilla.H15]-1" office:value-type="percentage" office:value="0.0820324474793042" calcext:value-type="percentage">
            <text:p>8%</text:p>
          </table:table-cell>
          <table:table-cell table:style-name="ce29" table:formula="of:=[.I31]/[$Vanilla.I15]-1" office:value-type="percentage" office:value="0.054196739374011" calcext:value-type="percentage">
            <text:p>5%</text:p>
          </table:table-cell>
          <table:table-cell table:style-name="ce29" table:formula="of:=[.J31]/[$Vanilla.J15]-1" office:value-type="percentage" office:value="0.0268188303827568" calcext:value-type="percentage">
            <text:p>3%</text:p>
          </table:table-cell>
          <table:table-cell table:style-name="ce29" table:formula="of:=[.K31]/[$Vanilla.K15]-1" office:value-type="percentage" office:value="0.00117322296703204" calcext:value-type="percentage">
            <text:p>0%</text:p>
          </table:table-cell>
          <table:table-cell table:style-name="ce29" table:formula="of:=[.L31]/[$Vanilla.L15]-1" office:value-type="percentage" office:value="-0.0220434143950048" calcext:value-type="percentage">
            <text:p>-2%</text:p>
          </table:table-cell>
          <table:table-cell table:style-name="ce29" table:formula="of:=[.M31]/[$Vanilla.M15]-1" office:value-type="percentage" office:value="-0.0425464838888276" calcext:value-type="percentage">
            <text:p>-4%</text:p>
          </table:table-cell>
          <table:table-cell table:style-name="ce29" table:formula="of:=[.N31]/[$Vanilla.N15]-1" office:value-type="percentage" office:value="-0.0603133400904228" calcext:value-type="percentage">
            <text:p>-6%</text:p>
          </table:table-cell>
          <table:table-cell table:style-name="ce29" table:formula="of:=[.O31]/[$Vanilla.O15]-1" office:value-type="percentage" office:value="-0.0754707058278659" calcext:value-type="percentage">
            <text:p>-8%</text:p>
          </table:table-cell>
          <table:table-cell table:style-name="ce29" table:formula="of:=[.P31]/[$Vanilla.P15]-1" office:value-type="percentage" office:value="-0.0882193782596403" calcext:value-type="percentage">
            <text:p>-9%</text:p>
          </table:table-cell>
          <table:table-cell table:style-name="ce29" table:formula="of:=[.Q31]/[$Vanilla.Q15]-1" office:value-type="percentage" office:value="-0.0987878845169868" calcext:value-type="percentage">
            <text:p>-10%</text:p>
          </table:table-cell>
          <table:table-cell table:style-name="ce29" table:formula="of:=[.R31]/[$Vanilla.R15]-1" office:value-type="percentage" office:value="-0.10740598337844" calcext:value-type="percentage">
            <text:p>-11%</text:p>
          </table:table-cell>
          <table:table-cell table:style-name="ce29" table:formula="of:=[.S31]/[$Vanilla.S15]-1" office:value-type="percentage" office:value="-0.114290763082605" calcext:value-type="percentage">
            <text:p>-11%</text:p>
          </table:table-cell>
          <table:table-cell table:style-name="ce29" table:formula="of:=[.T31]/[$Vanilla.T15]-1" office:value-type="percentage" office:value="-0.119640296966921" calcext:value-type="percentage">
            <text:p>-12%</text:p>
          </table:table-cell>
          <table:table-cell table:style-name="ce29" table:formula="of:=[.U31]/[$Vanilla.U15]-1" office:value-type="percentage" office:value="-0.123631612256983" calcext:value-type="percentage">
            <text:p>-12%</text:p>
          </table:table-cell>
          <table:table-cell table:style-name="ce29" table:formula="of:=[.V31]/[$Vanilla.V15]-1" office:value-type="percentage" office:value="-0.126420983057284" calcext:value-type="percentage">
            <text:p>-13%</text:p>
          </table:table-cell>
          <table:table-cell table:style-name="ce29" table:formula="of:=[.W31]/[$Vanilla.W15]-1" office:value-type="percentage" office:value="-0.128145372973508" calcext:value-type="percentage">
            <text:p>-13%</text:p>
          </table:table-cell>
          <table:table-cell table:style-name="ce29" table:formula="of:=[.X31]/[$Vanilla.X15]-1" office:value-type="percentage" office:value="-0.128924357180934" calcext:value-type="percentage">
            <text:p>-13%</text:p>
          </table:table-cell>
          <table:table-cell table:style-name="ce29" table:formula="of:=[.Y31]/[$Vanilla.Y15]-1" office:value-type="percentage" office:value="-0.128862156521715" calcext:value-type="percentage">
            <text:p>-13%</text:p>
          </table:table-cell>
          <table:table-cell table:style-name="ce29" table:formula="of:=[.Z31]/[$Vanilla.Z15]-1" office:value-type="percentage" office:value="-0.12804959350976" calcext:value-type="percentage">
            <text:p>-13%</text:p>
          </table:table-cell>
          <table:table-cell table:style-name="ce29" table:formula="of:=[.AA31]/[$Vanilla.AA15]-1" office:value-type="percentage" office:value="-0.126565881485175" calcext:value-type="percentage">
            <text:p>-13%</text:p>
          </table:table-cell>
          <table:table-cell table:style-name="ce29" table:formula="of:=[.AB31]/[$Vanilla.AB15]-1" office:value-type="percentage" office:value="-0.124480214472914" calcext:value-type="percentage">
            <text:p>-12%</text:p>
          </table:table-cell>
          <table:table-cell table:style-name="ce29" table:formula="of:=[.AC31]/[$Vanilla.AC15]-1" office:value-type="percentage" office:value="-0.121853155324524" calcext:value-type="percentage">
            <text:p>-12%</text:p>
          </table:table-cell>
          <table:table-cell table:style-name="ce29" table:formula="of:=[.AD31]/[$Vanilla.AD15]-1" office:value-type="percentage" office:value="-0.118737834662801" calcext:value-type="percentage">
            <text:p>-12%</text:p>
          </table:table-cell>
          <table:table-cell table:style-name="ce29" table:formula="of:=[.AE31]/[$Vanilla.AE15]-1" office:value-type="percentage" office:value="-0.115180979616627" calcext:value-type="percentage">
            <text:p>-12%</text:p>
          </table:table-cell>
          <table:table-cell table:style-name="ce29" table:formula="of:=[.AF31]/[$Vanilla.AF15]-1" office:value-type="percentage" office:value="-0.111223793182632" calcext:value-type="percentage">
            <text:p>-11%</text:p>
          </table:table-cell>
          <table:table-cell table:style-name="ce29" table:formula="of:=[.AG31]/[$Vanilla.AG15]-1" office:value-type="percentage" office:value="-0.10690270450368" calcext:value-type="percentage">
            <text:p>-11%</text:p>
          </table:table-cell>
          <table:table-cell table:style-name="ce29" table:formula="of:=[.AH31]/[$Vanilla.AH15]-1" office:value-type="percentage" office:value="-0.102250008671713" calcext:value-type="percentage">
            <text:p>-10%</text:p>
          </table:table-cell>
          <table:table-cell table:style-name="ce29" table:formula="of:=[.AI31]/[$Vanilla.AI15]-1" office:value-type="percentage" office:value="-0.097294412543245" calcext:value-type="percentage">
            <text:p>-10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4" table:formula="of:=MAX([.$B$27]*(1+ATAN([.$B$33]*[.E$27])*[.$B$28])*(1+[.$B$29]*[.$D32])*(1+[.$B$30]*[.$B$38])*(1+[.$B$31]*[.$B$39])*(1+[.$B$32]*[.$B$40])*(1+[.$B$34]*MAX([.$B$41]-[.$B$35];0));[.$B$36])" office:value-type="float" office:value="4.375" calcext:value-type="float">
            <text:p>4.38</text:p>
          </table:table-cell>
          <table:table-cell table:style-name="ce24" table:formula="of:=MAX([.$B$27]*(1+ATAN([.$B$33]*[.F$27])*[.$B$28])*(1+[.$B$29]*[.$D32])*(1+[.$B$30]*[.$B$38])*(1+[.$B$31]*[.$B$39])*(1+[.$B$32]*[.$B$40])*(1+[.$B$34]*MAX([.$B$41]-[.$B$35];0));[.$B$36])" office:value-type="float" office:value="4.06393202150916" calcext:value-type="float">
            <text:p>4.06</text:p>
          </table:table-cell>
          <table:table-cell table:style-name="ce24" table:formula="of:=MAX([.$B$27]*(1+ATAN([.$B$33]*[.G$27])*[.$B$28])*(1+[.$B$29]*[.$D32])*(1+[.$B$30]*[.$B$38])*(1+[.$B$31]*[.$B$39])*(1+[.$B$32]*[.$B$40])*(1+[.$B$34]*MAX([.$B$41]-[.$B$35];0));[.$B$36])" office:value-type="float" office:value="3.7629268591062" calcext:value-type="float">
            <text:p>3.76</text:p>
          </table:table-cell>
          <table:table-cell table:style-name="ce24" table:formula="of:=MAX([.$B$27]*(1+ATAN([.$B$33]*[.H$27])*[.$B$28])*(1+[.$B$29]*[.$D32])*(1+[.$B$30]*[.$B$38])*(1+[.$B$31]*[.$B$39])*(1+[.$B$32]*[.$B$40])*(1+[.$B$34]*MAX([.$B$41]-[.$B$35];0));[.$B$36])" office:value-type="float" office:value="3.48022132230185" calcext:value-type="float">
            <text:p>3.48</text:p>
          </table:table-cell>
          <table:table-cell table:style-name="ce24" table:formula="of:=MAX([.$B$27]*(1+ATAN([.$B$33]*[.I$27])*[.$B$28])*(1+[.$B$29]*[.$D32])*(1+[.$B$30]*[.$B$38])*(1+[.$B$31]*[.$B$39])*(1+[.$B$32]*[.$B$40])*(1+[.$B$34]*MAX([.$B$41]-[.$B$35];0));[.$B$36])" office:value-type="float" office:value="3.22115670364282" calcext:value-type="float">
            <text:p>3.22</text:p>
          </table:table-cell>
          <table:table-cell table:style-name="ce24" table:formula="of:=MAX([.$B$27]*(1+ATAN([.$B$33]*[.J$27])*[.$B$28])*(1+[.$B$29]*[.$D32])*(1+[.$B$30]*[.$B$38])*(1+[.$B$31]*[.$B$39])*(1+[.$B$32]*[.$B$40])*(1+[.$B$34]*MAX([.$B$41]-[.$B$35];0));[.$B$36])" office:value-type="float" office:value="2.98809712545246" calcext:value-type="float">
            <text:p>2.99</text:p>
          </table:table-cell>
          <table:table-cell table:style-name="ce24" table:formula="of:=MAX([.$B$27]*(1+ATAN([.$B$33]*[.K$27])*[.$B$28])*(1+[.$B$29]*[.$D32])*(1+[.$B$30]*[.$B$38])*(1+[.$B$31]*[.$B$39])*(1+[.$B$32]*[.$B$40])*(1+[.$B$34]*MAX([.$B$41]-[.$B$35];0));[.$B$36])" office:value-type="float" office:value="2.78103673046398" calcext:value-type="float">
            <text:p>2.78</text:p>
          </table:table-cell>
          <table:table-cell table:style-name="ce24" table:formula="of:=MAX([.$B$27]*(1+ATAN([.$B$33]*[.L$27])*[.$B$28])*(1+[.$B$29]*[.$D32])*(1+[.$B$30]*[.$B$38])*(1+[.$B$31]*[.$B$39])*(1+[.$B$32]*[.$B$40])*(1+[.$B$34]*MAX([.$B$41]-[.$B$35];0));[.$B$36])" office:value-type="float" office:value="2.59843537238042" calcext:value-type="float">
            <text:p>2.60</text:p>
          </table:table-cell>
          <table:table-cell table:style-name="ce24" table:formula="of:=MAX([.$B$27]*(1+ATAN([.$B$33]*[.M$27])*[.$B$28])*(1+[.$B$29]*[.$D32])*(1+[.$B$30]*[.$B$38])*(1+[.$B$31]*[.$B$39])*(1+[.$B$32]*[.$B$40])*(1+[.$B$34]*MAX([.$B$41]-[.$B$35];0));[.$B$36])" office:value-type="float" office:value="2.43796034194974" calcext:value-type="float">
            <text:p>2.44</text:p>
          </table:table-cell>
          <table:table-cell table:style-name="ce24" table:formula="of:=MAX([.$B$27]*(1+ATAN([.$B$33]*[.N$27])*[.$B$28])*(1+[.$B$29]*[.$D32])*(1+[.$B$30]*[.$B$38])*(1+[.$B$31]*[.$B$39])*(1+[.$B$32]*[.$B$40])*(1+[.$B$34]*MAX([.$B$41]-[.$B$35];0));[.$B$36])" office:value-type="float" office:value="2.29701183533452" calcext:value-type="float">
            <text:p>2.30</text:p>
          </table:table-cell>
          <table:table-cell table:style-name="ce24" table:formula="of:=MAX([.$B$27]*(1+ATAN([.$B$33]*[.O$27])*[.$B$28])*(1+[.$B$29]*[.$D32])*(1+[.$B$30]*[.$B$38])*(1+[.$B$31]*[.$B$39])*(1+[.$B$32]*[.$B$40])*(1+[.$B$34]*MAX([.$B$41]-[.$B$35];0));[.$B$36])" office:value-type="float" office:value="2.17303893929348" calcext:value-type="float">
            <text:p>2.17</text:p>
          </table:table-cell>
          <table:table-cell table:style-name="ce24" table:formula="of:=MAX([.$B$27]*(1+ATAN([.$B$33]*[.P$27])*[.$B$28])*(1+[.$B$29]*[.$D32])*(1+[.$B$30]*[.$B$38])*(1+[.$B$31]*[.$B$39])*(1+[.$B$32]*[.$B$40])*(1+[.$B$34]*MAX([.$B$41]-[.$B$35];0));[.$B$36])" office:value-type="float" office:value="2.06370099570863" calcext:value-type="float">
            <text:p>2.06</text:p>
          </table:table-cell>
          <table:table-cell table:style-name="ce24" table:formula="of:=MAX([.$B$27]*(1+ATAN([.$B$33]*[.Q$27])*[.$B$28])*(1+[.$B$29]*[.$D32])*(1+[.$B$30]*[.$B$38])*(1+[.$B$31]*[.$B$39])*(1+[.$B$32]*[.$B$40])*(1+[.$B$34]*MAX([.$B$41]-[.$B$35];0));[.$B$36])" office:value-type="float" office:value="1.96693120442721" calcext:value-type="float">
            <text:p>1.97</text:p>
          </table:table-cell>
          <table:table-cell table:style-name="ce24" table:formula="of:=MAX([.$B$27]*(1+ATAN([.$B$33]*[.R$27])*[.$B$28])*(1+[.$B$29]*[.$D32])*(1+[.$B$30]*[.$B$38])*(1+[.$B$31]*[.$B$39])*(1+[.$B$32]*[.$B$40])*(1+[.$B$34]*MAX([.$B$41]-[.$B$35];0));[.$B$36])" office:value-type="float" office:value="1.88094524575424" calcext:value-type="float">
            <text:p>1.88</text:p>
          </table:table-cell>
          <table:table-cell table:style-name="ce24" table:formula="of:=MAX([.$B$27]*(1+ATAN([.$B$33]*[.S$27])*[.$B$28])*(1+[.$B$29]*[.$D32])*(1+[.$B$30]*[.$B$38])*(1+[.$B$31]*[.$B$39])*(1+[.$B$32]*[.$B$40])*(1+[.$B$34]*MAX([.$B$41]-[.$B$35];0));[.$B$36])" office:value-type="float" office:value="1.80422251964655" calcext:value-type="float">
            <text:p>1.80</text:p>
          </table:table-cell>
          <table:table-cell table:style-name="ce24" table:formula="of:=MAX([.$B$27]*(1+ATAN([.$B$33]*[.T$27])*[.$B$28])*(1+[.$B$29]*[.$D32])*(1+[.$B$30]*[.$B$38])*(1+[.$B$31]*[.$B$39])*(1+[.$B$32]*[.$B$40])*(1+[.$B$34]*MAX([.$B$41]-[.$B$35];0));[.$B$36])" office:value-type="float" office:value="1.7354761170903" calcext:value-type="float">
            <text:p>1.74</text:p>
          </table:table-cell>
          <table:table-cell table:style-name="ce24" table:formula="of:=MAX([.$B$27]*(1+ATAN([.$B$33]*[.U$27])*[.$B$28])*(1+[.$B$29]*[.$D32])*(1+[.$B$30]*[.$B$38])*(1+[.$B$31]*[.$B$39])*(1+[.$B$32]*[.$B$40])*(1+[.$B$34]*MAX([.$B$41]-[.$B$35];0));[.$B$36])" office:value-type="float" office:value="1.6736201849259" calcext:value-type="float">
            <text:p>1.67</text:p>
          </table:table-cell>
          <table:table-cell table:style-name="ce24" table:formula="of:=MAX([.$B$27]*(1+ATAN([.$B$33]*[.V$27])*[.$B$28])*(1+[.$B$29]*[.$D32])*(1+[.$B$30]*[.$B$38])*(1+[.$B$31]*[.$B$39])*(1+[.$B$32]*[.$B$40])*(1+[.$B$34]*MAX([.$B$41]-[.$B$35];0));[.$B$36])" office:value-type="float" office:value="1.61773892026429" calcext:value-type="float">
            <text:p>1.62</text:p>
          </table:table-cell>
          <table:table-cell table:style-name="ce24" table:formula="of:=MAX([.$B$27]*(1+ATAN([.$B$33]*[.W$27])*[.$B$28])*(1+[.$B$29]*[.$D32])*(1+[.$B$30]*[.$B$38])*(1+[.$B$31]*[.$B$39])*(1+[.$B$32]*[.$B$40])*(1+[.$B$34]*MAX([.$B$41]-[.$B$35];0));[.$B$36])" office:value-type="float" office:value="1.56705897014565" calcext:value-type="float">
            <text:p>1.57</text:p>
          </table:table-cell>
          <table:table-cell table:style-name="ce24" table:formula="of:=MAX([.$B$27]*(1+ATAN([.$B$33]*[.X$27])*[.$B$28])*(1+[.$B$29]*[.$D32])*(1+[.$B$30]*[.$B$38])*(1+[.$B$31]*[.$B$39])*(1+[.$B$32]*[.$B$40])*(1+[.$B$34]*MAX([.$B$41]-[.$B$35];0));[.$B$36])" office:value-type="float" office:value="1.5209257255571" calcext:value-type="float">
            <text:p>1.52</text:p>
          </table:table-cell>
          <table:table-cell table:style-name="ce24" table:formula="of:=MAX([.$B$27]*(1+ATAN([.$B$33]*[.Y$27])*[.$B$28])*(1+[.$B$29]*[.$D32])*(1+[.$B$30]*[.$B$38])*(1+[.$B$31]*[.$B$39])*(1+[.$B$32]*[.$B$40])*(1+[.$B$34]*MAX([.$B$41]-[.$B$35];0));[.$B$36])" office:value-type="float" office:value="1.47878337627487" calcext:value-type="float">
            <text:p>1.48</text:p>
          </table:table-cell>
          <table:table-cell table:style-name="ce24" table:formula="of:=MAX([.$B$27]*(1+ATAN([.$B$33]*[.Z$27])*[.$B$28])*(1+[.$B$29]*[.$D32])*(1+[.$B$30]*[.$B$38])*(1+[.$B$31]*[.$B$39])*(1+[.$B$32]*[.$B$40])*(1+[.$B$34]*MAX([.$B$41]-[.$B$35];0));[.$B$36])" office:value-type="float" office:value="1.44015832903793" calcext:value-type="float">
            <text:p>1.44</text:p>
          </table:table-cell>
          <table:table-cell table:style-name="ce24" table:formula="of:=MAX([.$B$27]*(1+ATAN([.$B$33]*[.AA$27])*[.$B$28])*(1+[.$B$29]*[.$D32])*(1+[.$B$30]*[.$B$38])*(1+[.$B$31]*[.$B$39])*(1+[.$B$32]*[.$B$40])*(1+[.$B$34]*MAX([.$B$41]-[.$B$35];0));[.$B$36])" office:value-type="float" office:value="1.40464551223144" calcext:value-type="float">
            <text:p>1.40</text:p>
          </table:table-cell>
          <table:table-cell table:style-name="ce24" table:formula="of:=MAX([.$B$27]*(1+ATAN([.$B$33]*[.AB$27])*[.$B$28])*(1+[.$B$29]*[.$D32])*(1+[.$B$30]*[.$B$38])*(1+[.$B$31]*[.$B$39])*(1+[.$B$32]*[.$B$40])*(1+[.$B$34]*MAX([.$B$41]-[.$B$35];0));[.$B$36])" office:value-type="float" office:value="1.37189709982877" calcext:value-type="float">
            <text:p>1.37</text:p>
          </table:table-cell>
          <table:table-cell table:style-name="ce24" table:formula="of:=MAX([.$B$27]*(1+ATAN([.$B$33]*[.AC$27])*[.$B$28])*(1+[.$B$29]*[.$D32])*(1+[.$B$30]*[.$B$38])*(1+[.$B$31]*[.$B$39])*(1+[.$B$32]*[.$B$40])*(1+[.$B$34]*MAX([.$B$41]-[.$B$35];0));[.$B$36])" office:value-type="float" office:value="1.34161323492087" calcext:value-type="float">
            <text:p>1.34</text:p>
          </table:table-cell>
          <table:table-cell table:style-name="ce24" table:formula="of:=MAX([.$B$27]*(1+ATAN([.$B$33]*[.AD$27])*[.$B$28])*(1+[.$B$29]*[.$D32])*(1+[.$B$30]*[.$B$38])*(1+[.$B$31]*[.$B$39])*(1+[.$B$32]*[.$B$40])*(1+[.$B$34]*MAX([.$B$41]-[.$B$35];0));[.$B$36])" office:value-type="float" office:value="1.31353439277902" calcext:value-type="float">
            <text:p>1.31</text:p>
          </table:table-cell>
          <table:table-cell table:style-name="ce24" table:formula="of:=MAX([.$B$27]*(1+ATAN([.$B$33]*[.AE$27])*[.$B$28])*(1+[.$B$29]*[.$D32])*(1+[.$B$30]*[.$B$38])*(1+[.$B$31]*[.$B$39])*(1+[.$B$32]*[.$B$40])*(1+[.$B$34]*MAX([.$B$41]-[.$B$35];0));[.$B$36])" office:value-type="float" office:value="1.2874350825684" calcext:value-type="float">
            <text:p>1.29</text:p>
          </table:table-cell>
          <table:table-cell table:style-name="ce24" table:formula="of:=MAX([.$B$27]*(1+ATAN([.$B$33]*[.AF$27])*[.$B$28])*(1+[.$B$29]*[.$D32])*(1+[.$B$30]*[.$B$38])*(1+[.$B$31]*[.$B$39])*(1+[.$B$32]*[.$B$40])*(1+[.$B$34]*MAX([.$B$41]-[.$B$35];0));[.$B$36])" office:value-type="float" office:value="1.26311864017973" calcext:value-type="float">
            <text:p>1.26</text:p>
          </table:table-cell>
          <table:table-cell table:style-name="ce24" table:formula="of:=MAX([.$B$27]*(1+ATAN([.$B$33]*[.AG$27])*[.$B$28])*(1+[.$B$29]*[.$D32])*(1+[.$B$30]*[.$B$38])*(1+[.$B$31]*[.$B$39])*(1+[.$B$32]*[.$B$40])*(1+[.$B$34]*MAX([.$B$41]-[.$B$35];0));[.$B$36])" office:value-type="float" office:value="1.24041291041155" calcext:value-type="float">
            <text:p>1.24</text:p>
          </table:table-cell>
          <table:table-cell table:style-name="ce24" table:formula="of:=MAX([.$B$27]*(1+ATAN([.$B$33]*[.AH$27])*[.$B$28])*(1+[.$B$29]*[.$D32])*(1+[.$B$30]*[.$B$38])*(1+[.$B$31]*[.$B$39])*(1+[.$B$32]*[.$B$40])*(1+[.$B$34]*MAX([.$B$41]-[.$B$35];0));[.$B$36])" office:value-type="float" office:value="1.21916665489027" calcext:value-type="float">
            <text:p>1.22</text:p>
          </table:table-cell>
          <table:table-cell table:style-name="ce24" table:formula="of:=MAX([.$B$27]*(1+ATAN([.$B$33]*[.AI$27])*[.$B$28])*(1+[.$B$29]*[.$D32])*(1+[.$B$30]*[.$B$38])*(1+[.$B$31]*[.$B$39])*(1+[.$B$32]*[.$B$40])*(1+[.$B$34]*MAX([.$B$41]-[.$B$35];0));[.$B$36])" office:value-type="float" office:value="1.19924655338458" calcext:value-type="float">
            <text:p>1.20</text:p>
          </table:table-cell>
          <table:table-cell table:number-columns-repeated="3"/>
          <table:table-cell table:style-name="ce29" table:formula="of:=[.E32]/[$Vanilla.E16]-1" office:value-type="percentage" office:value="0.129032258064516" calcext:value-type="percentage">
            <text:p>13%</text:p>
          </table:table-cell>
          <table:table-cell table:style-name="ce29" table:formula="of:=[.F32]/[$Vanilla.F16]-1" office:value-type="percentage" office:value="0.114303941381544" calcext:value-type="percentage">
            <text:p>11%</text:p>
          </table:table-cell>
          <table:table-cell table:style-name="ce29" table:formula="of:=[.G32]/[$Vanilla.G16]-1" office:value-type="percentage" office:value="0.0924626365147032" calcext:value-type="percentage">
            <text:p>9%</text:p>
          </table:table-cell>
          <table:table-cell table:style-name="ce29" table:formula="of:=[.H32]/[$Vanilla.H16]-1" office:value-type="percentage" office:value="0.0665194374795992" calcext:value-type="percentage">
            <text:p>7%</text:p>
          </table:table-cell>
          <table:table-cell table:style-name="ce29" table:formula="of:=[.I32]/[$Vanilla.I16]-1" office:value-type="percentage" office:value="0.0390828076267162" calcext:value-type="percentage">
            <text:p>4%</text:p>
          </table:table-cell>
          <table:table-cell table:style-name="ce29" table:formula="of:=[.J32]/[$Vanilla.J16]-1" office:value-type="percentage" office:value="0.0120974134597043" calcext:value-type="percentage">
            <text:p>1%</text:p>
          </table:table-cell>
          <table:table-cell table:style-name="ce29" table:formula="of:=[.K32]/[$Vanilla.K16]-1" office:value-type="percentage" office:value="-0.0131805149966524" calcext:value-type="percentage">
            <text:p>-1%</text:p>
          </table:table-cell>
          <table:table-cell table:style-name="ce29" table:formula="of:=[.L32]/[$Vanilla.L16]-1" office:value-type="percentage" office:value="-0.0360642973427474" calcext:value-type="percentage">
            <text:p>-4%</text:p>
          </table:table-cell>
          <table:table-cell table:style-name="ce29" table:formula="of:=[.M32]/[$Vanilla.M16]-1" office:value-type="percentage" office:value="-0.0562734160194556" calcext:value-type="percentage">
            <text:p>-6%</text:p>
          </table:table-cell>
          <table:table-cell table:style-name="ce29" table:formula="of:=[.N32]/[$Vanilla.N16]-1" office:value-type="percentage" office:value="-0.0737855502683387" calcext:value-type="percentage">
            <text:p>-7%</text:p>
          </table:table-cell>
          <table:table-cell table:style-name="ce29" table:formula="of:=[.O32]/[$Vanilla.O16]-1" office:value-type="percentage" office:value="-0.0887256061027342" calcext:value-type="percentage">
            <text:p>-9%</text:p>
          </table:table-cell>
          <table:table-cell table:style-name="ce29" table:formula="of:=[.P32]/[$Vanilla.P16]-1" office:value-type="percentage" office:value="-0.101291501868822" calcext:value-type="percentage">
            <text:p>-10%</text:p>
          </table:table-cell>
          <table:table-cell table:style-name="ce29" table:formula="of:=[.Q32]/[$Vanilla.Q16]-1" office:value-type="percentage" office:value="-0.111708488323195" calcext:value-type="percentage">
            <text:p>-11%</text:p>
          </table:table-cell>
          <table:table-cell table:style-name="ce29" table:formula="of:=[.R32]/[$Vanilla.R16]-1" office:value-type="percentage" office:value="-0.120203030211726" calcext:value-type="percentage">
            <text:p>-12%</text:p>
          </table:table-cell>
          <table:table-cell table:style-name="ce29" table:formula="of:=[.S32]/[$Vanilla.S16]-1" office:value-type="percentage" office:value="-0.126989103396831" calcext:value-type="percentage">
            <text:p>-13%</text:p>
          </table:table-cell>
          <table:table-cell table:style-name="ce29" table:formula="of:=[.T32]/[$Vanilla.T16]-1" office:value-type="percentage" office:value="-0.13226194145485" calcext:value-type="percentage">
            <text:p>-13%</text:p>
          </table:table-cell>
          <table:table-cell table:style-name="ce29" table:formula="of:=[.U32]/[$Vanilla.U16]-1" office:value-type="percentage" office:value="-0.136196033586632" calcext:value-type="percentage">
            <text:p>-14%</text:p>
          </table:table-cell>
          <table:table-cell table:style-name="ce29" table:formula="of:=[.V32]/[$Vanilla.V16]-1" office:value-type="percentage" office:value="-0.138945413407717" calcext:value-type="percentage">
            <text:p>-14%</text:p>
          </table:table-cell>
          <table:table-cell table:style-name="ce29" table:formula="of:=[.W32]/[$Vanilla.W16]-1" office:value-type="percentage" office:value="-0.140645080887869" calcext:value-type="percentage">
            <text:p>-14%</text:p>
          </table:table-cell>
          <table:table-cell table:style-name="ce29" table:formula="of:=[.X32]/[$Vanilla.X16]-1" office:value-type="percentage" office:value="-0.141412896862927" calcext:value-type="percentage">
            <text:p>-14%</text:p>
          </table:table-cell>
          <table:table-cell table:style-name="ce29" table:formula="of:=[.Y32]/[$Vanilla.Y16]-1" office:value-type="percentage" office:value="-0.14135158796943" calcext:value-type="percentage">
            <text:p>-14%</text:p>
          </table:table-cell>
          <table:table-cell table:style-name="ce29" table:formula="of:=[.Z32]/[$Vanilla.Z16]-1" office:value-type="percentage" office:value="-0.140550674606397" calcext:value-type="percentage">
            <text:p>-14%</text:p>
          </table:table-cell>
          <table:table-cell table:style-name="ce29" table:formula="of:=[.AA32]/[$Vanilla.AA16]-1" office:value-type="percentage" office:value="-0.139088234438795" calcext:value-type="percentage">
            <text:p>-14%</text:p>
          </table:table-cell>
          <table:table-cell table:style-name="ce29" table:formula="of:=[.AB32]/[$Vanilla.AB16]-1" office:value-type="percentage" office:value="-0.137032469462548" calcext:value-type="percentage">
            <text:p>-14%</text:p>
          </table:table-cell>
          <table:table-cell table:style-name="ce29" table:formula="of:=[.AC32]/[$Vanilla.AC16]-1" office:value-type="percentage" office:value="-0.1344430742446" calcext:value-type="percentage">
            <text:p>-13%</text:p>
          </table:table-cell>
          <table:table-cell table:style-name="ce29" table:formula="of:=[.AD32]/[$Vanilla.AD16]-1" office:value-type="percentage" office:value="-0.13137241767839" calcext:value-type="percentage">
            <text:p>-13%</text:p>
          </table:table-cell>
          <table:table-cell table:style-name="ce29" table:formula="of:=[.AE32]/[$Vanilla.AE16]-1" office:value-type="percentage" office:value="-0.127866556969794" calcext:value-type="percentage">
            <text:p>-13%</text:p>
          </table:table-cell>
          <table:table-cell table:style-name="ce29" table:formula="of:=[.AF32]/[$Vanilla.AF16]-1" office:value-type="percentage" office:value="-0.123966104391477" calcext:value-type="percentage">
            <text:p>-12%</text:p>
          </table:table-cell>
          <table:table-cell table:style-name="ce29" table:formula="of:=[.AG32]/[$Vanilla.AG16]-1" office:value-type="percentage" office:value="-0.119706966804707" calcext:value-type="percentage">
            <text:p>-12%</text:p>
          </table:table-cell>
          <table:table-cell table:style-name="ce29" table:formula="of:=[.AH32]/[$Vanilla.AH16]-1" office:value-type="percentage" office:value="-0.11512097628932" calcext:value-type="percentage">
            <text:p>-12%</text:p>
          </table:table-cell>
          <table:table-cell table:style-name="ce29" table:formula="of:=[.AI32]/[$Vanilla.AI16]-1" office:value-type="percentage" office:value="-0.110236428134021" calcext:value-type="percentage">
            <text:p>-11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8" calcext:value-type="float">
            <text:p>0.8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'.AJ5:'EcCo 0.9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K5:'EcCo 0.9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L5:'EcCo 0.9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M28:'EcCo 0.9'.BQ32">
            <calcext:color-scale>
              <calcext:color-scale-entry calcext:value="0" calcext:type="minimum" calcext:color="#77bc65"/>
              <calcext:color-scale-entry calcext:value="0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28:'EcCo 0.9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3:'EcCo 0.9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</calcext:conditional-formats>
      </table:table>
      <table:table table:name="Vanilla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283in" svg:height="3.6504in" svg:x="3.724in" svg:y="3.1906in">
            <draw:object draw:notify-on-update-of-ranges="Vanilla.E11:Vanilla.AI11 Vanilla.D12:Vanilla.D12 Vanilla.E12:Vanilla.AI12 Vanilla.D13:Vanilla.D13 Vanilla.E13:Vanilla.AI13 Vanilla.D14:Vanilla.D14 Vanilla.E14:Vanilla.AI14 Vanilla.D15:Vanilla.D15 Vanilla.E15:Vanilla.AI15 Vanilla.D16:Vanilla.D16 Vanilla.E16:Vanilla.A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50" calcext:value-type="float">
            <text:p>5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80" calcext:value-type="float">
            <text:p>80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8"/>
          <table:table-cell table:number-columns-repeated="22"/>
        </table:table-row>
        <table:table-row table:style-name="ro2">
          <table:table-cell table:number-columns-repeated="2"/>
          <table:table-cell table:style-name="ce1"/>
          <table:table-cell office:value-type="float" office:value="115" calcext:value-type="float">
            <text:p>115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23" table:number-columns-repeated="31"/>
          <table:table-cell table:number-columns-repeated="25"/>
        </table:table-row>
        <table:table-row table:style-name="ro2" table:number-rows-repeated="2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25" table:formula="of:=([.$B$22]+100-[.$B$21]*25)*0.01*(160+[.$D12])/(160+[.E$11])*2" office:value-type="float" office:value="2" calcext:value-type="float">
            <text:p>2.00</text:p>
          </table:table-cell>
          <table:table-cell table:style-name="ce25" table:formula="of:=([.$B$22]+100-[.$B$21]*25)*0.01*(160+[.$D12])/(160+[.F$11])*2" office:value-type="float" office:value="1.88235294117647" calcext:value-type="float">
            <text:p>1.88</text:p>
          </table:table-cell>
          <table:table-cell table:style-name="ce25" table:formula="of:=([.$B$22]+100-[.$B$21]*25)*0.01*(160+[.$D12])/(160+[.G$11])*2" office:value-type="float" office:value="1.77777777777778" calcext:value-type="float">
            <text:p>1.78</text:p>
          </table:table-cell>
          <table:table-cell table:style-name="ce25" table:formula="of:=([.$B$22]+100-[.$B$21]*25)*0.01*(160+[.$D12])/(160+[.H$11])*2" office:value-type="float" office:value="1.68421052631579" calcext:value-type="float">
            <text:p>1.68</text:p>
          </table:table-cell>
          <table:table-cell table:style-name="ce25" table:formula="of:=([.$B$22]+100-[.$B$21]*25)*0.01*(160+[.$D12])/(160+[.I$11])*2" office:value-type="float" office:value="1.6" calcext:value-type="float">
            <text:p>1.60</text:p>
          </table:table-cell>
          <table:table-cell table:style-name="ce25" table:formula="of:=([.$B$22]+100-[.$B$21]*25)*0.01*(160+[.$D12])/(160+[.J$11])*2" office:value-type="float" office:value="1.52380952380952" calcext:value-type="float">
            <text:p>1.52</text:p>
          </table:table-cell>
          <table:table-cell table:style-name="ce25" table:formula="of:=([.$B$22]+100-[.$B$21]*25)*0.01*(160+[.$D12])/(160+[.K$11])*2" office:value-type="float" office:value="1.45454545454545" calcext:value-type="float">
            <text:p>1.45</text:p>
          </table:table-cell>
          <table:table-cell table:style-name="ce25" table:formula="of:=([.$B$22]+100-[.$B$21]*25)*0.01*(160+[.$D12])/(160+[.L$11])*2" office:value-type="float" office:value="1.39130434782609" calcext:value-type="float">
            <text:p>1.39</text:p>
          </table:table-cell>
          <table:table-cell table:style-name="ce25" table:formula="of:=([.$B$22]+100-[.$B$21]*25)*0.01*(160+[.$D12])/(160+[.M$11])*2" office:value-type="float" office:value="1.33333333333333" calcext:value-type="float">
            <text:p>1.33</text:p>
          </table:table-cell>
          <table:table-cell table:style-name="ce25" table:formula="of:=([.$B$22]+100-[.$B$21]*25)*0.01*(160+[.$D12])/(160+[.N$11])*2" office:value-type="float" office:value="1.28" calcext:value-type="float">
            <text:p>1.28</text:p>
          </table:table-cell>
          <table:table-cell table:style-name="ce25" table:formula="of:=([.$B$22]+100-[.$B$21]*25)*0.01*(160+[.$D12])/(160+[.O$11])*2" office:value-type="float" office:value="1.23076923076923" calcext:value-type="float">
            <text:p>1.23</text:p>
          </table:table-cell>
          <table:table-cell table:style-name="ce25" table:formula="of:=([.$B$22]+100-[.$B$21]*25)*0.01*(160+[.$D12])/(160+[.P$11])*2" office:value-type="float" office:value="1.18518518518519" calcext:value-type="float">
            <text:p>1.19</text:p>
          </table:table-cell>
          <table:table-cell table:style-name="ce25" table:formula="of:=([.$B$22]+100-[.$B$21]*25)*0.01*(160+[.$D12])/(160+[.Q$11])*2" office:value-type="float" office:value="1.14285714285714" calcext:value-type="float">
            <text:p>1.14</text:p>
          </table:table-cell>
          <table:table-cell table:style-name="ce25" table:formula="of:=([.$B$22]+100-[.$B$21]*25)*0.01*(160+[.$D12])/(160+[.R$11])*2" office:value-type="float" office:value="1.10344827586207" calcext:value-type="float">
            <text:p>1.10</text:p>
          </table:table-cell>
          <table:table-cell table:style-name="ce25" table:formula="of:=([.$B$22]+100-[.$B$21]*25)*0.01*(160+[.$D12])/(160+[.S$11])*2" office:value-type="float" office:value="1.06666666666667" calcext:value-type="float">
            <text:p>1.07</text:p>
          </table:table-cell>
          <table:table-cell table:style-name="ce25" table:formula="of:=([.$B$22]+100-[.$B$21]*25)*0.01*(160+[.$D12])/(160+[.T$11])*2" office:value-type="float" office:value="1.03225806451613" calcext:value-type="float">
            <text:p>1.03</text:p>
          </table:table-cell>
          <table:table-cell table:style-name="ce25" table:formula="of:=([.$B$22]+100-[.$B$21]*25)*0.01*(160+[.$D12])/(160+[.U$11])*2" office:value-type="float" office:value="1" calcext:value-type="float">
            <text:p>1.00</text:p>
          </table:table-cell>
          <table:table-cell table:style-name="ce25" table:formula="of:=([.$B$22]+100-[.$B$21]*25)*0.01*(160+[.$D12])/(160+[.V$11])*2" office:value-type="float" office:value="0.96969696969697" calcext:value-type="float">
            <text:p>0.97</text:p>
          </table:table-cell>
          <table:table-cell table:style-name="ce25" table:formula="of:=([.$B$22]+100-[.$B$21]*25)*0.01*(160+[.$D12])/(160+[.W$11])*2" office:value-type="float" office:value="0.941176470588235" calcext:value-type="float">
            <text:p>0.94</text:p>
          </table:table-cell>
          <table:table-cell table:style-name="ce25" table:formula="of:=([.$B$22]+100-[.$B$21]*25)*0.01*(160+[.$D12])/(160+[.X$11])*2" office:value-type="float" office:value="0.914285714285714" calcext:value-type="float">
            <text:p>0.91</text:p>
          </table:table-cell>
          <table:table-cell table:style-name="ce25" table:formula="of:=([.$B$22]+100-[.$B$21]*25)*0.01*(160+[.$D12])/(160+[.Y$11])*2" office:value-type="float" office:value="0.888888888888889" calcext:value-type="float">
            <text:p>0.89</text:p>
          </table:table-cell>
          <table:table-cell table:style-name="ce25" table:formula="of:=([.$B$22]+100-[.$B$21]*25)*0.01*(160+[.$D12])/(160+[.Z$11])*2" office:value-type="float" office:value="0.864864864864865" calcext:value-type="float">
            <text:p>0.86</text:p>
          </table:table-cell>
          <table:table-cell table:style-name="ce25" table:formula="of:=([.$B$22]+100-[.$B$21]*25)*0.01*(160+[.$D12])/(160+[.AA$11])*2" office:value-type="float" office:value="0.842105263157895" calcext:value-type="float">
            <text:p>0.84</text:p>
          </table:table-cell>
          <table:table-cell table:style-name="ce25" table:formula="of:=([.$B$22]+100-[.$B$21]*25)*0.01*(160+[.$D12])/(160+[.AB$11])*2" office:value-type="float" office:value="0.820512820512821" calcext:value-type="float">
            <text:p>0.82</text:p>
          </table:table-cell>
          <table:table-cell table:style-name="ce25" table:formula="of:=([.$B$22]+100-[.$B$21]*25)*0.01*(160+[.$D12])/(160+[.AC$11])*2" office:value-type="float" office:value="0.8" calcext:value-type="float">
            <text:p>0.80</text:p>
          </table:table-cell>
          <table:table-cell table:style-name="ce25" table:formula="of:=([.$B$22]+100-[.$B$21]*25)*0.01*(160+[.$D12])/(160+[.AD$11])*2" office:value-type="float" office:value="0.780487804878049" calcext:value-type="float">
            <text:p>0.78</text:p>
          </table:table-cell>
          <table:table-cell table:style-name="ce25" table:formula="of:=([.$B$22]+100-[.$B$21]*25)*0.01*(160+[.$D12])/(160+[.AE$11])*2" office:value-type="float" office:value="0.761904761904762" calcext:value-type="float">
            <text:p>0.76</text:p>
          </table:table-cell>
          <table:table-cell table:style-name="ce25" table:formula="of:=([.$B$22]+100-[.$B$21]*25)*0.01*(160+[.$D12])/(160+[.AF$11])*2" office:value-type="float" office:value="0.744186046511628" calcext:value-type="float">
            <text:p>0.74</text:p>
          </table:table-cell>
          <table:table-cell table:style-name="ce25" table:formula="of:=([.$B$22]+100-[.$B$21]*25)*0.01*(160+[.$D12])/(160+[.AG$11])*2" office:value-type="float" office:value="0.727272727272727" calcext:value-type="float">
            <text:p>0.73</text:p>
          </table:table-cell>
          <table:table-cell table:style-name="ce25" table:formula="of:=([.$B$22]+100-[.$B$21]*25)*0.01*(160+[.$D12])/(160+[.AH$11])*2" office:value-type="float" office:value="0.711111111111111" calcext:value-type="float">
            <text:p>0.71</text:p>
          </table:table-cell>
          <table:table-cell table:style-name="ce25" table:formula="of:=([.$B$22]+100-[.$B$21]*25)*0.01*(160+[.$D12])/(160+[.AI$11])*2" office:value-type="float" office:value="0.695652173913044" calcext:value-type="float">
            <text:p>0.7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5" table:formula="of:=([.$B$22]+100-[.$B$21]*25)*0.01*(160+[.$D13])/(160+[.E$11])*2" office:value-type="float" office:value="2.625" calcext:value-type="float">
            <text:p>2.63</text:p>
          </table:table-cell>
          <table:table-cell table:style-name="ce25" table:formula="of:=([.$B$22]+100-[.$B$21]*25)*0.01*(160+[.$D13])/(160+[.F$11])*2" office:value-type="float" office:value="2.47058823529412" calcext:value-type="float">
            <text:p>2.47</text:p>
          </table:table-cell>
          <table:table-cell table:style-name="ce25" table:formula="of:=([.$B$22]+100-[.$B$21]*25)*0.01*(160+[.$D13])/(160+[.G$11])*2" office:value-type="float" office:value="2.33333333333333" calcext:value-type="float">
            <text:p>2.33</text:p>
          </table:table-cell>
          <table:table-cell table:style-name="ce25" table:formula="of:=([.$B$22]+100-[.$B$21]*25)*0.01*(160+[.$D13])/(160+[.H$11])*2" office:value-type="float" office:value="2.21052631578947" calcext:value-type="float">
            <text:p>2.21</text:p>
          </table:table-cell>
          <table:table-cell table:style-name="ce25" table:formula="of:=([.$B$22]+100-[.$B$21]*25)*0.01*(160+[.$D13])/(160+[.I$11])*2" office:value-type="float" office:value="2.1" calcext:value-type="float">
            <text:p>2.10</text:p>
          </table:table-cell>
          <table:table-cell table:style-name="ce25" table:formula="of:=([.$B$22]+100-[.$B$21]*25)*0.01*(160+[.$D13])/(160+[.J$11])*2" office:value-type="float" office:value="2" calcext:value-type="float">
            <text:p>2.00</text:p>
          </table:table-cell>
          <table:table-cell table:style-name="ce25" table:formula="of:=([.$B$22]+100-[.$B$21]*25)*0.01*(160+[.$D13])/(160+[.K$11])*2" office:value-type="float" office:value="1.90909090909091" calcext:value-type="float">
            <text:p>1.91</text:p>
          </table:table-cell>
          <table:table-cell table:style-name="ce25" table:formula="of:=([.$B$22]+100-[.$B$21]*25)*0.01*(160+[.$D13])/(160+[.L$11])*2" office:value-type="float" office:value="1.82608695652174" calcext:value-type="float">
            <text:p>1.83</text:p>
          </table:table-cell>
          <table:table-cell table:style-name="ce25" table:formula="of:=([.$B$22]+100-[.$B$21]*25)*0.01*(160+[.$D13])/(160+[.M$11])*2" office:value-type="float" office:value="1.75" calcext:value-type="float">
            <text:p>1.75</text:p>
          </table:table-cell>
          <table:table-cell table:style-name="ce25" table:formula="of:=([.$B$22]+100-[.$B$21]*25)*0.01*(160+[.$D13])/(160+[.N$11])*2" office:value-type="float" office:value="1.68" calcext:value-type="float">
            <text:p>1.68</text:p>
          </table:table-cell>
          <table:table-cell table:style-name="ce25" table:formula="of:=([.$B$22]+100-[.$B$21]*25)*0.01*(160+[.$D13])/(160+[.O$11])*2" office:value-type="float" office:value="1.61538461538462" calcext:value-type="float">
            <text:p>1.62</text:p>
          </table:table-cell>
          <table:table-cell table:style-name="ce25" table:formula="of:=([.$B$22]+100-[.$B$21]*25)*0.01*(160+[.$D13])/(160+[.P$11])*2" office:value-type="float" office:value="1.55555555555556" calcext:value-type="float">
            <text:p>1.56</text:p>
          </table:table-cell>
          <table:table-cell table:style-name="ce25" table:formula="of:=([.$B$22]+100-[.$B$21]*25)*0.01*(160+[.$D13])/(160+[.Q$11])*2" office:value-type="float" office:value="1.5" calcext:value-type="float">
            <text:p>1.50</text:p>
          </table:table-cell>
          <table:table-cell table:style-name="ce25" table:formula="of:=([.$B$22]+100-[.$B$21]*25)*0.01*(160+[.$D13])/(160+[.R$11])*2" office:value-type="float" office:value="1.44827586206897" calcext:value-type="float">
            <text:p>1.45</text:p>
          </table:table-cell>
          <table:table-cell table:style-name="ce25" table:formula="of:=([.$B$22]+100-[.$B$21]*25)*0.01*(160+[.$D13])/(160+[.S$11])*2" office:value-type="float" office:value="1.4" calcext:value-type="float">
            <text:p>1.40</text:p>
          </table:table-cell>
          <table:table-cell table:style-name="ce25" table:formula="of:=([.$B$22]+100-[.$B$21]*25)*0.01*(160+[.$D13])/(160+[.T$11])*2" office:value-type="float" office:value="1.35483870967742" calcext:value-type="float">
            <text:p>1.35</text:p>
          </table:table-cell>
          <table:table-cell table:style-name="ce25" table:formula="of:=([.$B$22]+100-[.$B$21]*25)*0.01*(160+[.$D13])/(160+[.U$11])*2" office:value-type="float" office:value="1.3125" calcext:value-type="float">
            <text:p>1.31</text:p>
          </table:table-cell>
          <table:table-cell table:style-name="ce25" table:formula="of:=([.$B$22]+100-[.$B$21]*25)*0.01*(160+[.$D13])/(160+[.V$11])*2" office:value-type="float" office:value="1.27272727272727" calcext:value-type="float">
            <text:p>1.27</text:p>
          </table:table-cell>
          <table:table-cell table:style-name="ce25" table:formula="of:=([.$B$22]+100-[.$B$21]*25)*0.01*(160+[.$D13])/(160+[.W$11])*2" office:value-type="float" office:value="1.23529411764706" calcext:value-type="float">
            <text:p>1.24</text:p>
          </table:table-cell>
          <table:table-cell table:style-name="ce25" table:formula="of:=([.$B$22]+100-[.$B$21]*25)*0.01*(160+[.$D13])/(160+[.X$11])*2" office:value-type="float" office:value="1.2" calcext:value-type="float">
            <text:p>1.20</text:p>
          </table:table-cell>
          <table:table-cell table:style-name="ce25" table:formula="of:=([.$B$22]+100-[.$B$21]*25)*0.01*(160+[.$D13])/(160+[.Y$11])*2" office:value-type="float" office:value="1.16666666666667" calcext:value-type="float">
            <text:p>1.17</text:p>
          </table:table-cell>
          <table:table-cell table:style-name="ce25" table:formula="of:=([.$B$22]+100-[.$B$21]*25)*0.01*(160+[.$D13])/(160+[.Z$11])*2" office:value-type="float" office:value="1.13513513513514" calcext:value-type="float">
            <text:p>1.14</text:p>
          </table:table-cell>
          <table:table-cell table:style-name="ce25" table:formula="of:=([.$B$22]+100-[.$B$21]*25)*0.01*(160+[.$D13])/(160+[.AA$11])*2" office:value-type="float" office:value="1.10526315789474" calcext:value-type="float">
            <text:p>1.11</text:p>
          </table:table-cell>
          <table:table-cell table:style-name="ce25" table:formula="of:=([.$B$22]+100-[.$B$21]*25)*0.01*(160+[.$D13])/(160+[.AB$11])*2" office:value-type="float" office:value="1.07692307692308" calcext:value-type="float">
            <text:p>1.08</text:p>
          </table:table-cell>
          <table:table-cell table:style-name="ce25" table:formula="of:=([.$B$22]+100-[.$B$21]*25)*0.01*(160+[.$D13])/(160+[.AC$11])*2" office:value-type="float" office:value="1.05" calcext:value-type="float">
            <text:p>1.05</text:p>
          </table:table-cell>
          <table:table-cell table:style-name="ce25" table:formula="of:=([.$B$22]+100-[.$B$21]*25)*0.01*(160+[.$D13])/(160+[.AD$11])*2" office:value-type="float" office:value="1.02439024390244" calcext:value-type="float">
            <text:p>1.02</text:p>
          </table:table-cell>
          <table:table-cell table:style-name="ce25" table:formula="of:=([.$B$22]+100-[.$B$21]*25)*0.01*(160+[.$D13])/(160+[.AE$11])*2" office:value-type="float" office:value="1" calcext:value-type="float">
            <text:p>1.00</text:p>
          </table:table-cell>
          <table:table-cell table:style-name="ce25" table:formula="of:=([.$B$22]+100-[.$B$21]*25)*0.01*(160+[.$D13])/(160+[.AF$11])*2" office:value-type="float" office:value="0.976744186046512" calcext:value-type="float">
            <text:p>0.98</text:p>
          </table:table-cell>
          <table:table-cell table:style-name="ce25" table:formula="of:=([.$B$22]+100-[.$B$21]*25)*0.01*(160+[.$D13])/(160+[.AG$11])*2" office:value-type="float" office:value="0.954545454545455" calcext:value-type="float">
            <text:p>0.95</text:p>
          </table:table-cell>
          <table:table-cell table:style-name="ce25" table:formula="of:=([.$B$22]+100-[.$B$21]*25)*0.01*(160+[.$D13])/(160+[.AH$11])*2" office:value-type="float" office:value="0.933333333333333" calcext:value-type="float">
            <text:p>0.93</text:p>
          </table:table-cell>
          <table:table-cell table:style-name="ce25" table:formula="of:=([.$B$22]+100-[.$B$21]*25)*0.01*(160+[.$D13])/(160+[.AI$11])*2" office:value-type="float" office:value="0.91304347826087" calcext:value-type="float">
            <text:p>0.9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5" table:formula="of:=([.$B$22]+100-[.$B$21]*25)*0.01*(160+[.$D14])/(160+[.E$11])*2" office:value-type="float" office:value="3" calcext:value-type="float">
            <text:p>3.00</text:p>
          </table:table-cell>
          <table:table-cell table:style-name="ce25" table:formula="of:=([.$B$22]+100-[.$B$21]*25)*0.01*(160+[.$D14])/(160+[.F$11])*2" office:value-type="float" office:value="2.82352941176471" calcext:value-type="float">
            <text:p>2.82</text:p>
          </table:table-cell>
          <table:table-cell table:style-name="ce25" table:formula="of:=([.$B$22]+100-[.$B$21]*25)*0.01*(160+[.$D14])/(160+[.G$11])*2" office:value-type="float" office:value="2.66666666666667" calcext:value-type="float">
            <text:p>2.67</text:p>
          </table:table-cell>
          <table:table-cell table:style-name="ce25" table:formula="of:=([.$B$22]+100-[.$B$21]*25)*0.01*(160+[.$D14])/(160+[.H$11])*2" office:value-type="float" office:value="2.52631578947368" calcext:value-type="float">
            <text:p>2.53</text:p>
          </table:table-cell>
          <table:table-cell table:style-name="ce25" table:formula="of:=([.$B$22]+100-[.$B$21]*25)*0.01*(160+[.$D14])/(160+[.I$11])*2" office:value-type="float" office:value="2.4" calcext:value-type="float">
            <text:p>2.40</text:p>
          </table:table-cell>
          <table:table-cell table:style-name="ce25" table:formula="of:=([.$B$22]+100-[.$B$21]*25)*0.01*(160+[.$D14])/(160+[.J$11])*2" office:value-type="float" office:value="2.28571428571429" calcext:value-type="float">
            <text:p>2.29</text:p>
          </table:table-cell>
          <table:table-cell table:style-name="ce25" table:formula="of:=([.$B$22]+100-[.$B$21]*25)*0.01*(160+[.$D14])/(160+[.K$11])*2" office:value-type="float" office:value="2.18181818181818" calcext:value-type="float">
            <text:p>2.18</text:p>
          </table:table-cell>
          <table:table-cell table:style-name="ce25" table:formula="of:=([.$B$22]+100-[.$B$21]*25)*0.01*(160+[.$D14])/(160+[.L$11])*2" office:value-type="float" office:value="2.08695652173913" calcext:value-type="float">
            <text:p>2.09</text:p>
          </table:table-cell>
          <table:table-cell table:style-name="ce25" table:formula="of:=([.$B$22]+100-[.$B$21]*25)*0.01*(160+[.$D14])/(160+[.M$11])*2" office:value-type="float" office:value="2" calcext:value-type="float">
            <text:p>2.00</text:p>
          </table:table-cell>
          <table:table-cell table:style-name="ce25" table:formula="of:=([.$B$22]+100-[.$B$21]*25)*0.01*(160+[.$D14])/(160+[.N$11])*2" office:value-type="float" office:value="1.92" calcext:value-type="float">
            <text:p>1.92</text:p>
          </table:table-cell>
          <table:table-cell table:style-name="ce25" table:formula="of:=([.$B$22]+100-[.$B$21]*25)*0.01*(160+[.$D14])/(160+[.O$11])*2" office:value-type="float" office:value="1.84615384615385" calcext:value-type="float">
            <text:p>1.85</text:p>
          </table:table-cell>
          <table:table-cell table:style-name="ce25" table:formula="of:=([.$B$22]+100-[.$B$21]*25)*0.01*(160+[.$D14])/(160+[.P$11])*2" office:value-type="float" office:value="1.77777777777778" calcext:value-type="float">
            <text:p>1.78</text:p>
          </table:table-cell>
          <table:table-cell table:style-name="ce25" table:formula="of:=([.$B$22]+100-[.$B$21]*25)*0.01*(160+[.$D14])/(160+[.Q$11])*2" office:value-type="float" office:value="1.71428571428571" calcext:value-type="float">
            <text:p>1.71</text:p>
          </table:table-cell>
          <table:table-cell table:style-name="ce25" table:formula="of:=([.$B$22]+100-[.$B$21]*25)*0.01*(160+[.$D14])/(160+[.R$11])*2" office:value-type="float" office:value="1.6551724137931" calcext:value-type="float">
            <text:p>1.66</text:p>
          </table:table-cell>
          <table:table-cell table:style-name="ce25" table:formula="of:=([.$B$22]+100-[.$B$21]*25)*0.01*(160+[.$D14])/(160+[.S$11])*2" office:value-type="float" office:value="1.6" calcext:value-type="float">
            <text:p>1.60</text:p>
          </table:table-cell>
          <table:table-cell table:style-name="ce25" table:formula="of:=([.$B$22]+100-[.$B$21]*25)*0.01*(160+[.$D14])/(160+[.T$11])*2" office:value-type="float" office:value="1.54838709677419" calcext:value-type="float">
            <text:p>1.55</text:p>
          </table:table-cell>
          <table:table-cell table:style-name="ce25" table:formula="of:=([.$B$22]+100-[.$B$21]*25)*0.01*(160+[.$D14])/(160+[.U$11])*2" office:value-type="float" office:value="1.5" calcext:value-type="float">
            <text:p>1.50</text:p>
          </table:table-cell>
          <table:table-cell table:style-name="ce25" table:formula="of:=([.$B$22]+100-[.$B$21]*25)*0.01*(160+[.$D14])/(160+[.V$11])*2" office:value-type="float" office:value="1.45454545454545" calcext:value-type="float">
            <text:p>1.45</text:p>
          </table:table-cell>
          <table:table-cell table:style-name="ce25" table:formula="of:=([.$B$22]+100-[.$B$21]*25)*0.01*(160+[.$D14])/(160+[.W$11])*2" office:value-type="float" office:value="1.41176470588235" calcext:value-type="float">
            <text:p>1.41</text:p>
          </table:table-cell>
          <table:table-cell table:style-name="ce25" table:formula="of:=([.$B$22]+100-[.$B$21]*25)*0.01*(160+[.$D14])/(160+[.X$11])*2" office:value-type="float" office:value="1.37142857142857" calcext:value-type="float">
            <text:p>1.37</text:p>
          </table:table-cell>
          <table:table-cell table:style-name="ce25" table:formula="of:=([.$B$22]+100-[.$B$21]*25)*0.01*(160+[.$D14])/(160+[.Y$11])*2" office:value-type="float" office:value="1.33333333333333" calcext:value-type="float">
            <text:p>1.33</text:p>
          </table:table-cell>
          <table:table-cell table:style-name="ce25" table:formula="of:=([.$B$22]+100-[.$B$21]*25)*0.01*(160+[.$D14])/(160+[.Z$11])*2" office:value-type="float" office:value="1.2972972972973" calcext:value-type="float">
            <text:p>1.30</text:p>
          </table:table-cell>
          <table:table-cell table:style-name="ce25" table:formula="of:=([.$B$22]+100-[.$B$21]*25)*0.01*(160+[.$D14])/(160+[.AA$11])*2" office:value-type="float" office:value="1.26315789473684" calcext:value-type="float">
            <text:p>1.26</text:p>
          </table:table-cell>
          <table:table-cell table:style-name="ce25" table:formula="of:=([.$B$22]+100-[.$B$21]*25)*0.01*(160+[.$D14])/(160+[.AB$11])*2" office:value-type="float" office:value="1.23076923076923" calcext:value-type="float">
            <text:p>1.23</text:p>
          </table:table-cell>
          <table:table-cell table:style-name="ce25" table:formula="of:=([.$B$22]+100-[.$B$21]*25)*0.01*(160+[.$D14])/(160+[.AC$11])*2" office:value-type="float" office:value="1.2" calcext:value-type="float">
            <text:p>1.20</text:p>
          </table:table-cell>
          <table:table-cell table:style-name="ce25" table:formula="of:=([.$B$22]+100-[.$B$21]*25)*0.01*(160+[.$D14])/(160+[.AD$11])*2" office:value-type="float" office:value="1.17073170731707" calcext:value-type="float">
            <text:p>1.17</text:p>
          </table:table-cell>
          <table:table-cell table:style-name="ce25" table:formula="of:=([.$B$22]+100-[.$B$21]*25)*0.01*(160+[.$D14])/(160+[.AE$11])*2" office:value-type="float" office:value="1.14285714285714" calcext:value-type="float">
            <text:p>1.14</text:p>
          </table:table-cell>
          <table:table-cell table:style-name="ce25" table:formula="of:=([.$B$22]+100-[.$B$21]*25)*0.01*(160+[.$D14])/(160+[.AF$11])*2" office:value-type="float" office:value="1.11627906976744" calcext:value-type="float">
            <text:p>1.12</text:p>
          </table:table-cell>
          <table:table-cell table:style-name="ce25" table:formula="of:=([.$B$22]+100-[.$B$21]*25)*0.01*(160+[.$D14])/(160+[.AG$11])*2" office:value-type="float" office:value="1.09090909090909" calcext:value-type="float">
            <text:p>1.09</text:p>
          </table:table-cell>
          <table:table-cell table:style-name="ce25" table:formula="of:=([.$B$22]+100-[.$B$21]*25)*0.01*(160+[.$D14])/(160+[.AH$11])*2" office:value-type="float" office:value="1.06666666666667" calcext:value-type="float">
            <text:p>1.07</text:p>
          </table:table-cell>
          <table:table-cell table:style-name="ce25" table:formula="of:=([.$B$22]+100-[.$B$21]*25)*0.01*(160+[.$D14])/(160+[.AI$11])*2" office:value-type="float" office:value="1.04347826086957" calcext:value-type="float">
            <text:p>1.04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5" table:formula="of:=([.$B$22]+100-[.$B$21]*25)*0.01*(160+[.$D15])/(160+[.E$11])*2" office:value-type="float" office:value="3.4375" calcext:value-type="float">
            <text:p>3.44</text:p>
          </table:table-cell>
          <table:table-cell table:style-name="ce25" table:formula="of:=([.$B$22]+100-[.$B$21]*25)*0.01*(160+[.$D15])/(160+[.F$11])*2" office:value-type="float" office:value="3.23529411764706" calcext:value-type="float">
            <text:p>3.24</text:p>
          </table:table-cell>
          <table:table-cell table:style-name="ce25" table:formula="of:=([.$B$22]+100-[.$B$21]*25)*0.01*(160+[.$D15])/(160+[.G$11])*2" office:value-type="float" office:value="3.05555555555556" calcext:value-type="float">
            <text:p>3.06</text:p>
          </table:table-cell>
          <table:table-cell table:style-name="ce25" table:formula="of:=([.$B$22]+100-[.$B$21]*25)*0.01*(160+[.$D15])/(160+[.H$11])*2" office:value-type="float" office:value="2.89473684210526" calcext:value-type="float">
            <text:p>2.89</text:p>
          </table:table-cell>
          <table:table-cell table:style-name="ce25" table:formula="of:=([.$B$22]+100-[.$B$21]*25)*0.01*(160+[.$D15])/(160+[.I$11])*2" office:value-type="float" office:value="2.75" calcext:value-type="float">
            <text:p>2.75</text:p>
          </table:table-cell>
          <table:table-cell table:style-name="ce25" table:formula="of:=([.$B$22]+100-[.$B$21]*25)*0.01*(160+[.$D15])/(160+[.J$11])*2" office:value-type="float" office:value="2.61904761904762" calcext:value-type="float">
            <text:p>2.62</text:p>
          </table:table-cell>
          <table:table-cell table:style-name="ce25" table:formula="of:=([.$B$22]+100-[.$B$21]*25)*0.01*(160+[.$D15])/(160+[.K$11])*2" office:value-type="float" office:value="2.5" calcext:value-type="float">
            <text:p>2.50</text:p>
          </table:table-cell>
          <table:table-cell table:style-name="ce25" table:formula="of:=([.$B$22]+100-[.$B$21]*25)*0.01*(160+[.$D15])/(160+[.L$11])*2" office:value-type="float" office:value="2.39130434782609" calcext:value-type="float">
            <text:p>2.39</text:p>
          </table:table-cell>
          <table:table-cell table:style-name="ce25" table:formula="of:=([.$B$22]+100-[.$B$21]*25)*0.01*(160+[.$D15])/(160+[.M$11])*2" office:value-type="float" office:value="2.29166666666667" calcext:value-type="float">
            <text:p>2.29</text:p>
          </table:table-cell>
          <table:table-cell table:style-name="ce25" table:formula="of:=([.$B$22]+100-[.$B$21]*25)*0.01*(160+[.$D15])/(160+[.N$11])*2" office:value-type="float" office:value="2.2" calcext:value-type="float">
            <text:p>2.20</text:p>
          </table:table-cell>
          <table:table-cell table:style-name="ce25" table:formula="of:=([.$B$22]+100-[.$B$21]*25)*0.01*(160+[.$D15])/(160+[.O$11])*2" office:value-type="float" office:value="2.11538461538462" calcext:value-type="float">
            <text:p>2.12</text:p>
          </table:table-cell>
          <table:table-cell table:style-name="ce25" table:formula="of:=([.$B$22]+100-[.$B$21]*25)*0.01*(160+[.$D15])/(160+[.P$11])*2" office:value-type="float" office:value="2.03703703703704" calcext:value-type="float">
            <text:p>2.04</text:p>
          </table:table-cell>
          <table:table-cell table:style-name="ce25" table:formula="of:=([.$B$22]+100-[.$B$21]*25)*0.01*(160+[.$D15])/(160+[.Q$11])*2" office:value-type="float" office:value="1.96428571428571" calcext:value-type="float">
            <text:p>1.96</text:p>
          </table:table-cell>
          <table:table-cell table:style-name="ce25" table:formula="of:=([.$B$22]+100-[.$B$21]*25)*0.01*(160+[.$D15])/(160+[.R$11])*2" office:value-type="float" office:value="1.89655172413793" calcext:value-type="float">
            <text:p>1.90</text:p>
          </table:table-cell>
          <table:table-cell table:style-name="ce25" table:formula="of:=([.$B$22]+100-[.$B$21]*25)*0.01*(160+[.$D15])/(160+[.S$11])*2" office:value-type="float" office:value="1.83333333333333" calcext:value-type="float">
            <text:p>1.83</text:p>
          </table:table-cell>
          <table:table-cell table:style-name="ce25" table:formula="of:=([.$B$22]+100-[.$B$21]*25)*0.01*(160+[.$D15])/(160+[.T$11])*2" office:value-type="float" office:value="1.7741935483871" calcext:value-type="float">
            <text:p>1.77</text:p>
          </table:table-cell>
          <table:table-cell table:style-name="ce25" table:formula="of:=([.$B$22]+100-[.$B$21]*25)*0.01*(160+[.$D15])/(160+[.U$11])*2" office:value-type="float" office:value="1.71875" calcext:value-type="float">
            <text:p>1.72</text:p>
          </table:table-cell>
          <table:table-cell table:style-name="ce25" table:formula="of:=([.$B$22]+100-[.$B$21]*25)*0.01*(160+[.$D15])/(160+[.V$11])*2" office:value-type="float" office:value="1.66666666666667" calcext:value-type="float">
            <text:p>1.67</text:p>
          </table:table-cell>
          <table:table-cell table:style-name="ce25" table:formula="of:=([.$B$22]+100-[.$B$21]*25)*0.01*(160+[.$D15])/(160+[.W$11])*2" office:value-type="float" office:value="1.61764705882353" calcext:value-type="float">
            <text:p>1.62</text:p>
          </table:table-cell>
          <table:table-cell table:style-name="ce25" table:formula="of:=([.$B$22]+100-[.$B$21]*25)*0.01*(160+[.$D15])/(160+[.X$11])*2" office:value-type="float" office:value="1.57142857142857" calcext:value-type="float">
            <text:p>1.57</text:p>
          </table:table-cell>
          <table:table-cell table:style-name="ce25" table:formula="of:=([.$B$22]+100-[.$B$21]*25)*0.01*(160+[.$D15])/(160+[.Y$11])*2" office:value-type="float" office:value="1.52777777777778" calcext:value-type="float">
            <text:p>1.53</text:p>
          </table:table-cell>
          <table:table-cell table:style-name="ce25" table:formula="of:=([.$B$22]+100-[.$B$21]*25)*0.01*(160+[.$D15])/(160+[.Z$11])*2" office:value-type="float" office:value="1.48648648648649" calcext:value-type="float">
            <text:p>1.49</text:p>
          </table:table-cell>
          <table:table-cell table:style-name="ce25" table:formula="of:=([.$B$22]+100-[.$B$21]*25)*0.01*(160+[.$D15])/(160+[.AA$11])*2" office:value-type="float" office:value="1.44736842105263" calcext:value-type="float">
            <text:p>1.45</text:p>
          </table:table-cell>
          <table:table-cell table:style-name="ce25" table:formula="of:=([.$B$22]+100-[.$B$21]*25)*0.01*(160+[.$D15])/(160+[.AB$11])*2" office:value-type="float" office:value="1.41025641025641" calcext:value-type="float">
            <text:p>1.41</text:p>
          </table:table-cell>
          <table:table-cell table:style-name="ce25" table:formula="of:=([.$B$22]+100-[.$B$21]*25)*0.01*(160+[.$D15])/(160+[.AC$11])*2" office:value-type="float" office:value="1.375" calcext:value-type="float">
            <text:p>1.38</text:p>
          </table:table-cell>
          <table:table-cell table:style-name="ce25" table:formula="of:=([.$B$22]+100-[.$B$21]*25)*0.01*(160+[.$D15])/(160+[.AD$11])*2" office:value-type="float" office:value="1.34146341463415" calcext:value-type="float">
            <text:p>1.34</text:p>
          </table:table-cell>
          <table:table-cell table:style-name="ce25" table:formula="of:=([.$B$22]+100-[.$B$21]*25)*0.01*(160+[.$D15])/(160+[.AE$11])*2" office:value-type="float" office:value="1.30952380952381" calcext:value-type="float">
            <text:p>1.31</text:p>
          </table:table-cell>
          <table:table-cell table:style-name="ce25" table:formula="of:=([.$B$22]+100-[.$B$21]*25)*0.01*(160+[.$D15])/(160+[.AF$11])*2" office:value-type="float" office:value="1.27906976744186" calcext:value-type="float">
            <text:p>1.28</text:p>
          </table:table-cell>
          <table:table-cell table:style-name="ce25" table:formula="of:=([.$B$22]+100-[.$B$21]*25)*0.01*(160+[.$D15])/(160+[.AG$11])*2" office:value-type="float" office:value="1.25" calcext:value-type="float">
            <text:p>1.25</text:p>
          </table:table-cell>
          <table:table-cell table:style-name="ce25" table:formula="of:=([.$B$22]+100-[.$B$21]*25)*0.01*(160+[.$D15])/(160+[.AH$11])*2" office:value-type="float" office:value="1.22222222222222" calcext:value-type="float">
            <text:p>1.22</text:p>
          </table:table-cell>
          <table:table-cell table:style-name="ce25" table:formula="of:=([.$B$22]+100-[.$B$21]*25)*0.01*(160+[.$D15])/(160+[.AI$11])*2" office:value-type="float" office:value="1.19565217391304" calcext:value-type="float">
            <text:p>1.2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5" table:formula="of:=([.$B$22]+100-[.$B$21]*25)*0.01*(160+[.$D16])/(160+[.E$11])*2" office:value-type="float" office:value="3.875" calcext:value-type="float">
            <text:p>3.88</text:p>
          </table:table-cell>
          <table:table-cell table:style-name="ce25" table:formula="of:=([.$B$22]+100-[.$B$21]*25)*0.01*(160+[.$D16])/(160+[.F$11])*2" office:value-type="float" office:value="3.64705882352941" calcext:value-type="float">
            <text:p>3.65</text:p>
          </table:table-cell>
          <table:table-cell table:style-name="ce25" table:formula="of:=([.$B$22]+100-[.$B$21]*25)*0.01*(160+[.$D16])/(160+[.G$11])*2" office:value-type="float" office:value="3.44444444444444" calcext:value-type="float">
            <text:p>3.44</text:p>
          </table:table-cell>
          <table:table-cell table:style-name="ce25" table:formula="of:=([.$B$22]+100-[.$B$21]*25)*0.01*(160+[.$D16])/(160+[.H$11])*2" office:value-type="float" office:value="3.26315789473684" calcext:value-type="float">
            <text:p>3.26</text:p>
          </table:table-cell>
          <table:table-cell table:style-name="ce25" table:formula="of:=([.$B$22]+100-[.$B$21]*25)*0.01*(160+[.$D16])/(160+[.I$11])*2" office:value-type="float" office:value="3.1" calcext:value-type="float">
            <text:p>3.10</text:p>
          </table:table-cell>
          <table:table-cell table:style-name="ce25" table:formula="of:=([.$B$22]+100-[.$B$21]*25)*0.01*(160+[.$D16])/(160+[.J$11])*2" office:value-type="float" office:value="2.95238095238095" calcext:value-type="float">
            <text:p>2.95</text:p>
          </table:table-cell>
          <table:table-cell table:style-name="ce25" table:formula="of:=([.$B$22]+100-[.$B$21]*25)*0.01*(160+[.$D16])/(160+[.K$11])*2" office:value-type="float" office:value="2.81818181818182" calcext:value-type="float">
            <text:p>2.82</text:p>
          </table:table-cell>
          <table:table-cell table:style-name="ce25" table:formula="of:=([.$B$22]+100-[.$B$21]*25)*0.01*(160+[.$D16])/(160+[.L$11])*2" office:value-type="float" office:value="2.69565217391304" calcext:value-type="float">
            <text:p>2.70</text:p>
          </table:table-cell>
          <table:table-cell table:style-name="ce25" table:formula="of:=([.$B$22]+100-[.$B$21]*25)*0.01*(160+[.$D16])/(160+[.M$11])*2" office:value-type="float" office:value="2.58333333333333" calcext:value-type="float">
            <text:p>2.58</text:p>
          </table:table-cell>
          <table:table-cell table:style-name="ce25" table:formula="of:=([.$B$22]+100-[.$B$21]*25)*0.01*(160+[.$D16])/(160+[.N$11])*2" office:value-type="float" office:value="2.48" calcext:value-type="float">
            <text:p>2.48</text:p>
          </table:table-cell>
          <table:table-cell table:style-name="ce25" table:formula="of:=([.$B$22]+100-[.$B$21]*25)*0.01*(160+[.$D16])/(160+[.O$11])*2" office:value-type="float" office:value="2.38461538461538" calcext:value-type="float">
            <text:p>2.38</text:p>
          </table:table-cell>
          <table:table-cell table:style-name="ce25" table:formula="of:=([.$B$22]+100-[.$B$21]*25)*0.01*(160+[.$D16])/(160+[.P$11])*2" office:value-type="float" office:value="2.2962962962963" calcext:value-type="float">
            <text:p>2.30</text:p>
          </table:table-cell>
          <table:table-cell table:style-name="ce25" table:formula="of:=([.$B$22]+100-[.$B$21]*25)*0.01*(160+[.$D16])/(160+[.Q$11])*2" office:value-type="float" office:value="2.21428571428571" calcext:value-type="float">
            <text:p>2.21</text:p>
          </table:table-cell>
          <table:table-cell table:style-name="ce25" table:formula="of:=([.$B$22]+100-[.$B$21]*25)*0.01*(160+[.$D16])/(160+[.R$11])*2" office:value-type="float" office:value="2.13793103448276" calcext:value-type="float">
            <text:p>2.14</text:p>
          </table:table-cell>
          <table:table-cell table:style-name="ce25" table:formula="of:=([.$B$22]+100-[.$B$21]*25)*0.01*(160+[.$D16])/(160+[.S$11])*2" office:value-type="float" office:value="2.06666666666667" calcext:value-type="float">
            <text:p>2.07</text:p>
          </table:table-cell>
          <table:table-cell table:style-name="ce25" table:formula="of:=([.$B$22]+100-[.$B$21]*25)*0.01*(160+[.$D16])/(160+[.T$11])*2" office:value-type="float" office:value="2" calcext:value-type="float">
            <text:p>2.00</text:p>
          </table:table-cell>
          <table:table-cell table:style-name="ce25" table:formula="of:=([.$B$22]+100-[.$B$21]*25)*0.01*(160+[.$D16])/(160+[.U$11])*2" office:value-type="float" office:value="1.9375" calcext:value-type="float">
            <text:p>1.94</text:p>
          </table:table-cell>
          <table:table-cell table:style-name="ce25" table:formula="of:=([.$B$22]+100-[.$B$21]*25)*0.01*(160+[.$D16])/(160+[.V$11])*2" office:value-type="float" office:value="1.87878787878788" calcext:value-type="float">
            <text:p>1.88</text:p>
          </table:table-cell>
          <table:table-cell table:style-name="ce25" table:formula="of:=([.$B$22]+100-[.$B$21]*25)*0.01*(160+[.$D16])/(160+[.W$11])*2" office:value-type="float" office:value="1.82352941176471" calcext:value-type="float">
            <text:p>1.82</text:p>
          </table:table-cell>
          <table:table-cell table:style-name="ce25" table:formula="of:=([.$B$22]+100-[.$B$21]*25)*0.01*(160+[.$D16])/(160+[.X$11])*2" office:value-type="float" office:value="1.77142857142857" calcext:value-type="float">
            <text:p>1.77</text:p>
          </table:table-cell>
          <table:table-cell table:style-name="ce25" table:formula="of:=([.$B$22]+100-[.$B$21]*25)*0.01*(160+[.$D16])/(160+[.Y$11])*2" office:value-type="float" office:value="1.72222222222222" calcext:value-type="float">
            <text:p>1.72</text:p>
          </table:table-cell>
          <table:table-cell table:style-name="ce25" table:formula="of:=([.$B$22]+100-[.$B$21]*25)*0.01*(160+[.$D16])/(160+[.Z$11])*2" office:value-type="float" office:value="1.67567567567568" calcext:value-type="float">
            <text:p>1.68</text:p>
          </table:table-cell>
          <table:table-cell table:style-name="ce25" table:formula="of:=([.$B$22]+100-[.$B$21]*25)*0.01*(160+[.$D16])/(160+[.AA$11])*2" office:value-type="float" office:value="1.63157894736842" calcext:value-type="float">
            <text:p>1.63</text:p>
          </table:table-cell>
          <table:table-cell table:style-name="ce25" table:formula="of:=([.$B$22]+100-[.$B$21]*25)*0.01*(160+[.$D16])/(160+[.AB$11])*2" office:value-type="float" office:value="1.58974358974359" calcext:value-type="float">
            <text:p>1.59</text:p>
          </table:table-cell>
          <table:table-cell table:style-name="ce25" table:formula="of:=([.$B$22]+100-[.$B$21]*25)*0.01*(160+[.$D16])/(160+[.AC$11])*2" office:value-type="float" office:value="1.55" calcext:value-type="float">
            <text:p>1.55</text:p>
          </table:table-cell>
          <table:table-cell table:style-name="ce25" table:formula="of:=([.$B$22]+100-[.$B$21]*25)*0.01*(160+[.$D16])/(160+[.AD$11])*2" office:value-type="float" office:value="1.51219512195122" calcext:value-type="float">
            <text:p>1.51</text:p>
          </table:table-cell>
          <table:table-cell table:style-name="ce25" table:formula="of:=([.$B$22]+100-[.$B$21]*25)*0.01*(160+[.$D16])/(160+[.AE$11])*2" office:value-type="float" office:value="1.47619047619048" calcext:value-type="float">
            <text:p>1.48</text:p>
          </table:table-cell>
          <table:table-cell table:style-name="ce25" table:formula="of:=([.$B$22]+100-[.$B$21]*25)*0.01*(160+[.$D16])/(160+[.AF$11])*2" office:value-type="float" office:value="1.44186046511628" calcext:value-type="float">
            <text:p>1.44</text:p>
          </table:table-cell>
          <table:table-cell table:style-name="ce25" table:formula="of:=([.$B$22]+100-[.$B$21]*25)*0.01*(160+[.$D16])/(160+[.AG$11])*2" office:value-type="float" office:value="1.40909090909091" calcext:value-type="float">
            <text:p>1.41</text:p>
          </table:table-cell>
          <table:table-cell table:style-name="ce25" table:formula="of:=([.$B$22]+100-[.$B$21]*25)*0.01*(160+[.$D16])/(160+[.AH$11])*2" office:value-type="float" office:value="1.37777777777778" calcext:value-type="float">
            <text:p>1.38</text:p>
          </table:table-cell>
          <table:table-cell table:style-name="ce25" table:formula="of:=([.$B$22]+100-[.$B$21]*25)*0.01*(160+[.$D16])/(160+[.AI$11])*2" office:value-type="float" office:value="1.34782608695652" calcext:value-type="float">
            <text:p>1.35</text:p>
          </table:table-cell>
          <table:table-cell table:number-columns-repeated="25"/>
        </table:table-row>
        <table:table-row table:style-name="ro2" table:number-rows-repeated="4">
          <table:table-cell table:number-columns-repeated="60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Vanilla.E5:Vanilla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J5:Vanilla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K5:Vanilla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L5:Vanilla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3:Vanilla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12:Vanilla.AI16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table table:name="lostabroad2 (2015)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lostabroad2 (2015)'.E2:'lostabroad2 (2015)'.AI2 'lostabroad2 (2015)'.D3:'lostabroad2 (2015)'.D3 'lostabroad2 (2015)'.E3:'lostabroad2 (2015)'.AI3 'lostabroad2 (2015)'.D4:'lostabroad2 (2015)'.D4 'lostabroad2 (2015)'.E4:'lostabroad2 (2015)'.AI4 'lostabroad2 (2015)'.D5:'lostabroad2 (2015)'.D5 'lostabroad2 (2015)'.E5:'lostabroad2 (2015)'.AI5 'lostabroad2 (2015)'.D6:'lostabroad2 (2015)'.D6 'lostabroad2 (2015)'.E6:'lostabroad2 (2015)'.AI6 'lostabroad2 (2015)'.D7:'lostabroad2 (2015)'.D7 'lostabroad2 (2015)'.E7:'lostabroad2 (2015)'.AI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lostabroad2 (2015)'.E27:'lostabroad2 (2015)'.AI27 'lostabroad2 (2015)'.D28:'lostabroad2 (2015)'.D28 'lostabroad2 (2015)'.E28:'lostabroad2 (2015)'.AI28 'lostabroad2 (2015)'.D29:'lostabroad2 (2015)'.D29 'lostabroad2 (2015)'.E29:'lostabroad2 (2015)'.AI29 'lostabroad2 (2015)'.D30:'lostabroad2 (2015)'.D30 'lostabroad2 (2015)'.E30:'lostabroad2 (2015)'.AI30 'lostabroad2 (2015)'.D31:'lostabroad2 (2015)'.D31 'lostabroad2 (2015)'.E31:'lostabroad2 (2015)'.AI31 'lostabroad2 (2015)'.D32:'lostabroad2 (2015)'.D32 'lostabroad2 (2015)'.E32:'lostabroad2 (2015)'.AI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82" calcext:value-type="float">
            <text:p>0.382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1" table:formula="of:=MIN([.$B$2]*(1+[.$B$3]*[.E$2])*(1+[.$B$4]*[.$D3])*(1+[.$B$5]*[.$B$9])*(1+[.$B$10]*[.$B$6]);[.$B$7])" office:value-type="float" office:value="0.382" calcext:value-type="float">
            <text:p>0.38</text:p>
          </table:table-cell>
          <table:table-cell table:style-name="ce31" table:formula="of:=MIN([.$B$2]*(1+[.$B$3]*[.F$2])*(1+[.$B$4]*[.$D3])*(1+[.$B$5]*[.$B$9])*(1+[.$B$10]*[.$B$6]);[.$B$7])" office:value-type="float" office:value="0.400336" calcext:value-type="float">
            <text:p>0.40</text:p>
          </table:table-cell>
          <table:table-cell table:style-name="ce31" table:formula="of:=MIN([.$B$2]*(1+[.$B$3]*[.G$2])*(1+[.$B$4]*[.$D3])*(1+[.$B$5]*[.$B$9])*(1+[.$B$10]*[.$B$6]);[.$B$7])" office:value-type="float" office:value="0.418672" calcext:value-type="float">
            <text:p>0.42</text:p>
          </table:table-cell>
          <table:table-cell table:style-name="ce31" table:formula="of:=MIN([.$B$2]*(1+[.$B$3]*[.H$2])*(1+[.$B$4]*[.$D3])*(1+[.$B$5]*[.$B$9])*(1+[.$B$10]*[.$B$6]);[.$B$7])" office:value-type="float" office:value="0.437008" calcext:value-type="float">
            <text:p>0.44</text:p>
          </table:table-cell>
          <table:table-cell table:style-name="ce31" table:formula="of:=MIN([.$B$2]*(1+[.$B$3]*[.I$2])*(1+[.$B$4]*[.$D3])*(1+[.$B$5]*[.$B$9])*(1+[.$B$10]*[.$B$6]);[.$B$7])" office:value-type="float" office:value="0.455344" calcext:value-type="float">
            <text:p>0.46</text:p>
          </table:table-cell>
          <table:table-cell table:style-name="ce31" table:formula="of:=MIN([.$B$2]*(1+[.$B$3]*[.J$2])*(1+[.$B$4]*[.$D3])*(1+[.$B$5]*[.$B$9])*(1+[.$B$10]*[.$B$6]);[.$B$7])" office:value-type="float" office:value="0.47368" calcext:value-type="float">
            <text:p>0.47</text:p>
          </table:table-cell>
          <table:table-cell table:style-name="ce31" table:formula="of:=MIN([.$B$2]*(1+[.$B$3]*[.K$2])*(1+[.$B$4]*[.$D3])*(1+[.$B$5]*[.$B$9])*(1+[.$B$10]*[.$B$6]);[.$B$7])" office:value-type="float" office:value="0.492016" calcext:value-type="float">
            <text:p>0.49</text:p>
          </table:table-cell>
          <table:table-cell table:style-name="ce31" table:formula="of:=MIN([.$B$2]*(1+[.$B$3]*[.L$2])*(1+[.$B$4]*[.$D3])*(1+[.$B$5]*[.$B$9])*(1+[.$B$10]*[.$B$6]);[.$B$7])" office:value-type="float" office:value="0.510352" calcext:value-type="float">
            <text:p>0.51</text:p>
          </table:table-cell>
          <table:table-cell table:style-name="ce31" table:formula="of:=MIN([.$B$2]*(1+[.$B$3]*[.M$2])*(1+[.$B$4]*[.$D3])*(1+[.$B$5]*[.$B$9])*(1+[.$B$10]*[.$B$6]);[.$B$7])" office:value-type="float" office:value="0.528688" calcext:value-type="float">
            <text:p>0.53</text:p>
          </table:table-cell>
          <table:table-cell table:style-name="ce31" table:formula="of:=MIN([.$B$2]*(1+[.$B$3]*[.N$2])*(1+[.$B$4]*[.$D3])*(1+[.$B$5]*[.$B$9])*(1+[.$B$10]*[.$B$6]);[.$B$7])" office:value-type="float" office:value="0.547024" calcext:value-type="float">
            <text:p>0.55</text:p>
          </table:table-cell>
          <table:table-cell table:style-name="ce31" table:formula="of:=MIN([.$B$2]*(1+[.$B$3]*[.O$2])*(1+[.$B$4]*[.$D3])*(1+[.$B$5]*[.$B$9])*(1+[.$B$10]*[.$B$6]);[.$B$7])" office:value-type="float" office:value="0.56536" calcext:value-type="float">
            <text:p>0.57</text:p>
          </table:table-cell>
          <table:table-cell table:style-name="ce31" table:formula="of:=MIN([.$B$2]*(1+[.$B$3]*[.P$2])*(1+[.$B$4]*[.$D3])*(1+[.$B$5]*[.$B$9])*(1+[.$B$10]*[.$B$6]);[.$B$7])" office:value-type="float" office:value="0.583696" calcext:value-type="float">
            <text:p>0.58</text:p>
          </table:table-cell>
          <table:table-cell table:style-name="ce31" table:formula="of:=MIN([.$B$2]*(1+[.$B$3]*[.Q$2])*(1+[.$B$4]*[.$D3])*(1+[.$B$5]*[.$B$9])*(1+[.$B$10]*[.$B$6]);[.$B$7])" office:value-type="float" office:value="0.602032" calcext:value-type="float">
            <text:p>0.60</text:p>
          </table:table-cell>
          <table:table-cell table:style-name="ce31" table:formula="of:=MIN([.$B$2]*(1+[.$B$3]*[.R$2])*(1+[.$B$4]*[.$D3])*(1+[.$B$5]*[.$B$9])*(1+[.$B$10]*[.$B$6]);[.$B$7])" office:value-type="float" office:value="0.620368" calcext:value-type="float">
            <text:p>0.62</text:p>
          </table:table-cell>
          <table:table-cell table:style-name="ce31" table:formula="of:=MIN([.$B$2]*(1+[.$B$3]*[.S$2])*(1+[.$B$4]*[.$D3])*(1+[.$B$5]*[.$B$9])*(1+[.$B$10]*[.$B$6]);[.$B$7])" office:value-type="float" office:value="0.638704" calcext:value-type="float">
            <text:p>0.64</text:p>
          </table:table-cell>
          <table:table-cell table:style-name="ce31" table:formula="of:=MIN([.$B$2]*(1+[.$B$3]*[.T$2])*(1+[.$B$4]*[.$D3])*(1+[.$B$5]*[.$B$9])*(1+[.$B$10]*[.$B$6]);[.$B$7])" office:value-type="float" office:value="0.65704" calcext:value-type="float">
            <text:p>0.66</text:p>
          </table:table-cell>
          <table:table-cell table:style-name="ce31" table:formula="of:=MIN([.$B$2]*(1+[.$B$3]*[.U$2])*(1+[.$B$4]*[.$D3])*(1+[.$B$5]*[.$B$9])*(1+[.$B$10]*[.$B$6]);[.$B$7])" office:value-type="float" office:value="0.675376" calcext:value-type="float">
            <text:p>0.68</text:p>
          </table:table-cell>
          <table:table-cell table:style-name="ce31" table:formula="of:=MIN([.$B$2]*(1+[.$B$3]*[.V$2])*(1+[.$B$4]*[.$D3])*(1+[.$B$5]*[.$B$9])*(1+[.$B$10]*[.$B$6]);[.$B$7])" office:value-type="float" office:value="0.693712" calcext:value-type="float">
            <text:p>0.69</text:p>
          </table:table-cell>
          <table:table-cell table:style-name="ce31" table:formula="of:=MIN([.$B$2]*(1+[.$B$3]*[.W$2])*(1+[.$B$4]*[.$D3])*(1+[.$B$5]*[.$B$9])*(1+[.$B$10]*[.$B$6]);[.$B$7])" office:value-type="float" office:value="0.712048" calcext:value-type="float">
            <text:p>0.71</text:p>
          </table:table-cell>
          <table:table-cell table:style-name="ce31" table:formula="of:=MIN([.$B$2]*(1+[.$B$3]*[.X$2])*(1+[.$B$4]*[.$D3])*(1+[.$B$5]*[.$B$9])*(1+[.$B$10]*[.$B$6]);[.$B$7])" office:value-type="float" office:value="0.730384" calcext:value-type="float">
            <text:p>0.73</text:p>
          </table:table-cell>
          <table:table-cell table:style-name="ce31" table:formula="of:=MIN([.$B$2]*(1+[.$B$3]*[.Y$2])*(1+[.$B$4]*[.$D3])*(1+[.$B$5]*[.$B$9])*(1+[.$B$10]*[.$B$6]);[.$B$7])" office:value-type="float" office:value="0.74872" calcext:value-type="float">
            <text:p>0.75</text:p>
          </table:table-cell>
          <table:table-cell table:style-name="ce31" table:formula="of:=MIN([.$B$2]*(1+[.$B$3]*[.Z$2])*(1+[.$B$4]*[.$D3])*(1+[.$B$5]*[.$B$9])*(1+[.$B$10]*[.$B$6]);[.$B$7])" office:value-type="float" office:value="0.767056" calcext:value-type="float">
            <text:p>0.77</text:p>
          </table:table-cell>
          <table:table-cell table:style-name="ce31" table:formula="of:=MIN([.$B$2]*(1+[.$B$3]*[.AA$2])*(1+[.$B$4]*[.$D3])*(1+[.$B$5]*[.$B$9])*(1+[.$B$10]*[.$B$6]);[.$B$7])" office:value-type="float" office:value="0.785392" calcext:value-type="float">
            <text:p>0.79</text:p>
          </table:table-cell>
          <table:table-cell table:style-name="ce31" table:formula="of:=MIN([.$B$2]*(1+[.$B$3]*[.AB$2])*(1+[.$B$4]*[.$D3])*(1+[.$B$5]*[.$B$9])*(1+[.$B$10]*[.$B$6]);[.$B$7])" office:value-type="float" office:value="0.803728" calcext:value-type="float">
            <text:p>0.80</text:p>
          </table:table-cell>
          <table:table-cell table:style-name="ce31" table:formula="of:=MIN([.$B$2]*(1+[.$B$3]*[.AC$2])*(1+[.$B$4]*[.$D3])*(1+[.$B$5]*[.$B$9])*(1+[.$B$10]*[.$B$6]);[.$B$7])" office:value-type="float" office:value="0.822064" calcext:value-type="float">
            <text:p>0.82</text:p>
          </table:table-cell>
          <table:table-cell table:style-name="ce31" table:formula="of:=MIN([.$B$2]*(1+[.$B$3]*[.AD$2])*(1+[.$B$4]*[.$D3])*(1+[.$B$5]*[.$B$9])*(1+[.$B$10]*[.$B$6]);[.$B$7])" office:value-type="float" office:value="0.8404" calcext:value-type="float">
            <text:p>0.84</text:p>
          </table:table-cell>
          <table:table-cell table:style-name="ce31" table:formula="of:=MIN([.$B$2]*(1+[.$B$3]*[.AE$2])*(1+[.$B$4]*[.$D3])*(1+[.$B$5]*[.$B$9])*(1+[.$B$10]*[.$B$6]);[.$B$7])" office:value-type="float" office:value="0.858736" calcext:value-type="float">
            <text:p>0.86</text:p>
          </table:table-cell>
          <table:table-cell table:style-name="ce31" table:formula="of:=MIN([.$B$2]*(1+[.$B$3]*[.AF$2])*(1+[.$B$4]*[.$D3])*(1+[.$B$5]*[.$B$9])*(1+[.$B$10]*[.$B$6]);[.$B$7])" office:value-type="float" office:value="0.877072" calcext:value-type="float">
            <text:p>0.88</text:p>
          </table:table-cell>
          <table:table-cell table:style-name="ce31" table:formula="of:=MIN([.$B$2]*(1+[.$B$3]*[.AG$2])*(1+[.$B$4]*[.$D3])*(1+[.$B$5]*[.$B$9])*(1+[.$B$10]*[.$B$6]);[.$B$7])" office:value-type="float" office:value="0.895408" calcext:value-type="float">
            <text:p>0.90</text:p>
          </table:table-cell>
          <table:table-cell table:style-name="ce31" table:formula="of:=MIN([.$B$2]*(1+[.$B$3]*[.AH$2])*(1+[.$B$4]*[.$D3])*(1+[.$B$5]*[.$B$9])*(1+[.$B$10]*[.$B$6]);[.$B$7])" office:value-type="float" office:value="0.913744" calcext:value-type="float">
            <text:p>0.91</text:p>
          </table:table-cell>
          <table:table-cell table:style-name="ce31" table:formula="of:=MIN([.$B$2]*(1+[.$B$3]*[.AI$2])*(1+[.$B$4]*[.$D3])*(1+[.$B$5]*[.$B$9])*(1+[.$B$10]*[.$B$6]);[.$B$7])" office:value-type="float" office:value="0.93208" calcext:value-type="float">
            <text:p>0.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105" calcext:value-type="float">
            <text:p>-0.001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1" table:formula="of:=MIN([.$B$2]*(1+[.$B$3]*[.E$2])*(1+[.$B$4]*[.$D4])*(1+[.$B$5]*[.$B$9])*(1+[.$B$10]*[.$B$6]);[.$B$7])" office:value-type="float" office:value="0.361945" calcext:value-type="float">
            <text:p>0.36</text:p>
          </table:table-cell>
          <table:table-cell table:style-name="ce31" table:formula="of:=MIN([.$B$2]*(1+[.$B$3]*[.F$2])*(1+[.$B$4]*[.$D4])*(1+[.$B$5]*[.$B$9])*(1+[.$B$10]*[.$B$6]);[.$B$7])" office:value-type="float" office:value="0.37931836" calcext:value-type="float">
            <text:p>0.38</text:p>
          </table:table-cell>
          <table:table-cell table:style-name="ce31" table:formula="of:=MIN([.$B$2]*(1+[.$B$3]*[.G$2])*(1+[.$B$4]*[.$D4])*(1+[.$B$5]*[.$B$9])*(1+[.$B$10]*[.$B$6]);[.$B$7])" office:value-type="float" office:value="0.39669172" calcext:value-type="float">
            <text:p>0.40</text:p>
          </table:table-cell>
          <table:table-cell table:style-name="ce31" table:formula="of:=MIN([.$B$2]*(1+[.$B$3]*[.H$2])*(1+[.$B$4]*[.$D4])*(1+[.$B$5]*[.$B$9])*(1+[.$B$10]*[.$B$6]);[.$B$7])" office:value-type="float" office:value="0.41406508" calcext:value-type="float">
            <text:p>0.41</text:p>
          </table:table-cell>
          <table:table-cell table:style-name="ce31" table:formula="of:=MIN([.$B$2]*(1+[.$B$3]*[.I$2])*(1+[.$B$4]*[.$D4])*(1+[.$B$5]*[.$B$9])*(1+[.$B$10]*[.$B$6]);[.$B$7])" office:value-type="float" office:value="0.43143844" calcext:value-type="float">
            <text:p>0.43</text:p>
          </table:table-cell>
          <table:table-cell table:style-name="ce31" table:formula="of:=MIN([.$B$2]*(1+[.$B$3]*[.J$2])*(1+[.$B$4]*[.$D4])*(1+[.$B$5]*[.$B$9])*(1+[.$B$10]*[.$B$6]);[.$B$7])" office:value-type="float" office:value="0.4488118" calcext:value-type="float">
            <text:p>0.45</text:p>
          </table:table-cell>
          <table:table-cell table:style-name="ce31" table:formula="of:=MIN([.$B$2]*(1+[.$B$3]*[.K$2])*(1+[.$B$4]*[.$D4])*(1+[.$B$5]*[.$B$9])*(1+[.$B$10]*[.$B$6]);[.$B$7])" office:value-type="float" office:value="0.46618516" calcext:value-type="float">
            <text:p>0.47</text:p>
          </table:table-cell>
          <table:table-cell table:style-name="ce31" table:formula="of:=MIN([.$B$2]*(1+[.$B$3]*[.L$2])*(1+[.$B$4]*[.$D4])*(1+[.$B$5]*[.$B$9])*(1+[.$B$10]*[.$B$6]);[.$B$7])" office:value-type="float" office:value="0.48355852" calcext:value-type="float">
            <text:p>0.48</text:p>
          </table:table-cell>
          <table:table-cell table:style-name="ce31" table:formula="of:=MIN([.$B$2]*(1+[.$B$3]*[.M$2])*(1+[.$B$4]*[.$D4])*(1+[.$B$5]*[.$B$9])*(1+[.$B$10]*[.$B$6]);[.$B$7])" office:value-type="float" office:value="0.50093188" calcext:value-type="float">
            <text:p>0.50</text:p>
          </table:table-cell>
          <table:table-cell table:style-name="ce31" table:formula="of:=MIN([.$B$2]*(1+[.$B$3]*[.N$2])*(1+[.$B$4]*[.$D4])*(1+[.$B$5]*[.$B$9])*(1+[.$B$10]*[.$B$6]);[.$B$7])" office:value-type="float" office:value="0.51830524" calcext:value-type="float">
            <text:p>0.52</text:p>
          </table:table-cell>
          <table:table-cell table:style-name="ce31" table:formula="of:=MIN([.$B$2]*(1+[.$B$3]*[.O$2])*(1+[.$B$4]*[.$D4])*(1+[.$B$5]*[.$B$9])*(1+[.$B$10]*[.$B$6]);[.$B$7])" office:value-type="float" office:value="0.5356786" calcext:value-type="float">
            <text:p>0.54</text:p>
          </table:table-cell>
          <table:table-cell table:style-name="ce31" table:formula="of:=MIN([.$B$2]*(1+[.$B$3]*[.P$2])*(1+[.$B$4]*[.$D4])*(1+[.$B$5]*[.$B$9])*(1+[.$B$10]*[.$B$6]);[.$B$7])" office:value-type="float" office:value="0.55305196" calcext:value-type="float">
            <text:p>0.55</text:p>
          </table:table-cell>
          <table:table-cell table:style-name="ce31" table:formula="of:=MIN([.$B$2]*(1+[.$B$3]*[.Q$2])*(1+[.$B$4]*[.$D4])*(1+[.$B$5]*[.$B$9])*(1+[.$B$10]*[.$B$6]);[.$B$7])" office:value-type="float" office:value="0.57042532" calcext:value-type="float">
            <text:p>0.57</text:p>
          </table:table-cell>
          <table:table-cell table:style-name="ce31" table:formula="of:=MIN([.$B$2]*(1+[.$B$3]*[.R$2])*(1+[.$B$4]*[.$D4])*(1+[.$B$5]*[.$B$9])*(1+[.$B$10]*[.$B$6]);[.$B$7])" office:value-type="float" office:value="0.58779868" calcext:value-type="float">
            <text:p>0.59</text:p>
          </table:table-cell>
          <table:table-cell table:style-name="ce31" table:formula="of:=MIN([.$B$2]*(1+[.$B$3]*[.S$2])*(1+[.$B$4]*[.$D4])*(1+[.$B$5]*[.$B$9])*(1+[.$B$10]*[.$B$6]);[.$B$7])" office:value-type="float" office:value="0.60517204" calcext:value-type="float">
            <text:p>0.61</text:p>
          </table:table-cell>
          <table:table-cell table:style-name="ce31" table:formula="of:=MIN([.$B$2]*(1+[.$B$3]*[.T$2])*(1+[.$B$4]*[.$D4])*(1+[.$B$5]*[.$B$9])*(1+[.$B$10]*[.$B$6]);[.$B$7])" office:value-type="float" office:value="0.6225454" calcext:value-type="float">
            <text:p>0.62</text:p>
          </table:table-cell>
          <table:table-cell table:style-name="ce31" table:formula="of:=MIN([.$B$2]*(1+[.$B$3]*[.U$2])*(1+[.$B$4]*[.$D4])*(1+[.$B$5]*[.$B$9])*(1+[.$B$10]*[.$B$6]);[.$B$7])" office:value-type="float" office:value="0.63991876" calcext:value-type="float">
            <text:p>0.64</text:p>
          </table:table-cell>
          <table:table-cell table:style-name="ce31" table:formula="of:=MIN([.$B$2]*(1+[.$B$3]*[.V$2])*(1+[.$B$4]*[.$D4])*(1+[.$B$5]*[.$B$9])*(1+[.$B$10]*[.$B$6]);[.$B$7])" office:value-type="float" office:value="0.65729212" calcext:value-type="float">
            <text:p>0.66</text:p>
          </table:table-cell>
          <table:table-cell table:style-name="ce31" table:formula="of:=MIN([.$B$2]*(1+[.$B$3]*[.W$2])*(1+[.$B$4]*[.$D4])*(1+[.$B$5]*[.$B$9])*(1+[.$B$10]*[.$B$6]);[.$B$7])" office:value-type="float" office:value="0.67466548" calcext:value-type="float">
            <text:p>0.67</text:p>
          </table:table-cell>
          <table:table-cell table:style-name="ce31" table:formula="of:=MIN([.$B$2]*(1+[.$B$3]*[.X$2])*(1+[.$B$4]*[.$D4])*(1+[.$B$5]*[.$B$9])*(1+[.$B$10]*[.$B$6]);[.$B$7])" office:value-type="float" office:value="0.69203884" calcext:value-type="float">
            <text:p>0.69</text:p>
          </table:table-cell>
          <table:table-cell table:style-name="ce31" table:formula="of:=MIN([.$B$2]*(1+[.$B$3]*[.Y$2])*(1+[.$B$4]*[.$D4])*(1+[.$B$5]*[.$B$9])*(1+[.$B$10]*[.$B$6]);[.$B$7])" office:value-type="float" office:value="0.7094122" calcext:value-type="float">
            <text:p>0.71</text:p>
          </table:table-cell>
          <table:table-cell table:style-name="ce31" table:formula="of:=MIN([.$B$2]*(1+[.$B$3]*[.Z$2])*(1+[.$B$4]*[.$D4])*(1+[.$B$5]*[.$B$9])*(1+[.$B$10]*[.$B$6]);[.$B$7])" office:value-type="float" office:value="0.72678556" calcext:value-type="float">
            <text:p>0.73</text:p>
          </table:table-cell>
          <table:table-cell table:style-name="ce31" table:formula="of:=MIN([.$B$2]*(1+[.$B$3]*[.AA$2])*(1+[.$B$4]*[.$D4])*(1+[.$B$5]*[.$B$9])*(1+[.$B$10]*[.$B$6]);[.$B$7])" office:value-type="float" office:value="0.74415892" calcext:value-type="float">
            <text:p>0.74</text:p>
          </table:table-cell>
          <table:table-cell table:style-name="ce31" table:formula="of:=MIN([.$B$2]*(1+[.$B$3]*[.AB$2])*(1+[.$B$4]*[.$D4])*(1+[.$B$5]*[.$B$9])*(1+[.$B$10]*[.$B$6]);[.$B$7])" office:value-type="float" office:value="0.76153228" calcext:value-type="float">
            <text:p>0.76</text:p>
          </table:table-cell>
          <table:table-cell table:style-name="ce31" table:formula="of:=MIN([.$B$2]*(1+[.$B$3]*[.AC$2])*(1+[.$B$4]*[.$D4])*(1+[.$B$5]*[.$B$9])*(1+[.$B$10]*[.$B$6]);[.$B$7])" office:value-type="float" office:value="0.77890564" calcext:value-type="float">
            <text:p>0.78</text:p>
          </table:table-cell>
          <table:table-cell table:style-name="ce31" table:formula="of:=MIN([.$B$2]*(1+[.$B$3]*[.AD$2])*(1+[.$B$4]*[.$D4])*(1+[.$B$5]*[.$B$9])*(1+[.$B$10]*[.$B$6]);[.$B$7])" office:value-type="float" office:value="0.796279" calcext:value-type="float">
            <text:p>0.80</text:p>
          </table:table-cell>
          <table:table-cell table:style-name="ce31" table:formula="of:=MIN([.$B$2]*(1+[.$B$3]*[.AE$2])*(1+[.$B$4]*[.$D4])*(1+[.$B$5]*[.$B$9])*(1+[.$B$10]*[.$B$6]);[.$B$7])" office:value-type="float" office:value="0.81365236" calcext:value-type="float">
            <text:p>0.81</text:p>
          </table:table-cell>
          <table:table-cell table:style-name="ce31" table:formula="of:=MIN([.$B$2]*(1+[.$B$3]*[.AF$2])*(1+[.$B$4]*[.$D4])*(1+[.$B$5]*[.$B$9])*(1+[.$B$10]*[.$B$6]);[.$B$7])" office:value-type="float" office:value="0.83102572" calcext:value-type="float">
            <text:p>0.83</text:p>
          </table:table-cell>
          <table:table-cell table:style-name="ce31" table:formula="of:=MIN([.$B$2]*(1+[.$B$3]*[.AG$2])*(1+[.$B$4]*[.$D4])*(1+[.$B$5]*[.$B$9])*(1+[.$B$10]*[.$B$6]);[.$B$7])" office:value-type="float" office:value="0.84839908" calcext:value-type="float">
            <text:p>0.85</text:p>
          </table:table-cell>
          <table:table-cell table:style-name="ce31" table:formula="of:=MIN([.$B$2]*(1+[.$B$3]*[.AH$2])*(1+[.$B$4]*[.$D4])*(1+[.$B$5]*[.$B$9])*(1+[.$B$10]*[.$B$6]);[.$B$7])" office:value-type="float" office:value="0.86577244" calcext:value-type="float">
            <text:p>0.87</text:p>
          </table:table-cell>
          <table:table-cell table:style-name="ce31" table:formula="of:=MIN([.$B$2]*(1+[.$B$3]*[.AI$2])*(1+[.$B$4]*[.$D4])*(1+[.$B$5]*[.$B$9])*(1+[.$B$10]*[.$B$6]);[.$B$7])" office:value-type="float" office:value="0.8831458" calcext:value-type="float">
            <text:p>0.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1" table:formula="of:=MIN([.$B$2]*(1+[.$B$3]*[.E$2])*(1+[.$B$4]*[.$D5])*(1+[.$B$5]*[.$B$9])*(1+[.$B$10]*[.$B$6]);[.$B$7])" office:value-type="float" office:value="0.349912" calcext:value-type="float">
            <text:p>0.35</text:p>
          </table:table-cell>
          <table:table-cell table:style-name="ce31" table:formula="of:=MIN([.$B$2]*(1+[.$B$3]*[.F$2])*(1+[.$B$4]*[.$D5])*(1+[.$B$5]*[.$B$9])*(1+[.$B$10]*[.$B$6]);[.$B$7])" office:value-type="float" office:value="0.366707776" calcext:value-type="float">
            <text:p>0.37</text:p>
          </table:table-cell>
          <table:table-cell table:style-name="ce31" table:formula="of:=MIN([.$B$2]*(1+[.$B$3]*[.G$2])*(1+[.$B$4]*[.$D5])*(1+[.$B$5]*[.$B$9])*(1+[.$B$10]*[.$B$6]);[.$B$7])" office:value-type="float" office:value="0.383503552" calcext:value-type="float">
            <text:p>0.38</text:p>
          </table:table-cell>
          <table:table-cell table:style-name="ce31" table:formula="of:=MIN([.$B$2]*(1+[.$B$3]*[.H$2])*(1+[.$B$4]*[.$D5])*(1+[.$B$5]*[.$B$9])*(1+[.$B$10]*[.$B$6]);[.$B$7])" office:value-type="float" office:value="0.400299328" calcext:value-type="float">
            <text:p>0.40</text:p>
          </table:table-cell>
          <table:table-cell table:style-name="ce31" table:formula="of:=MIN([.$B$2]*(1+[.$B$3]*[.I$2])*(1+[.$B$4]*[.$D5])*(1+[.$B$5]*[.$B$9])*(1+[.$B$10]*[.$B$6]);[.$B$7])" office:value-type="float" office:value="0.417095104" calcext:value-type="float">
            <text:p>0.42</text:p>
          </table:table-cell>
          <table:table-cell table:style-name="ce31" table:formula="of:=MIN([.$B$2]*(1+[.$B$3]*[.J$2])*(1+[.$B$4]*[.$D5])*(1+[.$B$5]*[.$B$9])*(1+[.$B$10]*[.$B$6]);[.$B$7])" office:value-type="float" office:value="0.43389088" calcext:value-type="float">
            <text:p>0.43</text:p>
          </table:table-cell>
          <table:table-cell table:style-name="ce31" table:formula="of:=MIN([.$B$2]*(1+[.$B$3]*[.K$2])*(1+[.$B$4]*[.$D5])*(1+[.$B$5]*[.$B$9])*(1+[.$B$10]*[.$B$6]);[.$B$7])" office:value-type="float" office:value="0.450686656" calcext:value-type="float">
            <text:p>0.45</text:p>
          </table:table-cell>
          <table:table-cell table:style-name="ce31" table:formula="of:=MIN([.$B$2]*(1+[.$B$3]*[.L$2])*(1+[.$B$4]*[.$D5])*(1+[.$B$5]*[.$B$9])*(1+[.$B$10]*[.$B$6]);[.$B$7])" office:value-type="float" office:value="0.467482432" calcext:value-type="float">
            <text:p>0.47</text:p>
          </table:table-cell>
          <table:table-cell table:style-name="ce31" table:formula="of:=MIN([.$B$2]*(1+[.$B$3]*[.M$2])*(1+[.$B$4]*[.$D5])*(1+[.$B$5]*[.$B$9])*(1+[.$B$10]*[.$B$6]);[.$B$7])" office:value-type="float" office:value="0.484278208" calcext:value-type="float">
            <text:p>0.48</text:p>
          </table:table-cell>
          <table:table-cell table:style-name="ce31" table:formula="of:=MIN([.$B$2]*(1+[.$B$3]*[.N$2])*(1+[.$B$4]*[.$D5])*(1+[.$B$5]*[.$B$9])*(1+[.$B$10]*[.$B$6]);[.$B$7])" office:value-type="float" office:value="0.501073984" calcext:value-type="float">
            <text:p>0.50</text:p>
          </table:table-cell>
          <table:table-cell table:style-name="ce31" table:formula="of:=MIN([.$B$2]*(1+[.$B$3]*[.O$2])*(1+[.$B$4]*[.$D5])*(1+[.$B$5]*[.$B$9])*(1+[.$B$10]*[.$B$6]);[.$B$7])" office:value-type="float" office:value="0.51786976" calcext:value-type="float">
            <text:p>0.52</text:p>
          </table:table-cell>
          <table:table-cell table:style-name="ce31" table:formula="of:=MIN([.$B$2]*(1+[.$B$3]*[.P$2])*(1+[.$B$4]*[.$D5])*(1+[.$B$5]*[.$B$9])*(1+[.$B$10]*[.$B$6]);[.$B$7])" office:value-type="float" office:value="0.534665536" calcext:value-type="float">
            <text:p>0.53</text:p>
          </table:table-cell>
          <table:table-cell table:style-name="ce31" table:formula="of:=MIN([.$B$2]*(1+[.$B$3]*[.Q$2])*(1+[.$B$4]*[.$D5])*(1+[.$B$5]*[.$B$9])*(1+[.$B$10]*[.$B$6]);[.$B$7])" office:value-type="float" office:value="0.551461312" calcext:value-type="float">
            <text:p>0.55</text:p>
          </table:table-cell>
          <table:table-cell table:style-name="ce31" table:formula="of:=MIN([.$B$2]*(1+[.$B$3]*[.R$2])*(1+[.$B$4]*[.$D5])*(1+[.$B$5]*[.$B$9])*(1+[.$B$10]*[.$B$6]);[.$B$7])" office:value-type="float" office:value="0.568257088" calcext:value-type="float">
            <text:p>0.57</text:p>
          </table:table-cell>
          <table:table-cell table:style-name="ce31" table:formula="of:=MIN([.$B$2]*(1+[.$B$3]*[.S$2])*(1+[.$B$4]*[.$D5])*(1+[.$B$5]*[.$B$9])*(1+[.$B$10]*[.$B$6]);[.$B$7])" office:value-type="float" office:value="0.585052864" calcext:value-type="float">
            <text:p>0.59</text:p>
          </table:table-cell>
          <table:table-cell table:style-name="ce31" table:formula="of:=MIN([.$B$2]*(1+[.$B$3]*[.T$2])*(1+[.$B$4]*[.$D5])*(1+[.$B$5]*[.$B$9])*(1+[.$B$10]*[.$B$6]);[.$B$7])" office:value-type="float" office:value="0.60184864" calcext:value-type="float">
            <text:p>0.60</text:p>
          </table:table-cell>
          <table:table-cell table:style-name="ce31" table:formula="of:=MIN([.$B$2]*(1+[.$B$3]*[.U$2])*(1+[.$B$4]*[.$D5])*(1+[.$B$5]*[.$B$9])*(1+[.$B$10]*[.$B$6]);[.$B$7])" office:value-type="float" office:value="0.618644416" calcext:value-type="float">
            <text:p>0.62</text:p>
          </table:table-cell>
          <table:table-cell table:style-name="ce31" table:formula="of:=MIN([.$B$2]*(1+[.$B$3]*[.V$2])*(1+[.$B$4]*[.$D5])*(1+[.$B$5]*[.$B$9])*(1+[.$B$10]*[.$B$6]);[.$B$7])" office:value-type="float" office:value="0.635440192" calcext:value-type="float">
            <text:p>0.64</text:p>
          </table:table-cell>
          <table:table-cell table:style-name="ce31" table:formula="of:=MIN([.$B$2]*(1+[.$B$3]*[.W$2])*(1+[.$B$4]*[.$D5])*(1+[.$B$5]*[.$B$9])*(1+[.$B$10]*[.$B$6]);[.$B$7])" office:value-type="float" office:value="0.652235968" calcext:value-type="float">
            <text:p>0.65</text:p>
          </table:table-cell>
          <table:table-cell table:style-name="ce31" table:formula="of:=MIN([.$B$2]*(1+[.$B$3]*[.X$2])*(1+[.$B$4]*[.$D5])*(1+[.$B$5]*[.$B$9])*(1+[.$B$10]*[.$B$6]);[.$B$7])" office:value-type="float" office:value="0.669031744" calcext:value-type="float">
            <text:p>0.67</text:p>
          </table:table-cell>
          <table:table-cell table:style-name="ce31" table:formula="of:=MIN([.$B$2]*(1+[.$B$3]*[.Y$2])*(1+[.$B$4]*[.$D5])*(1+[.$B$5]*[.$B$9])*(1+[.$B$10]*[.$B$6]);[.$B$7])" office:value-type="float" office:value="0.68582752" calcext:value-type="float">
            <text:p>0.69</text:p>
          </table:table-cell>
          <table:table-cell table:style-name="ce31" table:formula="of:=MIN([.$B$2]*(1+[.$B$3]*[.Z$2])*(1+[.$B$4]*[.$D5])*(1+[.$B$5]*[.$B$9])*(1+[.$B$10]*[.$B$6]);[.$B$7])" office:value-type="float" office:value="0.702623296" calcext:value-type="float">
            <text:p>0.70</text:p>
          </table:table-cell>
          <table:table-cell table:style-name="ce31" table:formula="of:=MIN([.$B$2]*(1+[.$B$3]*[.AA$2])*(1+[.$B$4]*[.$D5])*(1+[.$B$5]*[.$B$9])*(1+[.$B$10]*[.$B$6]);[.$B$7])" office:value-type="float" office:value="0.719419072" calcext:value-type="float">
            <text:p>0.72</text:p>
          </table:table-cell>
          <table:table-cell table:style-name="ce31" table:formula="of:=MIN([.$B$2]*(1+[.$B$3]*[.AB$2])*(1+[.$B$4]*[.$D5])*(1+[.$B$5]*[.$B$9])*(1+[.$B$10]*[.$B$6]);[.$B$7])" office:value-type="float" office:value="0.736214848" calcext:value-type="float">
            <text:p>0.74</text:p>
          </table:table-cell>
          <table:table-cell table:style-name="ce31" table:formula="of:=MIN([.$B$2]*(1+[.$B$3]*[.AC$2])*(1+[.$B$4]*[.$D5])*(1+[.$B$5]*[.$B$9])*(1+[.$B$10]*[.$B$6]);[.$B$7])" office:value-type="float" office:value="0.753010624" calcext:value-type="float">
            <text:p>0.75</text:p>
          </table:table-cell>
          <table:table-cell table:style-name="ce31" table:formula="of:=MIN([.$B$2]*(1+[.$B$3]*[.AD$2])*(1+[.$B$4]*[.$D5])*(1+[.$B$5]*[.$B$9])*(1+[.$B$10]*[.$B$6]);[.$B$7])" office:value-type="float" office:value="0.7698064" calcext:value-type="float">
            <text:p>0.77</text:p>
          </table:table-cell>
          <table:table-cell table:style-name="ce31" table:formula="of:=MIN([.$B$2]*(1+[.$B$3]*[.AE$2])*(1+[.$B$4]*[.$D5])*(1+[.$B$5]*[.$B$9])*(1+[.$B$10]*[.$B$6]);[.$B$7])" office:value-type="float" office:value="0.786602176" calcext:value-type="float">
            <text:p>0.79</text:p>
          </table:table-cell>
          <table:table-cell table:style-name="ce31" table:formula="of:=MIN([.$B$2]*(1+[.$B$3]*[.AF$2])*(1+[.$B$4]*[.$D5])*(1+[.$B$5]*[.$B$9])*(1+[.$B$10]*[.$B$6]);[.$B$7])" office:value-type="float" office:value="0.803397952" calcext:value-type="float">
            <text:p>0.80</text:p>
          </table:table-cell>
          <table:table-cell table:style-name="ce31" table:formula="of:=MIN([.$B$2]*(1+[.$B$3]*[.AG$2])*(1+[.$B$4]*[.$D5])*(1+[.$B$5]*[.$B$9])*(1+[.$B$10]*[.$B$6]);[.$B$7])" office:value-type="float" office:value="0.820193728" calcext:value-type="float">
            <text:p>0.82</text:p>
          </table:table-cell>
          <table:table-cell table:style-name="ce31" table:formula="of:=MIN([.$B$2]*(1+[.$B$3]*[.AH$2])*(1+[.$B$4]*[.$D5])*(1+[.$B$5]*[.$B$9])*(1+[.$B$10]*[.$B$6]);[.$B$7])" office:value-type="float" office:value="0.836989504" calcext:value-type="float">
            <text:p>0.84</text:p>
          </table:table-cell>
          <table:table-cell table:style-name="ce31" table:formula="of:=MIN([.$B$2]*(1+[.$B$3]*[.AI$2])*(1+[.$B$4]*[.$D5])*(1+[.$B$5]*[.$B$9])*(1+[.$B$10]*[.$B$6]);[.$B$7])" office:value-type="float" office:value="0.85378528" calcext:value-type="float">
            <text:p>0.85</text:p>
          </table:table-cell>
          <table:table-cell table:style-name="ce33"/>
          <table:table-cell table:style-name="ce35"/>
          <table:table-cell table:style-name="ce36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1" table:formula="of:=MIN([.$B$2]*(1+[.$B$3]*[.E$2])*(1+[.$B$4]*[.$D6])*(1+[.$B$5]*[.$B$9])*(1+[.$B$10]*[.$B$6]);[.$B$7])" office:value-type="float" office:value="0.3358735" calcext:value-type="float">
            <text:p>0.34</text:p>
          </table:table-cell>
          <table:table-cell table:style-name="ce31" table:formula="of:=MIN([.$B$2]*(1+[.$B$3]*[.F$2])*(1+[.$B$4]*[.$D6])*(1+[.$B$5]*[.$B$9])*(1+[.$B$10]*[.$B$6]);[.$B$7])" office:value-type="float" office:value="0.351995428" calcext:value-type="float">
            <text:p>0.35</text:p>
          </table:table-cell>
          <table:table-cell table:style-name="ce31" table:formula="of:=MIN([.$B$2]*(1+[.$B$3]*[.G$2])*(1+[.$B$4]*[.$D6])*(1+[.$B$5]*[.$B$9])*(1+[.$B$10]*[.$B$6]);[.$B$7])" office:value-type="float" office:value="0.368117356" calcext:value-type="float">
            <text:p>0.37</text:p>
          </table:table-cell>
          <table:table-cell table:style-name="ce31" table:formula="of:=MIN([.$B$2]*(1+[.$B$3]*[.H$2])*(1+[.$B$4]*[.$D6])*(1+[.$B$5]*[.$B$9])*(1+[.$B$10]*[.$B$6]);[.$B$7])" office:value-type="float" office:value="0.384239284" calcext:value-type="float">
            <text:p>0.38</text:p>
          </table:table-cell>
          <table:table-cell table:style-name="ce31" table:formula="of:=MIN([.$B$2]*(1+[.$B$3]*[.I$2])*(1+[.$B$4]*[.$D6])*(1+[.$B$5]*[.$B$9])*(1+[.$B$10]*[.$B$6]);[.$B$7])" office:value-type="float" office:value="0.400361212" calcext:value-type="float">
            <text:p>0.40</text:p>
          </table:table-cell>
          <table:table-cell table:style-name="ce31" table:formula="of:=MIN([.$B$2]*(1+[.$B$3]*[.J$2])*(1+[.$B$4]*[.$D6])*(1+[.$B$5]*[.$B$9])*(1+[.$B$10]*[.$B$6]);[.$B$7])" office:value-type="float" office:value="0.41648314" calcext:value-type="float">
            <text:p>0.42</text:p>
          </table:table-cell>
          <table:table-cell table:style-name="ce31" table:formula="of:=MIN([.$B$2]*(1+[.$B$3]*[.K$2])*(1+[.$B$4]*[.$D6])*(1+[.$B$5]*[.$B$9])*(1+[.$B$10]*[.$B$6]);[.$B$7])" office:value-type="float" office:value="0.432605068" calcext:value-type="float">
            <text:p>0.43</text:p>
          </table:table-cell>
          <table:table-cell table:style-name="ce31" table:formula="of:=MIN([.$B$2]*(1+[.$B$3]*[.L$2])*(1+[.$B$4]*[.$D6])*(1+[.$B$5]*[.$B$9])*(1+[.$B$10]*[.$B$6]);[.$B$7])" office:value-type="float" office:value="0.448726996" calcext:value-type="float">
            <text:p>0.45</text:p>
          </table:table-cell>
          <table:table-cell table:style-name="ce31" table:formula="of:=MIN([.$B$2]*(1+[.$B$3]*[.M$2])*(1+[.$B$4]*[.$D6])*(1+[.$B$5]*[.$B$9])*(1+[.$B$10]*[.$B$6]);[.$B$7])" office:value-type="float" office:value="0.464848924" calcext:value-type="float">
            <text:p>0.46</text:p>
          </table:table-cell>
          <table:table-cell table:style-name="ce31" table:formula="of:=MIN([.$B$2]*(1+[.$B$3]*[.N$2])*(1+[.$B$4]*[.$D6])*(1+[.$B$5]*[.$B$9])*(1+[.$B$10]*[.$B$6]);[.$B$7])" office:value-type="float" office:value="0.480970852" calcext:value-type="float">
            <text:p>0.48</text:p>
          </table:table-cell>
          <table:table-cell table:style-name="ce31" table:formula="of:=MIN([.$B$2]*(1+[.$B$3]*[.O$2])*(1+[.$B$4]*[.$D6])*(1+[.$B$5]*[.$B$9])*(1+[.$B$10]*[.$B$6]);[.$B$7])" office:value-type="float" office:value="0.49709278" calcext:value-type="float">
            <text:p>0.50</text:p>
          </table:table-cell>
          <table:table-cell table:style-name="ce31" table:formula="of:=MIN([.$B$2]*(1+[.$B$3]*[.P$2])*(1+[.$B$4]*[.$D6])*(1+[.$B$5]*[.$B$9])*(1+[.$B$10]*[.$B$6]);[.$B$7])" office:value-type="float" office:value="0.513214708" calcext:value-type="float">
            <text:p>0.51</text:p>
          </table:table-cell>
          <table:table-cell table:style-name="ce31" table:formula="of:=MIN([.$B$2]*(1+[.$B$3]*[.Q$2])*(1+[.$B$4]*[.$D6])*(1+[.$B$5]*[.$B$9])*(1+[.$B$10]*[.$B$6]);[.$B$7])" office:value-type="float" office:value="0.529336636" calcext:value-type="float">
            <text:p>0.53</text:p>
          </table:table-cell>
          <table:table-cell table:style-name="ce31" table:formula="of:=MIN([.$B$2]*(1+[.$B$3]*[.R$2])*(1+[.$B$4]*[.$D6])*(1+[.$B$5]*[.$B$9])*(1+[.$B$10]*[.$B$6]);[.$B$7])" office:value-type="float" office:value="0.545458564" calcext:value-type="float">
            <text:p>0.55</text:p>
          </table:table-cell>
          <table:table-cell table:style-name="ce31" table:formula="of:=MIN([.$B$2]*(1+[.$B$3]*[.S$2])*(1+[.$B$4]*[.$D6])*(1+[.$B$5]*[.$B$9])*(1+[.$B$10]*[.$B$6]);[.$B$7])" office:value-type="float" office:value="0.561580492" calcext:value-type="float">
            <text:p>0.56</text:p>
          </table:table-cell>
          <table:table-cell table:style-name="ce31" table:formula="of:=MIN([.$B$2]*(1+[.$B$3]*[.T$2])*(1+[.$B$4]*[.$D6])*(1+[.$B$5]*[.$B$9])*(1+[.$B$10]*[.$B$6]);[.$B$7])" office:value-type="float" office:value="0.57770242" calcext:value-type="float">
            <text:p>0.58</text:p>
          </table:table-cell>
          <table:table-cell table:style-name="ce31" table:formula="of:=MIN([.$B$2]*(1+[.$B$3]*[.U$2])*(1+[.$B$4]*[.$D6])*(1+[.$B$5]*[.$B$9])*(1+[.$B$10]*[.$B$6]);[.$B$7])" office:value-type="float" office:value="0.593824348" calcext:value-type="float">
            <text:p>0.59</text:p>
          </table:table-cell>
          <table:table-cell table:style-name="ce31" table:formula="of:=MIN([.$B$2]*(1+[.$B$3]*[.V$2])*(1+[.$B$4]*[.$D6])*(1+[.$B$5]*[.$B$9])*(1+[.$B$10]*[.$B$6]);[.$B$7])" office:value-type="float" office:value="0.609946276" calcext:value-type="float">
            <text:p>0.61</text:p>
          </table:table-cell>
          <table:table-cell table:style-name="ce31" table:formula="of:=MIN([.$B$2]*(1+[.$B$3]*[.W$2])*(1+[.$B$4]*[.$D6])*(1+[.$B$5]*[.$B$9])*(1+[.$B$10]*[.$B$6]);[.$B$7])" office:value-type="float" office:value="0.626068204" calcext:value-type="float">
            <text:p>0.63</text:p>
          </table:table-cell>
          <table:table-cell table:style-name="ce31" table:formula="of:=MIN([.$B$2]*(1+[.$B$3]*[.X$2])*(1+[.$B$4]*[.$D6])*(1+[.$B$5]*[.$B$9])*(1+[.$B$10]*[.$B$6]);[.$B$7])" office:value-type="float" office:value="0.642190132" calcext:value-type="float">
            <text:p>0.64</text:p>
          </table:table-cell>
          <table:table-cell table:style-name="ce31" table:formula="of:=MIN([.$B$2]*(1+[.$B$3]*[.Y$2])*(1+[.$B$4]*[.$D6])*(1+[.$B$5]*[.$B$9])*(1+[.$B$10]*[.$B$6]);[.$B$7])" office:value-type="float" office:value="0.65831206" calcext:value-type="float">
            <text:p>0.66</text:p>
          </table:table-cell>
          <table:table-cell table:style-name="ce31" table:formula="of:=MIN([.$B$2]*(1+[.$B$3]*[.Z$2])*(1+[.$B$4]*[.$D6])*(1+[.$B$5]*[.$B$9])*(1+[.$B$10]*[.$B$6]);[.$B$7])" office:value-type="float" office:value="0.674433988" calcext:value-type="float">
            <text:p>0.67</text:p>
          </table:table-cell>
          <table:table-cell table:style-name="ce31" table:formula="of:=MIN([.$B$2]*(1+[.$B$3]*[.AA$2])*(1+[.$B$4]*[.$D6])*(1+[.$B$5]*[.$B$9])*(1+[.$B$10]*[.$B$6]);[.$B$7])" office:value-type="float" office:value="0.690555916" calcext:value-type="float">
            <text:p>0.69</text:p>
          </table:table-cell>
          <table:table-cell table:style-name="ce31" table:formula="of:=MIN([.$B$2]*(1+[.$B$3]*[.AB$2])*(1+[.$B$4]*[.$D6])*(1+[.$B$5]*[.$B$9])*(1+[.$B$10]*[.$B$6]);[.$B$7])" office:value-type="float" office:value="0.706677844" calcext:value-type="float">
            <text:p>0.71</text:p>
          </table:table-cell>
          <table:table-cell table:style-name="ce31" table:formula="of:=MIN([.$B$2]*(1+[.$B$3]*[.AC$2])*(1+[.$B$4]*[.$D6])*(1+[.$B$5]*[.$B$9])*(1+[.$B$10]*[.$B$6]);[.$B$7])" office:value-type="float" office:value="0.722799772" calcext:value-type="float">
            <text:p>0.72</text:p>
          </table:table-cell>
          <table:table-cell table:style-name="ce31" table:formula="of:=MIN([.$B$2]*(1+[.$B$3]*[.AD$2])*(1+[.$B$4]*[.$D6])*(1+[.$B$5]*[.$B$9])*(1+[.$B$10]*[.$B$6]);[.$B$7])" office:value-type="float" office:value="0.7389217" calcext:value-type="float">
            <text:p>0.74</text:p>
          </table:table-cell>
          <table:table-cell table:style-name="ce31" table:formula="of:=MIN([.$B$2]*(1+[.$B$3]*[.AE$2])*(1+[.$B$4]*[.$D6])*(1+[.$B$5]*[.$B$9])*(1+[.$B$10]*[.$B$6]);[.$B$7])" office:value-type="float" office:value="0.755043628" calcext:value-type="float">
            <text:p>0.76</text:p>
          </table:table-cell>
          <table:table-cell table:style-name="ce31" table:formula="of:=MIN([.$B$2]*(1+[.$B$3]*[.AF$2])*(1+[.$B$4]*[.$D6])*(1+[.$B$5]*[.$B$9])*(1+[.$B$10]*[.$B$6]);[.$B$7])" office:value-type="float" office:value="0.771165556" calcext:value-type="float">
            <text:p>0.77</text:p>
          </table:table-cell>
          <table:table-cell table:style-name="ce31" table:formula="of:=MIN([.$B$2]*(1+[.$B$3]*[.AG$2])*(1+[.$B$4]*[.$D6])*(1+[.$B$5]*[.$B$9])*(1+[.$B$10]*[.$B$6]);[.$B$7])" office:value-type="float" office:value="0.787287484" calcext:value-type="float">
            <text:p>0.79</text:p>
          </table:table-cell>
          <table:table-cell table:style-name="ce31" table:formula="of:=MIN([.$B$2]*(1+[.$B$3]*[.AH$2])*(1+[.$B$4]*[.$D6])*(1+[.$B$5]*[.$B$9])*(1+[.$B$10]*[.$B$6]);[.$B$7])" office:value-type="float" office:value="0.803409412" calcext:value-type="float">
            <text:p>0.80</text:p>
          </table:table-cell>
          <table:table-cell table:style-name="ce31" table:formula="of:=MIN([.$B$2]*(1+[.$B$3]*[.AI$2])*(1+[.$B$4]*[.$D6])*(1+[.$B$5]*[.$B$9])*(1+[.$B$10]*[.$B$6]);[.$B$7])" office:value-type="float" office:value="0.81953134" calcext:value-type="float">
            <text:p>0.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1" table:formula="of:=MIN([.$B$2]*(1+[.$B$3]*[.E$2])*(1+[.$B$4]*[.$D7])*(1+[.$B$5]*[.$B$9])*(1+[.$B$10]*[.$B$6]);[.$B$7])" office:value-type="float" office:value="0.321835" calcext:value-type="float">
            <text:p>0.32</text:p>
          </table:table-cell>
          <table:table-cell table:style-name="ce31" table:formula="of:=MIN([.$B$2]*(1+[.$B$3]*[.F$2])*(1+[.$B$4]*[.$D7])*(1+[.$B$5]*[.$B$9])*(1+[.$B$10]*[.$B$6]);[.$B$7])" office:value-type="float" office:value="0.33728308" calcext:value-type="float">
            <text:p>0.34</text:p>
          </table:table-cell>
          <table:table-cell table:style-name="ce31" table:formula="of:=MIN([.$B$2]*(1+[.$B$3]*[.G$2])*(1+[.$B$4]*[.$D7])*(1+[.$B$5]*[.$B$9])*(1+[.$B$10]*[.$B$6]);[.$B$7])" office:value-type="float" office:value="0.35273116" calcext:value-type="float">
            <text:p>0.35</text:p>
          </table:table-cell>
          <table:table-cell table:style-name="ce31" table:formula="of:=MIN([.$B$2]*(1+[.$B$3]*[.H$2])*(1+[.$B$4]*[.$D7])*(1+[.$B$5]*[.$B$9])*(1+[.$B$10]*[.$B$6]);[.$B$7])" office:value-type="float" office:value="0.36817924" calcext:value-type="float">
            <text:p>0.37</text:p>
          </table:table-cell>
          <table:table-cell table:style-name="ce31" table:formula="of:=MIN([.$B$2]*(1+[.$B$3]*[.I$2])*(1+[.$B$4]*[.$D7])*(1+[.$B$5]*[.$B$9])*(1+[.$B$10]*[.$B$6]);[.$B$7])" office:value-type="float" office:value="0.38362732" calcext:value-type="float">
            <text:p>0.38</text:p>
          </table:table-cell>
          <table:table-cell table:style-name="ce31" table:formula="of:=MIN([.$B$2]*(1+[.$B$3]*[.J$2])*(1+[.$B$4]*[.$D7])*(1+[.$B$5]*[.$B$9])*(1+[.$B$10]*[.$B$6]);[.$B$7])" office:value-type="float" office:value="0.3990754" calcext:value-type="float">
            <text:p>0.40</text:p>
          </table:table-cell>
          <table:table-cell table:style-name="ce31" table:formula="of:=MIN([.$B$2]*(1+[.$B$3]*[.K$2])*(1+[.$B$4]*[.$D7])*(1+[.$B$5]*[.$B$9])*(1+[.$B$10]*[.$B$6]);[.$B$7])" office:value-type="float" office:value="0.41452348" calcext:value-type="float">
            <text:p>0.41</text:p>
          </table:table-cell>
          <table:table-cell table:style-name="ce31" table:formula="of:=MIN([.$B$2]*(1+[.$B$3]*[.L$2])*(1+[.$B$4]*[.$D7])*(1+[.$B$5]*[.$B$9])*(1+[.$B$10]*[.$B$6]);[.$B$7])" office:value-type="float" office:value="0.42997156" calcext:value-type="float">
            <text:p>0.43</text:p>
          </table:table-cell>
          <table:table-cell table:style-name="ce31" table:formula="of:=MIN([.$B$2]*(1+[.$B$3]*[.M$2])*(1+[.$B$4]*[.$D7])*(1+[.$B$5]*[.$B$9])*(1+[.$B$10]*[.$B$6]);[.$B$7])" office:value-type="float" office:value="0.44541964" calcext:value-type="float">
            <text:p>0.45</text:p>
          </table:table-cell>
          <table:table-cell table:style-name="ce31" table:formula="of:=MIN([.$B$2]*(1+[.$B$3]*[.N$2])*(1+[.$B$4]*[.$D7])*(1+[.$B$5]*[.$B$9])*(1+[.$B$10]*[.$B$6]);[.$B$7])" office:value-type="float" office:value="0.46086772" calcext:value-type="float">
            <text:p>0.46</text:p>
          </table:table-cell>
          <table:table-cell table:style-name="ce31" table:formula="of:=MIN([.$B$2]*(1+[.$B$3]*[.O$2])*(1+[.$B$4]*[.$D7])*(1+[.$B$5]*[.$B$9])*(1+[.$B$10]*[.$B$6]);[.$B$7])" office:value-type="float" office:value="0.4763158" calcext:value-type="float">
            <text:p>0.48</text:p>
          </table:table-cell>
          <table:table-cell table:style-name="ce31" table:formula="of:=MIN([.$B$2]*(1+[.$B$3]*[.P$2])*(1+[.$B$4]*[.$D7])*(1+[.$B$5]*[.$B$9])*(1+[.$B$10]*[.$B$6]);[.$B$7])" office:value-type="float" office:value="0.49176388" calcext:value-type="float">
            <text:p>0.49</text:p>
          </table:table-cell>
          <table:table-cell table:style-name="ce31" table:formula="of:=MIN([.$B$2]*(1+[.$B$3]*[.Q$2])*(1+[.$B$4]*[.$D7])*(1+[.$B$5]*[.$B$9])*(1+[.$B$10]*[.$B$6]);[.$B$7])" office:value-type="float" office:value="0.50721196" calcext:value-type="float">
            <text:p>0.51</text:p>
          </table:table-cell>
          <table:table-cell table:style-name="ce31" table:formula="of:=MIN([.$B$2]*(1+[.$B$3]*[.R$2])*(1+[.$B$4]*[.$D7])*(1+[.$B$5]*[.$B$9])*(1+[.$B$10]*[.$B$6]);[.$B$7])" office:value-type="float" office:value="0.52266004" calcext:value-type="float">
            <text:p>0.52</text:p>
          </table:table-cell>
          <table:table-cell table:style-name="ce31" table:formula="of:=MIN([.$B$2]*(1+[.$B$3]*[.S$2])*(1+[.$B$4]*[.$D7])*(1+[.$B$5]*[.$B$9])*(1+[.$B$10]*[.$B$6]);[.$B$7])" office:value-type="float" office:value="0.53810812" calcext:value-type="float">
            <text:p>0.54</text:p>
          </table:table-cell>
          <table:table-cell table:style-name="ce31" table:formula="of:=MIN([.$B$2]*(1+[.$B$3]*[.T$2])*(1+[.$B$4]*[.$D7])*(1+[.$B$5]*[.$B$9])*(1+[.$B$10]*[.$B$6]);[.$B$7])" office:value-type="float" office:value="0.5535562" calcext:value-type="float">
            <text:p>0.55</text:p>
          </table:table-cell>
          <table:table-cell table:style-name="ce31" table:formula="of:=MIN([.$B$2]*(1+[.$B$3]*[.U$2])*(1+[.$B$4]*[.$D7])*(1+[.$B$5]*[.$B$9])*(1+[.$B$10]*[.$B$6]);[.$B$7])" office:value-type="float" office:value="0.56900428" calcext:value-type="float">
            <text:p>0.57</text:p>
          </table:table-cell>
          <table:table-cell table:style-name="ce31" table:formula="of:=MIN([.$B$2]*(1+[.$B$3]*[.V$2])*(1+[.$B$4]*[.$D7])*(1+[.$B$5]*[.$B$9])*(1+[.$B$10]*[.$B$6]);[.$B$7])" office:value-type="float" office:value="0.58445236" calcext:value-type="float">
            <text:p>0.58</text:p>
          </table:table-cell>
          <table:table-cell table:style-name="ce31" table:formula="of:=MIN([.$B$2]*(1+[.$B$3]*[.W$2])*(1+[.$B$4]*[.$D7])*(1+[.$B$5]*[.$B$9])*(1+[.$B$10]*[.$B$6]);[.$B$7])" office:value-type="float" office:value="0.59990044" calcext:value-type="float">
            <text:p>0.60</text:p>
          </table:table-cell>
          <table:table-cell table:style-name="ce31" table:formula="of:=MIN([.$B$2]*(1+[.$B$3]*[.X$2])*(1+[.$B$4]*[.$D7])*(1+[.$B$5]*[.$B$9])*(1+[.$B$10]*[.$B$6]);[.$B$7])" office:value-type="float" office:value="0.61534852" calcext:value-type="float">
            <text:p>0.62</text:p>
          </table:table-cell>
          <table:table-cell table:style-name="ce31" table:formula="of:=MIN([.$B$2]*(1+[.$B$3]*[.Y$2])*(1+[.$B$4]*[.$D7])*(1+[.$B$5]*[.$B$9])*(1+[.$B$10]*[.$B$6]);[.$B$7])" office:value-type="float" office:value="0.6307966" calcext:value-type="float">
            <text:p>0.63</text:p>
          </table:table-cell>
          <table:table-cell table:style-name="ce31" table:formula="of:=MIN([.$B$2]*(1+[.$B$3]*[.Z$2])*(1+[.$B$4]*[.$D7])*(1+[.$B$5]*[.$B$9])*(1+[.$B$10]*[.$B$6]);[.$B$7])" office:value-type="float" office:value="0.64624468" calcext:value-type="float">
            <text:p>0.65</text:p>
          </table:table-cell>
          <table:table-cell table:style-name="ce31" table:formula="of:=MIN([.$B$2]*(1+[.$B$3]*[.AA$2])*(1+[.$B$4]*[.$D7])*(1+[.$B$5]*[.$B$9])*(1+[.$B$10]*[.$B$6]);[.$B$7])" office:value-type="float" office:value="0.66169276" calcext:value-type="float">
            <text:p>0.66</text:p>
          </table:table-cell>
          <table:table-cell table:style-name="ce31" table:formula="of:=MIN([.$B$2]*(1+[.$B$3]*[.AB$2])*(1+[.$B$4]*[.$D7])*(1+[.$B$5]*[.$B$9])*(1+[.$B$10]*[.$B$6]);[.$B$7])" office:value-type="float" office:value="0.67714084" calcext:value-type="float">
            <text:p>0.68</text:p>
          </table:table-cell>
          <table:table-cell table:style-name="ce31" table:formula="of:=MIN([.$B$2]*(1+[.$B$3]*[.AC$2])*(1+[.$B$4]*[.$D7])*(1+[.$B$5]*[.$B$9])*(1+[.$B$10]*[.$B$6]);[.$B$7])" office:value-type="float" office:value="0.69258892" calcext:value-type="float">
            <text:p>0.69</text:p>
          </table:table-cell>
          <table:table-cell table:style-name="ce31" table:formula="of:=MIN([.$B$2]*(1+[.$B$3]*[.AD$2])*(1+[.$B$4]*[.$D7])*(1+[.$B$5]*[.$B$9])*(1+[.$B$10]*[.$B$6]);[.$B$7])" office:value-type="float" office:value="0.708037" calcext:value-type="float">
            <text:p>0.71</text:p>
          </table:table-cell>
          <table:table-cell table:style-name="ce31" table:formula="of:=MIN([.$B$2]*(1+[.$B$3]*[.AE$2])*(1+[.$B$4]*[.$D7])*(1+[.$B$5]*[.$B$9])*(1+[.$B$10]*[.$B$6]);[.$B$7])" office:value-type="float" office:value="0.72348508" calcext:value-type="float">
            <text:p>0.72</text:p>
          </table:table-cell>
          <table:table-cell table:style-name="ce31" table:formula="of:=MIN([.$B$2]*(1+[.$B$3]*[.AF$2])*(1+[.$B$4]*[.$D7])*(1+[.$B$5]*[.$B$9])*(1+[.$B$10]*[.$B$6]);[.$B$7])" office:value-type="float" office:value="0.73893316" calcext:value-type="float">
            <text:p>0.74</text:p>
          </table:table-cell>
          <table:table-cell table:style-name="ce31" table:formula="of:=MIN([.$B$2]*(1+[.$B$3]*[.AG$2])*(1+[.$B$4]*[.$D7])*(1+[.$B$5]*[.$B$9])*(1+[.$B$10]*[.$B$6]);[.$B$7])" office:value-type="float" office:value="0.75438124" calcext:value-type="float">
            <text:p>0.75</text:p>
          </table:table-cell>
          <table:table-cell table:style-name="ce31" table:formula="of:=MIN([.$B$2]*(1+[.$B$3]*[.AH$2])*(1+[.$B$4]*[.$D7])*(1+[.$B$5]*[.$B$9])*(1+[.$B$10]*[.$B$6]);[.$B$7])" office:value-type="float" office:value="0.76982932" calcext:value-type="float">
            <text:p>0.77</text:p>
          </table:table-cell>
          <table:table-cell table:style-name="ce31" table:formula="of:=MIN([.$B$2]*(1+[.$B$3]*[.AI$2])*(1+[.$B$4]*[.$D7])*(1+[.$B$5]*[.$B$9])*(1+[.$B$10]*[.$B$6]);[.$B$7])" office:value-type="float" office:value="0.7852774" calcext:value-type="float">
            <text:p>0.79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26" calcext:value-type="float">
            <text:p>2.2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48" calcext:value-type="float">
            <text:p>-0.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MAX([.$B$27]*(1+ATAN([.$B$33]*[.E$27])*[.$B$28])*(1+[.$B$29]*[.$D28])*(1+[.$B$30]*[.$B$36])*(1+[.$B$31]*[.$B$37])*(1+[.$B$32]*[.$B$38]);[.$B$34])" office:value-type="float" office:value="2.26" calcext:value-type="float">
            <text:p>2.26</text:p>
          </table:table-cell>
          <table:table-cell table:style-name="ce34" table:formula="of:=MAX([.$B$27]*(1+ATAN([.$B$33]*[.F$27])*[.$B$28])*(1+[.$B$29]*[.$D28])*(1+[.$B$30]*[.$B$36])*(1+[.$B$31]*[.$B$37])*(1+[.$B$32]*[.$B$38]);[.$B$34])" office:value-type="float" office:value="2.11976247560857" calcext:value-type="float">
            <text:p>2.12</text:p>
          </table:table-cell>
          <table:table-cell table:style-name="ce34" table:formula="of:=MAX([.$B$27]*(1+ATAN([.$B$33]*[.G$27])*[.$B$28])*(1+[.$B$29]*[.$D28])*(1+[.$B$30]*[.$B$36])*(1+[.$B$31]*[.$B$37])*(1+[.$B$32]*[.$B$38]);[.$B$34])" office:value-type="float" office:value="1.98406153008142" calcext:value-type="float">
            <text:p>1.98</text:p>
          </table:table-cell>
          <table:table-cell table:style-name="ce34" table:formula="of:=MAX([.$B$27]*(1+ATAN([.$B$33]*[.H$27])*[.$B$28])*(1+[.$B$29]*[.$D28])*(1+[.$B$30]*[.$B$36])*(1+[.$B$31]*[.$B$37])*(1+[.$B$32]*[.$B$38]);[.$B$34])" office:value-type="float" office:value="1.85661053108906" calcext:value-type="float">
            <text:p>1.86</text:p>
          </table:table-cell>
          <table:table-cell table:style-name="ce34" table:formula="of:=MAX([.$B$27]*(1+ATAN([.$B$33]*[.I$27])*[.$B$28])*(1+[.$B$29]*[.$D28])*(1+[.$B$30]*[.$B$36])*(1+[.$B$31]*[.$B$37])*(1+[.$B$32]*[.$B$38]);[.$B$34])" office:value-type="float" office:value="1.73981747204643" calcext:value-type="float">
            <text:p>1.74</text:p>
          </table:table-cell>
          <table:table-cell table:style-name="ce34" table:formula="of:=MAX([.$B$27]*(1+ATAN([.$B$33]*[.J$27])*[.$B$28])*(1+[.$B$29]*[.$D28])*(1+[.$B$30]*[.$B$36])*(1+[.$B$31]*[.$B$37])*(1+[.$B$32]*[.$B$38]);[.$B$34])" office:value-type="float" office:value="1.63474816070268" calcext:value-type="float">
            <text:p>1.63</text:p>
          </table:table-cell>
          <table:table-cell table:style-name="ce34" table:formula="of:=MAX([.$B$27]*(1+ATAN([.$B$33]*[.K$27])*[.$B$28])*(1+[.$B$29]*[.$D28])*(1+[.$B$30]*[.$B$36])*(1+[.$B$31]*[.$B$37])*(1+[.$B$32]*[.$B$38]);[.$B$34])" office:value-type="float" office:value="1.5413999564498" calcext:value-type="float">
            <text:p>1.54</text:p>
          </table:table-cell>
          <table:table-cell table:style-name="ce34" table:formula="of:=MAX([.$B$27]*(1+ATAN([.$B$33]*[.L$27])*[.$B$28])*(1+[.$B$29]*[.$D28])*(1+[.$B$30]*[.$B$36])*(1+[.$B$31]*[.$B$37])*(1+[.$B$32]*[.$B$38]);[.$B$34])" office:value-type="float" office:value="1.45907852133331" calcext:value-type="float">
            <text:p>1.46</text:p>
          </table:table-cell>
          <table:table-cell table:style-name="ce34" table:formula="of:=MAX([.$B$27]*(1+ATAN([.$B$33]*[.M$27])*[.$B$28])*(1+[.$B$29]*[.$D28])*(1+[.$B$30]*[.$B$36])*(1+[.$B$31]*[.$B$37])*(1+[.$B$32]*[.$B$38]);[.$B$34])" office:value-type="float" office:value="1.38673220943255" calcext:value-type="float">
            <text:p>1.39</text:p>
          </table:table-cell>
          <table:table-cell table:style-name="ce34" table:formula="of:=MAX([.$B$27]*(1+ATAN([.$B$33]*[.N$27])*[.$B$28])*(1+[.$B$29]*[.$D28])*(1+[.$B$30]*[.$B$36])*(1+[.$B$31]*[.$B$37])*(1+[.$B$32]*[.$B$38]);[.$B$34])" office:value-type="float" office:value="1.32318896165024" calcext:value-type="float">
            <text:p>1.32</text:p>
          </table:table-cell>
          <table:table-cell table:style-name="ce34" table:formula="of:=MAX([.$B$27]*(1+ATAN([.$B$33]*[.O$27])*[.$B$28])*(1+[.$B$29]*[.$D28])*(1+[.$B$30]*[.$B$36])*(1+[.$B$31]*[.$B$37])*(1+[.$B$32]*[.$B$38]);[.$B$34])" office:value-type="float" office:value="1.26729876003971" calcext:value-type="float">
            <text:p>1.27</text:p>
          </table:table-cell>
          <table:table-cell table:style-name="ce34" table:formula="of:=MAX([.$B$27]*(1+ATAN([.$B$33]*[.P$27])*[.$B$28])*(1+[.$B$29]*[.$D28])*(1+[.$B$30]*[.$B$36])*(1+[.$B$31]*[.$B$37])*(1+[.$B$32]*[.$B$38]);[.$B$34])" office:value-type="float" office:value="1.21800637512508" calcext:value-type="float">
            <text:p>1.22</text:p>
          </table:table-cell>
          <table:table-cell table:style-name="ce34" table:formula="of:=MAX([.$B$27]*(1+ATAN([.$B$33]*[.Q$27])*[.$B$28])*(1+[.$B$29]*[.$D28])*(1+[.$B$30]*[.$B$36])*(1+[.$B$31]*[.$B$37])*(1+[.$B$32]*[.$B$38]);[.$B$34])" office:value-type="float" office:value="1.17438003971434" calcext:value-type="float">
            <text:p>1.17</text:p>
          </table:table-cell>
          <table:table-cell table:style-name="ce34" table:formula="of:=MAX([.$B$27]*(1+ATAN([.$B$33]*[.R$27])*[.$B$28])*(1+[.$B$29]*[.$D28])*(1+[.$B$30]*[.$B$36])*(1+[.$B$31]*[.$B$37])*(1+[.$B$32]*[.$B$38]);[.$B$34])" office:value-type="float" office:value="1.13561533614305" calcext:value-type="float">
            <text:p>1.14</text:p>
          </table:table-cell>
          <table:table-cell table:style-name="ce34" table:formula="of:=MAX([.$B$27]*(1+ATAN([.$B$33]*[.S$27])*[.$B$28])*(1+[.$B$29]*[.$D28])*(1+[.$B$30]*[.$B$36])*(1+[.$B$31]*[.$B$37])*(1+[.$B$32]*[.$B$38]);[.$B$34])" office:value-type="float" office:value="1.10102673841562" calcext:value-type="float">
            <text:p>1.10</text:p>
          </table:table-cell>
          <table:table-cell table:style-name="ce34" table:formula="of:=MAX([.$B$27]*(1+ATAN([.$B$33]*[.T$27])*[.$B$28])*(1+[.$B$29]*[.$D28])*(1+[.$B$30]*[.$B$36])*(1+[.$B$31]*[.$B$37])*(1+[.$B$32]*[.$B$38]);[.$B$34])" office:value-type="float" office:value="1.07003407452241" calcext:value-type="float">
            <text:p>1.07</text:p>
          </table:table-cell>
          <table:table-cell table:style-name="ce34" table:formula="of:=MAX([.$B$27]*(1+ATAN([.$B$33]*[.U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V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W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X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Y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Z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A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B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C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D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E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F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G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H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I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4" table:formula="of:=MAX([.$B$27]*(1+ATAN([.$B$33]*[.E$27])*[.$B$28])*(1+[.$B$29]*[.$D29])*(1+[.$B$30]*[.$B$36])*(1+[.$B$31]*[.$B$37])*(1+[.$B$32]*[.$B$38]);[.$B$34])" office:value-type="float" office:value="2.825" calcext:value-type="float">
            <text:p>2.83</text:p>
          </table:table-cell>
          <table:table-cell table:style-name="ce34" table:formula="of:=MAX([.$B$27]*(1+ATAN([.$B$33]*[.F$27])*[.$B$28])*(1+[.$B$29]*[.$D29])*(1+[.$B$30]*[.$B$36])*(1+[.$B$31]*[.$B$37])*(1+[.$B$32]*[.$B$38]);[.$B$34])" office:value-type="float" office:value="2.64970309451072" calcext:value-type="float">
            <text:p>2.65</text:p>
          </table:table-cell>
          <table:table-cell table:style-name="ce34" table:formula="of:=MAX([.$B$27]*(1+ATAN([.$B$33]*[.G$27])*[.$B$28])*(1+[.$B$29]*[.$D29])*(1+[.$B$30]*[.$B$36])*(1+[.$B$31]*[.$B$37])*(1+[.$B$32]*[.$B$38]);[.$B$34])" office:value-type="float" office:value="2.48007691260177" calcext:value-type="float">
            <text:p>2.48</text:p>
          </table:table-cell>
          <table:table-cell table:style-name="ce34" table:formula="of:=MAX([.$B$27]*(1+ATAN([.$B$33]*[.H$27])*[.$B$28])*(1+[.$B$29]*[.$D29])*(1+[.$B$30]*[.$B$36])*(1+[.$B$31]*[.$B$37])*(1+[.$B$32]*[.$B$38]);[.$B$34])" office:value-type="float" office:value="2.32076316386132" calcext:value-type="float">
            <text:p>2.32</text:p>
          </table:table-cell>
          <table:table-cell table:style-name="ce34" table:formula="of:=MAX([.$B$27]*(1+ATAN([.$B$33]*[.I$27])*[.$B$28])*(1+[.$B$29]*[.$D29])*(1+[.$B$30]*[.$B$36])*(1+[.$B$31]*[.$B$37])*(1+[.$B$32]*[.$B$38]);[.$B$34])" office:value-type="float" office:value="2.17477184005804" calcext:value-type="float">
            <text:p>2.17</text:p>
          </table:table-cell>
          <table:table-cell table:style-name="ce34" table:formula="of:=MAX([.$B$27]*(1+ATAN([.$B$33]*[.J$27])*[.$B$28])*(1+[.$B$29]*[.$D29])*(1+[.$B$30]*[.$B$36])*(1+[.$B$31]*[.$B$37])*(1+[.$B$32]*[.$B$38]);[.$B$34])" office:value-type="float" office:value="2.04343520087836" calcext:value-type="float">
            <text:p>2.04</text:p>
          </table:table-cell>
          <table:table-cell table:style-name="ce34" table:formula="of:=MAX([.$B$27]*(1+ATAN([.$B$33]*[.K$27])*[.$B$28])*(1+[.$B$29]*[.$D29])*(1+[.$B$30]*[.$B$36])*(1+[.$B$31]*[.$B$37])*(1+[.$B$32]*[.$B$38]);[.$B$34])" office:value-type="float" office:value="1.92674994556225" calcext:value-type="float">
            <text:p>1.93</text:p>
          </table:table-cell>
          <table:table-cell table:style-name="ce34" table:formula="of:=MAX([.$B$27]*(1+ATAN([.$B$33]*[.L$27])*[.$B$28])*(1+[.$B$29]*[.$D29])*(1+[.$B$30]*[.$B$36])*(1+[.$B$31]*[.$B$37])*(1+[.$B$32]*[.$B$38]);[.$B$34])" office:value-type="float" office:value="1.82384815166664" calcext:value-type="float">
            <text:p>1.82</text:p>
          </table:table-cell>
          <table:table-cell table:style-name="ce34" table:formula="of:=MAX([.$B$27]*(1+ATAN([.$B$33]*[.M$27])*[.$B$28])*(1+[.$B$29]*[.$D29])*(1+[.$B$30]*[.$B$36])*(1+[.$B$31]*[.$B$37])*(1+[.$B$32]*[.$B$38]);[.$B$34])" office:value-type="float" office:value="1.73341526179069" calcext:value-type="float">
            <text:p>1.73</text:p>
          </table:table-cell>
          <table:table-cell table:style-name="ce34" table:formula="of:=MAX([.$B$27]*(1+ATAN([.$B$33]*[.N$27])*[.$B$28])*(1+[.$B$29]*[.$D29])*(1+[.$B$30]*[.$B$36])*(1+[.$B$31]*[.$B$37])*(1+[.$B$32]*[.$B$38]);[.$B$34])" office:value-type="float" office:value="1.6539862020628" calcext:value-type="float">
            <text:p>1.65</text:p>
          </table:table-cell>
          <table:table-cell table:style-name="ce34" table:formula="of:=MAX([.$B$27]*(1+ATAN([.$B$33]*[.O$27])*[.$B$28])*(1+[.$B$29]*[.$D29])*(1+[.$B$30]*[.$B$36])*(1+[.$B$31]*[.$B$37])*(1+[.$B$32]*[.$B$38]);[.$B$34])" office:value-type="float" office:value="1.58412345004964" calcext:value-type="float">
            <text:p>1.58</text:p>
          </table:table-cell>
          <table:table-cell table:style-name="ce34" table:formula="of:=MAX([.$B$27]*(1+ATAN([.$B$33]*[.P$27])*[.$B$28])*(1+[.$B$29]*[.$D29])*(1+[.$B$30]*[.$B$36])*(1+[.$B$31]*[.$B$37])*(1+[.$B$32]*[.$B$38]);[.$B$34])" office:value-type="float" office:value="1.52250796890635" calcext:value-type="float">
            <text:p>1.52</text:p>
          </table:table-cell>
          <table:table-cell table:style-name="ce34" table:formula="of:=MAX([.$B$27]*(1+ATAN([.$B$33]*[.Q$27])*[.$B$28])*(1+[.$B$29]*[.$D29])*(1+[.$B$30]*[.$B$36])*(1+[.$B$31]*[.$B$37])*(1+[.$B$32]*[.$B$38]);[.$B$34])" office:value-type="float" office:value="1.46797504964293" calcext:value-type="float">
            <text:p>1.47</text:p>
          </table:table-cell>
          <table:table-cell table:style-name="ce34" table:formula="of:=MAX([.$B$27]*(1+ATAN([.$B$33]*[.R$27])*[.$B$28])*(1+[.$B$29]*[.$D29])*(1+[.$B$30]*[.$B$36])*(1+[.$B$31]*[.$B$37])*(1+[.$B$32]*[.$B$38]);[.$B$34])" office:value-type="float" office:value="1.41951917017881" calcext:value-type="float">
            <text:p>1.42</text:p>
          </table:table-cell>
          <table:table-cell table:style-name="ce34" table:formula="of:=MAX([.$B$27]*(1+ATAN([.$B$33]*[.S$27])*[.$B$28])*(1+[.$B$29]*[.$D29])*(1+[.$B$30]*[.$B$36])*(1+[.$B$31]*[.$B$37])*(1+[.$B$32]*[.$B$38]);[.$B$34])" office:value-type="float" office:value="1.37628342301952" calcext:value-type="float">
            <text:p>1.38</text:p>
          </table:table-cell>
          <table:table-cell table:style-name="ce34" table:formula="of:=MAX([.$B$27]*(1+ATAN([.$B$33]*[.T$27])*[.$B$28])*(1+[.$B$29]*[.$D29])*(1+[.$B$30]*[.$B$36])*(1+[.$B$31]*[.$B$37])*(1+[.$B$32]*[.$B$38]);[.$B$34])" office:value-type="float" office:value="1.33754259315302" calcext:value-type="float">
            <text:p>1.34</text:p>
          </table:table-cell>
          <table:table-cell table:style-name="ce34" table:formula="of:=MAX([.$B$27]*(1+ATAN([.$B$33]*[.U$27])*[.$B$28])*(1+[.$B$29]*[.$D29])*(1+[.$B$30]*[.$B$36])*(1+[.$B$31]*[.$B$37])*(1+[.$B$32]*[.$B$38]);[.$B$34])" office:value-type="float" office:value="1.30268476706889" calcext:value-type="float">
            <text:p>1.30</text:p>
          </table:table-cell>
          <table:table-cell table:style-name="ce34" table:formula="of:=MAX([.$B$27]*(1+ATAN([.$B$33]*[.V$27])*[.$B$28])*(1+[.$B$29]*[.$D29])*(1+[.$B$30]*[.$B$36])*(1+[.$B$31]*[.$B$37])*(1+[.$B$32]*[.$B$38]);[.$B$34])" office:value-type="float" office:value="1.2711938601053" calcext:value-type="float">
            <text:p>1.27</text:p>
          </table:table-cell>
          <table:table-cell table:style-name="ce34" table:formula="of:=MAX([.$B$27]*(1+ATAN([.$B$33]*[.W$27])*[.$B$28])*(1+[.$B$29]*[.$D29])*(1+[.$B$30]*[.$B$36])*(1+[.$B$31]*[.$B$37])*(1+[.$B$32]*[.$B$38]);[.$B$34])" office:value-type="float" office:value="1.24263406276052" calcext:value-type="float">
            <text:p>1.24</text:p>
          </table:table-cell>
          <table:table-cell table:style-name="ce34" table:formula="of:=MAX([.$B$27]*(1+ATAN([.$B$33]*[.X$27])*[.$B$28])*(1+[.$B$29]*[.$D29])*(1+[.$B$30]*[.$B$36])*(1+[.$B$31]*[.$B$37])*(1+[.$B$32]*[.$B$38]);[.$B$34])" office:value-type="float" office:value="1.21663648160225" calcext:value-type="float">
            <text:p>1.22</text:p>
          </table:table-cell>
          <table:table-cell table:style-name="ce34" table:formula="of:=MAX([.$B$27]*(1+ATAN([.$B$33]*[.Y$27])*[.$B$28])*(1+[.$B$29]*[.$D29])*(1+[.$B$30]*[.$B$36])*(1+[.$B$31]*[.$B$37])*(1+[.$B$32]*[.$B$38]);[.$B$34])" office:value-type="float" office:value="1.19288789952363" calcext:value-type="float">
            <text:p>1.19</text:p>
          </table:table-cell>
          <table:table-cell table:style-name="ce34" table:formula="of:=MAX([.$B$27]*(1+ATAN([.$B$33]*[.Z$27])*[.$B$28])*(1+[.$B$29]*[.$D29])*(1+[.$B$30]*[.$B$36])*(1+[.$B$31]*[.$B$37])*(1+[.$B$32]*[.$B$38]);[.$B$34])" office:value-type="float" office:value="1.17112143134564" calcext:value-type="float">
            <text:p>1.17</text:p>
          </table:table-cell>
          <table:table-cell table:style-name="ce34" table:formula="of:=MAX([.$B$27]*(1+ATAN([.$B$33]*[.AA$27])*[.$B$28])*(1+[.$B$29]*[.$D29])*(1+[.$B$30]*[.$B$36])*(1+[.$B$31]*[.$B$37])*(1+[.$B$32]*[.$B$38]);[.$B$34])" office:value-type="float" office:value="1.15110880606165" calcext:value-type="float">
            <text:p>1.15</text:p>
          </table:table-cell>
          <table:table-cell table:style-name="ce34" table:formula="of:=MAX([.$B$27]*(1+ATAN([.$B$33]*[.AB$27])*[.$B$28])*(1+[.$B$29]*[.$D29])*(1+[.$B$30]*[.$B$36])*(1+[.$B$31]*[.$B$37])*(1+[.$B$32]*[.$B$38]);[.$B$34])" office:value-type="float" office:value="1.1326540124126" calcext:value-type="float">
            <text:p>1.13</text:p>
          </table:table-cell>
          <table:table-cell table:style-name="ce34" table:formula="of:=MAX([.$B$27]*(1+ATAN([.$B$33]*[.AC$27])*[.$B$28])*(1+[.$B$29]*[.$D29])*(1+[.$B$30]*[.$B$36])*(1+[.$B$31]*[.$B$37])*(1+[.$B$32]*[.$B$38]);[.$B$34])" office:value-type="float" office:value="1.11558807129463" calcext:value-type="float">
            <text:p>1.12</text:p>
          </table:table-cell>
          <table:table-cell table:style-name="ce34" table:formula="of:=MAX([.$B$27]*(1+ATAN([.$B$33]*[.AD$27])*[.$B$28])*(1+[.$B$29]*[.$D29])*(1+[.$B$30]*[.$B$36])*(1+[.$B$31]*[.$B$37])*(1+[.$B$32]*[.$B$38]);[.$B$34])" office:value-type="float" office:value="1.09976473209698" calcext:value-type="float">
            <text:p>1.10</text:p>
          </table:table-cell>
          <table:table-cell table:style-name="ce34" table:formula="of:=MAX([.$B$27]*(1+ATAN([.$B$33]*[.AE$27])*[.$B$28])*(1+[.$B$29]*[.$D29])*(1+[.$B$30]*[.$B$36])*(1+[.$B$31]*[.$B$37])*(1+[.$B$32]*[.$B$38]);[.$B$34])" office:value-type="float" office:value="1.08505692341309" calcext:value-type="float">
            <text:p>1.09</text:p>
          </table:table-cell>
          <table:table-cell table:style-name="ce34" table:formula="of:=MAX([.$B$27]*(1+ATAN([.$B$33]*[.AF$27])*[.$B$28])*(1+[.$B$29]*[.$D29])*(1+[.$B$30]*[.$B$36])*(1+[.$B$31]*[.$B$37])*(1+[.$B$32]*[.$B$38]);[.$B$34])" office:value-type="float" office:value="1.07135381863219" calcext:value-type="float">
            <text:p>1.07</text:p>
          </table:table-cell>
          <table:table-cell table:style-name="ce34" table:formula="of:=MAX([.$B$27]*(1+ATAN([.$B$33]*[.AG$27])*[.$B$28])*(1+[.$B$29]*[.$D29])*(1+[.$B$30]*[.$B$36])*(1+[.$B$31]*[.$B$37])*(1+[.$B$32]*[.$B$38]);[.$B$34])" office:value-type="float" office:value="1.05855840270881" calcext:value-type="float">
            <text:p>1.06</text:p>
          </table:table-cell>
          <table:table-cell table:style-name="ce34" table:formula="of:=MAX([.$B$27]*(1+ATAN([.$B$33]*[.AH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I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4" table:formula="of:=MAX([.$B$27]*(1+ATAN([.$B$33]*[.E$27])*[.$B$28])*(1+[.$B$29]*[.$D30])*(1+[.$B$30]*[.$B$36])*(1+[.$B$31]*[.$B$37])*(1+[.$B$32]*[.$B$38]);[.$B$34])" office:value-type="float" office:value="3.164" calcext:value-type="float">
            <text:p>3.16</text:p>
          </table:table-cell>
          <table:table-cell table:style-name="ce34" table:formula="of:=MAX([.$B$27]*(1+ATAN([.$B$33]*[.F$27])*[.$B$28])*(1+[.$B$29]*[.$D30])*(1+[.$B$30]*[.$B$36])*(1+[.$B$31]*[.$B$37])*(1+[.$B$32]*[.$B$38]);[.$B$34])" office:value-type="float" office:value="2.967667465852" calcext:value-type="float">
            <text:p>2.97</text:p>
          </table:table-cell>
          <table:table-cell table:style-name="ce34" table:formula="of:=MAX([.$B$27]*(1+ATAN([.$B$33]*[.G$27])*[.$B$28])*(1+[.$B$29]*[.$D30])*(1+[.$B$30]*[.$B$36])*(1+[.$B$31]*[.$B$37])*(1+[.$B$32]*[.$B$38]);[.$B$34])" office:value-type="float" office:value="2.77768614211398" calcext:value-type="float">
            <text:p>2.78</text:p>
          </table:table-cell>
          <table:table-cell table:style-name="ce34" table:formula="of:=MAX([.$B$27]*(1+ATAN([.$B$33]*[.H$27])*[.$B$28])*(1+[.$B$29]*[.$D30])*(1+[.$B$30]*[.$B$36])*(1+[.$B$31]*[.$B$37])*(1+[.$B$32]*[.$B$38]);[.$B$34])" office:value-type="float" office:value="2.59925474352468" calcext:value-type="float">
            <text:p>2.60</text:p>
          </table:table-cell>
          <table:table-cell table:style-name="ce34" table:formula="of:=MAX([.$B$27]*(1+ATAN([.$B$33]*[.I$27])*[.$B$28])*(1+[.$B$29]*[.$D30])*(1+[.$B$30]*[.$B$36])*(1+[.$B$31]*[.$B$37])*(1+[.$B$32]*[.$B$38]);[.$B$34])" office:value-type="float" office:value="2.435744460865" calcext:value-type="float">
            <text:p>2.44</text:p>
          </table:table-cell>
          <table:table-cell table:style-name="ce34" table:formula="of:=MAX([.$B$27]*(1+ATAN([.$B$33]*[.J$27])*[.$B$28])*(1+[.$B$29]*[.$D30])*(1+[.$B$30]*[.$B$36])*(1+[.$B$31]*[.$B$37])*(1+[.$B$32]*[.$B$38]);[.$B$34])" office:value-type="float" office:value="2.28864742498376" calcext:value-type="float">
            <text:p>2.29</text:p>
          </table:table-cell>
          <table:table-cell table:style-name="ce34" table:formula="of:=MAX([.$B$27]*(1+ATAN([.$B$33]*[.K$27])*[.$B$28])*(1+[.$B$29]*[.$D30])*(1+[.$B$30]*[.$B$36])*(1+[.$B$31]*[.$B$37])*(1+[.$B$32]*[.$B$38]);[.$B$34])" office:value-type="float" office:value="2.15795993902972" calcext:value-type="float">
            <text:p>2.16</text:p>
          </table:table-cell>
          <table:table-cell table:style-name="ce34" table:formula="of:=MAX([.$B$27]*(1+ATAN([.$B$33]*[.L$27])*[.$B$28])*(1+[.$B$29]*[.$D30])*(1+[.$B$30]*[.$B$36])*(1+[.$B$31]*[.$B$37])*(1+[.$B$32]*[.$B$38]);[.$B$34])" office:value-type="float" office:value="2.04270992986664" calcext:value-type="float">
            <text:p>2.04</text:p>
          </table:table-cell>
          <table:table-cell table:style-name="ce34" table:formula="of:=MAX([.$B$27]*(1+ATAN([.$B$33]*[.M$27])*[.$B$28])*(1+[.$B$29]*[.$D30])*(1+[.$B$30]*[.$B$36])*(1+[.$B$31]*[.$B$37])*(1+[.$B$32]*[.$B$38]);[.$B$34])" office:value-type="float" office:value="1.94142509320557" calcext:value-type="float">
            <text:p>1.94</text:p>
          </table:table-cell>
          <table:table-cell table:style-name="ce34" table:formula="of:=MAX([.$B$27]*(1+ATAN([.$B$33]*[.N$27])*[.$B$28])*(1+[.$B$29]*[.$D30])*(1+[.$B$30]*[.$B$36])*(1+[.$B$31]*[.$B$37])*(1+[.$B$32]*[.$B$38]);[.$B$34])" office:value-type="float" office:value="1.85246454631034" calcext:value-type="float">
            <text:p>1.85</text:p>
          </table:table-cell>
          <table:table-cell table:style-name="ce34" table:formula="of:=MAX([.$B$27]*(1+ATAN([.$B$33]*[.O$27])*[.$B$28])*(1+[.$B$29]*[.$D30])*(1+[.$B$30]*[.$B$36])*(1+[.$B$31]*[.$B$37])*(1+[.$B$32]*[.$B$38]);[.$B$34])" office:value-type="float" office:value="1.7742182640556" calcext:value-type="float">
            <text:p>1.77</text:p>
          </table:table-cell>
          <table:table-cell table:style-name="ce34" table:formula="of:=MAX([.$B$27]*(1+ATAN([.$B$33]*[.P$27])*[.$B$28])*(1+[.$B$29]*[.$D30])*(1+[.$B$30]*[.$B$36])*(1+[.$B$31]*[.$B$37])*(1+[.$B$32]*[.$B$38]);[.$B$34])" office:value-type="float" office:value="1.70520892517511" calcext:value-type="float">
            <text:p>1.71</text:p>
          </table:table-cell>
          <table:table-cell table:style-name="ce34" table:formula="of:=MAX([.$B$27]*(1+ATAN([.$B$33]*[.Q$27])*[.$B$28])*(1+[.$B$29]*[.$D30])*(1+[.$B$30]*[.$B$36])*(1+[.$B$31]*[.$B$37])*(1+[.$B$32]*[.$B$38]);[.$B$34])" office:value-type="float" office:value="1.64413205560008" calcext:value-type="float">
            <text:p>1.64</text:p>
          </table:table-cell>
          <table:table-cell table:style-name="ce34" table:formula="of:=MAX([.$B$27]*(1+ATAN([.$B$33]*[.R$27])*[.$B$28])*(1+[.$B$29]*[.$D30])*(1+[.$B$30]*[.$B$36])*(1+[.$B$31]*[.$B$37])*(1+[.$B$32]*[.$B$38]);[.$B$34])" office:value-type="float" office:value="1.58986147060026" calcext:value-type="float">
            <text:p>1.59</text:p>
          </table:table-cell>
          <table:table-cell table:style-name="ce34" table:formula="of:=MAX([.$B$27]*(1+ATAN([.$B$33]*[.S$27])*[.$B$28])*(1+[.$B$29]*[.$D30])*(1+[.$B$30]*[.$B$36])*(1+[.$B$31]*[.$B$37])*(1+[.$B$32]*[.$B$38]);[.$B$34])" office:value-type="float" office:value="1.54143743378186" calcext:value-type="float">
            <text:p>1.54</text:p>
          </table:table-cell>
          <table:table-cell table:style-name="ce34" table:formula="of:=MAX([.$B$27]*(1+ATAN([.$B$33]*[.T$27])*[.$B$28])*(1+[.$B$29]*[.$D30])*(1+[.$B$30]*[.$B$36])*(1+[.$B$31]*[.$B$37])*(1+[.$B$32]*[.$B$38]);[.$B$34])" office:value-type="float" office:value="1.49804770433138" calcext:value-type="float">
            <text:p>1.50</text:p>
          </table:table-cell>
          <table:table-cell table:style-name="ce34" table:formula="of:=MAX([.$B$27]*(1+ATAN([.$B$33]*[.U$27])*[.$B$28])*(1+[.$B$29]*[.$D30])*(1+[.$B$30]*[.$B$36])*(1+[.$B$31]*[.$B$37])*(1+[.$B$32]*[.$B$38]);[.$B$34])" office:value-type="float" office:value="1.45900693911716" calcext:value-type="float">
            <text:p>1.46</text:p>
          </table:table-cell>
          <table:table-cell table:style-name="ce34" table:formula="of:=MAX([.$B$27]*(1+ATAN([.$B$33]*[.V$27])*[.$B$28])*(1+[.$B$29]*[.$D30])*(1+[.$B$30]*[.$B$36])*(1+[.$B$31]*[.$B$37])*(1+[.$B$32]*[.$B$38]);[.$B$34])" office:value-type="float" office:value="1.42373712331793" calcext:value-type="float">
            <text:p>1.42</text:p>
          </table:table-cell>
          <table:table-cell table:style-name="ce34" table:formula="of:=MAX([.$B$27]*(1+ATAN([.$B$33]*[.W$27])*[.$B$28])*(1+[.$B$29]*[.$D30])*(1+[.$B$30]*[.$B$36])*(1+[.$B$31]*[.$B$37])*(1+[.$B$32]*[.$B$38]);[.$B$34])" office:value-type="float" office:value="1.39175015029179" calcext:value-type="float">
            <text:p>1.39</text:p>
          </table:table-cell>
          <table:table-cell table:style-name="ce34" table:formula="of:=MAX([.$B$27]*(1+ATAN([.$B$33]*[.X$27])*[.$B$28])*(1+[.$B$29]*[.$D30])*(1+[.$B$30]*[.$B$36])*(1+[.$B$31]*[.$B$37])*(1+[.$B$32]*[.$B$38]);[.$B$34])" office:value-type="float" office:value="1.36263285939452" calcext:value-type="float">
            <text:p>1.36</text:p>
          </table:table-cell>
          <table:table-cell table:style-name="ce34" table:formula="of:=MAX([.$B$27]*(1+ATAN([.$B$33]*[.Y$27])*[.$B$28])*(1+[.$B$29]*[.$D30])*(1+[.$B$30]*[.$B$36])*(1+[.$B$31]*[.$B$37])*(1+[.$B$32]*[.$B$38]);[.$B$34])" office:value-type="float" office:value="1.33603444746646" calcext:value-type="float">
            <text:p>1.34</text:p>
          </table:table-cell>
          <table:table-cell table:style-name="ce34" table:formula="of:=MAX([.$B$27]*(1+ATAN([.$B$33]*[.Z$27])*[.$B$28])*(1+[.$B$29]*[.$D30])*(1+[.$B$30]*[.$B$36])*(1+[.$B$31]*[.$B$37])*(1+[.$B$32]*[.$B$38]);[.$B$34])" office:value-type="float" office:value="1.31165600310711" calcext:value-type="float">
            <text:p>1.31</text:p>
          </table:table-cell>
          <table:table-cell table:style-name="ce34" table:formula="of:=MAX([.$B$27]*(1+ATAN([.$B$33]*[.AA$27])*[.$B$28])*(1+[.$B$29]*[.$D30])*(1+[.$B$30]*[.$B$36])*(1+[.$B$31]*[.$B$37])*(1+[.$B$32]*[.$B$38]);[.$B$34])" office:value-type="float" office:value="1.28924186278904" calcext:value-type="float">
            <text:p>1.29</text:p>
          </table:table-cell>
          <table:table-cell table:style-name="ce34" table:formula="of:=MAX([.$B$27]*(1+ATAN([.$B$33]*[.AB$27])*[.$B$28])*(1+[.$B$29]*[.$D30])*(1+[.$B$30]*[.$B$36])*(1+[.$B$31]*[.$B$37])*(1+[.$B$32]*[.$B$38]);[.$B$34])" office:value-type="float" office:value="1.26857249390211" calcext:value-type="float">
            <text:p>1.27</text:p>
          </table:table-cell>
          <table:table-cell table:style-name="ce34" table:formula="of:=MAX([.$B$27]*(1+ATAN([.$B$33]*[.AC$27])*[.$B$28])*(1+[.$B$29]*[.$D30])*(1+[.$B$30]*[.$B$36])*(1+[.$B$31]*[.$B$37])*(1+[.$B$32]*[.$B$38]);[.$B$34])" office:value-type="float" office:value="1.24945863984998" calcext:value-type="float">
            <text:p>1.25</text:p>
          </table:table-cell>
          <table:table-cell table:style-name="ce34" table:formula="of:=MAX([.$B$27]*(1+ATAN([.$B$33]*[.AD$27])*[.$B$28])*(1+[.$B$29]*[.$D30])*(1+[.$B$30]*[.$B$36])*(1+[.$B$31]*[.$B$37])*(1+[.$B$32]*[.$B$38]);[.$B$34])" office:value-type="float" office:value="1.23173649994862" calcext:value-type="float">
            <text:p>1.23</text:p>
          </table:table-cell>
          <table:table-cell table:style-name="ce34" table:formula="of:=MAX([.$B$27]*(1+ATAN([.$B$33]*[.AE$27])*[.$B$28])*(1+[.$B$29]*[.$D30])*(1+[.$B$30]*[.$B$36])*(1+[.$B$31]*[.$B$37])*(1+[.$B$32]*[.$B$38]);[.$B$34])" office:value-type="float" office:value="1.21526375422266" calcext:value-type="float">
            <text:p>1.22</text:p>
          </table:table-cell>
          <table:table-cell table:style-name="ce34" table:formula="of:=MAX([.$B$27]*(1+ATAN([.$B$33]*[.AF$27])*[.$B$28])*(1+[.$B$29]*[.$D30])*(1+[.$B$30]*[.$B$36])*(1+[.$B$31]*[.$B$37])*(1+[.$B$32]*[.$B$38]);[.$B$34])" office:value-type="float" office:value="1.19991627686805" calcext:value-type="float">
            <text:p>1.20</text:p>
          </table:table-cell>
          <table:table-cell table:style-name="ce34" table:formula="of:=MAX([.$B$27]*(1+ATAN([.$B$33]*[.AG$27])*[.$B$28])*(1+[.$B$29]*[.$D30])*(1+[.$B$30]*[.$B$36])*(1+[.$B$31]*[.$B$37])*(1+[.$B$32]*[.$B$38]);[.$B$34])" office:value-type="float" office:value="1.18558541103386" calcext:value-type="float">
            <text:p>1.19</text:p>
          </table:table-cell>
          <table:table-cell table:style-name="ce34" table:formula="of:=MAX([.$B$27]*(1+ATAN([.$B$33]*[.AH$27])*[.$B$28])*(1+[.$B$29]*[.$D30])*(1+[.$B$30]*[.$B$36])*(1+[.$B$31]*[.$B$37])*(1+[.$B$32]*[.$B$38]);[.$B$34])" office:value-type="float" office:value="1.17217570165816" calcext:value-type="float">
            <text:p>1.17</text:p>
          </table:table-cell>
          <table:table-cell table:style-name="ce34" table:formula="of:=MAX([.$B$27]*(1+ATAN([.$B$33]*[.AI$27])*[.$B$28])*(1+[.$B$29]*[.$D30])*(1+[.$B$30]*[.$B$36])*(1+[.$B$31]*[.$B$37])*(1+[.$B$32]*[.$B$38]);[.$B$34])" office:value-type="float" office:value="1.15960300282856" calcext:value-type="float">
            <text:p>1.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4" table:formula="of:=MAX([.$B$27]*(1+ATAN([.$B$33]*[.E$27])*[.$B$28])*(1+[.$B$29]*[.$D31])*(1+[.$B$30]*[.$B$36])*(1+[.$B$31]*[.$B$37])*(1+[.$B$32]*[.$B$38]);[.$B$34])" office:value-type="float" office:value="3.5595" calcext:value-type="float">
            <text:p>3.56</text:p>
          </table:table-cell>
          <table:table-cell table:style-name="ce34" table:formula="of:=MAX([.$B$27]*(1+ATAN([.$B$33]*[.F$27])*[.$B$28])*(1+[.$B$29]*[.$D31])*(1+[.$B$30]*[.$B$36])*(1+[.$B$31]*[.$B$37])*(1+[.$B$32]*[.$B$38]);[.$B$34])" office:value-type="float" office:value="3.3386258990835" calcext:value-type="float">
            <text:p>3.34</text:p>
          </table:table-cell>
          <table:table-cell table:style-name="ce34" table:formula="of:=MAX([.$B$27]*(1+ATAN([.$B$33]*[.G$27])*[.$B$28])*(1+[.$B$29]*[.$D31])*(1+[.$B$30]*[.$B$36])*(1+[.$B$31]*[.$B$37])*(1+[.$B$32]*[.$B$38]);[.$B$34])" office:value-type="float" office:value="3.12489690987823" calcext:value-type="float">
            <text:p>3.12</text:p>
          </table:table-cell>
          <table:table-cell table:style-name="ce34" table:formula="of:=MAX([.$B$27]*(1+ATAN([.$B$33]*[.H$27])*[.$B$28])*(1+[.$B$29]*[.$D31])*(1+[.$B$30]*[.$B$36])*(1+[.$B$31]*[.$B$37])*(1+[.$B$32]*[.$B$38]);[.$B$34])" office:value-type="float" office:value="2.92416158646527" calcext:value-type="float">
            <text:p>2.92</text:p>
          </table:table-cell>
          <table:table-cell table:style-name="ce34" table:formula="of:=MAX([.$B$27]*(1+ATAN([.$B$33]*[.I$27])*[.$B$28])*(1+[.$B$29]*[.$D31])*(1+[.$B$30]*[.$B$36])*(1+[.$B$31]*[.$B$37])*(1+[.$B$32]*[.$B$38]);[.$B$34])" office:value-type="float" office:value="2.74021251847313" calcext:value-type="float">
            <text:p>2.74</text:p>
          </table:table-cell>
          <table:table-cell table:style-name="ce34" table:formula="of:=MAX([.$B$27]*(1+ATAN([.$B$33]*[.J$27])*[.$B$28])*(1+[.$B$29]*[.$D31])*(1+[.$B$30]*[.$B$36])*(1+[.$B$31]*[.$B$37])*(1+[.$B$32]*[.$B$38]);[.$B$34])" office:value-type="float" office:value="2.57472835310673" calcext:value-type="float">
            <text:p>2.57</text:p>
          </table:table-cell>
          <table:table-cell table:style-name="ce34" table:formula="of:=MAX([.$B$27]*(1+ATAN([.$B$33]*[.K$27])*[.$B$28])*(1+[.$B$29]*[.$D31])*(1+[.$B$30]*[.$B$36])*(1+[.$B$31]*[.$B$37])*(1+[.$B$32]*[.$B$38]);[.$B$34])" office:value-type="float" office:value="2.42770493140843" calcext:value-type="float">
            <text:p>2.43</text:p>
          </table:table-cell>
          <table:table-cell table:style-name="ce34" table:formula="of:=MAX([.$B$27]*(1+ATAN([.$B$33]*[.L$27])*[.$B$28])*(1+[.$B$29]*[.$D31])*(1+[.$B$30]*[.$B$36])*(1+[.$B$31]*[.$B$37])*(1+[.$B$32]*[.$B$38]);[.$B$34])" office:value-type="float" office:value="2.29804867109997" calcext:value-type="float">
            <text:p>2.30</text:p>
          </table:table-cell>
          <table:table-cell table:style-name="ce34" table:formula="of:=MAX([.$B$27]*(1+ATAN([.$B$33]*[.M$27])*[.$B$28])*(1+[.$B$29]*[.$D31])*(1+[.$B$30]*[.$B$36])*(1+[.$B$31]*[.$B$37])*(1+[.$B$32]*[.$B$38]);[.$B$34])" office:value-type="float" office:value="2.18410322985627" calcext:value-type="float">
            <text:p>2.18</text:p>
          </table:table-cell>
          <table:table-cell table:style-name="ce34" table:formula="of:=MAX([.$B$27]*(1+ATAN([.$B$33]*[.N$27])*[.$B$28])*(1+[.$B$29]*[.$D31])*(1+[.$B$30]*[.$B$36])*(1+[.$B$31]*[.$B$37])*(1+[.$B$32]*[.$B$38]);[.$B$34])" office:value-type="float" office:value="2.08402261459913" calcext:value-type="float">
            <text:p>2.08</text:p>
          </table:table-cell>
          <table:table-cell table:style-name="ce34" table:formula="of:=MAX([.$B$27]*(1+ATAN([.$B$33]*[.O$27])*[.$B$28])*(1+[.$B$29]*[.$D31])*(1+[.$B$30]*[.$B$36])*(1+[.$B$31]*[.$B$37])*(1+[.$B$32]*[.$B$38]);[.$B$34])" office:value-type="float" office:value="1.99599554706255" calcext:value-type="float">
            <text:p>2.00</text:p>
          </table:table-cell>
          <table:table-cell table:style-name="ce34" table:formula="of:=MAX([.$B$27]*(1+ATAN([.$B$33]*[.P$27])*[.$B$28])*(1+[.$B$29]*[.$D31])*(1+[.$B$30]*[.$B$36])*(1+[.$B$31]*[.$B$37])*(1+[.$B$32]*[.$B$38]);[.$B$34])" office:value-type="float" office:value="1.918360040822" calcext:value-type="float">
            <text:p>1.92</text:p>
          </table:table-cell>
          <table:table-cell table:style-name="ce34" table:formula="of:=MAX([.$B$27]*(1+ATAN([.$B$33]*[.Q$27])*[.$B$28])*(1+[.$B$29]*[.$D31])*(1+[.$B$30]*[.$B$36])*(1+[.$B$31]*[.$B$37])*(1+[.$B$32]*[.$B$38]);[.$B$34])" office:value-type="float" office:value="1.84964856255009" calcext:value-type="float">
            <text:p>1.85</text:p>
          </table:table-cell>
          <table:table-cell table:style-name="ce34" table:formula="of:=MAX([.$B$27]*(1+ATAN([.$B$33]*[.R$27])*[.$B$28])*(1+[.$B$29]*[.$D31])*(1+[.$B$30]*[.$B$36])*(1+[.$B$31]*[.$B$37])*(1+[.$B$32]*[.$B$38]);[.$B$34])" office:value-type="float" office:value="1.7885941544253" calcext:value-type="float">
            <text:p>1.79</text:p>
          </table:table-cell>
          <table:table-cell table:style-name="ce34" table:formula="of:=MAX([.$B$27]*(1+ATAN([.$B$33]*[.S$27])*[.$B$28])*(1+[.$B$29]*[.$D31])*(1+[.$B$30]*[.$B$36])*(1+[.$B$31]*[.$B$37])*(1+[.$B$32]*[.$B$38]);[.$B$34])" office:value-type="float" office:value="1.73411711300459" calcext:value-type="float">
            <text:p>1.73</text:p>
          </table:table-cell>
          <table:table-cell table:style-name="ce34" table:formula="of:=MAX([.$B$27]*(1+ATAN([.$B$33]*[.T$27])*[.$B$28])*(1+[.$B$29]*[.$D31])*(1+[.$B$30]*[.$B$36])*(1+[.$B$31]*[.$B$37])*(1+[.$B$32]*[.$B$38]);[.$B$34])" office:value-type="float" office:value="1.6853036673728" calcext:value-type="float">
            <text:p>1.69</text:p>
          </table:table-cell>
          <table:table-cell table:style-name="ce34" table:formula="of:=MAX([.$B$27]*(1+ATAN([.$B$33]*[.U$27])*[.$B$28])*(1+[.$B$29]*[.$D31])*(1+[.$B$30]*[.$B$36])*(1+[.$B$31]*[.$B$37])*(1+[.$B$32]*[.$B$38]);[.$B$34])" office:value-type="float" office:value="1.6413828065068" calcext:value-type="float">
            <text:p>1.64</text:p>
          </table:table-cell>
          <table:table-cell table:style-name="ce34" table:formula="of:=MAX([.$B$27]*(1+ATAN([.$B$33]*[.V$27])*[.$B$28])*(1+[.$B$29]*[.$D31])*(1+[.$B$30]*[.$B$36])*(1+[.$B$31]*[.$B$37])*(1+[.$B$32]*[.$B$38]);[.$B$34])" office:value-type="float" office:value="1.60170426373268" calcext:value-type="float">
            <text:p>1.60</text:p>
          </table:table-cell>
          <table:table-cell table:style-name="ce34" table:formula="of:=MAX([.$B$27]*(1+ATAN([.$B$33]*[.W$27])*[.$B$28])*(1+[.$B$29]*[.$D31])*(1+[.$B$30]*[.$B$36])*(1+[.$B$31]*[.$B$37])*(1+[.$B$32]*[.$B$38]);[.$B$34])" office:value-type="float" office:value="1.56571891907826" calcext:value-type="float">
            <text:p>1.57</text:p>
          </table:table-cell>
          <table:table-cell table:style-name="ce34" table:formula="of:=MAX([.$B$27]*(1+ATAN([.$B$33]*[.X$27])*[.$B$28])*(1+[.$B$29]*[.$D31])*(1+[.$B$30]*[.$B$36])*(1+[.$B$31]*[.$B$37])*(1+[.$B$32]*[.$B$38]);[.$B$34])" office:value-type="float" office:value="1.53296196681884" calcext:value-type="float">
            <text:p>1.53</text:p>
          </table:table-cell>
          <table:table-cell table:style-name="ce34" table:formula="of:=MAX([.$B$27]*(1+ATAN([.$B$33]*[.Y$27])*[.$B$28])*(1+[.$B$29]*[.$D31])*(1+[.$B$30]*[.$B$36])*(1+[.$B$31]*[.$B$37])*(1+[.$B$32]*[.$B$38]);[.$B$34])" office:value-type="float" office:value="1.50303875339977" calcext:value-type="float">
            <text:p>1.50</text:p>
          </table:table-cell>
          <table:table-cell table:style-name="ce34" table:formula="of:=MAX([.$B$27]*(1+ATAN([.$B$33]*[.Z$27])*[.$B$28])*(1+[.$B$29]*[.$D31])*(1+[.$B$30]*[.$B$36])*(1+[.$B$31]*[.$B$37])*(1+[.$B$32]*[.$B$38]);[.$B$34])" office:value-type="float" office:value="1.4756130034955" calcext:value-type="float">
            <text:p>1.48</text:p>
          </table:table-cell>
          <table:table-cell table:style-name="ce34" table:formula="of:=MAX([.$B$27]*(1+ATAN([.$B$33]*[.AA$27])*[.$B$28])*(1+[.$B$29]*[.$D31])*(1+[.$B$30]*[.$B$36])*(1+[.$B$31]*[.$B$37])*(1+[.$B$32]*[.$B$38]);[.$B$34])" office:value-type="float" office:value="1.45039709563767" calcext:value-type="float">
            <text:p>1.45</text:p>
          </table:table-cell>
          <table:table-cell table:style-name="ce34" table:formula="of:=MAX([.$B$27]*(1+ATAN([.$B$33]*[.AB$27])*[.$B$28])*(1+[.$B$29]*[.$D31])*(1+[.$B$30]*[.$B$36])*(1+[.$B$31]*[.$B$37])*(1+[.$B$32]*[.$B$38]);[.$B$34])" office:value-type="float" office:value="1.42714405563987" calcext:value-type="float">
            <text:p>1.43</text:p>
          </table:table-cell>
          <table:table-cell table:style-name="ce34" table:formula="of:=MAX([.$B$27]*(1+ATAN([.$B$33]*[.AC$27])*[.$B$28])*(1+[.$B$29]*[.$D31])*(1+[.$B$30]*[.$B$36])*(1+[.$B$31]*[.$B$37])*(1+[.$B$32]*[.$B$38]);[.$B$34])" office:value-type="float" office:value="1.40564096983123" calcext:value-type="float">
            <text:p>1.41</text:p>
          </table:table-cell>
          <table:table-cell table:style-name="ce34" table:formula="of:=MAX([.$B$27]*(1+ATAN([.$B$33]*[.AD$27])*[.$B$28])*(1+[.$B$29]*[.$D31])*(1+[.$B$30]*[.$B$36])*(1+[.$B$31]*[.$B$37])*(1+[.$B$32]*[.$B$38]);[.$B$34])" office:value-type="float" office:value="1.38570356244219" calcext:value-type="float">
            <text:p>1.39</text:p>
          </table:table-cell>
          <table:table-cell table:style-name="ce34" table:formula="of:=MAX([.$B$27]*(1+ATAN([.$B$33]*[.AE$27])*[.$B$28])*(1+[.$B$29]*[.$D31])*(1+[.$B$30]*[.$B$36])*(1+[.$B$31]*[.$B$37])*(1+[.$B$32]*[.$B$38]);[.$B$34])" office:value-type="float" office:value="1.3671717235005" calcext:value-type="float">
            <text:p>1.37</text:p>
          </table:table-cell>
          <table:table-cell table:style-name="ce34" table:formula="of:=MAX([.$B$27]*(1+ATAN([.$B$33]*[.AF$27])*[.$B$28])*(1+[.$B$29]*[.$D31])*(1+[.$B$30]*[.$B$36])*(1+[.$B$31]*[.$B$37])*(1+[.$B$32]*[.$B$38]);[.$B$34])" office:value-type="float" office:value="1.34990581147656" calcext:value-type="float">
            <text:p>1.35</text:p>
          </table:table-cell>
          <table:table-cell table:style-name="ce34" table:formula="of:=MAX([.$B$27]*(1+ATAN([.$B$33]*[.AG$27])*[.$B$28])*(1+[.$B$29]*[.$D31])*(1+[.$B$30]*[.$B$36])*(1+[.$B$31]*[.$B$37])*(1+[.$B$32]*[.$B$38]);[.$B$34])" office:value-type="float" office:value="1.3337835874131" calcext:value-type="float">
            <text:p>1.33</text:p>
          </table:table-cell>
          <table:table-cell table:style-name="ce34" table:formula="of:=MAX([.$B$27]*(1+ATAN([.$B$33]*[.AH$27])*[.$B$28])*(1+[.$B$29]*[.$D31])*(1+[.$B$30]*[.$B$36])*(1+[.$B$31]*[.$B$37])*(1+[.$B$32]*[.$B$38]);[.$B$34])" office:value-type="float" office:value="1.31869766436543" calcext:value-type="float">
            <text:p>1.32</text:p>
          </table:table-cell>
          <table:table-cell table:style-name="ce34" table:formula="of:=MAX([.$B$27]*(1+ATAN([.$B$33]*[.AI$27])*[.$B$28])*(1+[.$B$29]*[.$D31])*(1+[.$B$30]*[.$B$36])*(1+[.$B$31]*[.$B$37])*(1+[.$B$32]*[.$B$38]);[.$B$34])" office:value-type="float" office:value="1.30455337818213" calcext:value-type="float">
            <text:p>1.3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4" table:formula="of:=MAX([.$B$27]*(1+ATAN([.$B$33]*[.E$27])*[.$B$28])*(1+[.$B$29]*[.$D32])*(1+[.$B$30]*[.$B$36])*(1+[.$B$31]*[.$B$37])*(1+[.$B$32]*[.$B$38]);[.$B$34])" office:value-type="float" office:value="3.955" calcext:value-type="float">
            <text:p>3.96</text:p>
          </table:table-cell>
          <table:table-cell table:style-name="ce34" table:formula="of:=MAX([.$B$27]*(1+ATAN([.$B$33]*[.F$27])*[.$B$28])*(1+[.$B$29]*[.$D32])*(1+[.$B$30]*[.$B$36])*(1+[.$B$31]*[.$B$37])*(1+[.$B$32]*[.$B$38]);[.$B$34])" office:value-type="float" office:value="3.709584332315" calcext:value-type="float">
            <text:p>3.71</text:p>
          </table:table-cell>
          <table:table-cell table:style-name="ce34" table:formula="of:=MAX([.$B$27]*(1+ATAN([.$B$33]*[.G$27])*[.$B$28])*(1+[.$B$29]*[.$D32])*(1+[.$B$30]*[.$B$36])*(1+[.$B$31]*[.$B$37])*(1+[.$B$32]*[.$B$38]);[.$B$34])" office:value-type="float" office:value="3.47210767764248" calcext:value-type="float">
            <text:p>3.47</text:p>
          </table:table-cell>
          <table:table-cell table:style-name="ce34" table:formula="of:=MAX([.$B$27]*(1+ATAN([.$B$33]*[.H$27])*[.$B$28])*(1+[.$B$29]*[.$D32])*(1+[.$B$30]*[.$B$36])*(1+[.$B$31]*[.$B$37])*(1+[.$B$32]*[.$B$38]);[.$B$34])" office:value-type="float" office:value="3.24906842940585" calcext:value-type="float">
            <text:p>3.25</text:p>
          </table:table-cell>
          <table:table-cell table:style-name="ce34" table:formula="of:=MAX([.$B$27]*(1+ATAN([.$B$33]*[.I$27])*[.$B$28])*(1+[.$B$29]*[.$D32])*(1+[.$B$30]*[.$B$36])*(1+[.$B$31]*[.$B$37])*(1+[.$B$32]*[.$B$38]);[.$B$34])" office:value-type="float" office:value="3.04468057608126" calcext:value-type="float">
            <text:p>3.04</text:p>
          </table:table-cell>
          <table:table-cell table:style-name="ce34" table:formula="of:=MAX([.$B$27]*(1+ATAN([.$B$33]*[.J$27])*[.$B$28])*(1+[.$B$29]*[.$D32])*(1+[.$B$30]*[.$B$36])*(1+[.$B$31]*[.$B$37])*(1+[.$B$32]*[.$B$38]);[.$B$34])" office:value-type="float" office:value="2.8608092812297" calcext:value-type="float">
            <text:p>2.86</text:p>
          </table:table-cell>
          <table:table-cell table:style-name="ce34" table:formula="of:=MAX([.$B$27]*(1+ATAN([.$B$33]*[.K$27])*[.$B$28])*(1+[.$B$29]*[.$D32])*(1+[.$B$30]*[.$B$36])*(1+[.$B$31]*[.$B$37])*(1+[.$B$32]*[.$B$38]);[.$B$34])" office:value-type="float" office:value="2.69744992378715" calcext:value-type="float">
            <text:p>2.70</text:p>
          </table:table-cell>
          <table:table-cell table:style-name="ce34" table:formula="of:=MAX([.$B$27]*(1+ATAN([.$B$33]*[.L$27])*[.$B$28])*(1+[.$B$29]*[.$D32])*(1+[.$B$30]*[.$B$36])*(1+[.$B$31]*[.$B$37])*(1+[.$B$32]*[.$B$38]);[.$B$34])" office:value-type="float" office:value="2.55338741233329" calcext:value-type="float">
            <text:p>2.55</text:p>
          </table:table-cell>
          <table:table-cell table:style-name="ce34" table:formula="of:=MAX([.$B$27]*(1+ATAN([.$B$33]*[.M$27])*[.$B$28])*(1+[.$B$29]*[.$D32])*(1+[.$B$30]*[.$B$36])*(1+[.$B$31]*[.$B$37])*(1+[.$B$32]*[.$B$38]);[.$B$34])" office:value-type="float" office:value="2.42678136650697" calcext:value-type="float">
            <text:p>2.43</text:p>
          </table:table-cell>
          <table:table-cell table:style-name="ce34" table:formula="of:=MAX([.$B$27]*(1+ATAN([.$B$33]*[.N$27])*[.$B$28])*(1+[.$B$29]*[.$D32])*(1+[.$B$30]*[.$B$36])*(1+[.$B$31]*[.$B$37])*(1+[.$B$32]*[.$B$38]);[.$B$34])" office:value-type="float" office:value="2.31558068288792" calcext:value-type="float">
            <text:p>2.32</text:p>
          </table:table-cell>
          <table:table-cell table:style-name="ce34" table:formula="of:=MAX([.$B$27]*(1+ATAN([.$B$33]*[.O$27])*[.$B$28])*(1+[.$B$29]*[.$D32])*(1+[.$B$30]*[.$B$36])*(1+[.$B$31]*[.$B$37])*(1+[.$B$32]*[.$B$38]);[.$B$34])" office:value-type="float" office:value="2.2177728300695" calcext:value-type="float">
            <text:p>2.22</text:p>
          </table:table-cell>
          <table:table-cell table:style-name="ce34" table:formula="of:=MAX([.$B$27]*(1+ATAN([.$B$33]*[.P$27])*[.$B$28])*(1+[.$B$29]*[.$D32])*(1+[.$B$30]*[.$B$36])*(1+[.$B$31]*[.$B$37])*(1+[.$B$32]*[.$B$38]);[.$B$34])" office:value-type="float" office:value="2.13151115646889" calcext:value-type="float">
            <text:p>2.13</text:p>
          </table:table-cell>
          <table:table-cell table:style-name="ce34" table:formula="of:=MAX([.$B$27]*(1+ATAN([.$B$33]*[.Q$27])*[.$B$28])*(1+[.$B$29]*[.$D32])*(1+[.$B$30]*[.$B$36])*(1+[.$B$31]*[.$B$37])*(1+[.$B$32]*[.$B$38]);[.$B$34])" office:value-type="float" office:value="2.0551650695001" calcext:value-type="float">
            <text:p>2.06</text:p>
          </table:table-cell>
          <table:table-cell table:style-name="ce34" table:formula="of:=MAX([.$B$27]*(1+ATAN([.$B$33]*[.R$27])*[.$B$28])*(1+[.$B$29]*[.$D32])*(1+[.$B$30]*[.$B$36])*(1+[.$B$31]*[.$B$37])*(1+[.$B$32]*[.$B$38]);[.$B$34])" office:value-type="float" office:value="1.98732683825033" calcext:value-type="float">
            <text:p>1.99</text:p>
          </table:table-cell>
          <table:table-cell table:style-name="ce34" table:formula="of:=MAX([.$B$27]*(1+ATAN([.$B$33]*[.S$27])*[.$B$28])*(1+[.$B$29]*[.$D32])*(1+[.$B$30]*[.$B$36])*(1+[.$B$31]*[.$B$37])*(1+[.$B$32]*[.$B$38]);[.$B$34])" office:value-type="float" office:value="1.92679679222733" calcext:value-type="float">
            <text:p>1.93</text:p>
          </table:table-cell>
          <table:table-cell table:style-name="ce34" table:formula="of:=MAX([.$B$27]*(1+ATAN([.$B$33]*[.T$27])*[.$B$28])*(1+[.$B$29]*[.$D32])*(1+[.$B$30]*[.$B$36])*(1+[.$B$31]*[.$B$37])*(1+[.$B$32]*[.$B$38]);[.$B$34])" office:value-type="float" office:value="1.87255963041422" calcext:value-type="float">
            <text:p>1.87</text:p>
          </table:table-cell>
          <table:table-cell table:style-name="ce34" table:formula="of:=MAX([.$B$27]*(1+ATAN([.$B$33]*[.U$27])*[.$B$28])*(1+[.$B$29]*[.$D32])*(1+[.$B$30]*[.$B$36])*(1+[.$B$31]*[.$B$37])*(1+[.$B$32]*[.$B$38]);[.$B$34])" office:value-type="float" office:value="1.82375867389645" calcext:value-type="float">
            <text:p>1.82</text:p>
          </table:table-cell>
          <table:table-cell table:style-name="ce34" table:formula="of:=MAX([.$B$27]*(1+ATAN([.$B$33]*[.V$27])*[.$B$28])*(1+[.$B$29]*[.$D32])*(1+[.$B$30]*[.$B$36])*(1+[.$B$31]*[.$B$37])*(1+[.$B$32]*[.$B$38]);[.$B$34])" office:value-type="float" office:value="1.77967140414742" calcext:value-type="float">
            <text:p>1.78</text:p>
          </table:table-cell>
          <table:table-cell table:style-name="ce34" table:formula="of:=MAX([.$B$27]*(1+ATAN([.$B$33]*[.W$27])*[.$B$28])*(1+[.$B$29]*[.$D32])*(1+[.$B$30]*[.$B$36])*(1+[.$B$31]*[.$B$37])*(1+[.$B$32]*[.$B$38]);[.$B$34])" office:value-type="float" office:value="1.73968768786473" calcext:value-type="float">
            <text:p>1.74</text:p>
          </table:table-cell>
          <table:table-cell table:style-name="ce34" table:formula="of:=MAX([.$B$27]*(1+ATAN([.$B$33]*[.X$27])*[.$B$28])*(1+[.$B$29]*[.$D32])*(1+[.$B$30]*[.$B$36])*(1+[.$B$31]*[.$B$37])*(1+[.$B$32]*[.$B$38]);[.$B$34])" office:value-type="float" office:value="1.70329107424316" calcext:value-type="float">
            <text:p>1.70</text:p>
          </table:table-cell>
          <table:table-cell table:style-name="ce34" table:formula="of:=MAX([.$B$27]*(1+ATAN([.$B$33]*[.Y$27])*[.$B$28])*(1+[.$B$29]*[.$D32])*(1+[.$B$30]*[.$B$36])*(1+[.$B$31]*[.$B$37])*(1+[.$B$32]*[.$B$38]);[.$B$34])" office:value-type="float" office:value="1.67004305933308" calcext:value-type="float">
            <text:p>1.67</text:p>
          </table:table-cell>
          <table:table-cell table:style-name="ce34" table:formula="of:=MAX([.$B$27]*(1+ATAN([.$B$33]*[.Z$27])*[.$B$28])*(1+[.$B$29]*[.$D32])*(1+[.$B$30]*[.$B$36])*(1+[.$B$31]*[.$B$37])*(1+[.$B$32]*[.$B$38]);[.$B$34])" office:value-type="float" office:value="1.63957000388389" calcext:value-type="float">
            <text:p>1.64</text:p>
          </table:table-cell>
          <table:table-cell table:style-name="ce34" table:formula="of:=MAX([.$B$27]*(1+ATAN([.$B$33]*[.AA$27])*[.$B$28])*(1+[.$B$29]*[.$D32])*(1+[.$B$30]*[.$B$36])*(1+[.$B$31]*[.$B$37])*(1+[.$B$32]*[.$B$38]);[.$B$34])" office:value-type="float" office:value="1.6115523284863" calcext:value-type="float">
            <text:p>1.61</text:p>
          </table:table-cell>
          <table:table-cell table:style-name="ce34" table:formula="of:=MAX([.$B$27]*(1+ATAN([.$B$33]*[.AB$27])*[.$B$28])*(1+[.$B$29]*[.$D32])*(1+[.$B$30]*[.$B$36])*(1+[.$B$31]*[.$B$37])*(1+[.$B$32]*[.$B$38]);[.$B$34])" office:value-type="float" office:value="1.58571561737764" calcext:value-type="float">
            <text:p>1.59</text:p>
          </table:table-cell>
          <table:table-cell table:style-name="ce34" table:formula="of:=MAX([.$B$27]*(1+ATAN([.$B$33]*[.AC$27])*[.$B$28])*(1+[.$B$29]*[.$D32])*(1+[.$B$30]*[.$B$36])*(1+[.$B$31]*[.$B$37])*(1+[.$B$32]*[.$B$38]);[.$B$34])" office:value-type="float" office:value="1.56182329981248" calcext:value-type="float">
            <text:p>1.56</text:p>
          </table:table-cell>
          <table:table-cell table:style-name="ce34" table:formula="of:=MAX([.$B$27]*(1+ATAN([.$B$33]*[.AD$27])*[.$B$28])*(1+[.$B$29]*[.$D32])*(1+[.$B$30]*[.$B$36])*(1+[.$B$31]*[.$B$37])*(1+[.$B$32]*[.$B$38]);[.$B$34])" office:value-type="float" office:value="1.53967062493577" calcext:value-type="float">
            <text:p>1.54</text:p>
          </table:table-cell>
          <table:table-cell table:style-name="ce34" table:formula="of:=MAX([.$B$27]*(1+ATAN([.$B$33]*[.AE$27])*[.$B$28])*(1+[.$B$29]*[.$D32])*(1+[.$B$30]*[.$B$36])*(1+[.$B$31]*[.$B$37])*(1+[.$B$32]*[.$B$38]);[.$B$34])" office:value-type="float" office:value="1.51907969277833" calcext:value-type="float">
            <text:p>1.52</text:p>
          </table:table-cell>
          <table:table-cell table:style-name="ce34" table:formula="of:=MAX([.$B$27]*(1+ATAN([.$B$33]*[.AF$27])*[.$B$28])*(1+[.$B$29]*[.$D32])*(1+[.$B$30]*[.$B$36])*(1+[.$B$31]*[.$B$37])*(1+[.$B$32]*[.$B$38]);[.$B$34])" office:value-type="float" office:value="1.49989534608507" calcext:value-type="float">
            <text:p>1.50</text:p>
          </table:table-cell>
          <table:table-cell table:style-name="ce34" table:formula="of:=MAX([.$B$27]*(1+ATAN([.$B$33]*[.AG$27])*[.$B$28])*(1+[.$B$29]*[.$D32])*(1+[.$B$30]*[.$B$36])*(1+[.$B$31]*[.$B$37])*(1+[.$B$32]*[.$B$38]);[.$B$34])" office:value-type="float" office:value="1.48198176379233" calcext:value-type="float">
            <text:p>1.48</text:p>
          </table:table-cell>
          <table:table-cell table:style-name="ce34" table:formula="of:=MAX([.$B$27]*(1+ATAN([.$B$33]*[.AH$27])*[.$B$28])*(1+[.$B$29]*[.$D32])*(1+[.$B$30]*[.$B$36])*(1+[.$B$31]*[.$B$37])*(1+[.$B$32]*[.$B$38]);[.$B$34])" office:value-type="float" office:value="1.4652196270727" calcext:value-type="float">
            <text:p>1.47</text:p>
          </table:table-cell>
          <table:table-cell table:style-name="ce34" table:formula="of:=MAX([.$B$27]*(1+ATAN([.$B$33]*[.AI$27])*[.$B$28])*(1+[.$B$29]*[.$D32])*(1+[.$B$30]*[.$B$36])*(1+[.$B$31]*[.$B$37])*(1+[.$B$32]*[.$B$38]);[.$B$34])" office:value-type="float" office:value="1.44950375353571" calcext:value-type="float">
            <text:p>1.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.05" calcext:value-type="float">
            <text:p>1.05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lostabroad2 (2015)'.AJ5:'lostabroad2 (2015)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K5:'lostabroad2 (2015)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L5:'lostabroad2 (2015)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E28:'lostabroad2 (2015)'.AI32">
            <calcext:color-scale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lostabroad2 (2015)'.E3:'lostabroad2 (2015)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</calcext:conditional-formats>
      </table:table>
      <table:table table:name="EcCo 0.6.2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EcCo 0.6.2'.E2:'EcCo 0.6.2'.AI2 'EcCo 0.6.2'.D3:'EcCo 0.6.2'.D3 'EcCo 0.6.2'.E3:'EcCo 0.6.2'.AI3 'EcCo 0.6.2'.D4:'EcCo 0.6.2'.D4 'EcCo 0.6.2'.E4:'EcCo 0.6.2'.AI4 'EcCo 0.6.2'.D5:'EcCo 0.6.2'.D5 'EcCo 0.6.2'.E5:'EcCo 0.6.2'.AI5 'EcCo 0.6.2'.D6:'EcCo 0.6.2'.D6 'EcCo 0.6.2'.E6:'EcCo 0.6.2'.AI6 'EcCo 0.6.2'.D7:'EcCo 0.6.2'.D7 'EcCo 0.6.2'.E7:'EcCo 0.6.2'.A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6.2'.E27:'EcCo 0.6.2'.AI27 'EcCo 0.6.2'.D28:'EcCo 0.6.2'.D28 'EcCo 0.6.2'.E28:'EcCo 0.6.2'.AI28 'EcCo 0.6.2'.D29:'EcCo 0.6.2'.D29 'EcCo 0.6.2'.E29:'EcCo 0.6.2'.AI29 'EcCo 0.6.2'.D30:'EcCo 0.6.2'.D30 'EcCo 0.6.2'.E30:'EcCo 0.6.2'.AI30 'EcCo 0.6.2'.D31:'EcCo 0.6.2'.D31 'EcCo 0.6.2'.E31:'EcCo 0.6.2'.AI31 'EcCo 0.6.2'.D32:'EcCo 0.6.2'.D32 'EcCo 0.6.2'.E32:'EcCo 0.6.2'.AI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16" calcext:value-type="float">
            <text:p>0.1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table:formula="of:=MIN([.$B$2]*(1+[.$B$3]*[.E$2])*(1+[.$B$4]*[.$D3])*(1+[.$B$5]*[.$B$9])*(1+[.$B$10]*[.$B$6]);[.$B$7])" office:value-type="float" office:value="0.224" calcext:value-type="float">
            <text:p>0.22</text:p>
          </table:table-cell>
          <table:table-cell table:style-name="ce37" table:formula="of:=MIN([.$B$2]*(1+[.$B$3]*[.F$2])*(1+[.$B$4]*[.$D3])*(1+[.$B$5]*[.$B$9])*(1+[.$B$10]*[.$B$6]);[.$B$7])" office:value-type="float" office:value="0.2912" calcext:value-type="float">
            <text:p>0.29</text:p>
          </table:table-cell>
          <table:table-cell table:style-name="ce37" table:formula="of:=MIN([.$B$2]*(1+[.$B$3]*[.G$2])*(1+[.$B$4]*[.$D3])*(1+[.$B$5]*[.$B$9])*(1+[.$B$10]*[.$B$6]);[.$B$7])" office:value-type="float" office:value="0.3584" calcext:value-type="float">
            <text:p>0.36</text:p>
          </table:table-cell>
          <table:table-cell table:style-name="ce37" table:formula="of:=MIN([.$B$2]*(1+[.$B$3]*[.H$2])*(1+[.$B$4]*[.$D3])*(1+[.$B$5]*[.$B$9])*(1+[.$B$10]*[.$B$6]);[.$B$7])" office:value-type="float" office:value="0.4256" calcext:value-type="float">
            <text:p>0.43</text:p>
          </table:table-cell>
          <table:table-cell table:style-name="ce37" table:formula="of:=MIN([.$B$2]*(1+[.$B$3]*[.I$2])*(1+[.$B$4]*[.$D3])*(1+[.$B$5]*[.$B$9])*(1+[.$B$10]*[.$B$6]);[.$B$7])" office:value-type="float" office:value="0.4928" calcext:value-type="float">
            <text:p>0.49</text:p>
          </table:table-cell>
          <table:table-cell table:style-name="ce37" table:formula="of:=MIN([.$B$2]*(1+[.$B$3]*[.J$2])*(1+[.$B$4]*[.$D3])*(1+[.$B$5]*[.$B$9])*(1+[.$B$10]*[.$B$6]);[.$B$7])" office:value-type="float" office:value="0.56" calcext:value-type="float">
            <text:p>0.56</text:p>
          </table:table-cell>
          <table:table-cell table:style-name="ce37" table:formula="of:=MIN([.$B$2]*(1+[.$B$3]*[.K$2])*(1+[.$B$4]*[.$D3])*(1+[.$B$5]*[.$B$9])*(1+[.$B$10]*[.$B$6]);[.$B$7])" office:value-type="float" office:value="0.6272" calcext:value-type="float">
            <text:p>0.63</text:p>
          </table:table-cell>
          <table:table-cell table:style-name="ce37" table:formula="of:=MIN([.$B$2]*(1+[.$B$3]*[.L$2])*(1+[.$B$4]*[.$D3])*(1+[.$B$5]*[.$B$9])*(1+[.$B$10]*[.$B$6]);[.$B$7])" office:value-type="float" office:value="0.6944" calcext:value-type="float">
            <text:p>0.69</text:p>
          </table:table-cell>
          <table:table-cell table:style-name="ce37" table:formula="of:=MIN([.$B$2]*(1+[.$B$3]*[.M$2])*(1+[.$B$4]*[.$D3])*(1+[.$B$5]*[.$B$9])*(1+[.$B$10]*[.$B$6]);[.$B$7])" office:value-type="float" office:value="0.7616" calcext:value-type="float">
            <text:p>0.76</text:p>
          </table:table-cell>
          <table:table-cell table:style-name="ce37" table:formula="of:=MIN([.$B$2]*(1+[.$B$3]*[.N$2])*(1+[.$B$4]*[.$D3])*(1+[.$B$5]*[.$B$9])*(1+[.$B$10]*[.$B$6]);[.$B$7])" office:value-type="float" office:value="0.8288" calcext:value-type="float">
            <text:p>0.83</text:p>
          </table:table-cell>
          <table:table-cell table:style-name="ce37" table:formula="of:=MIN([.$B$2]*(1+[.$B$3]*[.O$2])*(1+[.$B$4]*[.$D3])*(1+[.$B$5]*[.$B$9])*(1+[.$B$10]*[.$B$6]);[.$B$7])" office:value-type="float" office:value="0.896" calcext:value-type="float">
            <text:p>0.90</text:p>
          </table:table-cell>
          <table:table-cell table:style-name="ce37" table:formula="of:=MIN([.$B$2]*(1+[.$B$3]*[.P$2])*(1+[.$B$4]*[.$D3])*(1+[.$B$5]*[.$B$9])*(1+[.$B$10]*[.$B$6]);[.$B$7])" office:value-type="float" office:value="0.9632" calcext:value-type="float">
            <text:p>0.96</text:p>
          </table:table-cell>
          <table:table-cell table:style-name="ce37" table:formula="of:=MIN([.$B$2]*(1+[.$B$3]*[.Q$2])*(1+[.$B$4]*[.$D3])*(1+[.$B$5]*[.$B$9])*(1+[.$B$10]*[.$B$6]);[.$B$7])" office:value-type="float" office:value="1.0304" calcext:value-type="float">
            <text:p>1.03</text:p>
          </table:table-cell>
          <table:table-cell table:style-name="ce37" table:formula="of:=MIN([.$B$2]*(1+[.$B$3]*[.R$2])*(1+[.$B$4]*[.$D3])*(1+[.$B$5]*[.$B$9])*(1+[.$B$10]*[.$B$6]);[.$B$7])" office:value-type="float" office:value="1.0976" calcext:value-type="float">
            <text:p>1.10</text:p>
          </table:table-cell>
          <table:table-cell table:style-name="ce37" table:formula="of:=MIN([.$B$2]*(1+[.$B$3]*[.S$2])*(1+[.$B$4]*[.$D3])*(1+[.$B$5]*[.$B$9])*(1+[.$B$10]*[.$B$6]);[.$B$7])" office:value-type="float" office:value="1.1648" calcext:value-type="float">
            <text:p>1.16</text:p>
          </table:table-cell>
          <table:table-cell table:style-name="ce37" table:formula="of:=MIN([.$B$2]*(1+[.$B$3]*[.T$2])*(1+[.$B$4]*[.$D3])*(1+[.$B$5]*[.$B$9])*(1+[.$B$10]*[.$B$6]);[.$B$7])" office:value-type="float" office:value="1.232" calcext:value-type="float">
            <text:p>1.23</text:p>
          </table:table-cell>
          <table:table-cell table:style-name="ce37" table:formula="of:=MIN([.$B$2]*(1+[.$B$3]*[.U$2])*(1+[.$B$4]*[.$D3])*(1+[.$B$5]*[.$B$9])*(1+[.$B$10]*[.$B$6]);[.$B$7])" office:value-type="float" office:value="1.2992" calcext:value-type="float">
            <text:p>1.30</text:p>
          </table:table-cell>
          <table:table-cell table:style-name="ce37" table:formula="of:=MIN([.$B$2]*(1+[.$B$3]*[.V$2])*(1+[.$B$4]*[.$D3])*(1+[.$B$5]*[.$B$9])*(1+[.$B$10]*[.$B$6]);[.$B$7])" office:value-type="float" office:value="1.3664" calcext:value-type="float">
            <text:p>1.37</text:p>
          </table:table-cell>
          <table:table-cell table:style-name="ce37" table:formula="of:=MIN([.$B$2]*(1+[.$B$3]*[.W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X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Y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Z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A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B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C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D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E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F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G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H$2])*(1+[.$B$4]*[.$D3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I$2])*(1+[.$B$4]*[.$D3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5" calcext:value-type="float">
            <text:p>-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7" table:formula="of:=MIN([.$B$2]*(1+[.$B$3]*[.E$2])*(1+[.$B$4]*[.$D4])*(1+[.$B$5]*[.$B$9])*(1+[.$B$10]*[.$B$6]);[.$B$7])" office:value-type="float" office:value="0.168" calcext:value-type="float">
            <text:p>0.17</text:p>
          </table:table-cell>
          <table:table-cell table:style-name="ce37" table:formula="of:=MIN([.$B$2]*(1+[.$B$3]*[.F$2])*(1+[.$B$4]*[.$D4])*(1+[.$B$5]*[.$B$9])*(1+[.$B$10]*[.$B$6]);[.$B$7])" office:value-type="float" office:value="0.2184" calcext:value-type="float">
            <text:p>0.22</text:p>
          </table:table-cell>
          <table:table-cell table:style-name="ce37" table:formula="of:=MIN([.$B$2]*(1+[.$B$3]*[.G$2])*(1+[.$B$4]*[.$D4])*(1+[.$B$5]*[.$B$9])*(1+[.$B$10]*[.$B$6]);[.$B$7])" office:value-type="float" office:value="0.2688" calcext:value-type="float">
            <text:p>0.27</text:p>
          </table:table-cell>
          <table:table-cell table:style-name="ce37" table:formula="of:=MIN([.$B$2]*(1+[.$B$3]*[.H$2])*(1+[.$B$4]*[.$D4])*(1+[.$B$5]*[.$B$9])*(1+[.$B$10]*[.$B$6]);[.$B$7])" office:value-type="float" office:value="0.3192" calcext:value-type="float">
            <text:p>0.32</text:p>
          </table:table-cell>
          <table:table-cell table:style-name="ce37" table:formula="of:=MIN([.$B$2]*(1+[.$B$3]*[.I$2])*(1+[.$B$4]*[.$D4])*(1+[.$B$5]*[.$B$9])*(1+[.$B$10]*[.$B$6]);[.$B$7])" office:value-type="float" office:value="0.3696" calcext:value-type="float">
            <text:p>0.37</text:p>
          </table:table-cell>
          <table:table-cell table:style-name="ce37" table:formula="of:=MIN([.$B$2]*(1+[.$B$3]*[.J$2])*(1+[.$B$4]*[.$D4])*(1+[.$B$5]*[.$B$9])*(1+[.$B$10]*[.$B$6]);[.$B$7])" office:value-type="float" office:value="0.42" calcext:value-type="float">
            <text:p>0.42</text:p>
          </table:table-cell>
          <table:table-cell table:style-name="ce37" table:formula="of:=MIN([.$B$2]*(1+[.$B$3]*[.K$2])*(1+[.$B$4]*[.$D4])*(1+[.$B$5]*[.$B$9])*(1+[.$B$10]*[.$B$6]);[.$B$7])" office:value-type="float" office:value="0.4704" calcext:value-type="float">
            <text:p>0.47</text:p>
          </table:table-cell>
          <table:table-cell table:style-name="ce37" table:formula="of:=MIN([.$B$2]*(1+[.$B$3]*[.L$2])*(1+[.$B$4]*[.$D4])*(1+[.$B$5]*[.$B$9])*(1+[.$B$10]*[.$B$6]);[.$B$7])" office:value-type="float" office:value="0.5208" calcext:value-type="float">
            <text:p>0.52</text:p>
          </table:table-cell>
          <table:table-cell table:style-name="ce37" table:formula="of:=MIN([.$B$2]*(1+[.$B$3]*[.M$2])*(1+[.$B$4]*[.$D4])*(1+[.$B$5]*[.$B$9])*(1+[.$B$10]*[.$B$6]);[.$B$7])" office:value-type="float" office:value="0.5712" calcext:value-type="float">
            <text:p>0.57</text:p>
          </table:table-cell>
          <table:table-cell table:style-name="ce37" table:formula="of:=MIN([.$B$2]*(1+[.$B$3]*[.N$2])*(1+[.$B$4]*[.$D4])*(1+[.$B$5]*[.$B$9])*(1+[.$B$10]*[.$B$6]);[.$B$7])" office:value-type="float" office:value="0.6216" calcext:value-type="float">
            <text:p>0.62</text:p>
          </table:table-cell>
          <table:table-cell table:style-name="ce37" table:formula="of:=MIN([.$B$2]*(1+[.$B$3]*[.O$2])*(1+[.$B$4]*[.$D4])*(1+[.$B$5]*[.$B$9])*(1+[.$B$10]*[.$B$6]);[.$B$7])" office:value-type="float" office:value="0.672" calcext:value-type="float">
            <text:p>0.67</text:p>
          </table:table-cell>
          <table:table-cell table:style-name="ce37" table:formula="of:=MIN([.$B$2]*(1+[.$B$3]*[.P$2])*(1+[.$B$4]*[.$D4])*(1+[.$B$5]*[.$B$9])*(1+[.$B$10]*[.$B$6]);[.$B$7])" office:value-type="float" office:value="0.7224" calcext:value-type="float">
            <text:p>0.72</text:p>
          </table:table-cell>
          <table:table-cell table:style-name="ce37" table:formula="of:=MIN([.$B$2]*(1+[.$B$3]*[.Q$2])*(1+[.$B$4]*[.$D4])*(1+[.$B$5]*[.$B$9])*(1+[.$B$10]*[.$B$6]);[.$B$7])" office:value-type="float" office:value="0.7728" calcext:value-type="float">
            <text:p>0.77</text:p>
          </table:table-cell>
          <table:table-cell table:style-name="ce37" table:formula="of:=MIN([.$B$2]*(1+[.$B$3]*[.R$2])*(1+[.$B$4]*[.$D4])*(1+[.$B$5]*[.$B$9])*(1+[.$B$10]*[.$B$6]);[.$B$7])" office:value-type="float" office:value="0.8232" calcext:value-type="float">
            <text:p>0.82</text:p>
          </table:table-cell>
          <table:table-cell table:style-name="ce37" table:formula="of:=MIN([.$B$2]*(1+[.$B$3]*[.S$2])*(1+[.$B$4]*[.$D4])*(1+[.$B$5]*[.$B$9])*(1+[.$B$10]*[.$B$6]);[.$B$7])" office:value-type="float" office:value="0.8736" calcext:value-type="float">
            <text:p>0.87</text:p>
          </table:table-cell>
          <table:table-cell table:style-name="ce37" table:formula="of:=MIN([.$B$2]*(1+[.$B$3]*[.T$2])*(1+[.$B$4]*[.$D4])*(1+[.$B$5]*[.$B$9])*(1+[.$B$10]*[.$B$6]);[.$B$7])" office:value-type="float" office:value="0.924" calcext:value-type="float">
            <text:p>0.92</text:p>
          </table:table-cell>
          <table:table-cell table:style-name="ce37" table:formula="of:=MIN([.$B$2]*(1+[.$B$3]*[.U$2])*(1+[.$B$4]*[.$D4])*(1+[.$B$5]*[.$B$9])*(1+[.$B$10]*[.$B$6]);[.$B$7])" office:value-type="float" office:value="0.9744" calcext:value-type="float">
            <text:p>0.97</text:p>
          </table:table-cell>
          <table:table-cell table:style-name="ce37" table:formula="of:=MIN([.$B$2]*(1+[.$B$3]*[.V$2])*(1+[.$B$4]*[.$D4])*(1+[.$B$5]*[.$B$9])*(1+[.$B$10]*[.$B$6]);[.$B$7])" office:value-type="float" office:value="1.0248" calcext:value-type="float">
            <text:p>1.02</text:p>
          </table:table-cell>
          <table:table-cell table:style-name="ce37" table:formula="of:=MIN([.$B$2]*(1+[.$B$3]*[.W$2])*(1+[.$B$4]*[.$D4])*(1+[.$B$5]*[.$B$9])*(1+[.$B$10]*[.$B$6]);[.$B$7])" office:value-type="float" office:value="1.0752" calcext:value-type="float">
            <text:p>1.08</text:p>
          </table:table-cell>
          <table:table-cell table:style-name="ce37" table:formula="of:=MIN([.$B$2]*(1+[.$B$3]*[.X$2])*(1+[.$B$4]*[.$D4])*(1+[.$B$5]*[.$B$9])*(1+[.$B$10]*[.$B$6]);[.$B$7])" office:value-type="float" office:value="1.1256" calcext:value-type="float">
            <text:p>1.13</text:p>
          </table:table-cell>
          <table:table-cell table:style-name="ce37" table:formula="of:=MIN([.$B$2]*(1+[.$B$3]*[.Y$2])*(1+[.$B$4]*[.$D4])*(1+[.$B$5]*[.$B$9])*(1+[.$B$10]*[.$B$6]);[.$B$7])" office:value-type="float" office:value="1.176" calcext:value-type="float">
            <text:p>1.18</text:p>
          </table:table-cell>
          <table:table-cell table:style-name="ce37" table:formula="of:=MIN([.$B$2]*(1+[.$B$3]*[.Z$2])*(1+[.$B$4]*[.$D4])*(1+[.$B$5]*[.$B$9])*(1+[.$B$10]*[.$B$6]);[.$B$7])" office:value-type="float" office:value="1.2264" calcext:value-type="float">
            <text:p>1.23</text:p>
          </table:table-cell>
          <table:table-cell table:style-name="ce37" table:formula="of:=MIN([.$B$2]*(1+[.$B$3]*[.AA$2])*(1+[.$B$4]*[.$D4])*(1+[.$B$5]*[.$B$9])*(1+[.$B$10]*[.$B$6]);[.$B$7])" office:value-type="float" office:value="1.2768" calcext:value-type="float">
            <text:p>1.28</text:p>
          </table:table-cell>
          <table:table-cell table:style-name="ce37" table:formula="of:=MIN([.$B$2]*(1+[.$B$3]*[.AB$2])*(1+[.$B$4]*[.$D4])*(1+[.$B$5]*[.$B$9])*(1+[.$B$10]*[.$B$6]);[.$B$7])" office:value-type="float" office:value="1.3272" calcext:value-type="float">
            <text:p>1.33</text:p>
          </table:table-cell>
          <table:table-cell table:style-name="ce37" table:formula="of:=MIN([.$B$2]*(1+[.$B$3]*[.AC$2])*(1+[.$B$4]*[.$D4])*(1+[.$B$5]*[.$B$9])*(1+[.$B$10]*[.$B$6]);[.$B$7])" office:value-type="float" office:value="1.3776" calcext:value-type="float">
            <text:p>1.38</text:p>
          </table:table-cell>
          <table:table-cell table:style-name="ce37" table:formula="of:=MIN([.$B$2]*(1+[.$B$3]*[.AD$2])*(1+[.$B$4]*[.$D4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E$2])*(1+[.$B$4]*[.$D4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F$2])*(1+[.$B$4]*[.$D4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G$2])*(1+[.$B$4]*[.$D4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H$2])*(1+[.$B$4]*[.$D4])*(1+[.$B$5]*[.$B$9])*(1+[.$B$10]*[.$B$6]);[.$B$7])" office:value-type="float" office:value="1.4" calcext:value-type="float">
            <text:p>1.40</text:p>
          </table:table-cell>
          <table:table-cell table:style-name="ce37" table:formula="of:=MIN([.$B$2]*(1+[.$B$3]*[.AI$2])*(1+[.$B$4]*[.$D4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7" table:formula="of:=MIN([.$B$2]*(1+[.$B$3]*[.E$2])*(1+[.$B$4]*[.$D5])*(1+[.$B$5]*[.$B$9])*(1+[.$B$10]*[.$B$6]);[.$B$7])" office:value-type="float" office:value="0.1344" calcext:value-type="float">
            <text:p>0.13</text:p>
          </table:table-cell>
          <table:table-cell table:style-name="ce37" table:formula="of:=MIN([.$B$2]*(1+[.$B$3]*[.F$2])*(1+[.$B$4]*[.$D5])*(1+[.$B$5]*[.$B$9])*(1+[.$B$10]*[.$B$6]);[.$B$7])" office:value-type="float" office:value="0.17472" calcext:value-type="float">
            <text:p>0.17</text:p>
          </table:table-cell>
          <table:table-cell table:style-name="ce37" table:formula="of:=MIN([.$B$2]*(1+[.$B$3]*[.G$2])*(1+[.$B$4]*[.$D5])*(1+[.$B$5]*[.$B$9])*(1+[.$B$10]*[.$B$6]);[.$B$7])" office:value-type="float" office:value="0.21504" calcext:value-type="float">
            <text:p>0.22</text:p>
          </table:table-cell>
          <table:table-cell table:style-name="ce37" table:formula="of:=MIN([.$B$2]*(1+[.$B$3]*[.H$2])*(1+[.$B$4]*[.$D5])*(1+[.$B$5]*[.$B$9])*(1+[.$B$10]*[.$B$6]);[.$B$7])" office:value-type="float" office:value="0.25536" calcext:value-type="float">
            <text:p>0.26</text:p>
          </table:table-cell>
          <table:table-cell table:style-name="ce37" table:formula="of:=MIN([.$B$2]*(1+[.$B$3]*[.I$2])*(1+[.$B$4]*[.$D5])*(1+[.$B$5]*[.$B$9])*(1+[.$B$10]*[.$B$6]);[.$B$7])" office:value-type="float" office:value="0.29568" calcext:value-type="float">
            <text:p>0.30</text:p>
          </table:table-cell>
          <table:table-cell table:style-name="ce37" table:formula="of:=MIN([.$B$2]*(1+[.$B$3]*[.J$2])*(1+[.$B$4]*[.$D5])*(1+[.$B$5]*[.$B$9])*(1+[.$B$10]*[.$B$6]);[.$B$7])" office:value-type="float" office:value="0.336" calcext:value-type="float">
            <text:p>0.34</text:p>
          </table:table-cell>
          <table:table-cell table:style-name="ce37" table:formula="of:=MIN([.$B$2]*(1+[.$B$3]*[.K$2])*(1+[.$B$4]*[.$D5])*(1+[.$B$5]*[.$B$9])*(1+[.$B$10]*[.$B$6]);[.$B$7])" office:value-type="float" office:value="0.37632" calcext:value-type="float">
            <text:p>0.38</text:p>
          </table:table-cell>
          <table:table-cell table:style-name="ce37" table:formula="of:=MIN([.$B$2]*(1+[.$B$3]*[.L$2])*(1+[.$B$4]*[.$D5])*(1+[.$B$5]*[.$B$9])*(1+[.$B$10]*[.$B$6]);[.$B$7])" office:value-type="float" office:value="0.41664" calcext:value-type="float">
            <text:p>0.42</text:p>
          </table:table-cell>
          <table:table-cell table:style-name="ce37" table:formula="of:=MIN([.$B$2]*(1+[.$B$3]*[.M$2])*(1+[.$B$4]*[.$D5])*(1+[.$B$5]*[.$B$9])*(1+[.$B$10]*[.$B$6]);[.$B$7])" office:value-type="float" office:value="0.45696" calcext:value-type="float">
            <text:p>0.46</text:p>
          </table:table-cell>
          <table:table-cell table:style-name="ce37" table:formula="of:=MIN([.$B$2]*(1+[.$B$3]*[.N$2])*(1+[.$B$4]*[.$D5])*(1+[.$B$5]*[.$B$9])*(1+[.$B$10]*[.$B$6]);[.$B$7])" office:value-type="float" office:value="0.49728" calcext:value-type="float">
            <text:p>0.50</text:p>
          </table:table-cell>
          <table:table-cell table:style-name="ce37" table:formula="of:=MIN([.$B$2]*(1+[.$B$3]*[.O$2])*(1+[.$B$4]*[.$D5])*(1+[.$B$5]*[.$B$9])*(1+[.$B$10]*[.$B$6]);[.$B$7])" office:value-type="float" office:value="0.5376" calcext:value-type="float">
            <text:p>0.54</text:p>
          </table:table-cell>
          <table:table-cell table:style-name="ce37" table:formula="of:=MIN([.$B$2]*(1+[.$B$3]*[.P$2])*(1+[.$B$4]*[.$D5])*(1+[.$B$5]*[.$B$9])*(1+[.$B$10]*[.$B$6]);[.$B$7])" office:value-type="float" office:value="0.57792" calcext:value-type="float">
            <text:p>0.58</text:p>
          </table:table-cell>
          <table:table-cell table:style-name="ce37" table:formula="of:=MIN([.$B$2]*(1+[.$B$3]*[.Q$2])*(1+[.$B$4]*[.$D5])*(1+[.$B$5]*[.$B$9])*(1+[.$B$10]*[.$B$6]);[.$B$7])" office:value-type="float" office:value="0.61824" calcext:value-type="float">
            <text:p>0.62</text:p>
          </table:table-cell>
          <table:table-cell table:style-name="ce37" table:formula="of:=MIN([.$B$2]*(1+[.$B$3]*[.R$2])*(1+[.$B$4]*[.$D5])*(1+[.$B$5]*[.$B$9])*(1+[.$B$10]*[.$B$6]);[.$B$7])" office:value-type="float" office:value="0.65856" calcext:value-type="float">
            <text:p>0.66</text:p>
          </table:table-cell>
          <table:table-cell table:style-name="ce37" table:formula="of:=MIN([.$B$2]*(1+[.$B$3]*[.S$2])*(1+[.$B$4]*[.$D5])*(1+[.$B$5]*[.$B$9])*(1+[.$B$10]*[.$B$6]);[.$B$7])" office:value-type="float" office:value="0.69888" calcext:value-type="float">
            <text:p>0.70</text:p>
          </table:table-cell>
          <table:table-cell table:style-name="ce37" table:formula="of:=MIN([.$B$2]*(1+[.$B$3]*[.T$2])*(1+[.$B$4]*[.$D5])*(1+[.$B$5]*[.$B$9])*(1+[.$B$10]*[.$B$6]);[.$B$7])" office:value-type="float" office:value="0.7392" calcext:value-type="float">
            <text:p>0.74</text:p>
          </table:table-cell>
          <table:table-cell table:style-name="ce37" table:formula="of:=MIN([.$B$2]*(1+[.$B$3]*[.U$2])*(1+[.$B$4]*[.$D5])*(1+[.$B$5]*[.$B$9])*(1+[.$B$10]*[.$B$6]);[.$B$7])" office:value-type="float" office:value="0.77952" calcext:value-type="float">
            <text:p>0.78</text:p>
          </table:table-cell>
          <table:table-cell table:style-name="ce37" table:formula="of:=MIN([.$B$2]*(1+[.$B$3]*[.V$2])*(1+[.$B$4]*[.$D5])*(1+[.$B$5]*[.$B$9])*(1+[.$B$10]*[.$B$6]);[.$B$7])" office:value-type="float" office:value="0.81984" calcext:value-type="float">
            <text:p>0.82</text:p>
          </table:table-cell>
          <table:table-cell table:style-name="ce37" table:formula="of:=MIN([.$B$2]*(1+[.$B$3]*[.W$2])*(1+[.$B$4]*[.$D5])*(1+[.$B$5]*[.$B$9])*(1+[.$B$10]*[.$B$6]);[.$B$7])" office:value-type="float" office:value="0.86016" calcext:value-type="float">
            <text:p>0.86</text:p>
          </table:table-cell>
          <table:table-cell table:style-name="ce37" table:formula="of:=MIN([.$B$2]*(1+[.$B$3]*[.X$2])*(1+[.$B$4]*[.$D5])*(1+[.$B$5]*[.$B$9])*(1+[.$B$10]*[.$B$6]);[.$B$7])" office:value-type="float" office:value="0.90048" calcext:value-type="float">
            <text:p>0.90</text:p>
          </table:table-cell>
          <table:table-cell table:style-name="ce37" table:formula="of:=MIN([.$B$2]*(1+[.$B$3]*[.Y$2])*(1+[.$B$4]*[.$D5])*(1+[.$B$5]*[.$B$9])*(1+[.$B$10]*[.$B$6]);[.$B$7])" office:value-type="float" office:value="0.9408" calcext:value-type="float">
            <text:p>0.94</text:p>
          </table:table-cell>
          <table:table-cell table:style-name="ce37" table:formula="of:=MIN([.$B$2]*(1+[.$B$3]*[.Z$2])*(1+[.$B$4]*[.$D5])*(1+[.$B$5]*[.$B$9])*(1+[.$B$10]*[.$B$6]);[.$B$7])" office:value-type="float" office:value="0.98112" calcext:value-type="float">
            <text:p>0.98</text:p>
          </table:table-cell>
          <table:table-cell table:style-name="ce37" table:formula="of:=MIN([.$B$2]*(1+[.$B$3]*[.AA$2])*(1+[.$B$4]*[.$D5])*(1+[.$B$5]*[.$B$9])*(1+[.$B$10]*[.$B$6]);[.$B$7])" office:value-type="float" office:value="1.02144" calcext:value-type="float">
            <text:p>1.02</text:p>
          </table:table-cell>
          <table:table-cell table:style-name="ce37" table:formula="of:=MIN([.$B$2]*(1+[.$B$3]*[.AB$2])*(1+[.$B$4]*[.$D5])*(1+[.$B$5]*[.$B$9])*(1+[.$B$10]*[.$B$6]);[.$B$7])" office:value-type="float" office:value="1.06176" calcext:value-type="float">
            <text:p>1.06</text:p>
          </table:table-cell>
          <table:table-cell table:style-name="ce37" table:formula="of:=MIN([.$B$2]*(1+[.$B$3]*[.AC$2])*(1+[.$B$4]*[.$D5])*(1+[.$B$5]*[.$B$9])*(1+[.$B$10]*[.$B$6]);[.$B$7])" office:value-type="float" office:value="1.10208" calcext:value-type="float">
            <text:p>1.10</text:p>
          </table:table-cell>
          <table:table-cell table:style-name="ce37" table:formula="of:=MIN([.$B$2]*(1+[.$B$3]*[.AD$2])*(1+[.$B$4]*[.$D5])*(1+[.$B$5]*[.$B$9])*(1+[.$B$10]*[.$B$6]);[.$B$7])" office:value-type="float" office:value="1.1424" calcext:value-type="float">
            <text:p>1.14</text:p>
          </table:table-cell>
          <table:table-cell table:style-name="ce37" table:formula="of:=MIN([.$B$2]*(1+[.$B$3]*[.AE$2])*(1+[.$B$4]*[.$D5])*(1+[.$B$5]*[.$B$9])*(1+[.$B$10]*[.$B$6]);[.$B$7])" office:value-type="float" office:value="1.18272" calcext:value-type="float">
            <text:p>1.18</text:p>
          </table:table-cell>
          <table:table-cell table:style-name="ce37" table:formula="of:=MIN([.$B$2]*(1+[.$B$3]*[.AF$2])*(1+[.$B$4]*[.$D5])*(1+[.$B$5]*[.$B$9])*(1+[.$B$10]*[.$B$6]);[.$B$7])" office:value-type="float" office:value="1.22304" calcext:value-type="float">
            <text:p>1.22</text:p>
          </table:table-cell>
          <table:table-cell table:style-name="ce37" table:formula="of:=MIN([.$B$2]*(1+[.$B$3]*[.AG$2])*(1+[.$B$4]*[.$D5])*(1+[.$B$5]*[.$B$9])*(1+[.$B$10]*[.$B$6]);[.$B$7])" office:value-type="float" office:value="1.26336" calcext:value-type="float">
            <text:p>1.26</text:p>
          </table:table-cell>
          <table:table-cell table:style-name="ce37" table:formula="of:=MIN([.$B$2]*(1+[.$B$3]*[.AH$2])*(1+[.$B$4]*[.$D5])*(1+[.$B$5]*[.$B$9])*(1+[.$B$10]*[.$B$6]);[.$B$7])" office:value-type="float" office:value="1.30368" calcext:value-type="float">
            <text:p>1.30</text:p>
          </table:table-cell>
          <table:table-cell table:style-name="ce37" table:formula="of:=MIN([.$B$2]*(1+[.$B$3]*[.AI$2])*(1+[.$B$4]*[.$D5])*(1+[.$B$5]*[.$B$9])*(1+[.$B$10]*[.$B$6]);[.$B$7])" office:value-type="float" office:value="1.344" calcext:value-type="float">
            <text:p>1.34</text:p>
          </table:table-cell>
          <table:table-cell table:style-name="ce39"/>
          <table:table-cell table:style-name="ce40"/>
          <table:table-cell table:style-name="ce41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7" table:formula="of:=MIN([.$B$2]*(1+[.$B$3]*[.E$2])*(1+[.$B$4]*[.$D6])*(1+[.$B$5]*[.$B$9])*(1+[.$B$10]*[.$B$6]);[.$B$7])" office:value-type="float" office:value="0.0952" calcext:value-type="float">
            <text:p>0.10</text:p>
          </table:table-cell>
          <table:table-cell table:style-name="ce37" table:formula="of:=MIN([.$B$2]*(1+[.$B$3]*[.F$2])*(1+[.$B$4]*[.$D6])*(1+[.$B$5]*[.$B$9])*(1+[.$B$10]*[.$B$6]);[.$B$7])" office:value-type="float" office:value="0.12376" calcext:value-type="float">
            <text:p>0.12</text:p>
          </table:table-cell>
          <table:table-cell table:style-name="ce37" table:formula="of:=MIN([.$B$2]*(1+[.$B$3]*[.G$2])*(1+[.$B$4]*[.$D6])*(1+[.$B$5]*[.$B$9])*(1+[.$B$10]*[.$B$6]);[.$B$7])" office:value-type="float" office:value="0.15232" calcext:value-type="float">
            <text:p>0.15</text:p>
          </table:table-cell>
          <table:table-cell table:style-name="ce37" table:formula="of:=MIN([.$B$2]*(1+[.$B$3]*[.H$2])*(1+[.$B$4]*[.$D6])*(1+[.$B$5]*[.$B$9])*(1+[.$B$10]*[.$B$6]);[.$B$7])" office:value-type="float" office:value="0.18088" calcext:value-type="float">
            <text:p>0.18</text:p>
          </table:table-cell>
          <table:table-cell table:style-name="ce37" table:formula="of:=MIN([.$B$2]*(1+[.$B$3]*[.I$2])*(1+[.$B$4]*[.$D6])*(1+[.$B$5]*[.$B$9])*(1+[.$B$10]*[.$B$6]);[.$B$7])" office:value-type="float" office:value="0.20944" calcext:value-type="float">
            <text:p>0.21</text:p>
          </table:table-cell>
          <table:table-cell table:style-name="ce37" table:formula="of:=MIN([.$B$2]*(1+[.$B$3]*[.J$2])*(1+[.$B$4]*[.$D6])*(1+[.$B$5]*[.$B$9])*(1+[.$B$10]*[.$B$6]);[.$B$7])" office:value-type="float" office:value="0.238" calcext:value-type="float">
            <text:p>0.24</text:p>
          </table:table-cell>
          <table:table-cell table:style-name="ce37" table:formula="of:=MIN([.$B$2]*(1+[.$B$3]*[.K$2])*(1+[.$B$4]*[.$D6])*(1+[.$B$5]*[.$B$9])*(1+[.$B$10]*[.$B$6]);[.$B$7])" office:value-type="float" office:value="0.26656" calcext:value-type="float">
            <text:p>0.27</text:p>
          </table:table-cell>
          <table:table-cell table:style-name="ce37" table:formula="of:=MIN([.$B$2]*(1+[.$B$3]*[.L$2])*(1+[.$B$4]*[.$D6])*(1+[.$B$5]*[.$B$9])*(1+[.$B$10]*[.$B$6]);[.$B$7])" office:value-type="float" office:value="0.29512" calcext:value-type="float">
            <text:p>0.30</text:p>
          </table:table-cell>
          <table:table-cell table:style-name="ce37" table:formula="of:=MIN([.$B$2]*(1+[.$B$3]*[.M$2])*(1+[.$B$4]*[.$D6])*(1+[.$B$5]*[.$B$9])*(1+[.$B$10]*[.$B$6]);[.$B$7])" office:value-type="float" office:value="0.32368" calcext:value-type="float">
            <text:p>0.32</text:p>
          </table:table-cell>
          <table:table-cell table:style-name="ce37" table:formula="of:=MIN([.$B$2]*(1+[.$B$3]*[.N$2])*(1+[.$B$4]*[.$D6])*(1+[.$B$5]*[.$B$9])*(1+[.$B$10]*[.$B$6]);[.$B$7])" office:value-type="float" office:value="0.35224" calcext:value-type="float">
            <text:p>0.35</text:p>
          </table:table-cell>
          <table:table-cell table:style-name="ce37" table:formula="of:=MIN([.$B$2]*(1+[.$B$3]*[.O$2])*(1+[.$B$4]*[.$D6])*(1+[.$B$5]*[.$B$9])*(1+[.$B$10]*[.$B$6]);[.$B$7])" office:value-type="float" office:value="0.3808" calcext:value-type="float">
            <text:p>0.38</text:p>
          </table:table-cell>
          <table:table-cell table:style-name="ce37" table:formula="of:=MIN([.$B$2]*(1+[.$B$3]*[.P$2])*(1+[.$B$4]*[.$D6])*(1+[.$B$5]*[.$B$9])*(1+[.$B$10]*[.$B$6]);[.$B$7])" office:value-type="float" office:value="0.40936" calcext:value-type="float">
            <text:p>0.41</text:p>
          </table:table-cell>
          <table:table-cell table:style-name="ce37" table:formula="of:=MIN([.$B$2]*(1+[.$B$3]*[.Q$2])*(1+[.$B$4]*[.$D6])*(1+[.$B$5]*[.$B$9])*(1+[.$B$10]*[.$B$6]);[.$B$7])" office:value-type="float" office:value="0.43792" calcext:value-type="float">
            <text:p>0.44</text:p>
          </table:table-cell>
          <table:table-cell table:style-name="ce37" table:formula="of:=MIN([.$B$2]*(1+[.$B$3]*[.R$2])*(1+[.$B$4]*[.$D6])*(1+[.$B$5]*[.$B$9])*(1+[.$B$10]*[.$B$6]);[.$B$7])" office:value-type="float" office:value="0.46648" calcext:value-type="float">
            <text:p>0.47</text:p>
          </table:table-cell>
          <table:table-cell table:style-name="ce37" table:formula="of:=MIN([.$B$2]*(1+[.$B$3]*[.S$2])*(1+[.$B$4]*[.$D6])*(1+[.$B$5]*[.$B$9])*(1+[.$B$10]*[.$B$6]);[.$B$7])" office:value-type="float" office:value="0.49504" calcext:value-type="float">
            <text:p>0.50</text:p>
          </table:table-cell>
          <table:table-cell table:style-name="ce37" table:formula="of:=MIN([.$B$2]*(1+[.$B$3]*[.T$2])*(1+[.$B$4]*[.$D6])*(1+[.$B$5]*[.$B$9])*(1+[.$B$10]*[.$B$6]);[.$B$7])" office:value-type="float" office:value="0.5236" calcext:value-type="float">
            <text:p>0.52</text:p>
          </table:table-cell>
          <table:table-cell table:style-name="ce37" table:formula="of:=MIN([.$B$2]*(1+[.$B$3]*[.U$2])*(1+[.$B$4]*[.$D6])*(1+[.$B$5]*[.$B$9])*(1+[.$B$10]*[.$B$6]);[.$B$7])" office:value-type="float" office:value="0.55216" calcext:value-type="float">
            <text:p>0.55</text:p>
          </table:table-cell>
          <table:table-cell table:style-name="ce37" table:formula="of:=MIN([.$B$2]*(1+[.$B$3]*[.V$2])*(1+[.$B$4]*[.$D6])*(1+[.$B$5]*[.$B$9])*(1+[.$B$10]*[.$B$6]);[.$B$7])" office:value-type="float" office:value="0.58072" calcext:value-type="float">
            <text:p>0.58</text:p>
          </table:table-cell>
          <table:table-cell table:style-name="ce37" table:formula="of:=MIN([.$B$2]*(1+[.$B$3]*[.W$2])*(1+[.$B$4]*[.$D6])*(1+[.$B$5]*[.$B$9])*(1+[.$B$10]*[.$B$6]);[.$B$7])" office:value-type="float" office:value="0.60928" calcext:value-type="float">
            <text:p>0.61</text:p>
          </table:table-cell>
          <table:table-cell table:style-name="ce37" table:formula="of:=MIN([.$B$2]*(1+[.$B$3]*[.X$2])*(1+[.$B$4]*[.$D6])*(1+[.$B$5]*[.$B$9])*(1+[.$B$10]*[.$B$6]);[.$B$7])" office:value-type="float" office:value="0.63784" calcext:value-type="float">
            <text:p>0.64</text:p>
          </table:table-cell>
          <table:table-cell table:style-name="ce37" table:formula="of:=MIN([.$B$2]*(1+[.$B$3]*[.Y$2])*(1+[.$B$4]*[.$D6])*(1+[.$B$5]*[.$B$9])*(1+[.$B$10]*[.$B$6]);[.$B$7])" office:value-type="float" office:value="0.6664" calcext:value-type="float">
            <text:p>0.67</text:p>
          </table:table-cell>
          <table:table-cell table:style-name="ce37" table:formula="of:=MIN([.$B$2]*(1+[.$B$3]*[.Z$2])*(1+[.$B$4]*[.$D6])*(1+[.$B$5]*[.$B$9])*(1+[.$B$10]*[.$B$6]);[.$B$7])" office:value-type="float" office:value="0.69496" calcext:value-type="float">
            <text:p>0.69</text:p>
          </table:table-cell>
          <table:table-cell table:style-name="ce37" table:formula="of:=MIN([.$B$2]*(1+[.$B$3]*[.AA$2])*(1+[.$B$4]*[.$D6])*(1+[.$B$5]*[.$B$9])*(1+[.$B$10]*[.$B$6]);[.$B$7])" office:value-type="float" office:value="0.72352" calcext:value-type="float">
            <text:p>0.72</text:p>
          </table:table-cell>
          <table:table-cell table:style-name="ce37" table:formula="of:=MIN([.$B$2]*(1+[.$B$3]*[.AB$2])*(1+[.$B$4]*[.$D6])*(1+[.$B$5]*[.$B$9])*(1+[.$B$10]*[.$B$6]);[.$B$7])" office:value-type="float" office:value="0.75208" calcext:value-type="float">
            <text:p>0.75</text:p>
          </table:table-cell>
          <table:table-cell table:style-name="ce37" table:formula="of:=MIN([.$B$2]*(1+[.$B$3]*[.AC$2])*(1+[.$B$4]*[.$D6])*(1+[.$B$5]*[.$B$9])*(1+[.$B$10]*[.$B$6]);[.$B$7])" office:value-type="float" office:value="0.78064" calcext:value-type="float">
            <text:p>0.78</text:p>
          </table:table-cell>
          <table:table-cell table:style-name="ce37" table:formula="of:=MIN([.$B$2]*(1+[.$B$3]*[.AD$2])*(1+[.$B$4]*[.$D6])*(1+[.$B$5]*[.$B$9])*(1+[.$B$10]*[.$B$6]);[.$B$7])" office:value-type="float" office:value="0.8092" calcext:value-type="float">
            <text:p>0.81</text:p>
          </table:table-cell>
          <table:table-cell table:style-name="ce37" table:formula="of:=MIN([.$B$2]*(1+[.$B$3]*[.AE$2])*(1+[.$B$4]*[.$D6])*(1+[.$B$5]*[.$B$9])*(1+[.$B$10]*[.$B$6]);[.$B$7])" office:value-type="float" office:value="0.83776" calcext:value-type="float">
            <text:p>0.84</text:p>
          </table:table-cell>
          <table:table-cell table:style-name="ce37" table:formula="of:=MIN([.$B$2]*(1+[.$B$3]*[.AF$2])*(1+[.$B$4]*[.$D6])*(1+[.$B$5]*[.$B$9])*(1+[.$B$10]*[.$B$6]);[.$B$7])" office:value-type="float" office:value="0.86632" calcext:value-type="float">
            <text:p>0.87</text:p>
          </table:table-cell>
          <table:table-cell table:style-name="ce37" table:formula="of:=MIN([.$B$2]*(1+[.$B$3]*[.AG$2])*(1+[.$B$4]*[.$D6])*(1+[.$B$5]*[.$B$9])*(1+[.$B$10]*[.$B$6]);[.$B$7])" office:value-type="float" office:value="0.89488" calcext:value-type="float">
            <text:p>0.89</text:p>
          </table:table-cell>
          <table:table-cell table:style-name="ce37" table:formula="of:=MIN([.$B$2]*(1+[.$B$3]*[.AH$2])*(1+[.$B$4]*[.$D6])*(1+[.$B$5]*[.$B$9])*(1+[.$B$10]*[.$B$6]);[.$B$7])" office:value-type="float" office:value="0.92344" calcext:value-type="float">
            <text:p>0.92</text:p>
          </table:table-cell>
          <table:table-cell table:style-name="ce37" table:formula="of:=MIN([.$B$2]*(1+[.$B$3]*[.AI$2])*(1+[.$B$4]*[.$D6])*(1+[.$B$5]*[.$B$9])*(1+[.$B$10]*[.$B$6]);[.$B$7])" office:value-type="float" office:value="0.952" calcext:value-type="float">
            <text:p>0.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7" table:formula="of:=MIN([.$B$2]*(1+[.$B$3]*[.E$2])*(1+[.$B$4]*[.$D7])*(1+[.$B$5]*[.$B$9])*(1+[.$B$10]*[.$B$6]);[.$B$7])" office:value-type="float" office:value="0.056" calcext:value-type="float">
            <text:p>0.06</text:p>
          </table:table-cell>
          <table:table-cell table:style-name="ce37" table:formula="of:=MIN([.$B$2]*(1+[.$B$3]*[.F$2])*(1+[.$B$4]*[.$D7])*(1+[.$B$5]*[.$B$9])*(1+[.$B$10]*[.$B$6]);[.$B$7])" office:value-type="float" office:value="0.0728" calcext:value-type="float">
            <text:p>0.07</text:p>
          </table:table-cell>
          <table:table-cell table:style-name="ce37" table:formula="of:=MIN([.$B$2]*(1+[.$B$3]*[.G$2])*(1+[.$B$4]*[.$D7])*(1+[.$B$5]*[.$B$9])*(1+[.$B$10]*[.$B$6]);[.$B$7])" office:value-type="float" office:value="0.0896" calcext:value-type="float">
            <text:p>0.09</text:p>
          </table:table-cell>
          <table:table-cell table:style-name="ce37" table:formula="of:=MIN([.$B$2]*(1+[.$B$3]*[.H$2])*(1+[.$B$4]*[.$D7])*(1+[.$B$5]*[.$B$9])*(1+[.$B$10]*[.$B$6]);[.$B$7])" office:value-type="float" office:value="0.1064" calcext:value-type="float">
            <text:p>0.11</text:p>
          </table:table-cell>
          <table:table-cell table:style-name="ce37" table:formula="of:=MIN([.$B$2]*(1+[.$B$3]*[.I$2])*(1+[.$B$4]*[.$D7])*(1+[.$B$5]*[.$B$9])*(1+[.$B$10]*[.$B$6]);[.$B$7])" office:value-type="float" office:value="0.1232" calcext:value-type="float">
            <text:p>0.12</text:p>
          </table:table-cell>
          <table:table-cell table:style-name="ce37" table:formula="of:=MIN([.$B$2]*(1+[.$B$3]*[.J$2])*(1+[.$B$4]*[.$D7])*(1+[.$B$5]*[.$B$9])*(1+[.$B$10]*[.$B$6]);[.$B$7])" office:value-type="float" office:value="0.14" calcext:value-type="float">
            <text:p>0.14</text:p>
          </table:table-cell>
          <table:table-cell table:style-name="ce37" table:formula="of:=MIN([.$B$2]*(1+[.$B$3]*[.K$2])*(1+[.$B$4]*[.$D7])*(1+[.$B$5]*[.$B$9])*(1+[.$B$10]*[.$B$6]);[.$B$7])" office:value-type="float" office:value="0.1568" calcext:value-type="float">
            <text:p>0.16</text:p>
          </table:table-cell>
          <table:table-cell table:style-name="ce37" table:formula="of:=MIN([.$B$2]*(1+[.$B$3]*[.L$2])*(1+[.$B$4]*[.$D7])*(1+[.$B$5]*[.$B$9])*(1+[.$B$10]*[.$B$6]);[.$B$7])" office:value-type="float" office:value="0.1736" calcext:value-type="float">
            <text:p>0.17</text:p>
          </table:table-cell>
          <table:table-cell table:style-name="ce37" table:formula="of:=MIN([.$B$2]*(1+[.$B$3]*[.M$2])*(1+[.$B$4]*[.$D7])*(1+[.$B$5]*[.$B$9])*(1+[.$B$10]*[.$B$6]);[.$B$7])" office:value-type="float" office:value="0.1904" calcext:value-type="float">
            <text:p>0.19</text:p>
          </table:table-cell>
          <table:table-cell table:style-name="ce37" table:formula="of:=MIN([.$B$2]*(1+[.$B$3]*[.N$2])*(1+[.$B$4]*[.$D7])*(1+[.$B$5]*[.$B$9])*(1+[.$B$10]*[.$B$6]);[.$B$7])" office:value-type="float" office:value="0.2072" calcext:value-type="float">
            <text:p>0.21</text:p>
          </table:table-cell>
          <table:table-cell table:style-name="ce37" table:formula="of:=MIN([.$B$2]*(1+[.$B$3]*[.O$2])*(1+[.$B$4]*[.$D7])*(1+[.$B$5]*[.$B$9])*(1+[.$B$10]*[.$B$6]);[.$B$7])" office:value-type="float" office:value="0.224" calcext:value-type="float">
            <text:p>0.22</text:p>
          </table:table-cell>
          <table:table-cell table:style-name="ce37" table:formula="of:=MIN([.$B$2]*(1+[.$B$3]*[.P$2])*(1+[.$B$4]*[.$D7])*(1+[.$B$5]*[.$B$9])*(1+[.$B$10]*[.$B$6]);[.$B$7])" office:value-type="float" office:value="0.2408" calcext:value-type="float">
            <text:p>0.24</text:p>
          </table:table-cell>
          <table:table-cell table:style-name="ce37" table:formula="of:=MIN([.$B$2]*(1+[.$B$3]*[.Q$2])*(1+[.$B$4]*[.$D7])*(1+[.$B$5]*[.$B$9])*(1+[.$B$10]*[.$B$6]);[.$B$7])" office:value-type="float" office:value="0.2576" calcext:value-type="float">
            <text:p>0.26</text:p>
          </table:table-cell>
          <table:table-cell table:style-name="ce37" table:formula="of:=MIN([.$B$2]*(1+[.$B$3]*[.R$2])*(1+[.$B$4]*[.$D7])*(1+[.$B$5]*[.$B$9])*(1+[.$B$10]*[.$B$6]);[.$B$7])" office:value-type="float" office:value="0.2744" calcext:value-type="float">
            <text:p>0.27</text:p>
          </table:table-cell>
          <table:table-cell table:style-name="ce37" table:formula="of:=MIN([.$B$2]*(1+[.$B$3]*[.S$2])*(1+[.$B$4]*[.$D7])*(1+[.$B$5]*[.$B$9])*(1+[.$B$10]*[.$B$6]);[.$B$7])" office:value-type="float" office:value="0.2912" calcext:value-type="float">
            <text:p>0.29</text:p>
          </table:table-cell>
          <table:table-cell table:style-name="ce37" table:formula="of:=MIN([.$B$2]*(1+[.$B$3]*[.T$2])*(1+[.$B$4]*[.$D7])*(1+[.$B$5]*[.$B$9])*(1+[.$B$10]*[.$B$6]);[.$B$7])" office:value-type="float" office:value="0.308" calcext:value-type="float">
            <text:p>0.31</text:p>
          </table:table-cell>
          <table:table-cell table:style-name="ce37" table:formula="of:=MIN([.$B$2]*(1+[.$B$3]*[.U$2])*(1+[.$B$4]*[.$D7])*(1+[.$B$5]*[.$B$9])*(1+[.$B$10]*[.$B$6]);[.$B$7])" office:value-type="float" office:value="0.3248" calcext:value-type="float">
            <text:p>0.32</text:p>
          </table:table-cell>
          <table:table-cell table:style-name="ce37" table:formula="of:=MIN([.$B$2]*(1+[.$B$3]*[.V$2])*(1+[.$B$4]*[.$D7])*(1+[.$B$5]*[.$B$9])*(1+[.$B$10]*[.$B$6]);[.$B$7])" office:value-type="float" office:value="0.3416" calcext:value-type="float">
            <text:p>0.34</text:p>
          </table:table-cell>
          <table:table-cell table:style-name="ce37" table:formula="of:=MIN([.$B$2]*(1+[.$B$3]*[.W$2])*(1+[.$B$4]*[.$D7])*(1+[.$B$5]*[.$B$9])*(1+[.$B$10]*[.$B$6]);[.$B$7])" office:value-type="float" office:value="0.3584" calcext:value-type="float">
            <text:p>0.36</text:p>
          </table:table-cell>
          <table:table-cell table:style-name="ce37" table:formula="of:=MIN([.$B$2]*(1+[.$B$3]*[.X$2])*(1+[.$B$4]*[.$D7])*(1+[.$B$5]*[.$B$9])*(1+[.$B$10]*[.$B$6]);[.$B$7])" office:value-type="float" office:value="0.3752" calcext:value-type="float">
            <text:p>0.38</text:p>
          </table:table-cell>
          <table:table-cell table:style-name="ce37" table:formula="of:=MIN([.$B$2]*(1+[.$B$3]*[.Y$2])*(1+[.$B$4]*[.$D7])*(1+[.$B$5]*[.$B$9])*(1+[.$B$10]*[.$B$6]);[.$B$7])" office:value-type="float" office:value="0.392" calcext:value-type="float">
            <text:p>0.39</text:p>
          </table:table-cell>
          <table:table-cell table:style-name="ce37" table:formula="of:=MIN([.$B$2]*(1+[.$B$3]*[.Z$2])*(1+[.$B$4]*[.$D7])*(1+[.$B$5]*[.$B$9])*(1+[.$B$10]*[.$B$6]);[.$B$7])" office:value-type="float" office:value="0.4088" calcext:value-type="float">
            <text:p>0.41</text:p>
          </table:table-cell>
          <table:table-cell table:style-name="ce37" table:formula="of:=MIN([.$B$2]*(1+[.$B$3]*[.AA$2])*(1+[.$B$4]*[.$D7])*(1+[.$B$5]*[.$B$9])*(1+[.$B$10]*[.$B$6]);[.$B$7])" office:value-type="float" office:value="0.4256" calcext:value-type="float">
            <text:p>0.43</text:p>
          </table:table-cell>
          <table:table-cell table:style-name="ce37" table:formula="of:=MIN([.$B$2]*(1+[.$B$3]*[.AB$2])*(1+[.$B$4]*[.$D7])*(1+[.$B$5]*[.$B$9])*(1+[.$B$10]*[.$B$6]);[.$B$7])" office:value-type="float" office:value="0.4424" calcext:value-type="float">
            <text:p>0.44</text:p>
          </table:table-cell>
          <table:table-cell table:style-name="ce37" table:formula="of:=MIN([.$B$2]*(1+[.$B$3]*[.AC$2])*(1+[.$B$4]*[.$D7])*(1+[.$B$5]*[.$B$9])*(1+[.$B$10]*[.$B$6]);[.$B$7])" office:value-type="float" office:value="0.4592" calcext:value-type="float">
            <text:p>0.46</text:p>
          </table:table-cell>
          <table:table-cell table:style-name="ce37" table:formula="of:=MIN([.$B$2]*(1+[.$B$3]*[.AD$2])*(1+[.$B$4]*[.$D7])*(1+[.$B$5]*[.$B$9])*(1+[.$B$10]*[.$B$6]);[.$B$7])" office:value-type="float" office:value="0.476" calcext:value-type="float">
            <text:p>0.48</text:p>
          </table:table-cell>
          <table:table-cell table:style-name="ce37" table:formula="of:=MIN([.$B$2]*(1+[.$B$3]*[.AE$2])*(1+[.$B$4]*[.$D7])*(1+[.$B$5]*[.$B$9])*(1+[.$B$10]*[.$B$6]);[.$B$7])" office:value-type="float" office:value="0.4928" calcext:value-type="float">
            <text:p>0.49</text:p>
          </table:table-cell>
          <table:table-cell table:style-name="ce37" table:formula="of:=MIN([.$B$2]*(1+[.$B$3]*[.AF$2])*(1+[.$B$4]*[.$D7])*(1+[.$B$5]*[.$B$9])*(1+[.$B$10]*[.$B$6]);[.$B$7])" office:value-type="float" office:value="0.5096" calcext:value-type="float">
            <text:p>0.51</text:p>
          </table:table-cell>
          <table:table-cell table:style-name="ce37" table:formula="of:=MIN([.$B$2]*(1+[.$B$3]*[.AG$2])*(1+[.$B$4]*[.$D7])*(1+[.$B$5]*[.$B$9])*(1+[.$B$10]*[.$B$6]);[.$B$7])" office:value-type="float" office:value="0.5264" calcext:value-type="float">
            <text:p>0.53</text:p>
          </table:table-cell>
          <table:table-cell table:style-name="ce37" table:formula="of:=MIN([.$B$2]*(1+[.$B$3]*[.AH$2])*(1+[.$B$4]*[.$D7])*(1+[.$B$5]*[.$B$9])*(1+[.$B$10]*[.$B$6]);[.$B$7])" office:value-type="float" office:value="0.5432" calcext:value-type="float">
            <text:p>0.54</text:p>
          </table:table-cell>
          <table:table-cell table:style-name="ce37" table:formula="of:=MIN([.$B$2]*(1+[.$B$3]*[.AI$2])*(1+[.$B$4]*[.$D7])*(1+[.$B$5]*[.$B$9])*(1+[.$B$10]*[.$B$6]);[.$B$7])" office:value-type="float" office:value="0.56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table:formula="of:=MAX([.$B$27]*(1+ATAN([.$B$33]*[.E$27])*[.$B$28])*(1+[.$B$29]*[.$D28])*(1+[.$B$30]*[.$B$36])*(1+[.$B$31]*[.$B$37])*(1+[.$B$32]*[.$B$38]);[.$B$34])" office:value-type="float" office:value="3" calcext:value-type="float">
            <text:p>3.00</text:p>
          </table:table-cell>
          <table:table-cell table:style-name="ce38" table:formula="of:=MAX([.$B$27]*(1+ATAN([.$B$33]*[.F$27])*[.$B$28])*(1+[.$B$29]*[.$D28])*(1+[.$B$30]*[.$B$36])*(1+[.$B$31]*[.$B$37])*(1+[.$B$32]*[.$B$38]);[.$B$34])" office:value-type="float" office:value="2.78281799319912" calcext:value-type="float">
            <text:p>2.78</text:p>
          </table:table-cell>
          <table:table-cell table:style-name="ce38" table:formula="of:=MAX([.$B$27]*(1+ATAN([.$B$33]*[.G$27])*[.$B$28])*(1+[.$B$29]*[.$D28])*(1+[.$B$30]*[.$B$36])*(1+[.$B$31]*[.$B$37])*(1+[.$B$32]*[.$B$38]);[.$B$34])" office:value-type="float" office:value="2.57266166163051" calcext:value-type="float">
            <text:p>2.57</text:p>
          </table:table-cell>
          <table:table-cell table:style-name="ce38" table:formula="of:=MAX([.$B$27]*(1+ATAN([.$B$33]*[.H$27])*[.$B$28])*(1+[.$B$29]*[.$D28])*(1+[.$B$30]*[.$B$36])*(1+[.$B$31]*[.$B$37])*(1+[.$B$32]*[.$B$38]);[.$B$34])" office:value-type="float" office:value="2.37528179593438" calcext:value-type="float">
            <text:p>2.38</text:p>
          </table:table-cell>
          <table:table-cell table:style-name="ce38" table:formula="of:=MAX([.$B$27]*(1+ATAN([.$B$33]*[.I$27])*[.$B$28])*(1+[.$B$29]*[.$D28])*(1+[.$B$30]*[.$B$36])*(1+[.$B$31]*[.$B$37])*(1+[.$B$32]*[.$B$38]);[.$B$34])" office:value-type="float" office:value="2.19440758945244" calcext:value-type="float">
            <text:p>2.19</text:p>
          </table:table-cell>
          <table:table-cell table:style-name="ce38" table:formula="of:=MAX([.$B$27]*(1+ATAN([.$B$33]*[.J$27])*[.$B$28])*(1+[.$B$29]*[.$D28])*(1+[.$B$30]*[.$B$36])*(1+[.$B$31]*[.$B$37])*(1+[.$B$32]*[.$B$38]);[.$B$34])" office:value-type="float" office:value="2.03168962940681" calcext:value-type="float">
            <text:p>2.03</text:p>
          </table:table-cell>
          <table:table-cell table:style-name="ce38" table:formula="of:=MAX([.$B$27]*(1+ATAN([.$B$33]*[.K$27])*[.$B$28])*(1+[.$B$29]*[.$D28])*(1+[.$B$30]*[.$B$36])*(1+[.$B$31]*[.$B$37])*(1+[.$B$32]*[.$B$38]);[.$B$34])" office:value-type="float" office:value="1.88712382636031" calcext:value-type="float">
            <text:p>1.89</text:p>
          </table:table-cell>
          <table:table-cell table:style-name="ce38" table:formula="of:=MAX([.$B$27]*(1+ATAN([.$B$33]*[.L$27])*[.$B$28])*(1+[.$B$29]*[.$D28])*(1+[.$B$30]*[.$B$36])*(1+[.$B$31]*[.$B$37])*(1+[.$B$32]*[.$B$38]);[.$B$34])" office:value-type="float" office:value="1.75963487817106" calcext:value-type="float">
            <text:p>1.76</text:p>
          </table:table-cell>
          <table:table-cell table:style-name="ce38" table:formula="of:=MAX([.$B$27]*(1+ATAN([.$B$33]*[.M$27])*[.$B$28])*(1+[.$B$29]*[.$D28])*(1+[.$B$30]*[.$B$36])*(1+[.$B$31]*[.$B$37])*(1+[.$B$32]*[.$B$38]);[.$B$34])" office:value-type="float" office:value="1.64759412965218" calcext:value-type="float">
            <text:p>1.65</text:p>
          </table:table-cell>
          <table:table-cell table:style-name="ce38" table:formula="of:=MAX([.$B$27]*(1+ATAN([.$B$33]*[.N$27])*[.$B$28])*(1+[.$B$29]*[.$D28])*(1+[.$B$30]*[.$B$36])*(1+[.$B$31]*[.$B$37])*(1+[.$B$32]*[.$B$38]);[.$B$34])" office:value-type="float" office:value="1.54918644503356" calcext:value-type="float">
            <text:p>1.55</text:p>
          </table:table-cell>
          <table:table-cell table:style-name="ce38" table:formula="of:=MAX([.$B$27]*(1+ATAN([.$B$33]*[.O$27])*[.$B$28])*(1+[.$B$29]*[.$D28])*(1+[.$B$30]*[.$B$36])*(1+[.$B$31]*[.$B$37])*(1+[.$B$32]*[.$B$38]);[.$B$34])" office:value-type="float" office:value="1.46263082307035" calcext:value-type="float">
            <text:p>1.46</text:p>
          </table:table-cell>
          <table:table-cell table:style-name="ce38" table:formula="of:=MAX([.$B$27]*(1+ATAN([.$B$33]*[.P$27])*[.$B$28])*(1+[.$B$29]*[.$D28])*(1+[.$B$30]*[.$B$36])*(1+[.$B$31]*[.$B$37])*(1+[.$B$32]*[.$B$38]);[.$B$34])" office:value-type="float" office:value="1.38629305882203" calcext:value-type="float">
            <text:p>1.39</text:p>
          </table:table-cell>
          <table:table-cell table:style-name="ce38" table:formula="of:=MAX([.$B$27]*(1+ATAN([.$B$33]*[.Q$27])*[.$B$28])*(1+[.$B$29]*[.$D28])*(1+[.$B$30]*[.$B$36])*(1+[.$B$31]*[.$B$37])*(1+[.$B$32]*[.$B$38]);[.$B$34])" office:value-type="float" office:value="1.31873015000009" calcext:value-type="float">
            <text:p>1.32</text:p>
          </table:table-cell>
          <table:table-cell table:style-name="ce38" table:formula="of:=MAX([.$B$27]*(1+ATAN([.$B$33]*[.R$27])*[.$B$28])*(1+[.$B$29]*[.$D28])*(1+[.$B$30]*[.$B$36])*(1+[.$B$31]*[.$B$37])*(1+[.$B$32]*[.$B$38]);[.$B$34])" office:value-type="float" office:value="1.25869631703569" calcext:value-type="float">
            <text:p>1.26</text:p>
          </table:table-cell>
          <table:table-cell table:style-name="ce38" table:formula="of:=MAX([.$B$27]*(1+ATAN([.$B$33]*[.S$27])*[.$B$28])*(1+[.$B$29]*[.$D28])*(1+[.$B$30]*[.$B$36])*(1+[.$B$31]*[.$B$37])*(1+[.$B$32]*[.$B$38]);[.$B$34])" office:value-type="float" office:value="1.20512990462595" calcext:value-type="float">
            <text:p>1.21</text:p>
          </table:table-cell>
          <table:table-cell table:style-name="ce38" table:formula="of:=MAX([.$B$27]*(1+ATAN([.$B$33]*[.T$27])*[.$B$28])*(1+[.$B$29]*[.$D28])*(1+[.$B$30]*[.$B$36])*(1+[.$B$31]*[.$B$37])*(1+[.$B$32]*[.$B$38]);[.$B$34])" office:value-type="float" office:value="1.15713241629577" calcext:value-type="float">
            <text:p>1.16</text:p>
          </table:table-cell>
          <table:table-cell table:style-name="ce38" table:formula="of:=MAX([.$B$27]*(1+ATAN([.$B$33]*[.U$27])*[.$B$28])*(1+[.$B$29]*[.$D28])*(1+[.$B$30]*[.$B$36])*(1+[.$B$31]*[.$B$37])*(1+[.$B$32]*[.$B$38]);[.$B$34])" office:value-type="float" office:value="1.1139457291119" calcext:value-type="float">
            <text:p>1.11</text:p>
          </table:table-cell>
          <table:table-cell table:style-name="ce38" table:formula="of:=MAX([.$B$27]*(1+ATAN([.$B$33]*[.V$27])*[.$B$28])*(1+[.$B$29]*[.$D28])*(1+[.$B$30]*[.$B$36])*(1+[.$B$31]*[.$B$37])*(1+[.$B$32]*[.$B$38]);[.$B$34])" office:value-type="float" office:value="1.07493044614816" calcext:value-type="float">
            <text:p>1.07</text:p>
          </table:table-cell>
          <table:table-cell table:style-name="ce38" table:formula="of:=MAX([.$B$27]*(1+ATAN([.$B$33]*[.W$27])*[.$B$28])*(1+[.$B$29]*[.$D28])*(1+[.$B$30]*[.$B$36])*(1+[.$B$31]*[.$B$37])*(1+[.$B$32]*[.$B$38]);[.$B$34])" office:value-type="float" office:value="1.03954662642897" calcext:value-type="float">
            <text:p>1.04</text:p>
          </table:table-cell>
          <table:table-cell table:style-name="ce38" table:formula="of:=MAX([.$B$27]*(1+ATAN([.$B$33]*[.X$27])*[.$B$28])*(1+[.$B$29]*[.$D28])*(1+[.$B$30]*[.$B$36])*(1+[.$B$31]*[.$B$37])*(1+[.$B$32]*[.$B$38]);[.$B$34])" office:value-type="float" office:value="1.0073372338435" calcext:value-type="float">
            <text:p>1.01</text:p>
          </table:table-cell>
          <table:table-cell table:style-name="ce38" table:formula="of:=MAX([.$B$27]*(1+ATAN([.$B$33]*[.Y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Z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A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B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C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D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E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F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G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H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8" table:formula="of:=MAX([.$B$27]*(1+ATAN([.$B$33]*[.AI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7" calcext:value-type="float">
            <text:p>0.007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8" table:formula="of:=MAX([.$B$27]*(1+ATAN([.$B$33]*[.E$27])*[.$B$28])*(1+[.$B$29]*[.$D29])*(1+[.$B$30]*[.$B$36])*(1+[.$B$31]*[.$B$37])*(1+[.$B$32]*[.$B$38]);[.$B$34])" office:value-type="float" office:value="4.05" calcext:value-type="float">
            <text:p>4.05</text:p>
          </table:table-cell>
          <table:table-cell table:style-name="ce38" table:formula="of:=MAX([.$B$27]*(1+ATAN([.$B$33]*[.F$27])*[.$B$28])*(1+[.$B$29]*[.$D29])*(1+[.$B$30]*[.$B$36])*(1+[.$B$31]*[.$B$37])*(1+[.$B$32]*[.$B$38]);[.$B$34])" office:value-type="float" office:value="3.75680429081881" calcext:value-type="float">
            <text:p>3.76</text:p>
          </table:table-cell>
          <table:table-cell table:style-name="ce38" table:formula="of:=MAX([.$B$27]*(1+ATAN([.$B$33]*[.G$27])*[.$B$28])*(1+[.$B$29]*[.$D29])*(1+[.$B$30]*[.$B$36])*(1+[.$B$31]*[.$B$37])*(1+[.$B$32]*[.$B$38]);[.$B$34])" office:value-type="float" office:value="3.47309324320119" calcext:value-type="float">
            <text:p>3.47</text:p>
          </table:table-cell>
          <table:table-cell table:style-name="ce38" table:formula="of:=MAX([.$B$27]*(1+ATAN([.$B$33]*[.H$27])*[.$B$28])*(1+[.$B$29]*[.$D29])*(1+[.$B$30]*[.$B$36])*(1+[.$B$31]*[.$B$37])*(1+[.$B$32]*[.$B$38]);[.$B$34])" office:value-type="float" office:value="3.20663042451142" calcext:value-type="float">
            <text:p>3.21</text:p>
          </table:table-cell>
          <table:table-cell table:style-name="ce38" table:formula="of:=MAX([.$B$27]*(1+ATAN([.$B$33]*[.I$27])*[.$B$28])*(1+[.$B$29]*[.$D29])*(1+[.$B$30]*[.$B$36])*(1+[.$B$31]*[.$B$37])*(1+[.$B$32]*[.$B$38]);[.$B$34])" office:value-type="float" office:value="2.96245024576079" calcext:value-type="float">
            <text:p>2.96</text:p>
          </table:table-cell>
          <table:table-cell table:style-name="ce38" table:formula="of:=MAX([.$B$27]*(1+ATAN([.$B$33]*[.J$27])*[.$B$28])*(1+[.$B$29]*[.$D29])*(1+[.$B$30]*[.$B$36])*(1+[.$B$31]*[.$B$37])*(1+[.$B$32]*[.$B$38]);[.$B$34])" office:value-type="float" office:value="2.7427809996992" calcext:value-type="float">
            <text:p>2.74</text:p>
          </table:table-cell>
          <table:table-cell table:style-name="ce38" table:formula="of:=MAX([.$B$27]*(1+ATAN([.$B$33]*[.K$27])*[.$B$28])*(1+[.$B$29]*[.$D29])*(1+[.$B$30]*[.$B$36])*(1+[.$B$31]*[.$B$37])*(1+[.$B$32]*[.$B$38]);[.$B$34])" office:value-type="float" office:value="2.54761716558641" calcext:value-type="float">
            <text:p>2.55</text:p>
          </table:table-cell>
          <table:table-cell table:style-name="ce38" table:formula="of:=MAX([.$B$27]*(1+ATAN([.$B$33]*[.L$27])*[.$B$28])*(1+[.$B$29]*[.$D29])*(1+[.$B$30]*[.$B$36])*(1+[.$B$31]*[.$B$37])*(1+[.$B$32]*[.$B$38]);[.$B$34])" office:value-type="float" office:value="2.37550708553093" calcext:value-type="float">
            <text:p>2.38</text:p>
          </table:table-cell>
          <table:table-cell table:style-name="ce38" table:formula="of:=MAX([.$B$27]*(1+ATAN([.$B$33]*[.M$27])*[.$B$28])*(1+[.$B$29]*[.$D29])*(1+[.$B$30]*[.$B$36])*(1+[.$B$31]*[.$B$37])*(1+[.$B$32]*[.$B$38]);[.$B$34])" office:value-type="float" office:value="2.22425207503045" calcext:value-type="float">
            <text:p>2.22</text:p>
          </table:table-cell>
          <table:table-cell table:style-name="ce38" table:formula="of:=MAX([.$B$27]*(1+ATAN([.$B$33]*[.N$27])*[.$B$28])*(1+[.$B$29]*[.$D29])*(1+[.$B$30]*[.$B$36])*(1+[.$B$31]*[.$B$37])*(1+[.$B$32]*[.$B$38]);[.$B$34])" office:value-type="float" office:value="2.0914017007953" calcext:value-type="float">
            <text:p>2.09</text:p>
          </table:table-cell>
          <table:table-cell table:style-name="ce38" table:formula="of:=MAX([.$B$27]*(1+ATAN([.$B$33]*[.O$27])*[.$B$28])*(1+[.$B$29]*[.$D29])*(1+[.$B$30]*[.$B$36])*(1+[.$B$31]*[.$B$37])*(1+[.$B$32]*[.$B$38]);[.$B$34])" office:value-type="float" office:value="1.97455161114498" calcext:value-type="float">
            <text:p>1.97</text:p>
          </table:table-cell>
          <table:table-cell table:style-name="ce38" table:formula="of:=MAX([.$B$27]*(1+ATAN([.$B$33]*[.P$27])*[.$B$28])*(1+[.$B$29]*[.$D29])*(1+[.$B$30]*[.$B$36])*(1+[.$B$31]*[.$B$37])*(1+[.$B$32]*[.$B$38]);[.$B$34])" office:value-type="float" office:value="1.87149562940974" calcext:value-type="float">
            <text:p>1.87</text:p>
          </table:table-cell>
          <table:table-cell table:style-name="ce38" table:formula="of:=MAX([.$B$27]*(1+ATAN([.$B$33]*[.Q$27])*[.$B$28])*(1+[.$B$29]*[.$D29])*(1+[.$B$30]*[.$B$36])*(1+[.$B$31]*[.$B$37])*(1+[.$B$32]*[.$B$38]);[.$B$34])" office:value-type="float" office:value="1.78028570250012" calcext:value-type="float">
            <text:p>1.78</text:p>
          </table:table-cell>
          <table:table-cell table:style-name="ce38" table:formula="of:=MAX([.$B$27]*(1+ATAN([.$B$33]*[.R$27])*[.$B$28])*(1+[.$B$29]*[.$D29])*(1+[.$B$30]*[.$B$36])*(1+[.$B$31]*[.$B$37])*(1+[.$B$32]*[.$B$38]);[.$B$34])" office:value-type="float" office:value="1.69924002799818" calcext:value-type="float">
            <text:p>1.70</text:p>
          </table:table-cell>
          <table:table-cell table:style-name="ce38" table:formula="of:=MAX([.$B$27]*(1+ATAN([.$B$33]*[.S$27])*[.$B$28])*(1+[.$B$29]*[.$D29])*(1+[.$B$30]*[.$B$36])*(1+[.$B$31]*[.$B$37])*(1+[.$B$32]*[.$B$38]);[.$B$34])" office:value-type="float" office:value="1.62692537124504" calcext:value-type="float">
            <text:p>1.63</text:p>
          </table:table-cell>
          <table:table-cell table:style-name="ce38" table:formula="of:=MAX([.$B$27]*(1+ATAN([.$B$33]*[.T$27])*[.$B$28])*(1+[.$B$29]*[.$D29])*(1+[.$B$30]*[.$B$36])*(1+[.$B$31]*[.$B$37])*(1+[.$B$32]*[.$B$38]);[.$B$34])" office:value-type="float" office:value="1.56212876199929" calcext:value-type="float">
            <text:p>1.56</text:p>
          </table:table-cell>
          <table:table-cell table:style-name="ce38" table:formula="of:=MAX([.$B$27]*(1+ATAN([.$B$33]*[.U$27])*[.$B$28])*(1+[.$B$29]*[.$D29])*(1+[.$B$30]*[.$B$36])*(1+[.$B$31]*[.$B$37])*(1+[.$B$32]*[.$B$38]);[.$B$34])" office:value-type="float" office:value="1.50382673430107" calcext:value-type="float">
            <text:p>1.50</text:p>
          </table:table-cell>
          <table:table-cell table:style-name="ce38" table:formula="of:=MAX([.$B$27]*(1+ATAN([.$B$33]*[.V$27])*[.$B$28])*(1+[.$B$29]*[.$D29])*(1+[.$B$30]*[.$B$36])*(1+[.$B$31]*[.$B$37])*(1+[.$B$32]*[.$B$38]);[.$B$34])" office:value-type="float" office:value="1.45115610230001" calcext:value-type="float">
            <text:p>1.45</text:p>
          </table:table-cell>
          <table:table-cell table:style-name="ce38" table:formula="of:=MAX([.$B$27]*(1+ATAN([.$B$33]*[.W$27])*[.$B$28])*(1+[.$B$29]*[.$D29])*(1+[.$B$30]*[.$B$36])*(1+[.$B$31]*[.$B$37])*(1+[.$B$32]*[.$B$38]);[.$B$34])" office:value-type="float" office:value="1.4033879456791" calcext:value-type="float">
            <text:p>1.40</text:p>
          </table:table-cell>
          <table:table-cell table:style-name="ce38" table:formula="of:=MAX([.$B$27]*(1+ATAN([.$B$33]*[.X$27])*[.$B$28])*(1+[.$B$29]*[.$D29])*(1+[.$B$30]*[.$B$36])*(1+[.$B$31]*[.$B$37])*(1+[.$B$32]*[.$B$38]);[.$B$34])" office:value-type="float" office:value="1.35990526568873" calcext:value-type="float">
            <text:p>1.36</text:p>
          </table:table-cell>
          <table:table-cell table:style-name="ce38" table:formula="of:=MAX([.$B$27]*(1+ATAN([.$B$33]*[.Y$27])*[.$B$28])*(1+[.$B$29]*[.$D29])*(1+[.$B$30]*[.$B$36])*(1+[.$B$31]*[.$B$37])*(1+[.$B$32]*[.$B$38]);[.$B$34])" office:value-type="float" office:value="1.3201841859289" calcext:value-type="float">
            <text:p>1.32</text:p>
          </table:table-cell>
          <table:table-cell table:style-name="ce38" table:formula="of:=MAX([.$B$27]*(1+ATAN([.$B$33]*[.Z$27])*[.$B$28])*(1+[.$B$29]*[.$D29])*(1+[.$B$30]*[.$B$36])*(1+[.$B$31]*[.$B$37])*(1+[.$B$32]*[.$B$38]);[.$B$34])" office:value-type="float" office:value="1.28377832322412" calcext:value-type="float">
            <text:p>1.28</text:p>
          </table:table-cell>
          <table:table-cell table:style-name="ce38" table:formula="of:=MAX([.$B$27]*(1+ATAN([.$B$33]*[.AA$27])*[.$B$28])*(1+[.$B$29]*[.$D29])*(1+[.$B$30]*[.$B$36])*(1+[.$B$31]*[.$B$37])*(1+[.$B$32]*[.$B$38]);[.$B$34])" office:value-type="float" office:value="1.25030587916505" calcext:value-type="float">
            <text:p>1.25</text:p>
          </table:table-cell>
          <table:table-cell table:style-name="ce38" table:formula="of:=MAX([.$B$27]*(1+ATAN([.$B$33]*[.AB$27])*[.$B$28])*(1+[.$B$29]*[.$D29])*(1+[.$B$30]*[.$B$36])*(1+[.$B$31]*[.$B$37])*(1+[.$B$32]*[.$B$38]);[.$B$34])" office:value-type="float" office:value="1.21943901191133" calcext:value-type="float">
            <text:p>1.22</text:p>
          </table:table-cell>
          <table:table-cell table:style-name="ce38" table:formula="of:=MAX([.$B$27]*(1+ATAN([.$B$33]*[.AC$27])*[.$B$28])*(1+[.$B$29]*[.$D29])*(1+[.$B$30]*[.$B$36])*(1+[.$B$31]*[.$B$37])*(1+[.$B$32]*[.$B$38]);[.$B$34])" office:value-type="float" office:value="1.19089509269633" calcext:value-type="float">
            <text:p>1.19</text:p>
          </table:table-cell>
          <table:table-cell table:style-name="ce38" table:formula="of:=MAX([.$B$27]*(1+ATAN([.$B$33]*[.AD$27])*[.$B$28])*(1+[.$B$29]*[.$D29])*(1+[.$B$30]*[.$B$36])*(1+[.$B$31]*[.$B$37])*(1+[.$B$32]*[.$B$38]);[.$B$34])" office:value-type="float" office:value="1.16442950766663" calcext:value-type="float">
            <text:p>1.16</text:p>
          </table:table-cell>
          <table:table-cell table:style-name="ce38" table:formula="of:=MAX([.$B$27]*(1+ATAN([.$B$33]*[.AE$27])*[.$B$28])*(1+[.$B$29]*[.$D29])*(1+[.$B$30]*[.$B$36])*(1+[.$B$31]*[.$B$37])*(1+[.$B$32]*[.$B$38]);[.$B$34])" office:value-type="float" office:value="1.13982972146084" calcext:value-type="float">
            <text:p>1.14</text:p>
          </table:table-cell>
          <table:table-cell table:style-name="ce38" table:formula="of:=MAX([.$B$27]*(1+ATAN([.$B$33]*[.AF$27])*[.$B$28])*(1+[.$B$29]*[.$D29])*(1+[.$B$30]*[.$B$36])*(1+[.$B$31]*[.$B$37])*(1+[.$B$32]*[.$B$38]);[.$B$34])" office:value-type="float" office:value="1.11691036921667" calcext:value-type="float">
            <text:p>1.12</text:p>
          </table:table-cell>
          <table:table-cell table:style-name="ce38" table:formula="of:=MAX([.$B$27]*(1+ATAN([.$B$33]*[.AG$27])*[.$B$28])*(1+[.$B$29]*[.$D29])*(1+[.$B$30]*[.$B$36])*(1+[.$B$31]*[.$B$37])*(1+[.$B$32]*[.$B$38]);[.$B$34])" office:value-type="float" office:value="1.09550918683154" calcext:value-type="float">
            <text:p>1.10</text:p>
          </table:table-cell>
          <table:table-cell table:style-name="ce38" table:formula="of:=MAX([.$B$27]*(1+ATAN([.$B$33]*[.AH$27])*[.$B$28])*(1+[.$B$29]*[.$D29])*(1+[.$B$30]*[.$B$36])*(1+[.$B$31]*[.$B$37])*(1+[.$B$32]*[.$B$38]);[.$B$34])" office:value-type="float" office:value="1.07548362526384" calcext:value-type="float">
            <text:p>1.08</text:p>
          </table:table-cell>
          <table:table-cell table:style-name="ce38" table:formula="of:=MAX([.$B$27]*(1+ATAN([.$B$33]*[.AI$27])*[.$B$28])*(1+[.$B$29]*[.$D29])*(1+[.$B$30]*[.$B$36])*(1+[.$B$31]*[.$B$37])*(1+[.$B$32]*[.$B$38]);[.$B$34])" office:value-type="float" office:value="1.05670802413558" calcext:value-type="float">
            <text:p>1.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8" table:formula="of:=MAX([.$B$27]*(1+ATAN([.$B$33]*[.E$27])*[.$B$28])*(1+[.$B$29]*[.$D30])*(1+[.$B$30]*[.$B$36])*(1+[.$B$31]*[.$B$37])*(1+[.$B$32]*[.$B$38]);[.$B$34])" office:value-type="float" office:value="4.68" calcext:value-type="float">
            <text:p>4.68</text:p>
          </table:table-cell>
          <table:table-cell table:style-name="ce38" table:formula="of:=MAX([.$B$27]*(1+ATAN([.$B$33]*[.F$27])*[.$B$28])*(1+[.$B$29]*[.$D30])*(1+[.$B$30]*[.$B$36])*(1+[.$B$31]*[.$B$37])*(1+[.$B$32]*[.$B$38]);[.$B$34])" office:value-type="float" office:value="4.34119606939063" calcext:value-type="float">
            <text:p>4.34</text:p>
          </table:table-cell>
          <table:table-cell table:style-name="ce38" table:formula="of:=MAX([.$B$27]*(1+ATAN([.$B$33]*[.G$27])*[.$B$28])*(1+[.$B$29]*[.$D30])*(1+[.$B$30]*[.$B$36])*(1+[.$B$31]*[.$B$37])*(1+[.$B$32]*[.$B$38]);[.$B$34])" office:value-type="float" office:value="4.0133521921436" calcext:value-type="float">
            <text:p>4.01</text:p>
          </table:table-cell>
          <table:table-cell table:style-name="ce38" table:formula="of:=MAX([.$B$27]*(1+ATAN([.$B$33]*[.H$27])*[.$B$28])*(1+[.$B$29]*[.$D30])*(1+[.$B$30]*[.$B$36])*(1+[.$B$31]*[.$B$37])*(1+[.$B$32]*[.$B$38]);[.$B$34])" office:value-type="float" office:value="3.70543960165764" calcext:value-type="float">
            <text:p>3.71</text:p>
          </table:table-cell>
          <table:table-cell table:style-name="ce38" table:formula="of:=MAX([.$B$27]*(1+ATAN([.$B$33]*[.I$27])*[.$B$28])*(1+[.$B$29]*[.$D30])*(1+[.$B$30]*[.$B$36])*(1+[.$B$31]*[.$B$37])*(1+[.$B$32]*[.$B$38]);[.$B$34])" office:value-type="float" office:value="3.4232758395458" calcext:value-type="float">
            <text:p>3.42</text:p>
          </table:table-cell>
          <table:table-cell table:style-name="ce38" table:formula="of:=MAX([.$B$27]*(1+ATAN([.$B$33]*[.J$27])*[.$B$28])*(1+[.$B$29]*[.$D30])*(1+[.$B$30]*[.$B$36])*(1+[.$B$31]*[.$B$37])*(1+[.$B$32]*[.$B$38]);[.$B$34])" office:value-type="float" office:value="3.16943582187463" calcext:value-type="float">
            <text:p>3.17</text:p>
          </table:table-cell>
          <table:table-cell table:style-name="ce38" table:formula="of:=MAX([.$B$27]*(1+ATAN([.$B$33]*[.K$27])*[.$B$28])*(1+[.$B$29]*[.$D30])*(1+[.$B$30]*[.$B$36])*(1+[.$B$31]*[.$B$37])*(1+[.$B$32]*[.$B$38]);[.$B$34])" office:value-type="float" office:value="2.94391316912208" calcext:value-type="float">
            <text:p>2.94</text:p>
          </table:table-cell>
          <table:table-cell table:style-name="ce38" table:formula="of:=MAX([.$B$27]*(1+ATAN([.$B$33]*[.L$27])*[.$B$28])*(1+[.$B$29]*[.$D30])*(1+[.$B$30]*[.$B$36])*(1+[.$B$31]*[.$B$37])*(1+[.$B$32]*[.$B$38]);[.$B$34])" office:value-type="float" office:value="2.74503040994685" calcext:value-type="float">
            <text:p>2.75</text:p>
          </table:table-cell>
          <table:table-cell table:style-name="ce38" table:formula="of:=MAX([.$B$27]*(1+ATAN([.$B$33]*[.M$27])*[.$B$28])*(1+[.$B$29]*[.$D30])*(1+[.$B$30]*[.$B$36])*(1+[.$B$31]*[.$B$37])*(1+[.$B$32]*[.$B$38]);[.$B$34])" office:value-type="float" office:value="2.57024684225741" calcext:value-type="float">
            <text:p>2.57</text:p>
          </table:table-cell>
          <table:table-cell table:style-name="ce38" table:formula="of:=MAX([.$B$27]*(1+ATAN([.$B$33]*[.N$27])*[.$B$28])*(1+[.$B$29]*[.$D30])*(1+[.$B$30]*[.$B$36])*(1+[.$B$31]*[.$B$37])*(1+[.$B$32]*[.$B$38]);[.$B$34])" office:value-type="float" office:value="2.41673085425235" calcext:value-type="float">
            <text:p>2.42</text:p>
          </table:table-cell>
          <table:table-cell table:style-name="ce38" table:formula="of:=MAX([.$B$27]*(1+ATAN([.$B$33]*[.O$27])*[.$B$28])*(1+[.$B$29]*[.$D30])*(1+[.$B$30]*[.$B$36])*(1+[.$B$31]*[.$B$37])*(1+[.$B$32]*[.$B$38]);[.$B$34])" office:value-type="float" office:value="2.28170408398975" calcext:value-type="float">
            <text:p>2.28</text:p>
          </table:table-cell>
          <table:table-cell table:style-name="ce38" table:formula="of:=MAX([.$B$27]*(1+ATAN([.$B$33]*[.P$27])*[.$B$28])*(1+[.$B$29]*[.$D30])*(1+[.$B$30]*[.$B$36])*(1+[.$B$31]*[.$B$37])*(1+[.$B$32]*[.$B$38]);[.$B$34])" office:value-type="float" office:value="2.16261717176236" calcext:value-type="float">
            <text:p>2.16</text:p>
          </table:table-cell>
          <table:table-cell table:style-name="ce38" table:formula="of:=MAX([.$B$27]*(1+ATAN([.$B$33]*[.Q$27])*[.$B$28])*(1+[.$B$29]*[.$D30])*(1+[.$B$30]*[.$B$36])*(1+[.$B$31]*[.$B$37])*(1+[.$B$32]*[.$B$38]);[.$B$34])" office:value-type="float" office:value="2.05721903400014" calcext:value-type="float">
            <text:p>2.06</text:p>
          </table:table-cell>
          <table:table-cell table:style-name="ce38" table:formula="of:=MAX([.$B$27]*(1+ATAN([.$B$33]*[.R$27])*[.$B$28])*(1+[.$B$29]*[.$D30])*(1+[.$B$30]*[.$B$36])*(1+[.$B$31]*[.$B$37])*(1+[.$B$32]*[.$B$38]);[.$B$34])" office:value-type="float" office:value="1.96356625457568" calcext:value-type="float">
            <text:p>1.96</text:p>
          </table:table-cell>
          <table:table-cell table:style-name="ce38" table:formula="of:=MAX([.$B$27]*(1+ATAN([.$B$33]*[.S$27])*[.$B$28])*(1+[.$B$29]*[.$D30])*(1+[.$B$30]*[.$B$36])*(1+[.$B$31]*[.$B$37])*(1+[.$B$32]*[.$B$38]);[.$B$34])" office:value-type="float" office:value="1.88000265121649" calcext:value-type="float">
            <text:p>1.88</text:p>
          </table:table-cell>
          <table:table-cell table:style-name="ce38" table:formula="of:=MAX([.$B$27]*(1+ATAN([.$B$33]*[.T$27])*[.$B$28])*(1+[.$B$29]*[.$D30])*(1+[.$B$30]*[.$B$36])*(1+[.$B$31]*[.$B$37])*(1+[.$B$32]*[.$B$38]);[.$B$34])" office:value-type="float" office:value="1.8051265694214" calcext:value-type="float">
            <text:p>1.81</text:p>
          </table:table-cell>
          <table:table-cell table:style-name="ce38" table:formula="of:=MAX([.$B$27]*(1+ATAN([.$B$33]*[.U$27])*[.$B$28])*(1+[.$B$29]*[.$D30])*(1+[.$B$30]*[.$B$36])*(1+[.$B$31]*[.$B$37])*(1+[.$B$32]*[.$B$38]);[.$B$34])" office:value-type="float" office:value="1.73775533741456" calcext:value-type="float">
            <text:p>1.74</text:p>
          </table:table-cell>
          <table:table-cell table:style-name="ce38" table:formula="of:=MAX([.$B$27]*(1+ATAN([.$B$33]*[.V$27])*[.$B$28])*(1+[.$B$29]*[.$D30])*(1+[.$B$30]*[.$B$36])*(1+[.$B$31]*[.$B$37])*(1+[.$B$32]*[.$B$38]);[.$B$34])" office:value-type="float" office:value="1.67689149599112" calcext:value-type="float">
            <text:p>1.68</text:p>
          </table:table-cell>
          <table:table-cell table:style-name="ce38" table:formula="of:=MAX([.$B$27]*(1+ATAN([.$B$33]*[.W$27])*[.$B$28])*(1+[.$B$29]*[.$D30])*(1+[.$B$30]*[.$B$36])*(1+[.$B$31]*[.$B$37])*(1+[.$B$32]*[.$B$38]);[.$B$34])" office:value-type="float" office:value="1.62169273722919" calcext:value-type="float">
            <text:p>1.62</text:p>
          </table:table-cell>
          <table:table-cell table:style-name="ce38" table:formula="of:=MAX([.$B$27]*(1+ATAN([.$B$33]*[.X$27])*[.$B$28])*(1+[.$B$29]*[.$D30])*(1+[.$B$30]*[.$B$36])*(1+[.$B$31]*[.$B$37])*(1+[.$B$32]*[.$B$38]);[.$B$34])" office:value-type="float" office:value="1.57144608479586" calcext:value-type="float">
            <text:p>1.57</text:p>
          </table:table-cell>
          <table:table-cell table:style-name="ce38" table:formula="of:=MAX([.$B$27]*(1+ATAN([.$B$33]*[.Y$27])*[.$B$28])*(1+[.$B$29]*[.$D30])*(1+[.$B$30]*[.$B$36])*(1+[.$B$31]*[.$B$37])*(1+[.$B$32]*[.$B$38]);[.$B$34])" office:value-type="float" office:value="1.52554617040672" calcext:value-type="float">
            <text:p>1.53</text:p>
          </table:table-cell>
          <table:table-cell table:style-name="ce38" table:formula="of:=MAX([.$B$27]*(1+ATAN([.$B$33]*[.Z$27])*[.$B$28])*(1+[.$B$29]*[.$D30])*(1+[.$B$30]*[.$B$36])*(1+[.$B$31]*[.$B$37])*(1+[.$B$32]*[.$B$38]);[.$B$34])" office:value-type="float" office:value="1.48347717350343" calcext:value-type="float">
            <text:p>1.48</text:p>
          </table:table-cell>
          <table:table-cell table:style-name="ce38" table:formula="of:=MAX([.$B$27]*(1+ATAN([.$B$33]*[.AA$27])*[.$B$28])*(1+[.$B$29]*[.$D30])*(1+[.$B$30]*[.$B$36])*(1+[.$B$31]*[.$B$37])*(1+[.$B$32]*[.$B$38]);[.$B$34])" office:value-type="float" office:value="1.44479790481295" calcext:value-type="float">
            <text:p>1.44</text:p>
          </table:table-cell>
          <table:table-cell table:style-name="ce38" table:formula="of:=MAX([.$B$27]*(1+ATAN([.$B$33]*[.AB$27])*[.$B$28])*(1+[.$B$29]*[.$D30])*(1+[.$B$30]*[.$B$36])*(1+[.$B$31]*[.$B$37])*(1+[.$B$32]*[.$B$38]);[.$B$34])" office:value-type="float" office:value="1.40912952487532" calcext:value-type="float">
            <text:p>1.41</text:p>
          </table:table-cell>
          <table:table-cell table:style-name="ce38" table:formula="of:=MAX([.$B$27]*(1+ATAN([.$B$33]*[.AC$27])*[.$B$28])*(1+[.$B$29]*[.$D30])*(1+[.$B$30]*[.$B$36])*(1+[.$B$31]*[.$B$37])*(1+[.$B$32]*[.$B$38]);[.$B$34])" office:value-type="float" office:value="1.37614544044909" calcext:value-type="float">
            <text:p>1.38</text:p>
          </table:table-cell>
          <table:table-cell table:style-name="ce38" table:formula="of:=MAX([.$B$27]*(1+ATAN([.$B$33]*[.AD$27])*[.$B$28])*(1+[.$B$29]*[.$D30])*(1+[.$B$30]*[.$B$36])*(1+[.$B$31]*[.$B$37])*(1+[.$B$32]*[.$B$38]);[.$B$34])" office:value-type="float" office:value="1.34556298663699" calcext:value-type="float">
            <text:p>1.35</text:p>
          </table:table-cell>
          <table:table-cell table:style-name="ce38" table:formula="of:=MAX([.$B$27]*(1+ATAN([.$B$33]*[.AE$27])*[.$B$28])*(1+[.$B$29]*[.$D30])*(1+[.$B$30]*[.$B$36])*(1+[.$B$31]*[.$B$37])*(1+[.$B$32]*[.$B$38]);[.$B$34])" office:value-type="float" office:value="1.31713656702141" calcext:value-type="float">
            <text:p>1.32</text:p>
          </table:table-cell>
          <table:table-cell table:style-name="ce38" table:formula="of:=MAX([.$B$27]*(1+ATAN([.$B$33]*[.AF$27])*[.$B$28])*(1+[.$B$29]*[.$D30])*(1+[.$B$30]*[.$B$36])*(1+[.$B$31]*[.$B$37])*(1+[.$B$32]*[.$B$38]);[.$B$34])" office:value-type="float" office:value="1.29065198220593" calcext:value-type="float">
            <text:p>1.29</text:p>
          </table:table-cell>
          <table:table-cell table:style-name="ce38" table:formula="of:=MAX([.$B$27]*(1+ATAN([.$B$33]*[.AG$27])*[.$B$28])*(1+[.$B$29]*[.$D30])*(1+[.$B$30]*[.$B$36])*(1+[.$B$31]*[.$B$37])*(1+[.$B$32]*[.$B$38]);[.$B$34])" office:value-type="float" office:value="1.26592172700534" calcext:value-type="float">
            <text:p>1.27</text:p>
          </table:table-cell>
          <table:table-cell table:style-name="ce38" table:formula="of:=MAX([.$B$27]*(1+ATAN([.$B$33]*[.AH$27])*[.$B$28])*(1+[.$B$29]*[.$D30])*(1+[.$B$30]*[.$B$36])*(1+[.$B$31]*[.$B$37])*(1+[.$B$32]*[.$B$38]);[.$B$34])" office:value-type="float" office:value="1.24278107808266" calcext:value-type="float">
            <text:p>1.24</text:p>
          </table:table-cell>
          <table:table-cell table:style-name="ce38" table:formula="of:=MAX([.$B$27]*(1+ATAN([.$B$33]*[.AI$27])*[.$B$28])*(1+[.$B$29]*[.$D30])*(1+[.$B$30]*[.$B$36])*(1+[.$B$31]*[.$B$37])*(1+[.$B$32]*[.$B$38]);[.$B$34])" office:value-type="float" office:value="1.22108482789" calcext:value-type="float">
            <text:p>1.2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8" table:formula="of:=MAX([.$B$27]*(1+ATAN([.$B$33]*[.E$27])*[.$B$28])*(1+[.$B$29]*[.$D31])*(1+[.$B$30]*[.$B$36])*(1+[.$B$31]*[.$B$37])*(1+[.$B$32]*[.$B$38]);[.$B$34])" office:value-type="float" office:value="5.415" calcext:value-type="float">
            <text:p>5.42</text:p>
          </table:table-cell>
          <table:table-cell table:style-name="ce38" table:formula="of:=MAX([.$B$27]*(1+ATAN([.$B$33]*[.F$27])*[.$B$28])*(1+[.$B$29]*[.$D31])*(1+[.$B$30]*[.$B$36])*(1+[.$B$31]*[.$B$37])*(1+[.$B$32]*[.$B$38]);[.$B$34])" office:value-type="float" office:value="5.02298647772441" calcext:value-type="float">
            <text:p>5.02</text:p>
          </table:table-cell>
          <table:table-cell table:style-name="ce38" table:formula="of:=MAX([.$B$27]*(1+ATAN([.$B$33]*[.G$27])*[.$B$28])*(1+[.$B$29]*[.$D31])*(1+[.$B$30]*[.$B$36])*(1+[.$B$31]*[.$B$37])*(1+[.$B$32]*[.$B$38]);[.$B$34])" office:value-type="float" office:value="4.64365429924308" calcext:value-type="float">
            <text:p>4.64</text:p>
          </table:table-cell>
          <table:table-cell table:style-name="ce38" table:formula="of:=MAX([.$B$27]*(1+ATAN([.$B$33]*[.H$27])*[.$B$28])*(1+[.$B$29]*[.$D31])*(1+[.$B$30]*[.$B$36])*(1+[.$B$31]*[.$B$37])*(1+[.$B$32]*[.$B$38]);[.$B$34])" office:value-type="float" office:value="4.28738364166156" calcext:value-type="float">
            <text:p>4.29</text:p>
          </table:table-cell>
          <table:table-cell table:style-name="ce38" table:formula="of:=MAX([.$B$27]*(1+ATAN([.$B$33]*[.I$27])*[.$B$28])*(1+[.$B$29]*[.$D31])*(1+[.$B$30]*[.$B$36])*(1+[.$B$31]*[.$B$37])*(1+[.$B$32]*[.$B$38]);[.$B$34])" office:value-type="float" office:value="3.96090569896165" calcext:value-type="float">
            <text:p>3.96</text:p>
          </table:table-cell>
          <table:table-cell table:style-name="ce38" table:formula="of:=MAX([.$B$27]*(1+ATAN([.$B$33]*[.J$27])*[.$B$28])*(1+[.$B$29]*[.$D31])*(1+[.$B$30]*[.$B$36])*(1+[.$B$31]*[.$B$37])*(1+[.$B$32]*[.$B$38]);[.$B$34])" office:value-type="float" office:value="3.66719978107929" calcext:value-type="float">
            <text:p>3.67</text:p>
          </table:table-cell>
          <table:table-cell table:style-name="ce38" table:formula="of:=MAX([.$B$27]*(1+ATAN([.$B$33]*[.K$27])*[.$B$28])*(1+[.$B$29]*[.$D31])*(1+[.$B$30]*[.$B$36])*(1+[.$B$31]*[.$B$37])*(1+[.$B$32]*[.$B$38]);[.$B$34])" office:value-type="float" office:value="3.40625850658035" calcext:value-type="float">
            <text:p>3.41</text:p>
          </table:table-cell>
          <table:table-cell table:style-name="ce38" table:formula="of:=MAX([.$B$27]*(1+ATAN([.$B$33]*[.L$27])*[.$B$28])*(1+[.$B$29]*[.$D31])*(1+[.$B$30]*[.$B$36])*(1+[.$B$31]*[.$B$37])*(1+[.$B$32]*[.$B$38]);[.$B$34])" office:value-type="float" office:value="3.17614095509876" calcext:value-type="float">
            <text:p>3.18</text:p>
          </table:table-cell>
          <table:table-cell table:style-name="ce38" table:formula="of:=MAX([.$B$27]*(1+ATAN([.$B$33]*[.M$27])*[.$B$28])*(1+[.$B$29]*[.$D31])*(1+[.$B$30]*[.$B$36])*(1+[.$B$31]*[.$B$37])*(1+[.$B$32]*[.$B$38]);[.$B$34])" office:value-type="float" office:value="2.97390740402219" calcext:value-type="float">
            <text:p>2.97</text:p>
          </table:table-cell>
          <table:table-cell table:style-name="ce38" table:formula="of:=MAX([.$B$27]*(1+ATAN([.$B$33]*[.N$27])*[.$B$28])*(1+[.$B$29]*[.$D31])*(1+[.$B$30]*[.$B$36])*(1+[.$B$31]*[.$B$37])*(1+[.$B$32]*[.$B$38]);[.$B$34])" office:value-type="float" office:value="2.79628153328557" calcext:value-type="float">
            <text:p>2.80</text:p>
          </table:table-cell>
          <table:table-cell table:style-name="ce38" table:formula="of:=MAX([.$B$27]*(1+ATAN([.$B$33]*[.O$27])*[.$B$28])*(1+[.$B$29]*[.$D31])*(1+[.$B$30]*[.$B$36])*(1+[.$B$31]*[.$B$37])*(1+[.$B$32]*[.$B$38]);[.$B$34])" office:value-type="float" office:value="2.64004863564199" calcext:value-type="float">
            <text:p>2.64</text:p>
          </table:table-cell>
          <table:table-cell table:style-name="ce38" table:formula="of:=MAX([.$B$27]*(1+ATAN([.$B$33]*[.P$27])*[.$B$28])*(1+[.$B$29]*[.$D31])*(1+[.$B$30]*[.$B$36])*(1+[.$B$31]*[.$B$37])*(1+[.$B$32]*[.$B$38]);[.$B$34])" office:value-type="float" office:value="2.50225897117376" calcext:value-type="float">
            <text:p>2.50</text:p>
          </table:table-cell>
          <table:table-cell table:style-name="ce38" table:formula="of:=MAX([.$B$27]*(1+ATAN([.$B$33]*[.Q$27])*[.$B$28])*(1+[.$B$29]*[.$D31])*(1+[.$B$30]*[.$B$36])*(1+[.$B$31]*[.$B$37])*(1+[.$B$32]*[.$B$38]);[.$B$34])" office:value-type="float" office:value="2.38030792075016" calcext:value-type="float">
            <text:p>2.38</text:p>
          </table:table-cell>
          <table:table-cell table:style-name="ce38" table:formula="of:=MAX([.$B$27]*(1+ATAN([.$B$33]*[.R$27])*[.$B$28])*(1+[.$B$29]*[.$D31])*(1+[.$B$30]*[.$B$36])*(1+[.$B$31]*[.$B$37])*(1+[.$B$32]*[.$B$38]);[.$B$34])" office:value-type="float" office:value="2.27194685224942" calcext:value-type="float">
            <text:p>2.27</text:p>
          </table:table-cell>
          <table:table-cell table:style-name="ce38" table:formula="of:=MAX([.$B$27]*(1+ATAN([.$B$33]*[.S$27])*[.$B$28])*(1+[.$B$29]*[.$D31])*(1+[.$B$30]*[.$B$36])*(1+[.$B$31]*[.$B$37])*(1+[.$B$32]*[.$B$38]);[.$B$34])" office:value-type="float" office:value="2.17525947784985" calcext:value-type="float">
            <text:p>2.18</text:p>
          </table:table-cell>
          <table:table-cell table:style-name="ce38" table:formula="of:=MAX([.$B$27]*(1+ATAN([.$B$33]*[.T$27])*[.$B$28])*(1+[.$B$29]*[.$D31])*(1+[.$B$30]*[.$B$36])*(1+[.$B$31]*[.$B$37])*(1+[.$B$32]*[.$B$38]);[.$B$34])" office:value-type="float" office:value="2.08862401141387" calcext:value-type="float">
            <text:p>2.09</text:p>
          </table:table-cell>
          <table:table-cell table:style-name="ce38" table:formula="of:=MAX([.$B$27]*(1+ATAN([.$B$33]*[.U$27])*[.$B$28])*(1+[.$B$29]*[.$D31])*(1+[.$B$30]*[.$B$36])*(1+[.$B$31]*[.$B$37])*(1+[.$B$32]*[.$B$38]);[.$B$34])" office:value-type="float" office:value="2.01067204104698" calcext:value-type="float">
            <text:p>2.01</text:p>
          </table:table-cell>
          <table:table-cell table:style-name="ce38" table:formula="of:=MAX([.$B$27]*(1+ATAN([.$B$33]*[.V$27])*[.$B$28])*(1+[.$B$29]*[.$D31])*(1+[.$B$30]*[.$B$36])*(1+[.$B$31]*[.$B$37])*(1+[.$B$32]*[.$B$38]);[.$B$34])" office:value-type="float" office:value="1.94024945529742" calcext:value-type="float">
            <text:p>1.94</text:p>
          </table:table-cell>
          <table:table-cell table:style-name="ce38" table:formula="of:=MAX([.$B$27]*(1+ATAN([.$B$33]*[.W$27])*[.$B$28])*(1+[.$B$29]*[.$D31])*(1+[.$B$30]*[.$B$36])*(1+[.$B$31]*[.$B$37])*(1+[.$B$32]*[.$B$38]);[.$B$34])" office:value-type="float" office:value="1.87638166070428" calcext:value-type="float">
            <text:p>1.88</text:p>
          </table:table-cell>
          <table:table-cell table:style-name="ce38" table:formula="of:=MAX([.$B$27]*(1+ATAN([.$B$33]*[.X$27])*[.$B$28])*(1+[.$B$29]*[.$D31])*(1+[.$B$30]*[.$B$36])*(1+[.$B$31]*[.$B$37])*(1+[.$B$32]*[.$B$38]);[.$B$34])" office:value-type="float" office:value="1.81824370708752" calcext:value-type="float">
            <text:p>1.82</text:p>
          </table:table-cell>
          <table:table-cell table:style-name="ce38" table:formula="of:=MAX([.$B$27]*(1+ATAN([.$B$33]*[.Y$27])*[.$B$28])*(1+[.$B$29]*[.$D31])*(1+[.$B$30]*[.$B$36])*(1+[.$B$31]*[.$B$37])*(1+[.$B$32]*[.$B$38]);[.$B$34])" office:value-type="float" office:value="1.76513515229752" calcext:value-type="float">
            <text:p>1.77</text:p>
          </table:table-cell>
          <table:table-cell table:style-name="ce38" table:formula="of:=MAX([.$B$27]*(1+ATAN([.$B$33]*[.Z$27])*[.$B$28])*(1+[.$B$29]*[.$D31])*(1+[.$B$30]*[.$B$36])*(1+[.$B$31]*[.$B$37])*(1+[.$B$32]*[.$B$38]);[.$B$34])" office:value-type="float" office:value="1.71645916549595" calcext:value-type="float">
            <text:p>1.72</text:p>
          </table:table-cell>
          <table:table-cell table:style-name="ce38" table:formula="of:=MAX([.$B$27]*(1+ATAN([.$B$33]*[.AA$27])*[.$B$28])*(1+[.$B$29]*[.$D31])*(1+[.$B$30]*[.$B$36])*(1+[.$B$31]*[.$B$37])*(1+[.$B$32]*[.$B$38]);[.$B$34])" office:value-type="float" office:value="1.67170526806883" calcext:value-type="float">
            <text:p>1.67</text:p>
          </table:table-cell>
          <table:table-cell table:style-name="ce38" table:formula="of:=MAX([.$B$27]*(1+ATAN([.$B$33]*[.AB$27])*[.$B$28])*(1+[.$B$29]*[.$D31])*(1+[.$B$30]*[.$B$36])*(1+[.$B$31]*[.$B$37])*(1+[.$B$32]*[.$B$38]);[.$B$34])" office:value-type="float" office:value="1.6304351233333" calcext:value-type="float">
            <text:p>1.63</text:p>
          </table:table-cell>
          <table:table-cell table:style-name="ce38" table:formula="of:=MAX([.$B$27]*(1+ATAN([.$B$33]*[.AC$27])*[.$B$28])*(1+[.$B$29]*[.$D31])*(1+[.$B$30]*[.$B$36])*(1+[.$B$31]*[.$B$37])*(1+[.$B$32]*[.$B$38]);[.$B$34])" office:value-type="float" office:value="1.59227084616064" calcext:value-type="float">
            <text:p>1.59</text:p>
          </table:table-cell>
          <table:table-cell table:style-name="ce38" table:formula="of:=MAX([.$B$27]*(1+ATAN([.$B$33]*[.AD$27])*[.$B$28])*(1+[.$B$29]*[.$D31])*(1+[.$B$30]*[.$B$36])*(1+[.$B$31]*[.$B$37])*(1+[.$B$32]*[.$B$38]);[.$B$34])" office:value-type="float" office:value="1.55688537876909" calcext:value-type="float">
            <text:p>1.56</text:p>
          </table:table-cell>
          <table:table-cell table:style-name="ce38" table:formula="of:=MAX([.$B$27]*(1+ATAN([.$B$33]*[.AE$27])*[.$B$28])*(1+[.$B$29]*[.$D31])*(1+[.$B$30]*[.$B$36])*(1+[.$B$31]*[.$B$37])*(1+[.$B$32]*[.$B$38]);[.$B$34])" office:value-type="float" office:value="1.52399455350875" calcext:value-type="float">
            <text:p>1.52</text:p>
          </table:table-cell>
          <table:table-cell table:style-name="ce38" table:formula="of:=MAX([.$B$27]*(1+ATAN([.$B$33]*[.AF$27])*[.$B$28])*(1+[.$B$29]*[.$D31])*(1+[.$B$30]*[.$B$36])*(1+[.$B$31]*[.$B$37])*(1+[.$B$32]*[.$B$38]);[.$B$34])" office:value-type="float" office:value="1.4933505306934" calcext:value-type="float">
            <text:p>1.49</text:p>
          </table:table-cell>
          <table:table-cell table:style-name="ce38" table:formula="of:=MAX([.$B$27]*(1+ATAN([.$B$33]*[.AG$27])*[.$B$28])*(1+[.$B$29]*[.$D31])*(1+[.$B$30]*[.$B$36])*(1+[.$B$31]*[.$B$37])*(1+[.$B$32]*[.$B$38]);[.$B$34])" office:value-type="float" office:value="1.4647363572081" calcext:value-type="float">
            <text:p>1.46</text:p>
          </table:table-cell>
          <table:table-cell table:style-name="ce38" table:formula="of:=MAX([.$B$27]*(1+ATAN([.$B$33]*[.AH$27])*[.$B$28])*(1+[.$B$29]*[.$D31])*(1+[.$B$30]*[.$B$36])*(1+[.$B$31]*[.$B$37])*(1+[.$B$32]*[.$B$38]);[.$B$34])" office:value-type="float" office:value="1.43796143970462" calcext:value-type="float">
            <text:p>1.44</text:p>
          </table:table-cell>
          <table:table-cell table:style-name="ce38" table:formula="of:=MAX([.$B$27]*(1+ATAN([.$B$33]*[.AI$27])*[.$B$28])*(1+[.$B$29]*[.$D31])*(1+[.$B$30]*[.$B$36])*(1+[.$B$31]*[.$B$37])*(1+[.$B$32]*[.$B$38]);[.$B$34])" office:value-type="float" office:value="1.41285776560349" calcext:value-type="float">
            <text:p>1.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8" table:formula="of:=MAX([.$B$27]*(1+ATAN([.$B$33]*[.E$27])*[.$B$28])*(1+[.$B$29]*[.$D32])*(1+[.$B$30]*[.$B$36])*(1+[.$B$31]*[.$B$37])*(1+[.$B$32]*[.$B$38]);[.$B$34])" office:value-type="float" office:value="6.15" calcext:value-type="float">
            <text:p>6.15</text:p>
          </table:table-cell>
          <table:table-cell table:style-name="ce38" table:formula="of:=MAX([.$B$27]*(1+ATAN([.$B$33]*[.F$27])*[.$B$28])*(1+[.$B$29]*[.$D32])*(1+[.$B$30]*[.$B$36])*(1+[.$B$31]*[.$B$37])*(1+[.$B$32]*[.$B$38]);[.$B$34])" office:value-type="float" office:value="5.7047768860582" calcext:value-type="float">
            <text:p>5.70</text:p>
          </table:table-cell>
          <table:table-cell table:style-name="ce38" table:formula="of:=MAX([.$B$27]*(1+ATAN([.$B$33]*[.G$27])*[.$B$28])*(1+[.$B$29]*[.$D32])*(1+[.$B$30]*[.$B$36])*(1+[.$B$31]*[.$B$37])*(1+[.$B$32]*[.$B$38]);[.$B$34])" office:value-type="float" office:value="5.27395640634255" calcext:value-type="float">
            <text:p>5.27</text:p>
          </table:table-cell>
          <table:table-cell table:style-name="ce38" table:formula="of:=MAX([.$B$27]*(1+ATAN([.$B$33]*[.H$27])*[.$B$28])*(1+[.$B$29]*[.$D32])*(1+[.$B$30]*[.$B$36])*(1+[.$B$31]*[.$B$37])*(1+[.$B$32]*[.$B$38]);[.$B$34])" office:value-type="float" office:value="4.86932768166549" calcext:value-type="float">
            <text:p>4.87</text:p>
          </table:table-cell>
          <table:table-cell table:style-name="ce38" table:formula="of:=MAX([.$B$27]*(1+ATAN([.$B$33]*[.I$27])*[.$B$28])*(1+[.$B$29]*[.$D32])*(1+[.$B$30]*[.$B$36])*(1+[.$B$31]*[.$B$37])*(1+[.$B$32]*[.$B$38]);[.$B$34])" office:value-type="float" office:value="4.4985355583775" calcext:value-type="float">
            <text:p>4.50</text:p>
          </table:table-cell>
          <table:table-cell table:style-name="ce38" table:formula="of:=MAX([.$B$27]*(1+ATAN([.$B$33]*[.J$27])*[.$B$28])*(1+[.$B$29]*[.$D32])*(1+[.$B$30]*[.$B$36])*(1+[.$B$31]*[.$B$37])*(1+[.$B$32]*[.$B$38]);[.$B$34])" office:value-type="float" office:value="4.16496374028396" calcext:value-type="float">
            <text:p>4.16</text:p>
          </table:table-cell>
          <table:table-cell table:style-name="ce38" table:formula="of:=MAX([.$B$27]*(1+ATAN([.$B$33]*[.K$27])*[.$B$28])*(1+[.$B$29]*[.$D32])*(1+[.$B$30]*[.$B$36])*(1+[.$B$31]*[.$B$37])*(1+[.$B$32]*[.$B$38]);[.$B$34])" office:value-type="float" office:value="3.86860384403863" calcext:value-type="float">
            <text:p>3.87</text:p>
          </table:table-cell>
          <table:table-cell table:style-name="ce38" table:formula="of:=MAX([.$B$27]*(1+ATAN([.$B$33]*[.L$27])*[.$B$28])*(1+[.$B$29]*[.$D32])*(1+[.$B$30]*[.$B$36])*(1+[.$B$31]*[.$B$37])*(1+[.$B$32]*[.$B$38]);[.$B$34])" office:value-type="float" office:value="3.60725150025067" calcext:value-type="float">
            <text:p>3.61</text:p>
          </table:table-cell>
          <table:table-cell table:style-name="ce38" table:formula="of:=MAX([.$B$27]*(1+ATAN([.$B$33]*[.M$27])*[.$B$28])*(1+[.$B$29]*[.$D32])*(1+[.$B$30]*[.$B$36])*(1+[.$B$31]*[.$B$37])*(1+[.$B$32]*[.$B$38]);[.$B$34])" office:value-type="float" office:value="3.37756796578698" calcext:value-type="float">
            <text:p>3.38</text:p>
          </table:table-cell>
          <table:table-cell table:style-name="ce38" table:formula="of:=MAX([.$B$27]*(1+ATAN([.$B$33]*[.N$27])*[.$B$28])*(1+[.$B$29]*[.$D32])*(1+[.$B$30]*[.$B$36])*(1+[.$B$31]*[.$B$37])*(1+[.$B$32]*[.$B$38]);[.$B$34])" office:value-type="float" office:value="3.17583221231879" calcext:value-type="float">
            <text:p>3.18</text:p>
          </table:table-cell>
          <table:table-cell table:style-name="ce38" table:formula="of:=MAX([.$B$27]*(1+ATAN([.$B$33]*[.O$27])*[.$B$28])*(1+[.$B$29]*[.$D32])*(1+[.$B$30]*[.$B$36])*(1+[.$B$31]*[.$B$37])*(1+[.$B$32]*[.$B$38]);[.$B$34])" office:value-type="float" office:value="2.99839318729423" calcext:value-type="float">
            <text:p>3.00</text:p>
          </table:table-cell>
          <table:table-cell table:style-name="ce38" table:formula="of:=MAX([.$B$27]*(1+ATAN([.$B$33]*[.P$27])*[.$B$28])*(1+[.$B$29]*[.$D32])*(1+[.$B$30]*[.$B$36])*(1+[.$B$31]*[.$B$37])*(1+[.$B$32]*[.$B$38]);[.$B$34])" office:value-type="float" office:value="2.84190077058516" calcext:value-type="float">
            <text:p>2.84</text:p>
          </table:table-cell>
          <table:table-cell table:style-name="ce38" table:formula="of:=MAX([.$B$27]*(1+ATAN([.$B$33]*[.Q$27])*[.$B$28])*(1+[.$B$29]*[.$D32])*(1+[.$B$30]*[.$B$36])*(1+[.$B$31]*[.$B$37])*(1+[.$B$32]*[.$B$38]);[.$B$34])" office:value-type="float" office:value="2.70339680750018" calcext:value-type="float">
            <text:p>2.70</text:p>
          </table:table-cell>
          <table:table-cell table:style-name="ce38" table:formula="of:=MAX([.$B$27]*(1+ATAN([.$B$33]*[.R$27])*[.$B$28])*(1+[.$B$29]*[.$D32])*(1+[.$B$30]*[.$B$36])*(1+[.$B$31]*[.$B$37])*(1+[.$B$32]*[.$B$38]);[.$B$34])" office:value-type="float" office:value="2.58032744992316" calcext:value-type="float">
            <text:p>2.58</text:p>
          </table:table-cell>
          <table:table-cell table:style-name="ce38" table:formula="of:=MAX([.$B$27]*(1+ATAN([.$B$33]*[.S$27])*[.$B$28])*(1+[.$B$29]*[.$D32])*(1+[.$B$30]*[.$B$36])*(1+[.$B$31]*[.$B$37])*(1+[.$B$32]*[.$B$38]);[.$B$34])" office:value-type="float" office:value="2.4705163044832" calcext:value-type="float">
            <text:p>2.47</text:p>
          </table:table-cell>
          <table:table-cell table:style-name="ce38" table:formula="of:=MAX([.$B$27]*(1+ATAN([.$B$33]*[.T$27])*[.$B$28])*(1+[.$B$29]*[.$D32])*(1+[.$B$30]*[.$B$36])*(1+[.$B$31]*[.$B$37])*(1+[.$B$32]*[.$B$38]);[.$B$34])" office:value-type="float" office:value="2.37212145340633" calcext:value-type="float">
            <text:p>2.37</text:p>
          </table:table-cell>
          <table:table-cell table:style-name="ce38" table:formula="of:=MAX([.$B$27]*(1+ATAN([.$B$33]*[.U$27])*[.$B$28])*(1+[.$B$29]*[.$D32])*(1+[.$B$30]*[.$B$36])*(1+[.$B$31]*[.$B$37])*(1+[.$B$32]*[.$B$38]);[.$B$34])" office:value-type="float" office:value="2.28358874467939" calcext:value-type="float">
            <text:p>2.28</text:p>
          </table:table-cell>
          <table:table-cell table:style-name="ce38" table:formula="of:=MAX([.$B$27]*(1+ATAN([.$B$33]*[.V$27])*[.$B$28])*(1+[.$B$29]*[.$D32])*(1+[.$B$30]*[.$B$36])*(1+[.$B$31]*[.$B$37])*(1+[.$B$32]*[.$B$38]);[.$B$34])" office:value-type="float" office:value="2.20360741460372" calcext:value-type="float">
            <text:p>2.20</text:p>
          </table:table-cell>
          <table:table-cell table:style-name="ce38" table:formula="of:=MAX([.$B$27]*(1+ATAN([.$B$33]*[.W$27])*[.$B$28])*(1+[.$B$29]*[.$D32])*(1+[.$B$30]*[.$B$36])*(1+[.$B$31]*[.$B$37])*(1+[.$B$32]*[.$B$38]);[.$B$34])" office:value-type="float" office:value="2.13107058417938" calcext:value-type="float">
            <text:p>2.13</text:p>
          </table:table-cell>
          <table:table-cell table:style-name="ce38" table:formula="of:=MAX([.$B$27]*(1+ATAN([.$B$33]*[.X$27])*[.$B$28])*(1+[.$B$29]*[.$D32])*(1+[.$B$30]*[.$B$36])*(1+[.$B$31]*[.$B$37])*(1+[.$B$32]*[.$B$38]);[.$B$34])" office:value-type="float" office:value="2.06504132937918" calcext:value-type="float">
            <text:p>2.07</text:p>
          </table:table-cell>
          <table:table-cell table:style-name="ce38" table:formula="of:=MAX([.$B$27]*(1+ATAN([.$B$33]*[.Y$27])*[.$B$28])*(1+[.$B$29]*[.$D32])*(1+[.$B$30]*[.$B$36])*(1+[.$B$31]*[.$B$37])*(1+[.$B$32]*[.$B$38]);[.$B$34])" office:value-type="float" office:value="2.00472413418832" calcext:value-type="float">
            <text:p>2.00</text:p>
          </table:table-cell>
          <table:table-cell table:style-name="ce38" table:formula="of:=MAX([.$B$27]*(1+ATAN([.$B$33]*[.Z$27])*[.$B$28])*(1+[.$B$29]*[.$D32])*(1+[.$B$30]*[.$B$36])*(1+[.$B$31]*[.$B$37])*(1+[.$B$32]*[.$B$38]);[.$B$34])" office:value-type="float" office:value="1.94944115748848" calcext:value-type="float">
            <text:p>1.95</text:p>
          </table:table-cell>
          <table:table-cell table:style-name="ce38" table:formula="of:=MAX([.$B$27]*(1+ATAN([.$B$33]*[.AA$27])*[.$B$28])*(1+[.$B$29]*[.$D32])*(1+[.$B$30]*[.$B$36])*(1+[.$B$31]*[.$B$37])*(1+[.$B$32]*[.$B$38]);[.$B$34])" office:value-type="float" office:value="1.89861263132471" calcext:value-type="float">
            <text:p>1.90</text:p>
          </table:table-cell>
          <table:table-cell table:style-name="ce38" table:formula="of:=MAX([.$B$27]*(1+ATAN([.$B$33]*[.AB$27])*[.$B$28])*(1+[.$B$29]*[.$D32])*(1+[.$B$30]*[.$B$36])*(1+[.$B$31]*[.$B$37])*(1+[.$B$32]*[.$B$38]);[.$B$34])" office:value-type="float" office:value="1.85174072179129" calcext:value-type="float">
            <text:p>1.85</text:p>
          </table:table-cell>
          <table:table-cell table:style-name="ce38" table:formula="of:=MAX([.$B$27]*(1+ATAN([.$B$33]*[.AC$27])*[.$B$28])*(1+[.$B$29]*[.$D32])*(1+[.$B$30]*[.$B$36])*(1+[.$B$31]*[.$B$37])*(1+[.$B$32]*[.$B$38]);[.$B$34])" office:value-type="float" office:value="1.8083962518722" calcext:value-type="float">
            <text:p>1.81</text:p>
          </table:table-cell>
          <table:table-cell table:style-name="ce38" table:formula="of:=MAX([.$B$27]*(1+ATAN([.$B$33]*[.AD$27])*[.$B$28])*(1+[.$B$29]*[.$D32])*(1+[.$B$30]*[.$B$36])*(1+[.$B$31]*[.$B$37])*(1+[.$B$32]*[.$B$38]);[.$B$34])" office:value-type="float" office:value="1.76820777090118" calcext:value-type="float">
            <text:p>1.77</text:p>
          </table:table-cell>
          <table:table-cell table:style-name="ce38" table:formula="of:=MAX([.$B$27]*(1+ATAN([.$B$33]*[.AE$27])*[.$B$28])*(1+[.$B$29]*[.$D32])*(1+[.$B$30]*[.$B$36])*(1+[.$B$31]*[.$B$37])*(1+[.$B$32]*[.$B$38]);[.$B$34])" office:value-type="float" office:value="1.73085253999608" calcext:value-type="float">
            <text:p>1.73</text:p>
          </table:table-cell>
          <table:table-cell table:style-name="ce38" table:formula="of:=MAX([.$B$27]*(1+ATAN([.$B$33]*[.AF$27])*[.$B$28])*(1+[.$B$29]*[.$D32])*(1+[.$B$30]*[.$B$36])*(1+[.$B$31]*[.$B$37])*(1+[.$B$32]*[.$B$38]);[.$B$34])" office:value-type="float" office:value="1.69604907918087" calcext:value-type="float">
            <text:p>1.70</text:p>
          </table:table-cell>
          <table:table-cell table:style-name="ce38" table:formula="of:=MAX([.$B$27]*(1+ATAN([.$B$33]*[.AG$27])*[.$B$28])*(1+[.$B$29]*[.$D32])*(1+[.$B$30]*[.$B$36])*(1+[.$B$31]*[.$B$37])*(1+[.$B$32]*[.$B$38]);[.$B$34])" office:value-type="float" office:value="1.66355098741086" calcext:value-type="float">
            <text:p>1.66</text:p>
          </table:table-cell>
          <table:table-cell table:style-name="ce38" table:formula="of:=MAX([.$B$27]*(1+ATAN([.$B$33]*[.AH$27])*[.$B$28])*(1+[.$B$29]*[.$D32])*(1+[.$B$30]*[.$B$36])*(1+[.$B$31]*[.$B$37])*(1+[.$B$32]*[.$B$38]);[.$B$34])" office:value-type="float" office:value="1.63314180132658" calcext:value-type="float">
            <text:p>1.63</text:p>
          </table:table-cell>
          <table:table-cell table:style-name="ce38" table:formula="of:=MAX([.$B$27]*(1+ATAN([.$B$33]*[.AI$27])*[.$B$28])*(1+[.$B$29]*[.$D32])*(1+[.$B$30]*[.$B$36])*(1+[.$B$31]*[.$B$37])*(1+[.$B$32]*[.$B$38]);[.$B$34])" office:value-type="float" office:value="1.60463070331699" calcext:value-type="float">
            <text:p>1.6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EcCo 0.6.2'.AJ5:'EcCo 0.6.2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K5:'EcCo 0.6.2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L5:'EcCo 0.6.2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E3:'EcCo 0.6.2'.AI7">
            <calcext:color-scale>
              <calcext:color-scale-entry calcext:value="0" calcext:type="minimum" calcext:color="#ff6d6d"/>
              <calcext:color-scale-entry calcext:value="1" calcext:type="number" calcext:color="#ffffff"/>
              <calcext:color-scale-entry calcext:value="0" calcext:type="maximum" calcext:color="#77bc65"/>
            </calcext:color-scale>
          </calcext:conditional-format>
          <calcext:conditional-format calcext:target-range-address="'EcCo 0.6.2'.E28:'EcCo 0.6.2'.AI32">
            <calcext:color-scale>
              <calcext:color-scale-entry calcext:value="0" calcext:type="minimum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9P0" style:volatile="true">
      <number:number number:decimal-places="0" number:min-decimal-places="0" number:min-integer-digits="1"/>
      <number:text>%</number:text>
    </number:percentage-style>
    <number:percentage-style style:name="N129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29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2:46:39.179000000</meta:creation-date>
    <dc:date>2023-07-10T00:41:28.672000000</dc:date>
    <meta:editing-duration>PT5H19M32S</meta:editing-duration>
    <meta:editing-cycles>44</meta:editing-cycles>
    <meta:generator>LibreOffice/7.5.0.3$Windows_X86_64 LibreOffice_project/c21113d003cd3efa8c53188764377a8272d9d6de</meta:generator>
    <meta:document-statistic meta:table-count="4" meta:cell-count="1857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5cm" svg:height="9.273cm" xlink:href=".." xlink:type="simple" chart:class="chart:line" chart:style-name="ch1">
        <chart:legend chart:legend-position="end" svg:x="23.065cm" svg:y="3.341cm" style:legend-expansion="high" chart:style-name="ch2"/>
        <chart:plot-area chart:style-name="ch3" table:cell-range-address="Vanilla.D11:Vanilla.AI16" chart:data-source-has-labels="both" svg:x="0.499cm" svg:y="0.185cm" svg:width="22.067cm" svg:height="8.903cm">
          <chart:coordinate-region svg:x="1.411cm" svg:y="0.384cm" svg:width="20.875cm" svg:height="8.057cm"/>
          <chart:axis chart:dimension="x" chart:name="primary-x" chart:style-name="ch4" chartooo:axis-type="auto">
            <chartooo:date-scale/>
            <chart:categories table:cell-range-address="Vanilla.E11:Vanilla.AI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anilla.E12:Vanilla.AI12" chart:label-cell-address="Vanilla.D12:Vanilla.D12" chart:class="chart:line">
            <chart:data-point chart:repeated="31"/>
          </chart:series>
          <chart:series chart:style-name="ch7" chart:values-cell-range-address="Vanilla.E13:Vanilla.AI13" chart:label-cell-address="Vanilla.D13:Vanilla.D13" chart:class="chart:line">
            <chart:data-point chart:repeated="31"/>
          </chart:series>
          <chart:series chart:style-name="ch8" chart:values-cell-range-address="Vanilla.E14:Vanilla.AI14" chart:label-cell-address="Vanilla.D14:Vanilla.D14" chart:class="chart:line">
            <chart:data-point chart:repeated="31"/>
          </chart:series>
          <chart:series chart:style-name="ch9" chart:values-cell-range-address="Vanilla.E15:Vanilla.AI15" chart:label-cell-address="Vanilla.D15:Vanilla.D15" chart:class="chart:line">
            <chart:data-point chart:repeated="31"/>
          </chart:series>
          <chart:series chart:style-name="ch10" chart:values-cell-range-address="Vanilla.E16:Vanilla.AI16" chart:label-cell-address="Vanilla.D16:Vanilla.D16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Vanilla.E11:Vanilla.AI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Vanilla.D12:Vanilla.D12</svg:desc>
                </draw:g>
              </table:table-cell>
              <table:table-cell office:value-type="float" office:value="2">
                <text:p>2</text:p>
                <draw:g>
                  <svg:desc>Vanilla.E12:Vanilla.AI12</svg:desc>
                </draw:g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1.6">
                <text:p>1.6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8">
                <text:p>1.28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0344827586207">
                <text:p>1.1034482758620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">
                <text:p>1</text:p>
              </table:table-cell>
              <table:table-cell office:value-type="float" office:value="0.96969696969697">
                <text:p>0.96969696969697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20512820512821">
                <text:p>0.820512820512821</text:p>
              </table:table-cell>
              <table:table-cell office:value-type="float" office:value="0.8">
                <text:p>0.8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50</text:p>
                <draw:g>
                  <svg:desc>Vanilla.D13:Vanilla.D13</svg:desc>
                </draw:g>
              </table:table-cell>
              <table:table-cell office:value-type="float" office:value="2.625">
                <text:p>2.625</text:p>
                <draw:g>
                  <svg:desc>Vanilla.E13:Vanilla.AI13</svg:desc>
                </draw:g>
              </table:table-cell>
              <table:table-cell office:value-type="float" office:value="2.47058823529412">
                <text:p>2.4705882352941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1052631578947">
                <text:p>2.21052631578947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1.90909090909091">
                <text:p>1.90909090909091</text:p>
              </table:table-cell>
              <table:table-cell office:value-type="float" office:value="1.82608695652174">
                <text:p>1.82608695652174</text:p>
              </table:table-cell>
              <table:table-cell office:value-type="float" office:value="1.75">
                <text:p>1.75</text:p>
              </table:table-cell>
              <table:table-cell office:value-type="float" office:value="1.68">
                <text:p>1.68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1.5">
                <text:p>1.5</text:p>
              </table:table-cell>
              <table:table-cell office:value-type="float" office:value="1.44827586206897">
                <text:p>1.44827586206897</text:p>
              </table:table-cell>
              <table:table-cell office:value-type="float" office:value="1.4">
                <text:p>1.4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1.3125">
                <text:p>1.3125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1.05">
                <text:p>1.05</text:p>
              </table:table-cell>
              <table:table-cell office:value-type="float" office:value="1.02439024390244">
                <text:p>1.02439024390244</text:p>
              </table:table-cell>
              <table:table-cell office:value-type="float" office:value="1">
                <text:p>1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80</text:p>
                <draw:g>
                  <svg:desc>Vanilla.D14:Vanilla.D14</svg:desc>
                </draw:g>
              </table:table-cell>
              <table:table-cell office:value-type="float" office:value="3">
                <text:p>3</text:p>
                <draw:g>
                  <svg:desc>Vanilla.E14:Vanilla.AI14</svg:desc>
                </draw:g>
              </table:table-cell>
              <table:table-cell office:value-type="float" office:value="2.82352941176471">
                <text:p>2.8235294117647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4">
                <text:p>2.4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2.08695652173913">
                <text:p>2.08695652173913</text:p>
              </table:table-cell>
              <table:table-cell office:value-type="float" office:value="2">
                <text:p>2</text:p>
              </table:table-cell>
              <table:table-cell office:value-type="float" office:value="1.92">
                <text:p>1.92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551724137931">
                <text:p>1.6551724137931</text:p>
              </table:table-cell>
              <table:table-cell office:value-type="float" office:value="1.6">
                <text:p>1.6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1.5">
                <text:p>1.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41176470588235">
                <text:p>1.41176470588235</text:p>
              </table:table-cell>
              <table:table-cell office:value-type="float" office:value="1.37142857142857">
                <text:p>1.3714285714285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972972972973">
                <text:p>1.2972972972973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2">
                <text:p>1.2</text:p>
              </table:table-cell>
              <table:table-cell office:value-type="float" office:value="1.17073170731707">
                <text:p>1.1707317073170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1627906976744">
                <text:p>1.11627906976744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4347826086957">
                <text:p>1.04347826086957</text:p>
              </table:table-cell>
            </table:table-row>
            <table:table-row>
              <table:table-cell office:value-type="string">
                <text:p>115</text:p>
                <draw:g>
                  <svg:desc>Vanilla.D15:Vanilla.D15</svg:desc>
                </draw:g>
              </table:table-cell>
              <table:table-cell office:value-type="float" office:value="3.4375">
                <text:p>3.4375</text:p>
                <draw:g>
                  <svg:desc>Vanilla.E15:Vanilla.AI15</svg:desc>
                </draw:g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2.89473684210526">
                <text:p>2.89473684210526</text:p>
              </table:table-cell>
              <table:table-cell office:value-type="float" office:value="2.75">
                <text:p>2.75</text:p>
              </table:table-cell>
              <table:table-cell office:value-type="float" office:value="2.61904761904762">
                <text:p>2.61904761904762</text:p>
              </table:table-cell>
              <table:table-cell office:value-type="float" office:value="2.5">
                <text:p>2.5</text:p>
              </table:table-cell>
              <table:table-cell office:value-type="float" office:value="2.39130434782609">
                <text:p>2.39130434782609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2">
                <text:p>2.2</text:p>
              </table:table-cell>
              <table:table-cell office:value-type="float" office:value="2.11538461538462">
                <text:p>2.11538461538462</text:p>
              </table:table-cell>
              <table:table-cell office:value-type="float" office:value="2.03703703703704">
                <text:p>2.03703703703704</text:p>
              </table:table-cell>
              <table:table-cell office:value-type="float" office:value="1.96428571428571">
                <text:p>1.96428571428571</text:p>
              </table:table-cell>
              <table:table-cell office:value-type="float" office:value="1.89655172413793">
                <text:p>1.8965517241379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741935483871">
                <text:p>1.7741935483871</text:p>
              </table:table-cell>
              <table:table-cell office:value-type="float" office:value="1.71875">
                <text:p>1.718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1764705882353">
                <text:p>1.61764705882353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52777777777778">
                <text:p>1.52777777777778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4736842105263">
                <text:p>1.44736842105263</text:p>
              </table:table-cell>
              <table:table-cell office:value-type="float" office:value="1.41025641025641">
                <text:p>1.41025641025641</text:p>
              </table:table-cell>
              <table:table-cell office:value-type="float" office:value="1.375">
                <text:p>1.375</text:p>
              </table:table-cell>
              <table:table-cell office:value-type="float" office:value="1.34146341463415">
                <text:p>1.34146341463415</text:p>
              </table:table-cell>
              <table:table-cell office:value-type="float" office:value="1.30952380952381">
                <text:p>1.3095238095238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5">
                <text:p>1.2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19565217391304">
                <text:p>1.19565217391304</text:p>
              </table:table-cell>
            </table:table-row>
            <table:table-row>
              <table:table-cell office:value-type="string">
                <text:p>150</text:p>
                <draw:g>
                  <svg:desc>Vanilla.D16:Vanilla.D16</svg:desc>
                </draw:g>
              </table:table-cell>
              <table:table-cell office:value-type="float" office:value="3.875">
                <text:p>3.875</text:p>
                <draw:g>
                  <svg:desc>Vanilla.E16:Vanilla.AI16</svg:desc>
                </draw:g>
              </table:table-cell>
              <table:table-cell office:value-type="float" office:value="3.64705882352941">
                <text:p>3.64705882352941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3.1">
                <text:p>3.1</text:p>
              </table:table-cell>
              <table:table-cell office:value-type="float" office:value="2.95238095238095">
                <text:p>2.95238095238095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2.69565217391304">
                <text:p>2.6956521739130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2.48">
                <text:p>2.48</text:p>
              </table:table-cell>
              <table:table-cell office:value-type="float" office:value="2.38461538461538">
                <text:p>2.38461538461538</text:p>
              </table:table-cell>
              <table:table-cell office:value-type="float" office:value="2.2962962962963">
                <text:p>2.2962962962963</text:p>
              </table:table-cell>
              <table:table-cell office:value-type="float" office:value="2.21428571428571">
                <text:p>2.21428571428571</text:p>
              </table:table-cell>
              <table:table-cell office:value-type="float" office:value="2.13793103448276">
                <text:p>2.13793103448276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1.9375">
                <text:p>1.9375</text:p>
              </table:table-cell>
              <table:table-cell office:value-type="float" office:value="1.87878787878788">
                <text:p>1.87878787878788</text:p>
              </table:table-cell>
              <table:table-cell office:value-type="float" office:value="1.82352941176471">
                <text:p>1.82352941176471</text:p>
              </table:table-cell>
              <table:table-cell office:value-type="float" office:value="1.77142857142857">
                <text:p>1.77142857142857</text:p>
              </table:table-cell>
              <table:table-cell office:value-type="float" office:value="1.72222222222222">
                <text:p>1.72222222222222</text:p>
              </table:table-cell>
              <table:table-cell office:value-type="float" office:value="1.67567567567568">
                <text:p>1.67567567567568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58974358974359">
                <text:p>1.58974358974359</text:p>
              </table:table-cell>
              <table:table-cell office:value-type="float" office:value="1.55">
                <text:p>1.55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7619047619048">
                <text:p>1.47619047619048</text:p>
              </table:table-cell>
              <table:table-cell office:value-type="float" office:value="1.44186046511628">
                <text:p>1.44186046511628</text:p>
              </table:table-cell>
              <table:table-cell office:value-type="float" office:value="1.40909090909091">
                <text:p>1.40909090909091</text:p>
              </table:table-cell>
              <table:table-cell office:value-type="float" office:value="1.37777777777778">
                <text:p>1.37777777777778</text:p>
              </table:table-cell>
              <table:table-cell office:value-type="float" office:value="1.34782608695652">
                <text:p>1.34782608695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6.2'.D2:'EcCo 0.6.2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EcCo 0.6.2'.E2:'EcCo 0.6.2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3:'EcCo 0.6.2'.AI3" chart:label-cell-address="'EcCo 0.6.2'.D3:'EcCo 0.6.2'.D3" chart:class="chart:line">
            <chart:data-point chart:repeated="31"/>
          </chart:series>
          <chart:series chart:style-name="ch8" chart:values-cell-range-address="'EcCo 0.6.2'.E4:'EcCo 0.6.2'.AI4" chart:label-cell-address="'EcCo 0.6.2'.D4:'EcCo 0.6.2'.D4" chart:class="chart:line">
            <chart:data-point chart:repeated="31"/>
          </chart:series>
          <chart:series chart:style-name="ch9" chart:values-cell-range-address="'EcCo 0.6.2'.E5:'EcCo 0.6.2'.AI5" chart:label-cell-address="'EcCo 0.6.2'.D5:'EcCo 0.6.2'.D5" chart:class="chart:line">
            <chart:data-point chart:repeated="31"/>
          </chart:series>
          <chart:series chart:style-name="ch10" chart:values-cell-range-address="'EcCo 0.6.2'.E6:'EcCo 0.6.2'.AI6" chart:label-cell-address="'EcCo 0.6.2'.D6:'EcCo 0.6.2'.D6" chart:class="chart:line">
            <chart:data-point chart:repeated="31"/>
          </chart:series>
          <chart:series chart:style-name="ch11" chart:values-cell-range-address="'EcCo 0.6.2'.E7:'EcCo 0.6.2'.AI7" chart:label-cell-address="'EcCo 0.6.2'.D7:'EcCo 0.6.2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:'EcCo 0.6.2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3:'EcCo 0.6.2'.D3</svg:desc>
                </draw:g>
              </table:table-cell>
              <table:table-cell office:value-type="float" office:value="0.224">
                <text:p>0.224</text:p>
                <draw:g>
                  <svg:desc>'EcCo 0.6.2'.E3:'EcCo 0.6.2'.AI3</svg:desc>
                </draw:g>
              </table:table-cell>
              <table:table-cell office:value-type="float" office:value="0.2912">
                <text:p>0.2912</text:p>
              </table:table-cell>
              <table:table-cell office:value-type="float" office:value="0.3584">
                <text:p>0.3584</text:p>
              </table:table-cell>
              <table:table-cell office:value-type="float" office:value="0.4256">
                <text:p>0.4256</text:p>
              </table:table-cell>
              <table:table-cell office:value-type="float" office:value="0.4928">
                <text:p>0.4928</text:p>
              </table:table-cell>
              <table:table-cell office:value-type="float" office:value="0.56">
                <text:p>0.56</text:p>
              </table:table-cell>
              <table:table-cell office:value-type="float" office:value="0.6272">
                <text:p>0.6272</text:p>
              </table:table-cell>
              <table:table-cell office:value-type="float" office:value="0.6944">
                <text:p>0.6944</text:p>
              </table:table-cell>
              <table:table-cell office:value-type="float" office:value="0.7616">
                <text:p>0.7616</text:p>
              </table:table-cell>
              <table:table-cell office:value-type="float" office:value="0.8288">
                <text:p>0.8288</text:p>
              </table:table-cell>
              <table:table-cell office:value-type="float" office:value="0.896">
                <text:p>0.896</text:p>
              </table:table-cell>
              <table:table-cell office:value-type="float" office:value="0.9632">
                <text:p>0.9632</text:p>
              </table:table-cell>
              <table:table-cell office:value-type="float" office:value="1.0304">
                <text:p>1.0304</text:p>
              </table:table-cell>
              <table:table-cell office:value-type="float" office:value="1.0976">
                <text:p>1.0976</text:p>
              </table:table-cell>
              <table:table-cell office:value-type="float" office:value="1.1648">
                <text:p>1.1648</text:p>
              </table:table-cell>
              <table:table-cell office:value-type="float" office:value="1.232">
                <text:p>1.232</text:p>
              </table:table-cell>
              <table:table-cell office:value-type="float" office:value="1.2992">
                <text:p>1.2992</text:p>
              </table:table-cell>
              <table:table-cell office:value-type="float" office:value="1.3664">
                <text:p>1.366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0</text:p>
                <draw:g>
                  <svg:desc>'EcCo 0.6.2'.D4:'EcCo 0.6.2'.D4</svg:desc>
                </draw:g>
              </table:table-cell>
              <table:table-cell office:value-type="float" office:value="0.168">
                <text:p>0.168</text:p>
                <draw:g>
                  <svg:desc>'EcCo 0.6.2'.E4:'EcCo 0.6.2'.AI4</svg:desc>
                </draw:g>
              </table:table-cell>
              <table:table-cell office:value-type="float" office:value="0.2184">
                <text:p>0.2184</text:p>
              </table:table-cell>
              <table:table-cell office:value-type="float" office:value="0.2688">
                <text:p>0.2688</text:p>
              </table:table-cell>
              <table:table-cell office:value-type="float" office:value="0.3192">
                <text:p>0.3192</text:p>
              </table:table-cell>
              <table:table-cell office:value-type="float" office:value="0.3696">
                <text:p>0.3696</text:p>
              </table:table-cell>
              <table:table-cell office:value-type="float" office:value="0.42">
                <text:p>0.42</text:p>
              </table:table-cell>
              <table:table-cell office:value-type="float" office:value="0.4704">
                <text:p>0.4704</text:p>
              </table:table-cell>
              <table:table-cell office:value-type="float" office:value="0.5208">
                <text:p>0.5208</text:p>
              </table:table-cell>
              <table:table-cell office:value-type="float" office:value="0.5712">
                <text:p>0.5712</text:p>
              </table:table-cell>
              <table:table-cell office:value-type="float" office:value="0.6216">
                <text:p>0.6216</text:p>
              </table:table-cell>
              <table:table-cell office:value-type="float" office:value="0.672">
                <text:p>0.672</text:p>
              </table:table-cell>
              <table:table-cell office:value-type="float" office:value="0.7224">
                <text:p>0.7224</text:p>
              </table:table-cell>
              <table:table-cell office:value-type="float" office:value="0.7728">
                <text:p>0.7728</text:p>
              </table:table-cell>
              <table:table-cell office:value-type="float" office:value="0.8232">
                <text:p>0.8232</text:p>
              </table:table-cell>
              <table:table-cell office:value-type="float" office:value="0.8736">
                <text:p>0.8736</text:p>
              </table:table-cell>
              <table:table-cell office:value-type="float" office:value="0.924">
                <text:p>0.924</text:p>
              </table:table-cell>
              <table:table-cell office:value-type="float" office:value="0.9744">
                <text:p>0.9744</text:p>
              </table:table-cell>
              <table:table-cell office:value-type="float" office:value="1.0248">
                <text:p>1.0248</text:p>
              </table:table-cell>
              <table:table-cell office:value-type="float" office:value="1.0752">
                <text:p>1.0752</text:p>
              </table:table-cell>
              <table:table-cell office:value-type="float" office:value="1.1256">
                <text:p>1.1256</text:p>
              </table:table-cell>
              <table:table-cell office:value-type="float" office:value="1.176">
                <text:p>1.176</text:p>
              </table:table-cell>
              <table:table-cell office:value-type="float" office:value="1.2264">
                <text:p>1.2264</text:p>
              </table:table-cell>
              <table:table-cell office:value-type="float" office:value="1.2768">
                <text:p>1.2768</text:p>
              </table:table-cell>
              <table:table-cell office:value-type="float" office:value="1.3272">
                <text:p>1.3272</text:p>
              </table:table-cell>
              <table:table-cell office:value-type="float" office:value="1.3776">
                <text:p>1.3776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0</text:p>
                <draw:g>
                  <svg:desc>'EcCo 0.6.2'.D5:'EcCo 0.6.2'.D5</svg:desc>
                </draw:g>
              </table:table-cell>
              <table:table-cell office:value-type="float" office:value="0.1344">
                <text:p>0.1344</text:p>
                <draw:g>
                  <svg:desc>'EcCo 0.6.2'.E5:'EcCo 0.6.2'.AI5</svg:desc>
                </draw:g>
              </table:table-cell>
              <table:table-cell office:value-type="float" office:value="0.17472">
                <text:p>0.17472</text:p>
              </table:table-cell>
              <table:table-cell office:value-type="float" office:value="0.21504">
                <text:p>0.21504</text:p>
              </table:table-cell>
              <table:table-cell office:value-type="float" office:value="0.25536">
                <text:p>0.25536</text:p>
              </table:table-cell>
              <table:table-cell office:value-type="float" office:value="0.29568">
                <text:p>0.29568</text:p>
              </table:table-cell>
              <table:table-cell office:value-type="float" office:value="0.336">
                <text:p>0.336</text:p>
              </table:table-cell>
              <table:table-cell office:value-type="float" office:value="0.37632">
                <text:p>0.37632</text:p>
              </table:table-cell>
              <table:table-cell office:value-type="float" office:value="0.41664">
                <text:p>0.41664</text:p>
              </table:table-cell>
              <table:table-cell office:value-type="float" office:value="0.45696">
                <text:p>0.45696</text:p>
              </table:table-cell>
              <table:table-cell office:value-type="float" office:value="0.49728">
                <text:p>0.49728</text:p>
              </table:table-cell>
              <table:table-cell office:value-type="float" office:value="0.5376">
                <text:p>0.5376</text:p>
              </table:table-cell>
              <table:table-cell office:value-type="float" office:value="0.57792">
                <text:p>0.57792</text:p>
              </table:table-cell>
              <table:table-cell office:value-type="float" office:value="0.61824">
                <text:p>0.61824</text:p>
              </table:table-cell>
              <table:table-cell office:value-type="float" office:value="0.65856">
                <text:p>0.65856</text:p>
              </table:table-cell>
              <table:table-cell office:value-type="float" office:value="0.69888">
                <text:p>0.69888</text:p>
              </table:table-cell>
              <table:table-cell office:value-type="float" office:value="0.7392">
                <text:p>0.7392</text:p>
              </table:table-cell>
              <table:table-cell office:value-type="float" office:value="0.77952">
                <text:p>0.77952</text:p>
              </table:table-cell>
              <table:table-cell office:value-type="float" office:value="0.81984">
                <text:p>0.81984</text:p>
              </table:table-cell>
              <table:table-cell office:value-type="float" office:value="0.86016">
                <text:p>0.86016</text:p>
              </table:table-cell>
              <table:table-cell office:value-type="float" office:value="0.90048">
                <text:p>0.90048</text:p>
              </table:table-cell>
              <table:table-cell office:value-type="float" office:value="0.9408">
                <text:p>0.9408</text:p>
              </table:table-cell>
              <table:table-cell office:value-type="float" office:value="0.98112">
                <text:p>0.98112</text:p>
              </table:table-cell>
              <table:table-cell office:value-type="float" office:value="1.02144">
                <text:p>1.02144</text:p>
              </table:table-cell>
              <table:table-cell office:value-type="float" office:value="1.06176">
                <text:p>1.06176</text:p>
              </table:table-cell>
              <table:table-cell office:value-type="float" office:value="1.10208">
                <text:p>1.10208</text:p>
              </table:table-cell>
              <table:table-cell office:value-type="float" office:value="1.1424">
                <text:p>1.1424</text:p>
              </table:table-cell>
              <table:table-cell office:value-type="float" office:value="1.18272">
                <text:p>1.18272</text:p>
              </table:table-cell>
              <table:table-cell office:value-type="float" office:value="1.22304">
                <text:p>1.22304</text:p>
              </table:table-cell>
              <table:table-cell office:value-type="float" office:value="1.26336">
                <text:p>1.26336</text:p>
              </table:table-cell>
              <table:table-cell office:value-type="float" office:value="1.30368">
                <text:p>1.30368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115</text:p>
                <draw:g>
                  <svg:desc>'EcCo 0.6.2'.D6:'EcCo 0.6.2'.D6</svg:desc>
                </draw:g>
              </table:table-cell>
              <table:table-cell office:value-type="float" office:value="0.0952">
                <text:p>0.0952</text:p>
                <draw:g>
                  <svg:desc>'EcCo 0.6.2'.E6:'EcCo 0.6.2'.AI6</svg:desc>
                </draw:g>
              </table:table-cell>
              <table:table-cell office:value-type="float" office:value="0.12376">
                <text:p>0.12376</text:p>
              </table:table-cell>
              <table:table-cell office:value-type="float" office:value="0.15232">
                <text:p>0.15232</text:p>
              </table:table-cell>
              <table:table-cell office:value-type="float" office:value="0.18088">
                <text:p>0.18088</text:p>
              </table:table-cell>
              <table:table-cell office:value-type="float" office:value="0.20944">
                <text:p>0.20944</text:p>
              </table:table-cell>
              <table:table-cell office:value-type="float" office:value="0.238">
                <text:p>0.238</text:p>
              </table:table-cell>
              <table:table-cell office:value-type="float" office:value="0.26656">
                <text:p>0.26656</text:p>
              </table:table-cell>
              <table:table-cell office:value-type="float" office:value="0.29512">
                <text:p>0.29512</text:p>
              </table:table-cell>
              <table:table-cell office:value-type="float" office:value="0.32368">
                <text:p>0.32368</text:p>
              </table:table-cell>
              <table:table-cell office:value-type="float" office:value="0.35224">
                <text:p>0.35224</text:p>
              </table:table-cell>
              <table:table-cell office:value-type="float" office:value="0.3808">
                <text:p>0.3808</text:p>
              </table:table-cell>
              <table:table-cell office:value-type="float" office:value="0.40936">
                <text:p>0.40936</text:p>
              </table:table-cell>
              <table:table-cell office:value-type="float" office:value="0.43792">
                <text:p>0.43792</text:p>
              </table:table-cell>
              <table:table-cell office:value-type="float" office:value="0.46648">
                <text:p>0.46648</text:p>
              </table:table-cell>
              <table:table-cell office:value-type="float" office:value="0.49504">
                <text:p>0.49504</text:p>
              </table:table-cell>
              <table:table-cell office:value-type="float" office:value="0.5236">
                <text:p>0.5236</text:p>
              </table:table-cell>
              <table:table-cell office:value-type="float" office:value="0.55216">
                <text:p>0.55216</text:p>
              </table:table-cell>
              <table:table-cell office:value-type="float" office:value="0.58072">
                <text:p>0.58072</text:p>
              </table:table-cell>
              <table:table-cell office:value-type="float" office:value="0.60928">
                <text:p>0.60928</text:p>
              </table:table-cell>
              <table:table-cell office:value-type="float" office:value="0.63784">
                <text:p>0.63784</text:p>
              </table:table-cell>
              <table:table-cell office:value-type="float" office:value="0.6664">
                <text:p>0.6664</text:p>
              </table:table-cell>
              <table:table-cell office:value-type="float" office:value="0.69496">
                <text:p>0.69496</text:p>
              </table:table-cell>
              <table:table-cell office:value-type="float" office:value="0.72352">
                <text:p>0.72352</text:p>
              </table:table-cell>
              <table:table-cell office:value-type="float" office:value="0.75208">
                <text:p>0.75208</text:p>
              </table:table-cell>
              <table:table-cell office:value-type="float" office:value="0.78064">
                <text:p>0.78064</text:p>
              </table:table-cell>
              <table:table-cell office:value-type="float" office:value="0.8092">
                <text:p>0.8092</text:p>
              </table:table-cell>
              <table:table-cell office:value-type="float" office:value="0.83776">
                <text:p>0.83776</text:p>
              </table:table-cell>
              <table:table-cell office:value-type="float" office:value="0.86632">
                <text:p>0.86632</text:p>
              </table:table-cell>
              <table:table-cell office:value-type="float" office:value="0.89488">
                <text:p>0.89488</text:p>
              </table:table-cell>
              <table:table-cell office:value-type="float" office:value="0.92344">
                <text:p>0.9234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50</text:p>
                <draw:g>
                  <svg:desc>'EcCo 0.6.2'.D7:'EcCo 0.6.2'.D7</svg:desc>
                </draw:g>
              </table:table-cell>
              <table:table-cell office:value-type="float" office:value="0.056">
                <text:p>0.056</text:p>
                <draw:g>
                  <svg:desc>'EcCo 0.6.2'.E7:'EcCo 0.6.2'.AI7</svg:desc>
                </draw:g>
              </table:table-cell>
              <table:table-cell office:value-type="float" office:value="0.0728">
                <text:p>0.0728</text:p>
              </table:table-cell>
              <table:table-cell office:value-type="float" office:value="0.0896">
                <text:p>0.0896</text:p>
              </table:table-cell>
              <table:table-cell office:value-type="float" office:value="0.1064">
                <text:p>0.1064</text:p>
              </table:table-cell>
              <table:table-cell office:value-type="float" office:value="0.1232">
                <text:p>0.1232</text:p>
              </table:table-cell>
              <table:table-cell office:value-type="float" office:value="0.14">
                <text:p>0.14</text:p>
              </table:table-cell>
              <table:table-cell office:value-type="float" office:value="0.1568">
                <text:p>0.1568</text:p>
              </table:table-cell>
              <table:table-cell office:value-type="float" office:value="0.1736">
                <text:p>0.1736</text:p>
              </table:table-cell>
              <table:table-cell office:value-type="float" office:value="0.1904">
                <text:p>0.1904</text:p>
              </table:table-cell>
              <table:table-cell office:value-type="float" office:value="0.2072">
                <text:p>0.2072</text:p>
              </table:table-cell>
              <table:table-cell office:value-type="float" office:value="0.224">
                <text:p>0.224</text:p>
              </table:table-cell>
              <table:table-cell office:value-type="float" office:value="0.2408">
                <text:p>0.2408</text:p>
              </table:table-cell>
              <table:table-cell office:value-type="float" office:value="0.2576">
                <text:p>0.2576</text:p>
              </table:table-cell>
              <table:table-cell office:value-type="float" office:value="0.2744">
                <text:p>0.2744</text:p>
              </table:table-cell>
              <table:table-cell office:value-type="float" office:value="0.2912">
                <text:p>0.2912</text:p>
              </table:table-cell>
              <table:table-cell office:value-type="float" office:value="0.308">
                <text:p>0.308</text:p>
              </table:table-cell>
              <table:table-cell office:value-type="float" office:value="0.3248">
                <text:p>0.3248</text:p>
              </table:table-cell>
              <table:table-cell office:value-type="float" office:value="0.3416">
                <text:p>0.3416</text:p>
              </table:table-cell>
              <table:table-cell office:value-type="float" office:value="0.3584">
                <text:p>0.3584</text:p>
              </table:table-cell>
              <table:table-cell office:value-type="float" office:value="0.3752">
                <text:p>0.3752</text:p>
              </table:table-cell>
              <table:table-cell office:value-type="float" office:value="0.392">
                <text:p>0.392</text:p>
              </table:table-cell>
              <table:table-cell office:value-type="float" office:value="0.4088">
                <text:p>0.4088</text:p>
              </table:table-cell>
              <table:table-cell office:value-type="float" office:value="0.4256">
                <text:p>0.4256</text:p>
              </table:table-cell>
              <table:table-cell office:value-type="float" office:value="0.4424">
                <text:p>0.4424</text:p>
              </table:table-cell>
              <table:table-cell office:value-type="float" office:value="0.4592">
                <text:p>0.4592</text:p>
              </table:table-cell>
              <table:table-cell office:value-type="float" office:value="0.476">
                <text:p>0.476</text:p>
              </table:table-cell>
              <table:table-cell office:value-type="float" office:value="0.4928">
                <text:p>0.4928</text:p>
              </table:table-cell>
              <table:table-cell office:value-type="float" office:value="0.5096">
                <text:p>0.5096</text:p>
              </table:table-cell>
              <table:table-cell office:value-type="float" office:value="0.5264">
                <text:p>0.5264</text:p>
              </table:table-cell>
              <table:table-cell office:value-type="float" office:value="0.5432">
                <text:p>0.5432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6.2'.D27:'EcCo 0.6.2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6.2'.E27:'EcCo 0.6.2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28:'EcCo 0.6.2'.AI28" chart:label-cell-address="'EcCo 0.6.2'.D28:'EcCo 0.6.2'.D28" chart:class="chart:line">
            <chart:data-point chart:repeated="31"/>
          </chart:series>
          <chart:series chart:style-name="ch8" chart:values-cell-range-address="'EcCo 0.6.2'.E29:'EcCo 0.6.2'.AI29" chart:label-cell-address="'EcCo 0.6.2'.D29:'EcCo 0.6.2'.D29" chart:class="chart:line">
            <chart:data-point chart:repeated="31"/>
          </chart:series>
          <chart:series chart:style-name="ch9" chart:values-cell-range-address="'EcCo 0.6.2'.E30:'EcCo 0.6.2'.AI30" chart:label-cell-address="'EcCo 0.6.2'.D30:'EcCo 0.6.2'.D30" chart:class="chart:line">
            <chart:data-point chart:repeated="31"/>
          </chart:series>
          <chart:series chart:style-name="ch10" chart:values-cell-range-address="'EcCo 0.6.2'.E31:'EcCo 0.6.2'.AI31" chart:label-cell-address="'EcCo 0.6.2'.D31:'EcCo 0.6.2'.D31" chart:class="chart:line">
            <chart:data-point chart:repeated="31"/>
          </chart:series>
          <chart:series chart:style-name="ch11" chart:values-cell-range-address="'EcCo 0.6.2'.E32:'EcCo 0.6.2'.AI32" chart:label-cell-address="'EcCo 0.6.2'.D32:'EcCo 0.6.2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7:'EcCo 0.6.2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28:'EcCo 0.6.2'.D28</svg:desc>
                </draw:g>
              </table:table-cell>
              <table:table-cell office:value-type="float" office:value="3">
                <text:p>3</text:p>
                <draw:g>
                  <svg:desc>'EcCo 0.6.2'.E28:'EcCo 0.6.2'.AI28</svg:desc>
                </draw:g>
              </table:table-cell>
              <table:table-cell office:value-type="float" office:value="2.78281799319912">
                <text:p>2.78281799319912</text:p>
              </table:table-cell>
              <table:table-cell office:value-type="float" office:value="2.57266166163051">
                <text:p>2.57266166163051</text:p>
              </table:table-cell>
              <table:table-cell office:value-type="float" office:value="2.37528179593438">
                <text:p>2.37528179593438</text:p>
              </table:table-cell>
              <table:table-cell office:value-type="float" office:value="2.19440758945244">
                <text:p>2.19440758945244</text:p>
              </table:table-cell>
              <table:table-cell office:value-type="float" office:value="2.03168962940681">
                <text:p>2.03168962940681</text:p>
              </table:table-cell>
              <table:table-cell office:value-type="float" office:value="1.88712382636031">
                <text:p>1.88712382636031</text:p>
              </table:table-cell>
              <table:table-cell office:value-type="float" office:value="1.75963487817106">
                <text:p>1.75963487817106</text:p>
              </table:table-cell>
              <table:table-cell office:value-type="float" office:value="1.64759412965218">
                <text:p>1.64759412965218</text:p>
              </table:table-cell>
              <table:table-cell office:value-type="float" office:value="1.54918644503356">
                <text:p>1.54918644503356</text:p>
              </table:table-cell>
              <table:table-cell office:value-type="float" office:value="1.46263082307035">
                <text:p>1.46263082307035</text:p>
              </table:table-cell>
              <table:table-cell office:value-type="float" office:value="1.38629305882203">
                <text:p>1.38629305882203</text:p>
              </table:table-cell>
              <table:table-cell office:value-type="float" office:value="1.31873015000009">
                <text:p>1.31873015000009</text:p>
              </table:table-cell>
              <table:table-cell office:value-type="float" office:value="1.25869631703569">
                <text:p>1.25869631703569</text:p>
              </table:table-cell>
              <table:table-cell office:value-type="float" office:value="1.20512990462595">
                <text:p>1.20512990462595</text:p>
              </table:table-cell>
              <table:table-cell office:value-type="float" office:value="1.15713241629577">
                <text:p>1.15713241629577</text:p>
              </table:table-cell>
              <table:table-cell office:value-type="float" office:value="1.1139457291119">
                <text:p>1.1139457291119</text:p>
              </table:table-cell>
              <table:table-cell office:value-type="float" office:value="1.07493044614816">
                <text:p>1.07493044614816</text:p>
              </table:table-cell>
              <table:table-cell office:value-type="float" office:value="1.03954662642897">
                <text:p>1.03954662642897</text:p>
              </table:table-cell>
              <table:table-cell office:value-type="float" office:value="1.0073372338435">
                <text:p>1.00733723384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6.2'.D29:'EcCo 0.6.2'.D29</svg:desc>
                </draw:g>
              </table:table-cell>
              <table:table-cell office:value-type="float" office:value="4.05">
                <text:p>4.05</text:p>
                <draw:g>
                  <svg:desc>'EcCo 0.6.2'.E29:'EcCo 0.6.2'.AI29</svg:desc>
                </draw:g>
              </table:table-cell>
              <table:table-cell office:value-type="float" office:value="3.75680429081881">
                <text:p>3.75680429081881</text:p>
              </table:table-cell>
              <table:table-cell office:value-type="float" office:value="3.47309324320119">
                <text:p>3.47309324320119</text:p>
              </table:table-cell>
              <table:table-cell office:value-type="float" office:value="3.20663042451142">
                <text:p>3.20663042451142</text:p>
              </table:table-cell>
              <table:table-cell office:value-type="float" office:value="2.96245024576079">
                <text:p>2.96245024576079</text:p>
              </table:table-cell>
              <table:table-cell office:value-type="float" office:value="2.7427809996992">
                <text:p>2.7427809996992</text:p>
              </table:table-cell>
              <table:table-cell office:value-type="float" office:value="2.54761716558641">
                <text:p>2.54761716558641</text:p>
              </table:table-cell>
              <table:table-cell office:value-type="float" office:value="2.37550708553093">
                <text:p>2.37550708553093</text:p>
              </table:table-cell>
              <table:table-cell office:value-type="float" office:value="2.22425207503045">
                <text:p>2.22425207503045</text:p>
              </table:table-cell>
              <table:table-cell office:value-type="float" office:value="2.0914017007953">
                <text:p>2.0914017007953</text:p>
              </table:table-cell>
              <table:table-cell office:value-type="float" office:value="1.97455161114498">
                <text:p>1.97455161114498</text:p>
              </table:table-cell>
              <table:table-cell office:value-type="float" office:value="1.87149562940974">
                <text:p>1.87149562940974</text:p>
              </table:table-cell>
              <table:table-cell office:value-type="float" office:value="1.78028570250012">
                <text:p>1.78028570250012</text:p>
              </table:table-cell>
              <table:table-cell office:value-type="float" office:value="1.69924002799818">
                <text:p>1.69924002799818</text:p>
              </table:table-cell>
              <table:table-cell office:value-type="float" office:value="1.62692537124504">
                <text:p>1.62692537124504</text:p>
              </table:table-cell>
              <table:table-cell office:value-type="float" office:value="1.56212876199929">
                <text:p>1.56212876199929</text:p>
              </table:table-cell>
              <table:table-cell office:value-type="float" office:value="1.50382673430107">
                <text:p>1.50382673430107</text:p>
              </table:table-cell>
              <table:table-cell office:value-type="float" office:value="1.45115610230001">
                <text:p>1.45115610230001</text:p>
              </table:table-cell>
              <table:table-cell office:value-type="float" office:value="1.4033879456791">
                <text:p>1.4033879456791</text:p>
              </table:table-cell>
              <table:table-cell office:value-type="float" office:value="1.35990526568873">
                <text:p>1.35990526568873</text:p>
              </table:table-cell>
              <table:table-cell office:value-type="float" office:value="1.3201841859289">
                <text:p>1.3201841859289</text:p>
              </table:table-cell>
              <table:table-cell office:value-type="float" office:value="1.28377832322412">
                <text:p>1.28377832322412</text:p>
              </table:table-cell>
              <table:table-cell office:value-type="float" office:value="1.25030587916505">
                <text:p>1.25030587916505</text:p>
              </table:table-cell>
              <table:table-cell office:value-type="float" office:value="1.21943901191133">
                <text:p>1.21943901191133</text:p>
              </table:table-cell>
              <table:table-cell office:value-type="float" office:value="1.19089509269633">
                <text:p>1.19089509269633</text:p>
              </table:table-cell>
              <table:table-cell office:value-type="float" office:value="1.16442950766663">
                <text:p>1.16442950766663</text:p>
              </table:table-cell>
              <table:table-cell office:value-type="float" office:value="1.13982972146084">
                <text:p>1.13982972146084</text:p>
              </table:table-cell>
              <table:table-cell office:value-type="float" office:value="1.11691036921667">
                <text:p>1.11691036921667</text:p>
              </table:table-cell>
              <table:table-cell office:value-type="float" office:value="1.09550918683154">
                <text:p>1.09550918683154</text:p>
              </table:table-cell>
              <table:table-cell office:value-type="float" office:value="1.07548362526384">
                <text:p>1.07548362526384</text:p>
              </table:table-cell>
              <table:table-cell office:value-type="float" office:value="1.05670802413558">
                <text:p>1.05670802413558</text:p>
              </table:table-cell>
            </table:table-row>
            <table:table-row>
              <table:table-cell office:value-type="string">
                <text:p>80</text:p>
                <draw:g>
                  <svg:desc>'EcCo 0.6.2'.D30:'EcCo 0.6.2'.D30</svg:desc>
                </draw:g>
              </table:table-cell>
              <table:table-cell office:value-type="float" office:value="4.68">
                <text:p>4.68</text:p>
                <draw:g>
                  <svg:desc>'EcCo 0.6.2'.E30:'EcCo 0.6.2'.AI30</svg:desc>
                </draw:g>
              </table:table-cell>
              <table:table-cell office:value-type="float" office:value="4.34119606939063">
                <text:p>4.34119606939063</text:p>
              </table:table-cell>
              <table:table-cell office:value-type="float" office:value="4.0133521921436">
                <text:p>4.0133521921436</text:p>
              </table:table-cell>
              <table:table-cell office:value-type="float" office:value="3.70543960165764">
                <text:p>3.70543960165764</text:p>
              </table:table-cell>
              <table:table-cell office:value-type="float" office:value="3.4232758395458">
                <text:p>3.4232758395458</text:p>
              </table:table-cell>
              <table:table-cell office:value-type="float" office:value="3.16943582187463">
                <text:p>3.16943582187463</text:p>
              </table:table-cell>
              <table:table-cell office:value-type="float" office:value="2.94391316912208">
                <text:p>2.94391316912208</text:p>
              </table:table-cell>
              <table:table-cell office:value-type="float" office:value="2.74503040994685">
                <text:p>2.74503040994685</text:p>
              </table:table-cell>
              <table:table-cell office:value-type="float" office:value="2.57024684225741">
                <text:p>2.57024684225741</text:p>
              </table:table-cell>
              <table:table-cell office:value-type="float" office:value="2.41673085425235">
                <text:p>2.41673085425235</text:p>
              </table:table-cell>
              <table:table-cell office:value-type="float" office:value="2.28170408398975">
                <text:p>2.28170408398975</text:p>
              </table:table-cell>
              <table:table-cell office:value-type="float" office:value="2.16261717176236">
                <text:p>2.16261717176236</text:p>
              </table:table-cell>
              <table:table-cell office:value-type="float" office:value="2.05721903400014">
                <text:p>2.05721903400014</text:p>
              </table:table-cell>
              <table:table-cell office:value-type="float" office:value="1.96356625457568">
                <text:p>1.96356625457568</text:p>
              </table:table-cell>
              <table:table-cell office:value-type="float" office:value="1.88000265121649">
                <text:p>1.88000265121649</text:p>
              </table:table-cell>
              <table:table-cell office:value-type="float" office:value="1.8051265694214">
                <text:p>1.8051265694214</text:p>
              </table:table-cell>
              <table:table-cell office:value-type="float" office:value="1.73775533741456">
                <text:p>1.73775533741456</text:p>
              </table:table-cell>
              <table:table-cell office:value-type="float" office:value="1.67689149599112">
                <text:p>1.67689149599112</text:p>
              </table:table-cell>
              <table:table-cell office:value-type="float" office:value="1.62169273722919">
                <text:p>1.62169273722919</text:p>
              </table:table-cell>
              <table:table-cell office:value-type="float" office:value="1.57144608479586">
                <text:p>1.57144608479586</text:p>
              </table:table-cell>
              <table:table-cell office:value-type="float" office:value="1.52554617040672">
                <text:p>1.52554617040672</text:p>
              </table:table-cell>
              <table:table-cell office:value-type="float" office:value="1.48347717350343">
                <text:p>1.48347717350343</text:p>
              </table:table-cell>
              <table:table-cell office:value-type="float" office:value="1.44479790481295">
                <text:p>1.44479790481295</text:p>
              </table:table-cell>
              <table:table-cell office:value-type="float" office:value="1.40912952487532">
                <text:p>1.40912952487532</text:p>
              </table:table-cell>
              <table:table-cell office:value-type="float" office:value="1.37614544044909">
                <text:p>1.37614544044909</text:p>
              </table:table-cell>
              <table:table-cell office:value-type="float" office:value="1.34556298663699">
                <text:p>1.34556298663699</text:p>
              </table:table-cell>
              <table:table-cell office:value-type="float" office:value="1.31713656702141">
                <text:p>1.31713656702141</text:p>
              </table:table-cell>
              <table:table-cell office:value-type="float" office:value="1.29065198220593">
                <text:p>1.29065198220593</text:p>
              </table:table-cell>
              <table:table-cell office:value-type="float" office:value="1.26592172700534">
                <text:p>1.26592172700534</text:p>
              </table:table-cell>
              <table:table-cell office:value-type="float" office:value="1.24278107808266">
                <text:p>1.24278107808266</text:p>
              </table:table-cell>
              <table:table-cell office:value-type="float" office:value="1.22108482789">
                <text:p>1.22108482789</text:p>
              </table:table-cell>
            </table:table-row>
            <table:table-row>
              <table:table-cell office:value-type="string">
                <text:p>115</text:p>
                <draw:g>
                  <svg:desc>'EcCo 0.6.2'.D31:'EcCo 0.6.2'.D31</svg:desc>
                </draw:g>
              </table:table-cell>
              <table:table-cell office:value-type="float" office:value="5.415">
                <text:p>5.415</text:p>
                <draw:g>
                  <svg:desc>'EcCo 0.6.2'.E31:'EcCo 0.6.2'.AI31</svg:desc>
                </draw:g>
              </table:table-cell>
              <table:table-cell office:value-type="float" office:value="5.02298647772441">
                <text:p>5.02298647772441</text:p>
              </table:table-cell>
              <table:table-cell office:value-type="float" office:value="4.64365429924308">
                <text:p>4.64365429924308</text:p>
              </table:table-cell>
              <table:table-cell office:value-type="float" office:value="4.28738364166156">
                <text:p>4.28738364166156</text:p>
              </table:table-cell>
              <table:table-cell office:value-type="float" office:value="3.96090569896165">
                <text:p>3.96090569896165</text:p>
              </table:table-cell>
              <table:table-cell office:value-type="float" office:value="3.66719978107929">
                <text:p>3.66719978107929</text:p>
              </table:table-cell>
              <table:table-cell office:value-type="float" office:value="3.40625850658035">
                <text:p>3.40625850658035</text:p>
              </table:table-cell>
              <table:table-cell office:value-type="float" office:value="3.17614095509876">
                <text:p>3.17614095509876</text:p>
              </table:table-cell>
              <table:table-cell office:value-type="float" office:value="2.97390740402219">
                <text:p>2.97390740402219</text:p>
              </table:table-cell>
              <table:table-cell office:value-type="float" office:value="2.79628153328557">
                <text:p>2.79628153328557</text:p>
              </table:table-cell>
              <table:table-cell office:value-type="float" office:value="2.64004863564199">
                <text:p>2.64004863564199</text:p>
              </table:table-cell>
              <table:table-cell office:value-type="float" office:value="2.50225897117376">
                <text:p>2.50225897117376</text:p>
              </table:table-cell>
              <table:table-cell office:value-type="float" office:value="2.38030792075016">
                <text:p>2.38030792075016</text:p>
              </table:table-cell>
              <table:table-cell office:value-type="float" office:value="2.27194685224942">
                <text:p>2.27194685224942</text:p>
              </table:table-cell>
              <table:table-cell office:value-type="float" office:value="2.17525947784985">
                <text:p>2.17525947784985</text:p>
              </table:table-cell>
              <table:table-cell office:value-type="float" office:value="2.08862401141387">
                <text:p>2.08862401141387</text:p>
              </table:table-cell>
              <table:table-cell office:value-type="float" office:value="2.01067204104698">
                <text:p>2.01067204104698</text:p>
              </table:table-cell>
              <table:table-cell office:value-type="float" office:value="1.94024945529742">
                <text:p>1.94024945529742</text:p>
              </table:table-cell>
              <table:table-cell office:value-type="float" office:value="1.87638166070428">
                <text:p>1.87638166070428</text:p>
              </table:table-cell>
              <table:table-cell office:value-type="float" office:value="1.81824370708752">
                <text:p>1.81824370708752</text:p>
              </table:table-cell>
              <table:table-cell office:value-type="float" office:value="1.76513515229752">
                <text:p>1.76513515229752</text:p>
              </table:table-cell>
              <table:table-cell office:value-type="float" office:value="1.71645916549595">
                <text:p>1.71645916549595</text:p>
              </table:table-cell>
              <table:table-cell office:value-type="float" office:value="1.67170526806883">
                <text:p>1.67170526806883</text:p>
              </table:table-cell>
              <table:table-cell office:value-type="float" office:value="1.6304351233333">
                <text:p>1.6304351233333</text:p>
              </table:table-cell>
              <table:table-cell office:value-type="float" office:value="1.59227084616064">
                <text:p>1.59227084616064</text:p>
              </table:table-cell>
              <table:table-cell office:value-type="float" office:value="1.55688537876909">
                <text:p>1.55688537876909</text:p>
              </table:table-cell>
              <table:table-cell office:value-type="float" office:value="1.52399455350875">
                <text:p>1.52399455350875</text:p>
              </table:table-cell>
              <table:table-cell office:value-type="float" office:value="1.4933505306934">
                <text:p>1.4933505306934</text:p>
              </table:table-cell>
              <table:table-cell office:value-type="float" office:value="1.4647363572081">
                <text:p>1.4647363572081</text:p>
              </table:table-cell>
              <table:table-cell office:value-type="float" office:value="1.43796143970462">
                <text:p>1.43796143970462</text:p>
              </table:table-cell>
              <table:table-cell office:value-type="float" office:value="1.41285776560349">
                <text:p>1.41285776560349</text:p>
              </table:table-cell>
            </table:table-row>
            <table:table-row>
              <table:table-cell office:value-type="string">
                <text:p>150</text:p>
                <draw:g>
                  <svg:desc>'EcCo 0.6.2'.D32:'EcCo 0.6.2'.D32</svg:desc>
                </draw:g>
              </table:table-cell>
              <table:table-cell office:value-type="float" office:value="6.15">
                <text:p>6.15</text:p>
                <draw:g>
                  <svg:desc>'EcCo 0.6.2'.E32:'EcCo 0.6.2'.AI32</svg:desc>
                </draw:g>
              </table:table-cell>
              <table:table-cell office:value-type="float" office:value="5.7047768860582">
                <text:p>5.7047768860582</text:p>
              </table:table-cell>
              <table:table-cell office:value-type="float" office:value="5.27395640634255">
                <text:p>5.27395640634255</text:p>
              </table:table-cell>
              <table:table-cell office:value-type="float" office:value="4.86932768166549">
                <text:p>4.86932768166549</text:p>
              </table:table-cell>
              <table:table-cell office:value-type="float" office:value="4.4985355583775">
                <text:p>4.4985355583775</text:p>
              </table:table-cell>
              <table:table-cell office:value-type="float" office:value="4.16496374028396">
                <text:p>4.16496374028396</text:p>
              </table:table-cell>
              <table:table-cell office:value-type="float" office:value="3.86860384403863">
                <text:p>3.86860384403863</text:p>
              </table:table-cell>
              <table:table-cell office:value-type="float" office:value="3.60725150025067">
                <text:p>3.60725150025067</text:p>
              </table:table-cell>
              <table:table-cell office:value-type="float" office:value="3.37756796578698">
                <text:p>3.37756796578698</text:p>
              </table:table-cell>
              <table:table-cell office:value-type="float" office:value="3.17583221231879">
                <text:p>3.17583221231879</text:p>
              </table:table-cell>
              <table:table-cell office:value-type="float" office:value="2.99839318729423">
                <text:p>2.99839318729423</text:p>
              </table:table-cell>
              <table:table-cell office:value-type="float" office:value="2.84190077058516">
                <text:p>2.84190077058516</text:p>
              </table:table-cell>
              <table:table-cell office:value-type="float" office:value="2.70339680750018">
                <text:p>2.70339680750018</text:p>
              </table:table-cell>
              <table:table-cell office:value-type="float" office:value="2.58032744992316">
                <text:p>2.58032744992316</text:p>
              </table:table-cell>
              <table:table-cell office:value-type="float" office:value="2.4705163044832">
                <text:p>2.4705163044832</text:p>
              </table:table-cell>
              <table:table-cell office:value-type="float" office:value="2.37212145340633">
                <text:p>2.37212145340633</text:p>
              </table:table-cell>
              <table:table-cell office:value-type="float" office:value="2.28358874467939">
                <text:p>2.28358874467939</text:p>
              </table:table-cell>
              <table:table-cell office:value-type="float" office:value="2.20360741460372">
                <text:p>2.20360741460372</text:p>
              </table:table-cell>
              <table:table-cell office:value-type="float" office:value="2.13107058417938">
                <text:p>2.13107058417938</text:p>
              </table:table-cell>
              <table:table-cell office:value-type="float" office:value="2.06504132937918">
                <text:p>2.06504132937918</text:p>
              </table:table-cell>
              <table:table-cell office:value-type="float" office:value="2.00472413418832">
                <text:p>2.00472413418832</text:p>
              </table:table-cell>
              <table:table-cell office:value-type="float" office:value="1.94944115748848">
                <text:p>1.94944115748848</text:p>
              </table:table-cell>
              <table:table-cell office:value-type="float" office:value="1.89861263132471">
                <text:p>1.89861263132471</text:p>
              </table:table-cell>
              <table:table-cell office:value-type="float" office:value="1.85174072179129">
                <text:p>1.85174072179129</text:p>
              </table:table-cell>
              <table:table-cell office:value-type="float" office:value="1.8083962518722">
                <text:p>1.8083962518722</text:p>
              </table:table-cell>
              <table:table-cell office:value-type="float" office:value="1.76820777090118">
                <text:p>1.76820777090118</text:p>
              </table:table-cell>
              <table:table-cell office:value-type="float" office:value="1.73085253999608">
                <text:p>1.73085253999608</text:p>
              </table:table-cell>
              <table:table-cell office:value-type="float" office:value="1.69604907918087">
                <text:p>1.69604907918087</text:p>
              </table:table-cell>
              <table:table-cell office:value-type="float" office:value="1.66355098741086">
                <text:p>1.66355098741086</text:p>
              </table:table-cell>
              <table:table-cell office:value-type="float" office:value="1.63314180132658">
                <text:p>1.63314180132658</text:p>
              </table:table-cell>
              <table:table-cell office:value-type="float" office:value="1.60463070331699">
                <text:p>1.60463070331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lostabroad2 (2015)'.D2:'lostabroad2 (2015)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lostabroad2 (2015)'.E2:'lostabroad2 (2015)'.AI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3:'lostabroad2 (2015)'.AI3" chart:label-cell-address="'lostabroad2 (2015)'.D3:'lostabroad2 (2015)'.D3" chart:class="chart:line">
            <chart:data-point chart:repeated="31"/>
          </chart:series>
          <chart:series chart:style-name="ch7" chart:values-cell-range-address="'lostabroad2 (2015)'.E4:'lostabroad2 (2015)'.AI4" chart:label-cell-address="'lostabroad2 (2015)'.D4:'lostabroad2 (2015)'.D4" chart:class="chart:line">
            <chart:data-point chart:repeated="31"/>
          </chart:series>
          <chart:series chart:style-name="ch8" chart:values-cell-range-address="'lostabroad2 (2015)'.E5:'lostabroad2 (2015)'.AI5" chart:label-cell-address="'lostabroad2 (2015)'.D5:'lostabroad2 (2015)'.D5" chart:class="chart:line">
            <chart:data-point chart:repeated="31"/>
          </chart:series>
          <chart:series chart:style-name="ch9" chart:values-cell-range-address="'lostabroad2 (2015)'.E6:'lostabroad2 (2015)'.AI6" chart:label-cell-address="'lostabroad2 (2015)'.D6:'lostabroad2 (2015)'.D6" chart:class="chart:line">
            <chart:data-point chart:repeated="31"/>
          </chart:series>
          <chart:series chart:style-name="ch10" chart:values-cell-range-address="'lostabroad2 (2015)'.E7:'lostabroad2 (2015)'.AI7" chart:label-cell-address="'lostabroad2 (2015)'.D7:'lostabroad2 (2015)'.D7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:'lostabroad2 (2015)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3:'lostabroad2 (2015)'.D3</svg:desc>
                </draw:g>
              </table:table-cell>
              <table:table-cell office:value-type="float" office:value="0.382">
                <text:p>0.382</text:p>
                <draw:g>
                  <svg:desc>'lostabroad2 (2015)'.E3:'lostabroad2 (2015)'.AI3</svg:desc>
                </draw:g>
              </table:table-cell>
              <table:table-cell office:value-type="float" office:value="0.400336">
                <text:p>0.400336</text:p>
              </table:table-cell>
              <table:table-cell office:value-type="float" office:value="0.418672">
                <text:p>0.418672</text:p>
              </table:table-cell>
              <table:table-cell office:value-type="float" office:value="0.437008">
                <text:p>0.437008</text:p>
              </table:table-cell>
              <table:table-cell office:value-type="float" office:value="0.455344">
                <text:p>0.455344</text:p>
              </table:table-cell>
              <table:table-cell office:value-type="float" office:value="0.47368">
                <text:p>0.47368</text:p>
              </table:table-cell>
              <table:table-cell office:value-type="float" office:value="0.492016">
                <text:p>0.492016</text:p>
              </table:table-cell>
              <table:table-cell office:value-type="float" office:value="0.510352">
                <text:p>0.510352</text:p>
              </table:table-cell>
              <table:table-cell office:value-type="float" office:value="0.528688">
                <text:p>0.528688</text:p>
              </table:table-cell>
              <table:table-cell office:value-type="float" office:value="0.547024">
                <text:p>0.547024</text:p>
              </table:table-cell>
              <table:table-cell office:value-type="float" office:value="0.56536">
                <text:p>0.56536</text:p>
              </table:table-cell>
              <table:table-cell office:value-type="float" office:value="0.583696">
                <text:p>0.583696</text:p>
              </table:table-cell>
              <table:table-cell office:value-type="float" office:value="0.602032">
                <text:p>0.602032</text:p>
              </table:table-cell>
              <table:table-cell office:value-type="float" office:value="0.620368">
                <text:p>0.620368</text:p>
              </table:table-cell>
              <table:table-cell office:value-type="float" office:value="0.638704">
                <text:p>0.638704</text:p>
              </table:table-cell>
              <table:table-cell office:value-type="float" office:value="0.65704">
                <text:p>0.65704</text:p>
              </table:table-cell>
              <table:table-cell office:value-type="float" office:value="0.675376">
                <text:p>0.675376</text:p>
              </table:table-cell>
              <table:table-cell office:value-type="float" office:value="0.693712">
                <text:p>0.693712</text:p>
              </table:table-cell>
              <table:table-cell office:value-type="float" office:value="0.712048">
                <text:p>0.712048</text:p>
              </table:table-cell>
              <table:table-cell office:value-type="float" office:value="0.730384">
                <text:p>0.730384</text:p>
              </table:table-cell>
              <table:table-cell office:value-type="float" office:value="0.74872">
                <text:p>0.74872</text:p>
              </table:table-cell>
              <table:table-cell office:value-type="float" office:value="0.767056">
                <text:p>0.767056</text:p>
              </table:table-cell>
              <table:table-cell office:value-type="float" office:value="0.785392">
                <text:p>0.785392</text:p>
              </table:table-cell>
              <table:table-cell office:value-type="float" office:value="0.803728">
                <text:p>0.803728</text:p>
              </table:table-cell>
              <table:table-cell office:value-type="float" office:value="0.822064">
                <text:p>0.822064</text:p>
              </table:table-cell>
              <table:table-cell office:value-type="float" office:value="0.8404">
                <text:p>0.8404</text:p>
              </table:table-cell>
              <table:table-cell office:value-type="float" office:value="0.858736">
                <text:p>0.858736</text:p>
              </table:table-cell>
              <table:table-cell office:value-type="float" office:value="0.877072">
                <text:p>0.877072</text:p>
              </table:table-cell>
              <table:table-cell office:value-type="float" office:value="0.895408">
                <text:p>0.895408</text:p>
              </table:table-cell>
              <table:table-cell office:value-type="float" office:value="0.913744">
                <text:p>0.913744</text:p>
              </table:table-cell>
              <table:table-cell office:value-type="float" office:value="0.93208">
                <text:p>0.93208</text:p>
              </table:table-cell>
            </table:table-row>
            <table:table-row>
              <table:table-cell office:value-type="string">
                <text:p>50</text:p>
                <draw:g>
                  <svg:desc>'lostabroad2 (2015)'.D4:'lostabroad2 (2015)'.D4</svg:desc>
                </draw:g>
              </table:table-cell>
              <table:table-cell office:value-type="float" office:value="0.361945">
                <text:p>0.361945</text:p>
                <draw:g>
                  <svg:desc>'lostabroad2 (2015)'.E4:'lostabroad2 (2015)'.AI4</svg:desc>
                </draw:g>
              </table:table-cell>
              <table:table-cell office:value-type="float" office:value="0.37931836">
                <text:p>0.37931836</text:p>
              </table:table-cell>
              <table:table-cell office:value-type="float" office:value="0.39669172">
                <text:p>0.39669172</text:p>
              </table:table-cell>
              <table:table-cell office:value-type="float" office:value="0.41406508">
                <text:p>0.41406508</text:p>
              </table:table-cell>
              <table:table-cell office:value-type="float" office:value="0.43143844">
                <text:p>0.43143844</text:p>
              </table:table-cell>
              <table:table-cell office:value-type="float" office:value="0.4488118">
                <text:p>0.4488118</text:p>
              </table:table-cell>
              <table:table-cell office:value-type="float" office:value="0.46618516">
                <text:p>0.46618516</text:p>
              </table:table-cell>
              <table:table-cell office:value-type="float" office:value="0.48355852">
                <text:p>0.48355852</text:p>
              </table:table-cell>
              <table:table-cell office:value-type="float" office:value="0.50093188">
                <text:p>0.50093188</text:p>
              </table:table-cell>
              <table:table-cell office:value-type="float" office:value="0.51830524">
                <text:p>0.51830524</text:p>
              </table:table-cell>
              <table:table-cell office:value-type="float" office:value="0.5356786">
                <text:p>0.5356786</text:p>
              </table:table-cell>
              <table:table-cell office:value-type="float" office:value="0.55305196">
                <text:p>0.55305196</text:p>
              </table:table-cell>
              <table:table-cell office:value-type="float" office:value="0.57042532">
                <text:p>0.57042532</text:p>
              </table:table-cell>
              <table:table-cell office:value-type="float" office:value="0.58779868">
                <text:p>0.58779868</text:p>
              </table:table-cell>
              <table:table-cell office:value-type="float" office:value="0.60517204">
                <text:p>0.60517204</text:p>
              </table:table-cell>
              <table:table-cell office:value-type="float" office:value="0.6225454">
                <text:p>0.6225454</text:p>
              </table:table-cell>
              <table:table-cell office:value-type="float" office:value="0.63991876">
                <text:p>0.63991876</text:p>
              </table:table-cell>
              <table:table-cell office:value-type="float" office:value="0.65729212">
                <text:p>0.65729212</text:p>
              </table:table-cell>
              <table:table-cell office:value-type="float" office:value="0.67466548">
                <text:p>0.67466548</text:p>
              </table:table-cell>
              <table:table-cell office:value-type="float" office:value="0.69203884">
                <text:p>0.69203884</text:p>
              </table:table-cell>
              <table:table-cell office:value-type="float" office:value="0.7094122">
                <text:p>0.7094122</text:p>
              </table:table-cell>
              <table:table-cell office:value-type="float" office:value="0.72678556">
                <text:p>0.72678556</text:p>
              </table:table-cell>
              <table:table-cell office:value-type="float" office:value="0.74415892">
                <text:p>0.74415892</text:p>
              </table:table-cell>
              <table:table-cell office:value-type="float" office:value="0.76153228">
                <text:p>0.76153228</text:p>
              </table:table-cell>
              <table:table-cell office:value-type="float" office:value="0.77890564">
                <text:p>0.77890564</text:p>
              </table:table-cell>
              <table:table-cell office:value-type="float" office:value="0.796279">
                <text:p>0.796279</text:p>
              </table:table-cell>
              <table:table-cell office:value-type="float" office:value="0.81365236">
                <text:p>0.81365236</text:p>
              </table:table-cell>
              <table:table-cell office:value-type="float" office:value="0.83102572">
                <text:p>0.83102572</text:p>
              </table:table-cell>
              <table:table-cell office:value-type="float" office:value="0.84839908">
                <text:p>0.84839908</text:p>
              </table:table-cell>
              <table:table-cell office:value-type="float" office:value="0.86577244">
                <text:p>0.86577244</text:p>
              </table:table-cell>
              <table:table-cell office:value-type="float" office:value="0.8831458">
                <text:p>0.8831458</text:p>
              </table:table-cell>
            </table:table-row>
            <table:table-row>
              <table:table-cell office:value-type="string">
                <text:p>80</text:p>
                <draw:g>
                  <svg:desc>'lostabroad2 (2015)'.D5:'lostabroad2 (2015)'.D5</svg:desc>
                </draw:g>
              </table:table-cell>
              <table:table-cell office:value-type="float" office:value="0.349912">
                <text:p>0.349912</text:p>
                <draw:g>
                  <svg:desc>'lostabroad2 (2015)'.E5:'lostabroad2 (2015)'.AI5</svg:desc>
                </draw:g>
              </table:table-cell>
              <table:table-cell office:value-type="float" office:value="0.366707776">
                <text:p>0.366707776</text:p>
              </table:table-cell>
              <table:table-cell office:value-type="float" office:value="0.383503552">
                <text:p>0.383503552</text:p>
              </table:table-cell>
              <table:table-cell office:value-type="float" office:value="0.400299328">
                <text:p>0.400299328</text:p>
              </table:table-cell>
              <table:table-cell office:value-type="float" office:value="0.417095104">
                <text:p>0.417095104</text:p>
              </table:table-cell>
              <table:table-cell office:value-type="float" office:value="0.43389088">
                <text:p>0.43389088</text:p>
              </table:table-cell>
              <table:table-cell office:value-type="float" office:value="0.450686656">
                <text:p>0.450686656</text:p>
              </table:table-cell>
              <table:table-cell office:value-type="float" office:value="0.467482432">
                <text:p>0.467482432</text:p>
              </table:table-cell>
              <table:table-cell office:value-type="float" office:value="0.484278208">
                <text:p>0.484278208</text:p>
              </table:table-cell>
              <table:table-cell office:value-type="float" office:value="0.501073984">
                <text:p>0.501073984</text:p>
              </table:table-cell>
              <table:table-cell office:value-type="float" office:value="0.51786976">
                <text:p>0.51786976</text:p>
              </table:table-cell>
              <table:table-cell office:value-type="float" office:value="0.534665536">
                <text:p>0.534665536</text:p>
              </table:table-cell>
              <table:table-cell office:value-type="float" office:value="0.551461312">
                <text:p>0.551461312</text:p>
              </table:table-cell>
              <table:table-cell office:value-type="float" office:value="0.568257088">
                <text:p>0.568257088</text:p>
              </table:table-cell>
              <table:table-cell office:value-type="float" office:value="0.585052864">
                <text:p>0.585052864</text:p>
              </table:table-cell>
              <table:table-cell office:value-type="float" office:value="0.60184864">
                <text:p>0.60184864</text:p>
              </table:table-cell>
              <table:table-cell office:value-type="float" office:value="0.618644416">
                <text:p>0.618644416</text:p>
              </table:table-cell>
              <table:table-cell office:value-type="float" office:value="0.635440192">
                <text:p>0.635440192</text:p>
              </table:table-cell>
              <table:table-cell office:value-type="float" office:value="0.652235968">
                <text:p>0.652235968</text:p>
              </table:table-cell>
              <table:table-cell office:value-type="float" office:value="0.669031744">
                <text:p>0.669031744</text:p>
              </table:table-cell>
              <table:table-cell office:value-type="float" office:value="0.68582752">
                <text:p>0.68582752</text:p>
              </table:table-cell>
              <table:table-cell office:value-type="float" office:value="0.702623296">
                <text:p>0.702623296</text:p>
              </table:table-cell>
              <table:table-cell office:value-type="float" office:value="0.719419072">
                <text:p>0.719419072</text:p>
              </table:table-cell>
              <table:table-cell office:value-type="float" office:value="0.736214848">
                <text:p>0.736214848</text:p>
              </table:table-cell>
              <table:table-cell office:value-type="float" office:value="0.753010624">
                <text:p>0.753010624</text:p>
              </table:table-cell>
              <table:table-cell office:value-type="float" office:value="0.7698064">
                <text:p>0.7698064</text:p>
              </table:table-cell>
              <table:table-cell office:value-type="float" office:value="0.786602176">
                <text:p>0.786602176</text:p>
              </table:table-cell>
              <table:table-cell office:value-type="float" office:value="0.803397952">
                <text:p>0.803397952</text:p>
              </table:table-cell>
              <table:table-cell office:value-type="float" office:value="0.820193728">
                <text:p>0.820193728</text:p>
              </table:table-cell>
              <table:table-cell office:value-type="float" office:value="0.836989504">
                <text:p>0.836989504</text:p>
              </table:table-cell>
              <table:table-cell office:value-type="float" office:value="0.85378528">
                <text:p>0.85378528</text:p>
              </table:table-cell>
            </table:table-row>
            <table:table-row>
              <table:table-cell office:value-type="string">
                <text:p>115</text:p>
                <draw:g>
                  <svg:desc>'lostabroad2 (2015)'.D6:'lostabroad2 (2015)'.D6</svg:desc>
                </draw:g>
              </table:table-cell>
              <table:table-cell office:value-type="float" office:value="0.3358735">
                <text:p>0.3358735</text:p>
                <draw:g>
                  <svg:desc>'lostabroad2 (2015)'.E6:'lostabroad2 (2015)'.AI6</svg:desc>
                </draw:g>
              </table:table-cell>
              <table:table-cell office:value-type="float" office:value="0.351995428">
                <text:p>0.351995428</text:p>
              </table:table-cell>
              <table:table-cell office:value-type="float" office:value="0.368117356">
                <text:p>0.368117356</text:p>
              </table:table-cell>
              <table:table-cell office:value-type="float" office:value="0.384239284">
                <text:p>0.384239284</text:p>
              </table:table-cell>
              <table:table-cell office:value-type="float" office:value="0.400361212">
                <text:p>0.400361212</text:p>
              </table:table-cell>
              <table:table-cell office:value-type="float" office:value="0.41648314">
                <text:p>0.41648314</text:p>
              </table:table-cell>
              <table:table-cell office:value-type="float" office:value="0.432605068">
                <text:p>0.432605068</text:p>
              </table:table-cell>
              <table:table-cell office:value-type="float" office:value="0.448726996">
                <text:p>0.448726996</text:p>
              </table:table-cell>
              <table:table-cell office:value-type="float" office:value="0.464848924">
                <text:p>0.464848924</text:p>
              </table:table-cell>
              <table:table-cell office:value-type="float" office:value="0.480970852">
                <text:p>0.480970852</text:p>
              </table:table-cell>
              <table:table-cell office:value-type="float" office:value="0.49709278">
                <text:p>0.49709278</text:p>
              </table:table-cell>
              <table:table-cell office:value-type="float" office:value="0.513214708">
                <text:p>0.513214708</text:p>
              </table:table-cell>
              <table:table-cell office:value-type="float" office:value="0.529336636">
                <text:p>0.529336636</text:p>
              </table:table-cell>
              <table:table-cell office:value-type="float" office:value="0.545458564">
                <text:p>0.545458564</text:p>
              </table:table-cell>
              <table:table-cell office:value-type="float" office:value="0.561580492">
                <text:p>0.561580492</text:p>
              </table:table-cell>
              <table:table-cell office:value-type="float" office:value="0.57770242">
                <text:p>0.57770242</text:p>
              </table:table-cell>
              <table:table-cell office:value-type="float" office:value="0.593824348">
                <text:p>0.593824348</text:p>
              </table:table-cell>
              <table:table-cell office:value-type="float" office:value="0.609946276">
                <text:p>0.609946276</text:p>
              </table:table-cell>
              <table:table-cell office:value-type="float" office:value="0.626068204">
                <text:p>0.626068204</text:p>
              </table:table-cell>
              <table:table-cell office:value-type="float" office:value="0.642190132">
                <text:p>0.642190132</text:p>
              </table:table-cell>
              <table:table-cell office:value-type="float" office:value="0.65831206">
                <text:p>0.65831206</text:p>
              </table:table-cell>
              <table:table-cell office:value-type="float" office:value="0.674433988">
                <text:p>0.674433988</text:p>
              </table:table-cell>
              <table:table-cell office:value-type="float" office:value="0.690555916">
                <text:p>0.690555916</text:p>
              </table:table-cell>
              <table:table-cell office:value-type="float" office:value="0.706677844">
                <text:p>0.706677844</text:p>
              </table:table-cell>
              <table:table-cell office:value-type="float" office:value="0.722799772">
                <text:p>0.722799772</text:p>
              </table:table-cell>
              <table:table-cell office:value-type="float" office:value="0.7389217">
                <text:p>0.7389217</text:p>
              </table:table-cell>
              <table:table-cell office:value-type="float" office:value="0.755043628">
                <text:p>0.755043628</text:p>
              </table:table-cell>
              <table:table-cell office:value-type="float" office:value="0.771165556">
                <text:p>0.771165556</text:p>
              </table:table-cell>
              <table:table-cell office:value-type="float" office:value="0.787287484">
                <text:p>0.787287484</text:p>
              </table:table-cell>
              <table:table-cell office:value-type="float" office:value="0.803409412">
                <text:p>0.803409412</text:p>
              </table:table-cell>
              <table:table-cell office:value-type="float" office:value="0.81953134">
                <text:p>0.81953134</text:p>
              </table:table-cell>
            </table:table-row>
            <table:table-row>
              <table:table-cell office:value-type="string">
                <text:p>150</text:p>
                <draw:g>
                  <svg:desc>'lostabroad2 (2015)'.D7:'lostabroad2 (2015)'.D7</svg:desc>
                </draw:g>
              </table:table-cell>
              <table:table-cell office:value-type="float" office:value="0.321835">
                <text:p>0.321835</text:p>
                <draw:g>
                  <svg:desc>'lostabroad2 (2015)'.E7:'lostabroad2 (2015)'.AI7</svg:desc>
                </draw:g>
              </table:table-cell>
              <table:table-cell office:value-type="float" office:value="0.33728308">
                <text:p>0.33728308</text:p>
              </table:table-cell>
              <table:table-cell office:value-type="float" office:value="0.35273116">
                <text:p>0.35273116</text:p>
              </table:table-cell>
              <table:table-cell office:value-type="float" office:value="0.36817924">
                <text:p>0.36817924</text:p>
              </table:table-cell>
              <table:table-cell office:value-type="float" office:value="0.38362732">
                <text:p>0.38362732</text:p>
              </table:table-cell>
              <table:table-cell office:value-type="float" office:value="0.3990754">
                <text:p>0.3990754</text:p>
              </table:table-cell>
              <table:table-cell office:value-type="float" office:value="0.41452348">
                <text:p>0.41452348</text:p>
              </table:table-cell>
              <table:table-cell office:value-type="float" office:value="0.42997156">
                <text:p>0.42997156</text:p>
              </table:table-cell>
              <table:table-cell office:value-type="float" office:value="0.44541964">
                <text:p>0.44541964</text:p>
              </table:table-cell>
              <table:table-cell office:value-type="float" office:value="0.46086772">
                <text:p>0.46086772</text:p>
              </table:table-cell>
              <table:table-cell office:value-type="float" office:value="0.4763158">
                <text:p>0.4763158</text:p>
              </table:table-cell>
              <table:table-cell office:value-type="float" office:value="0.49176388">
                <text:p>0.49176388</text:p>
              </table:table-cell>
              <table:table-cell office:value-type="float" office:value="0.50721196">
                <text:p>0.50721196</text:p>
              </table:table-cell>
              <table:table-cell office:value-type="float" office:value="0.52266004">
                <text:p>0.52266004</text:p>
              </table:table-cell>
              <table:table-cell office:value-type="float" office:value="0.53810812">
                <text:p>0.53810812</text:p>
              </table:table-cell>
              <table:table-cell office:value-type="float" office:value="0.5535562">
                <text:p>0.5535562</text:p>
              </table:table-cell>
              <table:table-cell office:value-type="float" office:value="0.56900428">
                <text:p>0.56900428</text:p>
              </table:table-cell>
              <table:table-cell office:value-type="float" office:value="0.58445236">
                <text:p>0.58445236</text:p>
              </table:table-cell>
              <table:table-cell office:value-type="float" office:value="0.59990044">
                <text:p>0.59990044</text:p>
              </table:table-cell>
              <table:table-cell office:value-type="float" office:value="0.61534852">
                <text:p>0.61534852</text:p>
              </table:table-cell>
              <table:table-cell office:value-type="float" office:value="0.6307966">
                <text:p>0.6307966</text:p>
              </table:table-cell>
              <table:table-cell office:value-type="float" office:value="0.64624468">
                <text:p>0.64624468</text:p>
              </table:table-cell>
              <table:table-cell office:value-type="float" office:value="0.66169276">
                <text:p>0.66169276</text:p>
              </table:table-cell>
              <table:table-cell office:value-type="float" office:value="0.67714084">
                <text:p>0.67714084</text:p>
              </table:table-cell>
              <table:table-cell office:value-type="float" office:value="0.69258892">
                <text:p>0.69258892</text:p>
              </table:table-cell>
              <table:table-cell office:value-type="float" office:value="0.708037">
                <text:p>0.708037</text:p>
              </table:table-cell>
              <table:table-cell office:value-type="float" office:value="0.72348508">
                <text:p>0.72348508</text:p>
              </table:table-cell>
              <table:table-cell office:value-type="float" office:value="0.73893316">
                <text:p>0.73893316</text:p>
              </table:table-cell>
              <table:table-cell office:value-type="float" office:value="0.75438124">
                <text:p>0.75438124</text:p>
              </table:table-cell>
              <table:table-cell office:value-type="float" office:value="0.76982932">
                <text:p>0.76982932</text:p>
              </table:table-cell>
              <table:table-cell office:value-type="float" office:value="0.7852774">
                <text:p>0.7852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lostabroad2 (2015)'.D27:'lostabroad2 (2015)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lostabroad2 (2015)'.E27:'lostabroad2 (2015)'.A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28:'lostabroad2 (2015)'.AI28" chart:label-cell-address="'lostabroad2 (2015)'.D28:'lostabroad2 (2015)'.D28" chart:class="chart:line">
            <chart:data-point chart:repeated="31"/>
          </chart:series>
          <chart:series chart:style-name="ch7" chart:values-cell-range-address="'lostabroad2 (2015)'.E29:'lostabroad2 (2015)'.AI29" chart:label-cell-address="'lostabroad2 (2015)'.D29:'lostabroad2 (2015)'.D29" chart:class="chart:line">
            <chart:data-point chart:repeated="31"/>
          </chart:series>
          <chart:series chart:style-name="ch8" chart:values-cell-range-address="'lostabroad2 (2015)'.E30:'lostabroad2 (2015)'.AI30" chart:label-cell-address="'lostabroad2 (2015)'.D30:'lostabroad2 (2015)'.D30" chart:class="chart:line">
            <chart:data-point chart:repeated="31"/>
          </chart:series>
          <chart:series chart:style-name="ch9" chart:values-cell-range-address="'lostabroad2 (2015)'.E31:'lostabroad2 (2015)'.AI31" chart:label-cell-address="'lostabroad2 (2015)'.D31:'lostabroad2 (2015)'.D31" chart:class="chart:line">
            <chart:data-point chart:repeated="31"/>
          </chart:series>
          <chart:series chart:style-name="ch10" chart:values-cell-range-address="'lostabroad2 (2015)'.E32:'lostabroad2 (2015)'.AI32" chart:label-cell-address="'lostabroad2 (2015)'.D32:'lostabroad2 (2015)'.D3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7:'lostabroad2 (2015)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28:'lostabroad2 (2015)'.D28</svg:desc>
                </draw:g>
              </table:table-cell>
              <table:table-cell office:value-type="float" office:value="2.26">
                <text:p>2.26</text:p>
                <draw:g>
                  <svg:desc>'lostabroad2 (2015)'.E28:'lostabroad2 (2015)'.AI28</svg:desc>
                </draw:g>
              </table:table-cell>
              <table:table-cell office:value-type="float" office:value="2.11976247560857">
                <text:p>2.11976247560857</text:p>
              </table:table-cell>
              <table:table-cell office:value-type="float" office:value="1.98406153008142">
                <text:p>1.98406153008142</text:p>
              </table:table-cell>
              <table:table-cell office:value-type="float" office:value="1.85661053108906">
                <text:p>1.85661053108906</text:p>
              </table:table-cell>
              <table:table-cell office:value-type="float" office:value="1.73981747204643">
                <text:p>1.73981747204643</text:p>
              </table:table-cell>
              <table:table-cell office:value-type="float" office:value="1.63474816070268">
                <text:p>1.63474816070268</text:p>
              </table:table-cell>
              <table:table-cell office:value-type="float" office:value="1.5413999564498">
                <text:p>1.5413999564498</text:p>
              </table:table-cell>
              <table:table-cell office:value-type="float" office:value="1.45907852133331">
                <text:p>1.45907852133331</text:p>
              </table:table-cell>
              <table:table-cell office:value-type="float" office:value="1.38673220943255">
                <text:p>1.38673220943255</text:p>
              </table:table-cell>
              <table:table-cell office:value-type="float" office:value="1.32318896165024">
                <text:p>1.32318896165024</text:p>
              </table:table-cell>
              <table:table-cell office:value-type="float" office:value="1.26729876003971">
                <text:p>1.26729876003971</text:p>
              </table:table-cell>
              <table:table-cell office:value-type="float" office:value="1.21800637512508">
                <text:p>1.21800637512508</text:p>
              </table:table-cell>
              <table:table-cell office:value-type="float" office:value="1.17438003971434">
                <text:p>1.17438003971434</text:p>
              </table:table-cell>
              <table:table-cell office:value-type="float" office:value="1.13561533614305">
                <text:p>1.13561533614305</text:p>
              </table:table-cell>
              <table:table-cell office:value-type="float" office:value="1.10102673841562">
                <text:p>1.10102673841562</text:p>
              </table:table-cell>
              <table:table-cell office:value-type="float" office:value="1.07003407452241">
                <text:p>1.0700340745224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  <draw:g>
                  <svg:desc>'lostabroad2 (2015)'.D29:'lostabroad2 (2015)'.D29</svg:desc>
                </draw:g>
              </table:table-cell>
              <table:table-cell office:value-type="float" office:value="2.825">
                <text:p>2.825</text:p>
                <draw:g>
                  <svg:desc>'lostabroad2 (2015)'.E29:'lostabroad2 (2015)'.AI29</svg:desc>
                </draw:g>
              </table:table-cell>
              <table:table-cell office:value-type="float" office:value="2.64970309451072">
                <text:p>2.64970309451072</text:p>
              </table:table-cell>
              <table:table-cell office:value-type="float" office:value="2.48007691260177">
                <text:p>2.48007691260177</text:p>
              </table:table-cell>
              <table:table-cell office:value-type="float" office:value="2.32076316386132">
                <text:p>2.32076316386132</text:p>
              </table:table-cell>
              <table:table-cell office:value-type="float" office:value="2.17477184005804">
                <text:p>2.17477184005804</text:p>
              </table:table-cell>
              <table:table-cell office:value-type="float" office:value="2.04343520087836">
                <text:p>2.04343520087836</text:p>
              </table:table-cell>
              <table:table-cell office:value-type="float" office:value="1.92674994556225">
                <text:p>1.92674994556225</text:p>
              </table:table-cell>
              <table:table-cell office:value-type="float" office:value="1.82384815166664">
                <text:p>1.82384815166664</text:p>
              </table:table-cell>
              <table:table-cell office:value-type="float" office:value="1.73341526179069">
                <text:p>1.73341526179069</text:p>
              </table:table-cell>
              <table:table-cell office:value-type="float" office:value="1.6539862020628">
                <text:p>1.6539862020628</text:p>
              </table:table-cell>
              <table:table-cell office:value-type="float" office:value="1.58412345004964">
                <text:p>1.58412345004964</text:p>
              </table:table-cell>
              <table:table-cell office:value-type="float" office:value="1.52250796890635">
                <text:p>1.52250796890635</text:p>
              </table:table-cell>
              <table:table-cell office:value-type="float" office:value="1.46797504964293">
                <text:p>1.46797504964293</text:p>
              </table:table-cell>
              <table:table-cell office:value-type="float" office:value="1.41951917017881">
                <text:p>1.41951917017881</text:p>
              </table:table-cell>
              <table:table-cell office:value-type="float" office:value="1.37628342301952">
                <text:p>1.37628342301952</text:p>
              </table:table-cell>
              <table:table-cell office:value-type="float" office:value="1.33754259315302">
                <text:p>1.33754259315302</text:p>
              </table:table-cell>
              <table:table-cell office:value-type="float" office:value="1.30268476706889">
                <text:p>1.30268476706889</text:p>
              </table:table-cell>
              <table:table-cell office:value-type="float" office:value="1.2711938601053">
                <text:p>1.2711938601053</text:p>
              </table:table-cell>
              <table:table-cell office:value-type="float" office:value="1.24263406276052">
                <text:p>1.24263406276052</text:p>
              </table:table-cell>
              <table:table-cell office:value-type="float" office:value="1.21663648160225">
                <text:p>1.21663648160225</text:p>
              </table:table-cell>
              <table:table-cell office:value-type="float" office:value="1.19288789952363">
                <text:p>1.19288789952363</text:p>
              </table:table-cell>
              <table:table-cell office:value-type="float" office:value="1.17112143134564">
                <text:p>1.17112143134564</text:p>
              </table:table-cell>
              <table:table-cell office:value-type="float" office:value="1.15110880606165">
                <text:p>1.15110880606165</text:p>
              </table:table-cell>
              <table:table-cell office:value-type="float" office:value="1.1326540124126">
                <text:p>1.1326540124126</text:p>
              </table:table-cell>
              <table:table-cell office:value-type="float" office:value="1.11558807129463">
                <text:p>1.11558807129463</text:p>
              </table:table-cell>
              <table:table-cell office:value-type="float" office:value="1.09976473209698">
                <text:p>1.09976473209698</text:p>
              </table:table-cell>
              <table:table-cell office:value-type="float" office:value="1.08505692341309">
                <text:p>1.08505692341309</text:p>
              </table:table-cell>
              <table:table-cell office:value-type="float" office:value="1.07135381863219">
                <text:p>1.07135381863219</text:p>
              </table:table-cell>
              <table:table-cell office:value-type="float" office:value="1.05855840270881">
                <text:p>1.0585584027088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0</text:p>
                <draw:g>
                  <svg:desc>'lostabroad2 (2015)'.D30:'lostabroad2 (2015)'.D30</svg:desc>
                </draw:g>
              </table:table-cell>
              <table:table-cell office:value-type="float" office:value="3.164">
                <text:p>3.164</text:p>
                <draw:g>
                  <svg:desc>'lostabroad2 (2015)'.E30:'lostabroad2 (2015)'.AI30</svg:desc>
                </draw:g>
              </table:table-cell>
              <table:table-cell office:value-type="float" office:value="2.967667465852">
                <text:p>2.967667465852</text:p>
              </table:table-cell>
              <table:table-cell office:value-type="float" office:value="2.77768614211398">
                <text:p>2.77768614211398</text:p>
              </table:table-cell>
              <table:table-cell office:value-type="float" office:value="2.59925474352468">
                <text:p>2.59925474352468</text:p>
              </table:table-cell>
              <table:table-cell office:value-type="float" office:value="2.435744460865">
                <text:p>2.435744460865</text:p>
              </table:table-cell>
              <table:table-cell office:value-type="float" office:value="2.28864742498376">
                <text:p>2.28864742498376</text:p>
              </table:table-cell>
              <table:table-cell office:value-type="float" office:value="2.15795993902972">
                <text:p>2.15795993902972</text:p>
              </table:table-cell>
              <table:table-cell office:value-type="float" office:value="2.04270992986664">
                <text:p>2.04270992986664</text:p>
              </table:table-cell>
              <table:table-cell office:value-type="float" office:value="1.94142509320557">
                <text:p>1.94142509320557</text:p>
              </table:table-cell>
              <table:table-cell office:value-type="float" office:value="1.85246454631034">
                <text:p>1.85246454631034</text:p>
              </table:table-cell>
              <table:table-cell office:value-type="float" office:value="1.7742182640556">
                <text:p>1.7742182640556</text:p>
              </table:table-cell>
              <table:table-cell office:value-type="float" office:value="1.70520892517511">
                <text:p>1.70520892517511</text:p>
              </table:table-cell>
              <table:table-cell office:value-type="float" office:value="1.64413205560008">
                <text:p>1.64413205560008</text:p>
              </table:table-cell>
              <table:table-cell office:value-type="float" office:value="1.58986147060026">
                <text:p>1.58986147060026</text:p>
              </table:table-cell>
              <table:table-cell office:value-type="float" office:value="1.54143743378186">
                <text:p>1.54143743378186</text:p>
              </table:table-cell>
              <table:table-cell office:value-type="float" office:value="1.49804770433138">
                <text:p>1.49804770433138</text:p>
              </table:table-cell>
              <table:table-cell office:value-type="float" office:value="1.45900693911716">
                <text:p>1.45900693911716</text:p>
              </table:table-cell>
              <table:table-cell office:value-type="float" office:value="1.42373712331793">
                <text:p>1.42373712331793</text:p>
              </table:table-cell>
              <table:table-cell office:value-type="float" office:value="1.39175015029179">
                <text:p>1.39175015029179</text:p>
              </table:table-cell>
              <table:table-cell office:value-type="float" office:value="1.36263285939452">
                <text:p>1.36263285939452</text:p>
              </table:table-cell>
              <table:table-cell office:value-type="float" office:value="1.33603444746646">
                <text:p>1.33603444746646</text:p>
              </table:table-cell>
              <table:table-cell office:value-type="float" office:value="1.31165600310711">
                <text:p>1.31165600310711</text:p>
              </table:table-cell>
              <table:table-cell office:value-type="float" office:value="1.28924186278904">
                <text:p>1.28924186278904</text:p>
              </table:table-cell>
              <table:table-cell office:value-type="float" office:value="1.26857249390211">
                <text:p>1.26857249390211</text:p>
              </table:table-cell>
              <table:table-cell office:value-type="float" office:value="1.24945863984998">
                <text:p>1.24945863984998</text:p>
              </table:table-cell>
              <table:table-cell office:value-type="float" office:value="1.23173649994862">
                <text:p>1.23173649994862</text:p>
              </table:table-cell>
              <table:table-cell office:value-type="float" office:value="1.21526375422266">
                <text:p>1.21526375422266</text:p>
              </table:table-cell>
              <table:table-cell office:value-type="float" office:value="1.19991627686805">
                <text:p>1.19991627686805</text:p>
              </table:table-cell>
              <table:table-cell office:value-type="float" office:value="1.18558541103386">
                <text:p>1.18558541103386</text:p>
              </table:table-cell>
              <table:table-cell office:value-type="float" office:value="1.17217570165816">
                <text:p>1.17217570165816</text:p>
              </table:table-cell>
              <table:table-cell office:value-type="float" office:value="1.15960300282856">
                <text:p>1.15960300282856</text:p>
              </table:table-cell>
            </table:table-row>
            <table:table-row>
              <table:table-cell office:value-type="string">
                <text:p>115</text:p>
                <draw:g>
                  <svg:desc>'lostabroad2 (2015)'.D31:'lostabroad2 (2015)'.D31</svg:desc>
                </draw:g>
              </table:table-cell>
              <table:table-cell office:value-type="float" office:value="3.5595">
                <text:p>3.5595</text:p>
                <draw:g>
                  <svg:desc>'lostabroad2 (2015)'.E31:'lostabroad2 (2015)'.AI31</svg:desc>
                </draw:g>
              </table:table-cell>
              <table:table-cell office:value-type="float" office:value="3.3386258990835">
                <text:p>3.3386258990835</text:p>
              </table:table-cell>
              <table:table-cell office:value-type="float" office:value="3.12489690987823">
                <text:p>3.12489690987823</text:p>
              </table:table-cell>
              <table:table-cell office:value-type="float" office:value="2.92416158646527">
                <text:p>2.92416158646527</text:p>
              </table:table-cell>
              <table:table-cell office:value-type="float" office:value="2.74021251847313">
                <text:p>2.74021251847313</text:p>
              </table:table-cell>
              <table:table-cell office:value-type="float" office:value="2.57472835310673">
                <text:p>2.57472835310673</text:p>
              </table:table-cell>
              <table:table-cell office:value-type="float" office:value="2.42770493140843">
                <text:p>2.42770493140843</text:p>
              </table:table-cell>
              <table:table-cell office:value-type="float" office:value="2.29804867109997">
                <text:p>2.29804867109997</text:p>
              </table:table-cell>
              <table:table-cell office:value-type="float" office:value="2.18410322985627">
                <text:p>2.18410322985627</text:p>
              </table:table-cell>
              <table:table-cell office:value-type="float" office:value="2.08402261459913">
                <text:p>2.08402261459913</text:p>
              </table:table-cell>
              <table:table-cell office:value-type="float" office:value="1.99599554706255">
                <text:p>1.99599554706255</text:p>
              </table:table-cell>
              <table:table-cell office:value-type="float" office:value="1.918360040822">
                <text:p>1.918360040822</text:p>
              </table:table-cell>
              <table:table-cell office:value-type="float" office:value="1.84964856255009">
                <text:p>1.84964856255009</text:p>
              </table:table-cell>
              <table:table-cell office:value-type="float" office:value="1.7885941544253">
                <text:p>1.7885941544253</text:p>
              </table:table-cell>
              <table:table-cell office:value-type="float" office:value="1.73411711300459">
                <text:p>1.73411711300459</text:p>
              </table:table-cell>
              <table:table-cell office:value-type="float" office:value="1.6853036673728">
                <text:p>1.6853036673728</text:p>
              </table:table-cell>
              <table:table-cell office:value-type="float" office:value="1.6413828065068">
                <text:p>1.6413828065068</text:p>
              </table:table-cell>
              <table:table-cell office:value-type="float" office:value="1.60170426373268">
                <text:p>1.60170426373268</text:p>
              </table:table-cell>
              <table:table-cell office:value-type="float" office:value="1.56571891907826">
                <text:p>1.56571891907826</text:p>
              </table:table-cell>
              <table:table-cell office:value-type="float" office:value="1.53296196681884">
                <text:p>1.53296196681884</text:p>
              </table:table-cell>
              <table:table-cell office:value-type="float" office:value="1.50303875339977">
                <text:p>1.50303875339977</text:p>
              </table:table-cell>
              <table:table-cell office:value-type="float" office:value="1.4756130034955">
                <text:p>1.4756130034955</text:p>
              </table:table-cell>
              <table:table-cell office:value-type="float" office:value="1.45039709563767">
                <text:p>1.45039709563767</text:p>
              </table:table-cell>
              <table:table-cell office:value-type="float" office:value="1.42714405563987">
                <text:p>1.42714405563987</text:p>
              </table:table-cell>
              <table:table-cell office:value-type="float" office:value="1.40564096983123">
                <text:p>1.40564096983123</text:p>
              </table:table-cell>
              <table:table-cell office:value-type="float" office:value="1.38570356244219">
                <text:p>1.38570356244219</text:p>
              </table:table-cell>
              <table:table-cell office:value-type="float" office:value="1.3671717235005">
                <text:p>1.3671717235005</text:p>
              </table:table-cell>
              <table:table-cell office:value-type="float" office:value="1.34990581147656">
                <text:p>1.34990581147656</text:p>
              </table:table-cell>
              <table:table-cell office:value-type="float" office:value="1.3337835874131">
                <text:p>1.3337835874131</text:p>
              </table:table-cell>
              <table:table-cell office:value-type="float" office:value="1.31869766436543">
                <text:p>1.31869766436543</text:p>
              </table:table-cell>
              <table:table-cell office:value-type="float" office:value="1.30455337818213">
                <text:p>1.30455337818213</text:p>
              </table:table-cell>
            </table:table-row>
            <table:table-row>
              <table:table-cell office:value-type="string">
                <text:p>150</text:p>
                <draw:g>
                  <svg:desc>'lostabroad2 (2015)'.D32:'lostabroad2 (2015)'.D32</svg:desc>
                </draw:g>
              </table:table-cell>
              <table:table-cell office:value-type="float" office:value="3.955">
                <text:p>3.955</text:p>
                <draw:g>
                  <svg:desc>'lostabroad2 (2015)'.E32:'lostabroad2 (2015)'.AI32</svg:desc>
                </draw:g>
              </table:table-cell>
              <table:table-cell office:value-type="float" office:value="3.709584332315">
                <text:p>3.709584332315</text:p>
              </table:table-cell>
              <table:table-cell office:value-type="float" office:value="3.47210767764248">
                <text:p>3.47210767764248</text:p>
              </table:table-cell>
              <table:table-cell office:value-type="float" office:value="3.24906842940585">
                <text:p>3.24906842940585</text:p>
              </table:table-cell>
              <table:table-cell office:value-type="float" office:value="3.04468057608126">
                <text:p>3.04468057608126</text:p>
              </table:table-cell>
              <table:table-cell office:value-type="float" office:value="2.8608092812297">
                <text:p>2.8608092812297</text:p>
              </table:table-cell>
              <table:table-cell office:value-type="float" office:value="2.69744992378715">
                <text:p>2.69744992378715</text:p>
              </table:table-cell>
              <table:table-cell office:value-type="float" office:value="2.55338741233329">
                <text:p>2.55338741233329</text:p>
              </table:table-cell>
              <table:table-cell office:value-type="float" office:value="2.42678136650697">
                <text:p>2.42678136650697</text:p>
              </table:table-cell>
              <table:table-cell office:value-type="float" office:value="2.31558068288792">
                <text:p>2.31558068288792</text:p>
              </table:table-cell>
              <table:table-cell office:value-type="float" office:value="2.2177728300695">
                <text:p>2.2177728300695</text:p>
              </table:table-cell>
              <table:table-cell office:value-type="float" office:value="2.13151115646889">
                <text:p>2.13151115646889</text:p>
              </table:table-cell>
              <table:table-cell office:value-type="float" office:value="2.0551650695001">
                <text:p>2.0551650695001</text:p>
              </table:table-cell>
              <table:table-cell office:value-type="float" office:value="1.98732683825033">
                <text:p>1.98732683825033</text:p>
              </table:table-cell>
              <table:table-cell office:value-type="float" office:value="1.92679679222733">
                <text:p>1.92679679222733</text:p>
              </table:table-cell>
              <table:table-cell office:value-type="float" office:value="1.87255963041422">
                <text:p>1.87255963041422</text:p>
              </table:table-cell>
              <table:table-cell office:value-type="float" office:value="1.82375867389645">
                <text:p>1.82375867389645</text:p>
              </table:table-cell>
              <table:table-cell office:value-type="float" office:value="1.77967140414742">
                <text:p>1.77967140414742</text:p>
              </table:table-cell>
              <table:table-cell office:value-type="float" office:value="1.73968768786473">
                <text:p>1.73968768786473</text:p>
              </table:table-cell>
              <table:table-cell office:value-type="float" office:value="1.70329107424316">
                <text:p>1.70329107424316</text:p>
              </table:table-cell>
              <table:table-cell office:value-type="float" office:value="1.67004305933308">
                <text:p>1.67004305933308</text:p>
              </table:table-cell>
              <table:table-cell office:value-type="float" office:value="1.63957000388389">
                <text:p>1.63957000388389</text:p>
              </table:table-cell>
              <table:table-cell office:value-type="float" office:value="1.6115523284863">
                <text:p>1.6115523284863</text:p>
              </table:table-cell>
              <table:table-cell office:value-type="float" office:value="1.58571561737764">
                <text:p>1.58571561737764</text:p>
              </table:table-cell>
              <table:table-cell office:value-type="float" office:value="1.56182329981248">
                <text:p>1.56182329981248</text:p>
              </table:table-cell>
              <table:table-cell office:value-type="float" office:value="1.53967062493577">
                <text:p>1.53967062493577</text:p>
              </table:table-cell>
              <table:table-cell office:value-type="float" office:value="1.51907969277833">
                <text:p>1.51907969277833</text:p>
              </table:table-cell>
              <table:table-cell office:value-type="float" office:value="1.49989534608507">
                <text:p>1.49989534608507</text:p>
              </table:table-cell>
              <table:table-cell office:value-type="float" office:value="1.48198176379233">
                <text:p>1.48198176379233</text:p>
              </table:table-cell>
              <table:table-cell office:value-type="float" office:value="1.4652196270727">
                <text:p>1.4652196270727</text:p>
              </table:table-cell>
              <table:table-cell office:value-type="float" office:value="1.44950375353571">
                <text:p>1.449503753535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'.D2:'EcCo 0.9'.AI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'.E2:'EcCo 0.9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3:'EcCo 0.9'.AI3" chart:label-cell-address="'EcCo 0.9'.D3:'EcCo 0.9'.D3" chart:class="chart:line">
            <chart:data-point chart:repeated="31"/>
          </chart:series>
          <chart:series chart:style-name="ch8" chart:values-cell-range-address="'EcCo 0.9'.E4:'EcCo 0.9'.AI4" chart:label-cell-address="'EcCo 0.9'.D4:'EcCo 0.9'.D4" chart:class="chart:line">
            <chart:data-point chart:repeated="31"/>
          </chart:series>
          <chart:series chart:style-name="ch9" chart:values-cell-range-address="'EcCo 0.9'.E5:'EcCo 0.9'.AI5" chart:label-cell-address="'EcCo 0.9'.D5:'EcCo 0.9'.D5" chart:class="chart:line">
            <chart:data-point chart:repeated="31"/>
          </chart:series>
          <chart:series chart:style-name="ch10" chart:values-cell-range-address="'EcCo 0.9'.E6:'EcCo 0.9'.AI6" chart:label-cell-address="'EcCo 0.9'.D6:'EcCo 0.9'.D6" chart:class="chart:line">
            <chart:data-point chart:repeated="31"/>
          </chart:series>
          <chart:series chart:style-name="ch11" chart:values-cell-range-address="'EcCo 0.9'.E7:'EcCo 0.9'.AI7" chart:label-cell-address="'EcCo 0.9'.D7:'EcCo 0.9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:'EcCo 0.9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3:'EcCo 0.9'.D3</svg:desc>
                </draw:g>
              </table:table-cell>
              <table:table-cell office:value-type="float" office:value="0.3">
                <text:p>0.3</text:p>
                <draw:g>
                  <svg:desc>'EcCo 0.9'.E3:'EcCo 0.9'.AI3</svg:desc>
                </draw:g>
              </table:table-cell>
              <table:table-cell office:value-type="float" office:value="0.345">
                <text:p>0.345</text:p>
              </table:table-cell>
              <table:table-cell office:value-type="float" office:value="0.39">
                <text:p>0.39</text:p>
              </table:table-cell>
              <table:table-cell office:value-type="float" office:value="0.435">
                <text:p>0.435</text:p>
              </table:table-cell>
              <table:table-cell office:value-type="float" office:value="0.48">
                <text:p>0.48</text:p>
              </table:table-cell>
              <table:table-cell office:value-type="float" office:value="0.525">
                <text:p>0.525</text:p>
              </table:table-cell>
              <table:table-cell office:value-type="float" office:value="0.57">
                <text:p>0.57</text:p>
              </table:table-cell>
              <table:table-cell office:value-type="float" office:value="0.615">
                <text:p>0.615</text:p>
              </table:table-cell>
              <table:table-cell office:value-type="float" office:value="0.66">
                <text:p>0.66</text:p>
              </table:table-cell>
              <table:table-cell office:value-type="float" office:value="0.705">
                <text:p>0.705</text:p>
              </table:table-cell>
              <table:table-cell office:value-type="float" office:value="0.75">
                <text:p>0.75</text:p>
              </table:table-cell>
              <table:table-cell office:value-type="float" office:value="0.795">
                <text:p>0.795</text:p>
              </table:table-cell>
              <table:table-cell office:value-type="float" office:value="0.84">
                <text:p>0.84</text:p>
              </table:table-cell>
              <table:table-cell office:value-type="float" office:value="0.885">
                <text:p>0.885</text:p>
              </table:table-cell>
              <table:table-cell office:value-type="float" office:value="0.93">
                <text:p>0.93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9'.D4:'EcCo 0.9'.D4</svg:desc>
                </draw:g>
              </table:table-cell>
              <table:table-cell office:value-type="float" office:value="0.27">
                <text:p>0.27</text:p>
                <draw:g>
                  <svg:desc>'EcCo 0.9'.E4:'EcCo 0.9'.AI4</svg:desc>
                </draw:g>
              </table:table-cell>
              <table:table-cell office:value-type="float" office:value="0.3105">
                <text:p>0.3105</text:p>
              </table:table-cell>
              <table:table-cell office:value-type="float" office:value="0.351">
                <text:p>0.351</text:p>
              </table:table-cell>
              <table:table-cell office:value-type="float" office:value="0.3915">
                <text:p>0.3915</text:p>
              </table:table-cell>
              <table:table-cell office:value-type="float" office:value="0.432">
                <text:p>0.432</text:p>
              </table:table-cell>
              <table:table-cell office:value-type="float" office:value="0.4725">
                <text:p>0.4725</text:p>
              </table:table-cell>
              <table:table-cell office:value-type="float" office:value="0.513">
                <text:p>0.513</text:p>
              </table:table-cell>
              <table:table-cell office:value-type="float" office:value="0.5535">
                <text:p>0.5535</text:p>
              </table:table-cell>
              <table:table-cell office:value-type="float" office:value="0.594">
                <text:p>0.594</text:p>
              </table:table-cell>
              <table:table-cell office:value-type="float" office:value="0.6345">
                <text:p>0.6345</text:p>
              </table:table-cell>
              <table:table-cell office:value-type="float" office:value="0.675">
                <text:p>0.675</text:p>
              </table:table-cell>
              <table:table-cell office:value-type="float" office:value="0.7155">
                <text:p>0.7155</text:p>
              </table:table-cell>
              <table:table-cell office:value-type="float" office:value="0.756">
                <text:p>0.756</text:p>
              </table:table-cell>
              <table:table-cell office:value-type="float" office:value="0.7965">
                <text:p>0.7965</text:p>
              </table:table-cell>
              <table:table-cell office:value-type="float" office:value="0.837">
                <text:p>0.837</text:p>
              </table:table-cell>
              <table:table-cell office:value-type="float" office:value="0.8775">
                <text:p>0.8775</text:p>
              </table:table-cell>
              <table:table-cell office:value-type="float" office:value="0.918">
                <text:p>0.918</text:p>
              </table:table-cell>
              <table:table-cell office:value-type="float" office:value="0.9585">
                <text:p>0.9585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'EcCo 0.9'.D5:'EcCo 0.9'.D5</svg:desc>
                </draw:g>
              </table:table-cell>
              <table:table-cell office:value-type="float" office:value="0.252">
                <text:p>0.252</text:p>
                <draw:g>
                  <svg:desc>'EcCo 0.9'.E5:'EcCo 0.9'.AI5</svg:desc>
                </draw:g>
              </table:table-cell>
              <table:table-cell office:value-type="float" office:value="0.2898">
                <text:p>0.2898</text:p>
              </table:table-cell>
              <table:table-cell office:value-type="float" office:value="0.3276">
                <text:p>0.3276</text:p>
              </table:table-cell>
              <table:table-cell office:value-type="float" office:value="0.3654">
                <text:p>0.3654</text:p>
              </table:table-cell>
              <table:table-cell office:value-type="float" office:value="0.4032">
                <text:p>0.4032</text:p>
              </table:table-cell>
              <table:table-cell office:value-type="float" office:value="0.441">
                <text:p>0.441</text:p>
              </table:table-cell>
              <table:table-cell office:value-type="float" office:value="0.4788">
                <text:p>0.4788</text:p>
              </table:table-cell>
              <table:table-cell office:value-type="float" office:value="0.5166">
                <text:p>0.5166</text:p>
              </table:table-cell>
              <table:table-cell office:value-type="float" office:value="0.5544">
                <text:p>0.5544</text:p>
              </table:table-cell>
              <table:table-cell office:value-type="float" office:value="0.5922">
                <text:p>0.5922</text:p>
              </table:table-cell>
              <table:table-cell office:value-type="float" office:value="0.63">
                <text:p>0.63</text:p>
              </table:table-cell>
              <table:table-cell office:value-type="float" office:value="0.6678">
                <text:p>0.6678</text:p>
              </table:table-cell>
              <table:table-cell office:value-type="float" office:value="0.7056">
                <text:p>0.7056</text:p>
              </table:table-cell>
              <table:table-cell office:value-type="float" office:value="0.7434">
                <text:p>0.7434</text:p>
              </table:table-cell>
              <table:table-cell office:value-type="float" office:value="0.7812">
                <text:p>0.7812</text:p>
              </table:table-cell>
              <table:table-cell office:value-type="float" office:value="0.819">
                <text:p>0.819</text:p>
              </table:table-cell>
              <table:table-cell office:value-type="float" office:value="0.8568">
                <text:p>0.8568</text:p>
              </table:table-cell>
              <table:table-cell office:value-type="float" office:value="0.8946">
                <text:p>0.8946</text:p>
              </table:table-cell>
              <table:table-cell office:value-type="float" office:value="0.9324">
                <text:p>0.9324</text:p>
              </table:table-cell>
              <table:table-cell office:value-type="float" office:value="0.9702">
                <text:p>0.97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  <draw:g>
                  <svg:desc>'EcCo 0.9'.D6:'EcCo 0.9'.D6</svg:desc>
                </draw:g>
              </table:table-cell>
              <table:table-cell office:value-type="float" office:value="0.231">
                <text:p>0.231</text:p>
                <draw:g>
                  <svg:desc>'EcCo 0.9'.E6:'EcCo 0.9'.AI6</svg:desc>
                </draw:g>
              </table:table-cell>
              <table:table-cell office:value-type="float" office:value="0.26565">
                <text:p>0.26565</text:p>
              </table:table-cell>
              <table:table-cell office:value-type="float" office:value="0.3003">
                <text:p>0.3003</text:p>
              </table:table-cell>
              <table:table-cell office:value-type="float" office:value="0.33495">
                <text:p>0.33495</text:p>
              </table:table-cell>
              <table:table-cell office:value-type="float" office:value="0.3696">
                <text:p>0.3696</text:p>
              </table:table-cell>
              <table:table-cell office:value-type="float" office:value="0.40425">
                <text:p>0.40425</text:p>
              </table:table-cell>
              <table:table-cell office:value-type="float" office:value="0.4389">
                <text:p>0.4389</text:p>
              </table:table-cell>
              <table:table-cell office:value-type="float" office:value="0.47355">
                <text:p>0.47355</text:p>
              </table:table-cell>
              <table:table-cell office:value-type="float" office:value="0.5082">
                <text:p>0.5082</text:p>
              </table:table-cell>
              <table:table-cell office:value-type="float" office:value="0.54285">
                <text:p>0.54285</text:p>
              </table:table-cell>
              <table:table-cell office:value-type="float" office:value="0.5775">
                <text:p>0.5775</text:p>
              </table:table-cell>
              <table:table-cell office:value-type="float" office:value="0.61215">
                <text:p>0.61215</text:p>
              </table:table-cell>
              <table:table-cell office:value-type="float" office:value="0.6468">
                <text:p>0.6468</text:p>
              </table:table-cell>
              <table:table-cell office:value-type="float" office:value="0.68145">
                <text:p>0.68145</text:p>
              </table:table-cell>
              <table:table-cell office:value-type="float" office:value="0.7161">
                <text:p>0.7161</text:p>
              </table:table-cell>
              <table:table-cell office:value-type="float" office:value="0.75075">
                <text:p>0.75075</text:p>
              </table:table-cell>
              <table:table-cell office:value-type="float" office:value="0.7854">
                <text:p>0.7854</text:p>
              </table:table-cell>
              <table:table-cell office:value-type="float" office:value="0.82005">
                <text:p>0.82005</text:p>
              </table:table-cell>
              <table:table-cell office:value-type="float" office:value="0.8547">
                <text:p>0.8547</text:p>
              </table:table-cell>
              <table:table-cell office:value-type="float" office:value="0.88935">
                <text:p>0.88935</text:p>
              </table:table-cell>
              <table:table-cell office:value-type="float" office:value="0.924">
                <text:p>0.924</text:p>
              </table:table-cell>
              <table:table-cell office:value-type="float" office:value="0.95865">
                <text:p>0.95865</text:p>
              </table:table-cell>
              <table:table-cell office:value-type="float" office:value="0.9933">
                <text:p>0.99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  <draw:g>
                  <svg:desc>'EcCo 0.9'.D7:'EcCo 0.9'.D7</svg:desc>
                </draw:g>
              </table:table-cell>
              <table:table-cell office:value-type="float" office:value="0.21">
                <text:p>0.21</text:p>
                <draw:g>
                  <svg:desc>'EcCo 0.9'.E7:'EcCo 0.9'.AI7</svg:desc>
                </draw:g>
              </table:table-cell>
              <table:table-cell office:value-type="float" office:value="0.2415">
                <text:p>0.2415</text:p>
              </table:table-cell>
              <table:table-cell office:value-type="float" office:value="0.273">
                <text:p>0.273</text:p>
              </table:table-cell>
              <table:table-cell office:value-type="float" office:value="0.3045">
                <text:p>0.3045</text:p>
              </table:table-cell>
              <table:table-cell office:value-type="float" office:value="0.336">
                <text:p>0.336</text:p>
              </table:table-cell>
              <table:table-cell office:value-type="float" office:value="0.3675">
                <text:p>0.3675</text:p>
              </table:table-cell>
              <table:table-cell office:value-type="float" office:value="0.399">
                <text:p>0.399</text:p>
              </table:table-cell>
              <table:table-cell office:value-type="float" office:value="0.4305">
                <text:p>0.4305</text:p>
              </table:table-cell>
              <table:table-cell office:value-type="float" office:value="0.462">
                <text:p>0.462</text:p>
              </table:table-cell>
              <table:table-cell office:value-type="float" office:value="0.4935">
                <text:p>0.4935</text:p>
              </table:table-cell>
              <table:table-cell office:value-type="float" office:value="0.525">
                <text:p>0.525</text:p>
              </table:table-cell>
              <table:table-cell office:value-type="float" office:value="0.5565">
                <text:p>0.5565</text:p>
              </table:table-cell>
              <table:table-cell office:value-type="float" office:value="0.588">
                <text:p>0.588</text:p>
              </table:table-cell>
              <table:table-cell office:value-type="float" office:value="0.6195">
                <text:p>0.6195</text:p>
              </table:table-cell>
              <table:table-cell office:value-type="float" office:value="0.651">
                <text:p>0.651</text:p>
              </table:table-cell>
              <table:table-cell office:value-type="float" office:value="0.6825">
                <text:p>0.6825</text:p>
              </table:table-cell>
              <table:table-cell office:value-type="float" office:value="0.714">
                <text:p>0.714</text:p>
              </table:table-cell>
              <table:table-cell office:value-type="float" office:value="0.7455">
                <text:p>0.7455</text:p>
              </table:table-cell>
              <table:table-cell office:value-type="float" office:value="0.777">
                <text:p>0.777</text:p>
              </table:table-cell>
              <table:table-cell office:value-type="float" office:value="0.8085">
                <text:p>0.8085</text:p>
              </table:table-cell>
              <table:table-cell office:value-type="float" office:value="0.84">
                <text:p>0.84</text:p>
              </table:table-cell>
              <table:table-cell office:value-type="float" office:value="0.8715">
                <text:p>0.8715</text:p>
              </table:table-cell>
              <table:table-cell office:value-type="float" office:value="0.903">
                <text:p>0.903</text:p>
              </table:table-cell>
              <table:table-cell office:value-type="float" office:value="0.9345">
                <text:p>0.9345</text:p>
              </table:table-cell>
              <table:table-cell office:value-type="float" office:value="0.966">
                <text:p>0.966</text:p>
              </table:table-cell>
              <table:table-cell office:value-type="float" office:value="0.9975">
                <text:p>0.9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'.D27:'EcCo 0.9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'.E27:'EcCo 0.9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28:'EcCo 0.9'.AI28" chart:label-cell-address="'EcCo 0.9'.D28:'EcCo 0.9'.D28" chart:class="chart:line">
            <chart:data-point chart:repeated="31"/>
          </chart:series>
          <chart:series chart:style-name="ch8" chart:values-cell-range-address="'EcCo 0.9'.E29:'EcCo 0.9'.AI29" chart:label-cell-address="'EcCo 0.9'.D29:'EcCo 0.9'.D29" chart:class="chart:line">
            <chart:data-point chart:repeated="31"/>
          </chart:series>
          <chart:series chart:style-name="ch9" chart:values-cell-range-address="'EcCo 0.9'.E30:'EcCo 0.9'.AI30" chart:label-cell-address="'EcCo 0.9'.D30:'EcCo 0.9'.D30" chart:class="chart:line">
            <chart:data-point chart:repeated="31"/>
          </chart:series>
          <chart:series chart:style-name="ch10" chart:values-cell-range-address="'EcCo 0.9'.E31:'EcCo 0.9'.AI31" chart:label-cell-address="'EcCo 0.9'.D31:'EcCo 0.9'.D31" chart:class="chart:line">
            <chart:data-point chart:repeated="31"/>
          </chart:series>
          <chart:series chart:style-name="ch11" chart:values-cell-range-address="'EcCo 0.9'.E32:'EcCo 0.9'.AI32" chart:label-cell-address="'EcCo 0.9'.D32:'EcCo 0.9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7:'EcCo 0.9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28:'EcCo 0.9'.D28</svg:desc>
                </draw:g>
              </table:table-cell>
              <table:table-cell office:value-type="float" office:value="2.5">
                <text:p>2.5</text:p>
                <draw:g>
                  <svg:desc>'EcCo 0.9'.E28:'EcCo 0.9'.AI28</svg:desc>
                </draw:g>
              </table:table-cell>
              <table:table-cell office:value-type="float" office:value="2.3222468694338">
                <text:p>2.3222468694338</text:p>
              </table:table-cell>
              <table:table-cell office:value-type="float" office:value="2.15024391948926">
                <text:p>2.15024391948926</text:p>
              </table:table-cell>
              <table:table-cell office:value-type="float" office:value="1.9886978984582">
                <text:p>1.9886978984582</text:p>
              </table:table-cell>
              <table:table-cell office:value-type="float" office:value="1.84066097351018">
                <text:p>1.84066097351018</text:p>
              </table:table-cell>
              <table:table-cell office:value-type="float" office:value="1.70748407168712">
                <text:p>1.70748407168712</text:p>
              </table:table-cell>
              <table:table-cell office:value-type="float" office:value="1.58916384597942">
                <text:p>1.58916384597942</text:p>
              </table:table-cell>
              <table:table-cell office:value-type="float" office:value="1.48482021278881">
                <text:p>1.48482021278881</text:p>
              </table:table-cell>
              <table:table-cell office:value-type="float" office:value="1.39312019539985">
                <text:p>1.39312019539985</text:p>
              </table:table-cell>
              <table:table-cell office:value-type="float" office:value="1.31257819161973">
                <text:p>1.31257819161973</text:p>
              </table:table-cell>
              <table:table-cell office:value-type="float" office:value="1.24173653673913">
                <text:p>1.24173653673913</text:p>
              </table:table-cell>
              <table:table-cell office:value-type="float" office:value="1.1792577118335">
                <text:p>1.1792577118335</text:p>
              </table:table-cell>
              <table:table-cell office:value-type="float" office:value="1.12396068824412">
                <text:p>1.12396068824412</text:p>
              </table:table-cell>
              <table:table-cell office:value-type="float" office:value="1.07482585471671">
                <text:p>1.07482585471671</text:p>
              </table:table-cell>
              <table:table-cell office:value-type="float" office:value="1.03098429694088">
                <text:p>1.03098429694088</text:p>
              </table:table-cell>
              <table:table-cell office:value-type="float" office:value="0.991700638337313">
                <text:p>0.991700638337313</text:p>
              </table:table-cell>
              <table:table-cell office:value-type="float" office:value="0.956354391386228">
                <text:p>0.956354391386228</text:p>
              </table:table-cell>
              <table:table-cell office:value-type="float" office:value="0.924422240151021">
                <text:p>0.924422240151021</text:p>
              </table:table-cell>
              <table:table-cell office:value-type="float" office:value="0.89546226865466">
                <text:p>0.89546226865466</text:p>
              </table:table-cell>
              <table:table-cell office:value-type="float" office:value="0.869100414604055">
                <text:p>0.869100414604055</text:p>
              </table:table-cell>
              <table:table-cell office:value-type="float" office:value="0.845019072157068">
                <text:p>0.845019072157068</text:p>
              </table:table-cell>
              <table:table-cell office:value-type="float" office:value="0.822947616593105">
                <text:p>0.822947616593105</text:p>
              </table:table-cell>
              <table:table-cell office:value-type="float" office:value="0.802654578417966">
                <text:p>0.80265457841796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</text:p>
                <draw:g>
                  <svg:desc>'EcCo 0.9'.D29:'EcCo 0.9'.D29</svg:desc>
                </draw:g>
              </table:table-cell>
              <table:table-cell office:value-type="float" office:value="3.125">
                <text:p>3.125</text:p>
                <draw:g>
                  <svg:desc>'EcCo 0.9'.E29:'EcCo 0.9'.AI29</svg:desc>
                </draw:g>
              </table:table-cell>
              <table:table-cell office:value-type="float" office:value="2.90280858679225">
                <text:p>2.90280858679225</text:p>
              </table:table-cell>
              <table:table-cell office:value-type="float" office:value="2.68780489936157">
                <text:p>2.68780489936157</text:p>
              </table:table-cell>
              <table:table-cell office:value-type="float" office:value="2.48587237307275">
                <text:p>2.48587237307275</text:p>
              </table:table-cell>
              <table:table-cell office:value-type="float" office:value="2.30082621688773">
                <text:p>2.30082621688773</text:p>
              </table:table-cell>
              <table:table-cell office:value-type="float" office:value="2.1343550896089">
                <text:p>2.1343550896089</text:p>
              </table:table-cell>
              <table:table-cell office:value-type="float" office:value="1.98645480747427">
                <text:p>1.98645480747427</text:p>
              </table:table-cell>
              <table:table-cell office:value-type="float" office:value="1.85602526598601">
                <text:p>1.85602526598601</text:p>
              </table:table-cell>
              <table:table-cell office:value-type="float" office:value="1.74140024424982">
                <text:p>1.74140024424982</text:p>
              </table:table-cell>
              <table:table-cell office:value-type="float" office:value="1.64072273952466">
                <text:p>1.64072273952466</text:p>
              </table:table-cell>
              <table:table-cell office:value-type="float" office:value="1.55217067092391">
                <text:p>1.55217067092391</text:p>
              </table:table-cell>
              <table:table-cell office:value-type="float" office:value="1.47407213979188">
                <text:p>1.47407213979188</text:p>
              </table:table-cell>
              <table:table-cell office:value-type="float" office:value="1.40495086030515">
                <text:p>1.40495086030515</text:p>
              </table:table-cell>
              <table:table-cell office:value-type="float" office:value="1.34353231839589">
                <text:p>1.34353231839589</text:p>
              </table:table-cell>
              <table:table-cell office:value-type="float" office:value="1.28873037117611">
                <text:p>1.28873037117611</text:p>
              </table:table-cell>
              <table:table-cell office:value-type="float" office:value="1.23962579792164">
                <text:p>1.23962579792164</text:p>
              </table:table-cell>
              <table:table-cell office:value-type="float" office:value="1.19544298923278">
                <text:p>1.19544298923278</text:p>
              </table:table-cell>
              <table:table-cell office:value-type="float" office:value="1.15552780018878">
                <text:p>1.15552780018878</text:p>
              </table:table-cell>
              <table:table-cell office:value-type="float" office:value="1.11932783581832">
                <text:p>1.11932783581832</text:p>
              </table:table-cell>
              <table:table-cell office:value-type="float" office:value="1.08637551825507">
                <text:p>1.08637551825507</text:p>
              </table:table-cell>
              <table:table-cell office:value-type="float" office:value="1.05627384019634">
                <text:p>1.05627384019634</text:p>
              </table:table-cell>
              <table:table-cell office:value-type="float" office:value="1.02868452074138">
                <text:p>1.02868452074138</text:p>
              </table:table-cell>
              <table:table-cell office:value-type="float" office:value="1.00331822302246">
                <text:p>1.00331822302246</text:p>
              </table:table-cell>
              <table:table-cell office:value-type="float" office:value="0.979926499877692">
                <text:p>0.979926499877692</text:p>
              </table:table-cell>
              <table:table-cell office:value-type="float" office:value="0.958295167800622">
                <text:p>0.958295167800622</text:p>
              </table:table-cell>
              <table:table-cell office:value-type="float" office:value="0.938238851985017">
                <text:p>0.938238851985017</text:p>
              </table:table-cell>
              <table:table-cell office:value-type="float" office:value="0.919596487548859">
                <text:p>0.919596487548859</text:p>
              </table:table-cell>
              <table:table-cell office:value-type="float" office:value="0.902227600128376">
                <text:p>0.902227600128376</text:p>
              </table:table-cell>
              <table:table-cell office:value-type="float" office:value="0.886009221722537">
                <text:p>0.886009221722537</text:p>
              </table:table-cell>
              <table:table-cell office:value-type="float" office:value="0.870833324921619">
                <text:p>0.870833324921619</text:p>
              </table:table-cell>
              <table:table-cell office:value-type="float" office:value="0.856604680988987">
                <text:p>0.856604680988987</text:p>
              </table:table-cell>
            </table:table-row>
            <table:table-row>
              <table:table-cell office:value-type="string">
                <text:p>80</text:p>
                <draw:g>
                  <svg:desc>'EcCo 0.9'.D30:'EcCo 0.9'.D30</svg:desc>
                </draw:g>
              </table:table-cell>
              <table:table-cell office:value-type="float" office:value="3.5">
                <text:p>3.5</text:p>
                <draw:g>
                  <svg:desc>'EcCo 0.9'.E30:'EcCo 0.9'.AI30</svg:desc>
                </draw:g>
              </table:table-cell>
              <table:table-cell office:value-type="float" office:value="3.25114561720732">
                <text:p>3.25114561720732</text:p>
              </table:table-cell>
              <table:table-cell office:value-type="float" office:value="3.01034148728496">
                <text:p>3.01034148728496</text:p>
              </table:table-cell>
              <table:table-cell office:value-type="float" office:value="2.78417705784148">
                <text:p>2.78417705784148</text:p>
              </table:table-cell>
              <table:table-cell office:value-type="float" office:value="2.57692536291425">
                <text:p>2.57692536291425</text:p>
              </table:table-cell>
              <table:table-cell office:value-type="float" office:value="2.39047770036197">
                <text:p>2.39047770036197</text:p>
              </table:table-cell>
              <table:table-cell office:value-type="float" office:value="2.22482938437118">
                <text:p>2.22482938437118</text:p>
              </table:table-cell>
              <table:table-cell office:value-type="float" office:value="2.07874829790434">
                <text:p>2.07874829790434</text:p>
              </table:table-cell>
              <table:table-cell office:value-type="float" office:value="1.95036827355979">
                <text:p>1.95036827355979</text:p>
              </table:table-cell>
              <table:table-cell office:value-type="float" office:value="1.83760946826762">
                <text:p>1.83760946826762</text:p>
              </table:table-cell>
              <table:table-cell office:value-type="float" office:value="1.73843115143478">
                <text:p>1.73843115143478</text:p>
              </table:table-cell>
              <table:table-cell office:value-type="float" office:value="1.65096079656691">
                <text:p>1.65096079656691</text:p>
              </table:table-cell>
              <table:table-cell office:value-type="float" office:value="1.57354496354177">
                <text:p>1.57354496354177</text:p>
              </table:table-cell>
              <table:table-cell office:value-type="float" office:value="1.50475619660339">
                <text:p>1.50475619660339</text:p>
              </table:table-cell>
              <table:table-cell office:value-type="float" office:value="1.44337801571724">
                <text:p>1.44337801571724</text:p>
              </table:table-cell>
              <table:table-cell office:value-type="float" office:value="1.38838089367224">
                <text:p>1.38838089367224</text:p>
              </table:table-cell>
              <table:table-cell office:value-type="float" office:value="1.33889614794072">
                <text:p>1.33889614794072</text:p>
              </table:table-cell>
              <table:table-cell office:value-type="float" office:value="1.29419113621143">
                <text:p>1.29419113621143</text:p>
              </table:table-cell>
              <table:table-cell office:value-type="float" office:value="1.25364717611652">
                <text:p>1.25364717611652</text:p>
              </table:table-cell>
              <table:table-cell office:value-type="float" office:value="1.21674058044568">
                <text:p>1.21674058044568</text:p>
              </table:table-cell>
              <table:table-cell office:value-type="float" office:value="1.1830267010199">
                <text:p>1.1830267010199</text:p>
              </table:table-cell>
              <table:table-cell office:value-type="float" office:value="1.15212666323035">
                <text:p>1.15212666323035</text:p>
              </table:table-cell>
              <table:table-cell office:value-type="float" office:value="1.12371640978515">
                <text:p>1.12371640978515</text:p>
              </table:table-cell>
              <table:table-cell office:value-type="float" office:value="1.09751767986302">
                <text:p>1.09751767986302</text:p>
              </table:table-cell>
              <table:table-cell office:value-type="float" office:value="1.0732905879367">
                <text:p>1.0732905879367</text:p>
              </table:table-cell>
              <table:table-cell office:value-type="float" office:value="1.05082751422322">
                <text:p>1.05082751422322</text:p>
              </table:table-cell>
              <table:table-cell office:value-type="float" office:value="1.02994806605472">
                <text:p>1.02994806605472</text:p>
              </table:table-cell>
              <table:table-cell office:value-type="float" office:value="1.01049491214378">
                <text:p>1.01049491214378</text:p>
              </table:table-cell>
              <table:table-cell office:value-type="float" office:value="0.992330328329241">
                <text:p>0.992330328329241</text:p>
              </table:table-cell>
              <table:table-cell office:value-type="float" office:value="0.975333323912213">
                <text:p>0.975333323912213</text:p>
              </table:table-cell>
              <table:table-cell office:value-type="float" office:value="0.959397242707666">
                <text:p>0.959397242707666</text:p>
              </table:table-cell>
            </table:table-row>
            <table:table-row>
              <table:table-cell office:value-type="string">
                <text:p>115</text:p>
                <draw:g>
                  <svg:desc>'EcCo 0.9'.D31:'EcCo 0.9'.D31</svg:desc>
                </draw:g>
              </table:table-cell>
              <table:table-cell office:value-type="float" office:value="3.9375">
                <text:p>3.9375</text:p>
                <draw:g>
                  <svg:desc>'EcCo 0.9'.E31:'EcCo 0.9'.AI31</svg:desc>
                </draw:g>
              </table:table-cell>
              <table:table-cell office:value-type="float" office:value="3.65753881935824">
                <text:p>3.65753881935824</text:p>
              </table:table-cell>
              <table:table-cell office:value-type="float" office:value="3.38663417319558">
                <text:p>3.38663417319558</text:p>
              </table:table-cell>
              <table:table-cell office:value-type="float" office:value="3.13219919007167">
                <text:p>3.13219919007167</text:p>
              </table:table-cell>
              <table:table-cell office:value-type="float" office:value="2.89904103327853">
                <text:p>2.89904103327853</text:p>
              </table:table-cell>
              <table:table-cell office:value-type="float" office:value="2.68928741290722">
                <text:p>2.68928741290722</text:p>
              </table:table-cell>
              <table:table-cell office:value-type="float" office:value="2.50293305741758">
                <text:p>2.50293305741758</text:p>
              </table:table-cell>
              <table:table-cell office:value-type="float" office:value="2.33859183514238">
                <text:p>2.33859183514238</text:p>
              </table:table-cell>
              <table:table-cell office:value-type="float" office:value="2.19416430775477">
                <text:p>2.19416430775477</text:p>
              </table:table-cell>
              <table:table-cell office:value-type="float" office:value="2.06731065180107">
                <text:p>2.06731065180107</text:p>
              </table:table-cell>
              <table:table-cell office:value-type="float" office:value="1.95573504536413">
                <text:p>1.95573504536413</text:p>
              </table:table-cell>
              <table:table-cell office:value-type="float" office:value="1.85733089613777">
                <text:p>1.85733089613777</text:p>
              </table:table-cell>
              <table:table-cell office:value-type="float" office:value="1.77023808398449">
                <text:p>1.77023808398449</text:p>
              </table:table-cell>
              <table:table-cell office:value-type="float" office:value="1.69285072117882">
                <text:p>1.69285072117882</text:p>
              </table:table-cell>
              <table:table-cell office:value-type="float" office:value="1.62380026768189">
                <text:p>1.62380026768189</text:p>
              </table:table-cell>
              <table:table-cell office:value-type="float" office:value="1.56192850538127">
                <text:p>1.56192850538127</text:p>
              </table:table-cell>
              <table:table-cell office:value-type="float" office:value="1.50625816643331">
                <text:p>1.50625816643331</text:p>
              </table:table-cell>
              <table:table-cell office:value-type="float" office:value="1.45596502823786">
                <text:p>1.45596502823786</text:p>
              </table:table-cell>
              <table:table-cell office:value-type="float" office:value="1.41035307313109">
                <text:p>1.41035307313109</text:p>
              </table:table-cell>
              <table:table-cell office:value-type="float" office:value="1.36883315300139">
                <text:p>1.36883315300139</text:p>
              </table:table-cell>
              <table:table-cell office:value-type="float" office:value="1.33090503864738">
                <text:p>1.33090503864738</text:p>
              </table:table-cell>
              <table:table-cell office:value-type="float" office:value="1.29614249613414">
                <text:p>1.29614249613414</text:p>
              </table:table-cell>
              <table:table-cell office:value-type="float" office:value="1.2641809610083">
                <text:p>1.2641809610083</text:p>
              </table:table-cell>
              <table:table-cell office:value-type="float" office:value="1.23470738984589">
                <text:p>1.23470738984589</text:p>
              </table:table-cell>
              <table:table-cell office:value-type="float" office:value="1.20745191142878">
                <text:p>1.20745191142878</text:p>
              </table:table-cell>
              <table:table-cell office:value-type="float" office:value="1.18218095350112">
                <text:p>1.18218095350112</text:p>
              </table:table-cell>
              <table:table-cell office:value-type="float" office:value="1.15869157431156">
                <text:p>1.15869157431156</text:p>
              </table:table-cell>
              <table:table-cell office:value-type="float" office:value="1.13680677616175">
                <text:p>1.13680677616175</text:p>
              </table:table-cell>
              <table:table-cell office:value-type="float" office:value="1.1163716193704">
                <text:p>1.1163716193704</text:p>
              </table:table-cell>
              <table:table-cell office:value-type="float" office:value="1.09724998940124">
                <text:p>1.09724998940124</text:p>
              </table:table-cell>
              <table:table-cell office:value-type="float" office:value="1.07932189804612">
                <text:p>1.07932189804612</text:p>
              </table:table-cell>
            </table:table-row>
            <table:table-row>
              <table:table-cell office:value-type="string">
                <text:p>150</text:p>
                <draw:g>
                  <svg:desc>'EcCo 0.9'.D32:'EcCo 0.9'.D32</svg:desc>
                </draw:g>
              </table:table-cell>
              <table:table-cell office:value-type="float" office:value="4.375">
                <text:p>4.375</text:p>
                <draw:g>
                  <svg:desc>'EcCo 0.9'.E32:'EcCo 0.9'.AI32</svg:desc>
                </draw:g>
              </table:table-cell>
              <table:table-cell office:value-type="float" office:value="4.06393202150916">
                <text:p>4.06393202150916</text:p>
              </table:table-cell>
              <table:table-cell office:value-type="float" office:value="3.7629268591062">
                <text:p>3.7629268591062</text:p>
              </table:table-cell>
              <table:table-cell office:value-type="float" office:value="3.48022132230185">
                <text:p>3.48022132230185</text:p>
              </table:table-cell>
              <table:table-cell office:value-type="float" office:value="3.22115670364282">
                <text:p>3.22115670364282</text:p>
              </table:table-cell>
              <table:table-cell office:value-type="float" office:value="2.98809712545246">
                <text:p>2.98809712545246</text:p>
              </table:table-cell>
              <table:table-cell office:value-type="float" office:value="2.78103673046398">
                <text:p>2.78103673046398</text:p>
              </table:table-cell>
              <table:table-cell office:value-type="float" office:value="2.59843537238042">
                <text:p>2.59843537238042</text:p>
              </table:table-cell>
              <table:table-cell office:value-type="float" office:value="2.43796034194974">
                <text:p>2.43796034194974</text:p>
              </table:table-cell>
              <table:table-cell office:value-type="float" office:value="2.29701183533452">
                <text:p>2.29701183533452</text:p>
              </table:table-cell>
              <table:table-cell office:value-type="float" office:value="2.17303893929348">
                <text:p>2.17303893929348</text:p>
              </table:table-cell>
              <table:table-cell office:value-type="float" office:value="2.06370099570863">
                <text:p>2.06370099570863</text:p>
              </table:table-cell>
              <table:table-cell office:value-type="float" office:value="1.96693120442721">
                <text:p>1.96693120442721</text:p>
              </table:table-cell>
              <table:table-cell office:value-type="float" office:value="1.88094524575424">
                <text:p>1.88094524575424</text:p>
              </table:table-cell>
              <table:table-cell office:value-type="float" office:value="1.80422251964655">
                <text:p>1.80422251964655</text:p>
              </table:table-cell>
              <table:table-cell office:value-type="float" office:value="1.7354761170903">
                <text:p>1.7354761170903</text:p>
              </table:table-cell>
              <table:table-cell office:value-type="float" office:value="1.6736201849259">
                <text:p>1.6736201849259</text:p>
              </table:table-cell>
              <table:table-cell office:value-type="float" office:value="1.61773892026429">
                <text:p>1.61773892026429</text:p>
              </table:table-cell>
              <table:table-cell office:value-type="float" office:value="1.56705897014565">
                <text:p>1.56705897014565</text:p>
              </table:table-cell>
              <table:table-cell office:value-type="float" office:value="1.5209257255571">
                <text:p>1.5209257255571</text:p>
              </table:table-cell>
              <table:table-cell office:value-type="float" office:value="1.47878337627487">
                <text:p>1.47878337627487</text:p>
              </table:table-cell>
              <table:table-cell office:value-type="float" office:value="1.44015832903793">
                <text:p>1.44015832903793</text:p>
              </table:table-cell>
              <table:table-cell office:value-type="float" office:value="1.40464551223144">
                <text:p>1.40464551223144</text:p>
              </table:table-cell>
              <table:table-cell office:value-type="float" office:value="1.37189709982877">
                <text:p>1.37189709982877</text:p>
              </table:table-cell>
              <table:table-cell office:value-type="float" office:value="1.34161323492087">
                <text:p>1.34161323492087</text:p>
              </table:table-cell>
              <table:table-cell office:value-type="float" office:value="1.31353439277902">
                <text:p>1.31353439277902</text:p>
              </table:table-cell>
              <table:table-cell office:value-type="float" office:value="1.2874350825684">
                <text:p>1.2874350825684</text:p>
              </table:table-cell>
              <table:table-cell office:value-type="float" office:value="1.26311864017973">
                <text:p>1.26311864017973</text:p>
              </table:table-cell>
              <table:table-cell office:value-type="float" office:value="1.24041291041155">
                <text:p>1.24041291041155</text:p>
              </table:table-cell>
              <table:table-cell office:value-type="float" office:value="1.21916665489027">
                <text:p>1.21916665489027</text:p>
              </table:table-cell>
              <table:table-cell office:value-type="float" office:value="1.19924655338458">
                <text:p>1.199246553384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